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51494d"/>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58b5b3"/>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5cc526"/>
    </style:style>
    <style:style style:name="P5" style:family="paragraph" style:parent-style-name="Text_20_body">
      <style:paragraph-properties fo:margin-left="0in" fo:margin-right="0in" fo:text-align="justify" style:justify-single-word="false" fo:text-indent="0.1965in" style:auto-text-indent="false"/>
      <style:text-properties officeooo:paragraph-rsid="005e048c"/>
    </style:style>
    <style:style style:name="P6" style:family="paragraph" style:parent-style-name="Text_20_body">
      <style:paragraph-properties fo:margin-left="0in" fo:margin-right="0in" fo:text-align="center" style:justify-single-word="false" fo:text-indent="0.1965in" style:auto-text-indent="fals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5"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26c59"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4e7329"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cc528"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345fbb"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35a563"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00" style:family="paragraph" style:parent-style-name="Text_20_body">
      <style:paragraph-properties fo:margin-left="0in" fo:margin-right="0in" fo:text-align="end" style:justify-single-word="false" fo:text-indent="0.1965in" style:auto-text-indent="false"/>
    </style:style>
    <style:style style:name="P10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4"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text-properties fo:language="ru" fo:country="RU"/>
    </style:style>
    <style:style style:name="P14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1" style:family="paragraph" style:parent-style-name="Text_20_body">
      <style:paragraph-properties fo:text-align="center" style:justify-single-word="false"/>
    </style:style>
    <style:style style:name="P142" style:family="paragraph" style:parent-style-name="First_20_line_20_indent">
      <style:text-properties fo:language="ru" fo:country="RU"/>
    </style:style>
    <style:style style:name="P143" style:family="paragraph" style:parent-style-name="First_20_line_20_indent">
      <style:paragraph-properties fo:text-align="justify" style:justify-single-word="false"/>
      <style:text-properties fo:language="ru" fo:country="RU"/>
    </style:style>
    <style:style style:name="P144" style:family="paragraph" style:parent-style-name="First_20_line_20_indent">
      <style:text-properties fo:font-size="15pt" fo:language="ru" fo:country="RU" style:font-size-asian="15pt" style:font-size-complex="15pt"/>
    </style:style>
    <style:style style:name="P145" style:family="paragraph" style:parent-style-name="First_20_line_20_indent">
      <style:text-properties fo:font-size="12pt" fo:language="ru" fo:country="RU" style:font-size-asian="12pt" style:font-size-complex="12pt"/>
    </style:style>
    <style:style style:name="P146" style:family="paragraph" style:parent-style-name="First_20_line_20_indent">
      <style:text-properties fo:language="en" fo:country="US"/>
    </style:style>
    <style:style style:name="P147" style:family="paragraph" style:parent-style-name="First_20_line_20_indent">
      <style:paragraph-properties fo:text-align="justify" style:justify-single-word="false"/>
      <style:text-properties fo:language="en" fo:country="US"/>
    </style:style>
    <style:style style:name="P148" style:family="paragraph" style:parent-style-name="First_20_line_20_indent">
      <style:paragraph-properties fo:text-align="justify" style:justify-single-word="false"/>
    </style:style>
    <style:style style:name="P149" style:family="paragraph" style:parent-style-name="Text_20_body">
      <style:paragraph-properties fo:margin-left="0in" fo:margin-right="0in" fo:text-align="center" style:justify-single-word="false" fo:text-indent="0in" style:auto-text-indent="false"/>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in" style:auto-text-indent="false"/>
    </style:style>
    <style:style style:name="P153" style:family="paragraph" style:parent-style-name="Footnote">
      <style:text-properties fo:language="en" fo:country="US"/>
    </style:style>
    <style:style style:name="P154" style:family="paragraph" style:parent-style-name="Footnote">
      <style:text-properties fo:language="ru" fo:country="RU"/>
    </style:style>
    <style:style style:name="P155" style:family="paragraph" style:parent-style-name="Footnote">
      <style:text-properties style:use-window-font-color="true" fo:language="ru" fo:country="RU"/>
    </style:style>
    <style:style style:name="P156" style:family="paragraph" style:parent-style-name="Footnote">
      <style:text-properties fo:font-style="normal" style:font-style-asian="normal" style:font-style-complex="normal"/>
    </style:style>
    <style:style style:name="P157" style:family="paragraph" style:parent-style-name="Text_20_body">
      <style:paragraph-properties fo:margin-top="0in" fo:margin-bottom="0.0835in" loext:contextual-spacing="false" fo:text-align="justify" style:justify-single-word="false"/>
      <style:text-properties fo:language="en" fo:country="US"/>
    </style:style>
    <style:style style:name="P15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9" style:family="paragraph" style:parent-style-name="Standard">
      <style:text-properties fo:font-style="italic" style:font-style-asian="italic" style:font-style-complex="italic"/>
    </style:style>
    <style:style style:name="P16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51494d"/>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63d04d" style:font-style-asian="normal" style:font-weight-asian="normal" style:font-style-complex="normal" style:font-weight-complex="normal"/>
    </style:style>
    <style:style style:name="P1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26c59"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officeooo:rsid="00519380" officeooo:paragraph-rsid="0051494d"/>
    </style:style>
    <style:style style:name="P16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9" style:family="paragraph" style:parent-style-name="Text_20_body">
      <style:paragraph-properties fo:margin-left="0in" fo:margin-right="0in" fo:text-align="justify" style:justify-single-word="false" fo:text-indent="0.1965in" style:auto-text-indent="false"/>
      <style:text-properties fo:language="ru" fo:country="RU" officeooo:paragraph-rsid="005e048c"/>
    </style:style>
    <style:style style:name="P170" style:family="paragraph" style:parent-style-name="Text_20_body">
      <style:paragraph-properties fo:margin-left="0in" fo:margin-right="0in" fo:text-align="justify" style:justify-single-word="false" fo:text-indent="0.1965in" style:auto-text-indent="false"/>
      <style:text-properties fo:language="ru" fo:country="RU" officeooo:rsid="0058b5b3" officeooo:paragraph-rsid="0058b5b3"/>
    </style:style>
    <style:style style:name="P17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2" style:family="paragraph" style:parent-style-name="Text_20_body">
      <style:paragraph-properties fo:margin-left="0in" fo:margin-right="0in" fo:text-align="justify" style:justify-single-word="false" fo:text-indent="0.1965in" style:auto-text-indent="false"/>
      <style:text-properties fo:language="en" fo:country="US" officeooo:paragraph-rsid="005cc526"/>
    </style:style>
    <style:style style:name="P173" style:family="paragraph" style:parent-style-name="Heading_20_1">
      <style:paragraph-properties fo:margin-left="0in" fo:margin-right="0in" fo:text-align="center" style:justify-single-word="false" fo:text-indent="0.1965in" style:auto-text-indent="false"/>
    </style:style>
    <style:style style:name="P174" style:family="paragraph" style:parent-style-name="Heading_20_2">
      <style:text-properties fo:language="en" fo:country="US"/>
    </style:style>
    <style:style style:name="P175" style:family="paragraph" style:parent-style-name="Heading_20_2">
      <style:paragraph-properties fo:text-align="justify" style:justify-single-word="false"/>
    </style:style>
    <style:style style:name="P17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4ad382"/>
    </style:style>
    <style:style style:name="T12" style:family="text">
      <style:text-properties fo:language="ru" fo:country="RU" officeooo:rsid="0051494d"/>
    </style:style>
    <style:style style:name="T13" style:family="text">
      <style:text-properties fo:language="ru" fo:country="RU" officeooo:rsid="0052993e"/>
    </style:style>
    <style:style style:name="T14" style:family="text">
      <style:text-properties fo:language="ru" fo:country="RU" officeooo:rsid="00571ee3"/>
    </style:style>
    <style:style style:name="T15" style:family="text">
      <style:text-properties fo:language="ru" fo:country="RU" officeooo:rsid="0058b5b3"/>
    </style:style>
    <style:style style:name="T16" style:family="text">
      <style:text-properties fo:language="ru" fo:country="RU" officeooo:rsid="005e048c"/>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fo:font-weight="bold" style:font-style-asian="italic" style:font-weight-asian="bold" style:font-style-complex="italic" style:font-weight-complex="bold"/>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fo:background-color="transparent" loext:char-shading-value="0" style:font-weight-asian="normal" style:font-weight-complex="normal"/>
    </style:style>
    <style:style style:name="T24" style:family="text">
      <style:text-properties fo:language="en" fo:country="US" fo:background-color="transparent" loext:char-shading-value="0"/>
    </style:style>
    <style:style style:name="T25" style:family="text">
      <style:text-properties fo:color="#ff3333" fo:background-color="transparent" loext:char-shading-value="0"/>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font-weight="bold" style:font-weight-asian="bold" style:font-weight-complex="bold"/>
    </style:style>
    <style:style style:name="T31" style:family="text">
      <style:text-properties fo:font-weight="bold" officeooo:rsid="00234e0d" style:font-weight-asian="bold" style:font-weight-complex="bold"/>
    </style:style>
    <style:style style:name="T32" style:family="text">
      <style:text-properties fo:font-weight="bold" officeooo:rsid="0025f297" style:font-weight-asian="bold" style:font-weight-complex="bold"/>
    </style:style>
    <style:style style:name="T33" style:family="text">
      <style:text-properties fo:font-weight="bold" officeooo:rsid="00277dc4" style:font-weight-asian="bold" style:font-weight-complex="bold"/>
    </style:style>
    <style:style style:name="T34" style:family="text">
      <style:text-properties fo:font-weight="bold" officeooo:rsid="00507502" style:font-weight-asian="bold" style:font-weight-complex="bold"/>
    </style:style>
    <style:style style:name="T35" style:family="text">
      <style:text-properties fo:font-weight="bold" officeooo:rsid="00616a5b" style:font-weight-asian="bold" style:font-weight-complex="bold"/>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4e7329" fo:background-color="transparent" loext:char-shading-value="0" style:font-weight-asian="bold" style:font-weight-complex="bold"/>
    </style:style>
    <style:style style:name="T38" style:family="text">
      <style:text-properties fo:font-weight="bold" officeooo:rsid="004f7b9f" fo:background-color="transparent" loext:char-shading-value="0" style:font-weight-asian="bold" style:font-weight-complex="bold"/>
    </style:style>
    <style:style style:name="T39" style:family="text">
      <style:text-properties fo:font-weight="bold" officeooo:rsid="00507502" fo:background-color="transparent" loext:char-shading-value="0" style:font-weight-asian="bold" style:font-weight-complex="bold"/>
    </style:style>
    <style:style style:name="T40" style:family="text">
      <style:text-properties fo:font-weight="bold" officeooo:rsid="00616a5b" fo:background-color="transparent" loext:char-shading-value="0"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ru" fo:country="RU" fo:font-style="normal" fo:background-color="transparent" loext:char-shading-value="0" style:font-style-asian="normal" style:font-style-complex="normal"/>
    </style:style>
    <style:style style:name="T47" style:family="text">
      <style:text-properties style:use-window-font-color="true" fo:language="ru" fo:country="RU" fo:font-style="italic" style:font-style-asian="italic" style:font-style-complex="italic"/>
    </style:style>
    <style:style style:name="T48" style:family="text">
      <style:text-properties style:use-window-font-color="true" fo:language="ru" fo:country="RU" fo:font-style="italic" fo:font-weight="normal" style:font-style-asian="italic" style:font-weight-asian="normal" style:font-style-complex="italic" style:font-weight-complex="normal"/>
    </style:style>
    <style:style style:name="T49" style:family="text">
      <style:text-properties style:use-window-font-color="true" fo:language="ru" fo:country="RU" fo:font-weight="normal" style:font-weight-asian="normal" style:font-weight-complex="normal"/>
    </style:style>
    <style:style style:name="T50" style:family="text">
      <style:text-properties style:use-window-font-color="true" fo:language="ru" fo:country="RU" fo:background-color="transparent" loext:char-shading-value="0"/>
    </style:style>
    <style:style style:name="T51" style:family="text">
      <style:text-properties style:use-window-font-color="true" fo:language="ru" fo:country="RU" officeooo:rsid="0051494d"/>
    </style:style>
    <style:style style:name="T52" style:family="text">
      <style:text-properties style:use-window-font-color="true" fo:language="ru" fo:country="RU" officeooo:rsid="00561672"/>
    </style:style>
    <style:style style:name="T53" style:family="text">
      <style:text-properties style:use-window-font-color="true" fo:language="en" fo:country="US"/>
    </style:style>
    <style:style style:name="T54" style:family="text">
      <style:text-properties style:use-window-font-color="true" fo:language="en" fo:country="US" fo:font-style="normal" style:font-style-asian="normal" style:font-style-complex="normal"/>
    </style:style>
    <style:style style:name="T55" style:family="text">
      <style:text-properties style:use-window-font-color="true" fo:language="en" fo:country="US" fo:font-style="normal" fo:font-weight="normal" style:font-style-asian="normal" style:font-weight-asian="normal" style:font-style-complex="normal" style:font-weight-complex="normal"/>
    </style:style>
    <style:style style:name="T5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fo:language="en" fo:country="US" fo:font-weight="normal" style:font-weight-asian="normal" style:font-weight-complex="normal"/>
    </style:style>
    <style:style style:name="T58" style:family="text">
      <style:text-properties style:use-window-font-color="true" fo:font-style="normal" style:font-style-asian="normal" style:font-style-complex="normal"/>
    </style:style>
    <style:style style:name="T59" style:family="text">
      <style:text-properties style:use-window-font-color="true" fo:font-style="normal" fo:font-weight="normal" style:font-style-asian="normal" style:font-weight-asian="normal" style:font-style-complex="normal" style:font-weight-complex="normal"/>
    </style:style>
    <style:style style:name="T60" style:family="text">
      <style:text-properties style:use-window-font-color="true" fo:font-style="normal" style:text-underline-style="none" style:font-style-asian="normal" style:font-style-complex="normal"/>
    </style:style>
    <style:style style:name="T61" style:family="text">
      <style:text-properties style:use-window-font-color="true" fo:font-style="italic" fo:font-weight="normal" style:font-style-asian="italic" style:font-weight-asian="normal" style:font-style-complex="italic" style:font-weight-complex="normal"/>
    </style:style>
    <style:style style:name="T62" style:family="text">
      <style:text-properties style:use-window-font-color="true" fo:font-style="italic" style:font-style-asian="italic" style:font-style-complex="italic"/>
    </style:style>
    <style:style style:name="T63" style:family="text">
      <style:text-properties style:use-window-font-color="true" fo:background-color="transparent" loext:char-shading-value="0"/>
    </style:style>
    <style:style style:name="T64" style:family="text">
      <style:text-properties style:use-window-font-color="true" fo:language="uk" fo:country="UA" fo:font-style="normal" fo:font-weight="normal" style:font-style-asian="normal" style:font-weight-asian="normal" style:font-style-complex="normal" style:font-weight-complex="normal"/>
    </style:style>
    <style:style style:name="T65" style:family="text">
      <style:text-properties style:use-window-font-color="true" fo:font-weight="normal" style:font-weight-asian="normal" style:font-weight-complex="normal"/>
    </style:style>
    <style:style style:name="T66" style:family="text">
      <style:text-properties style:use-window-font-color="true" fo:font-size="12pt" fo:language="en" fo:country="US" fo:font-style="normal" style:font-size-asian="12pt" style:font-style-asian="normal" style:font-size-complex="12pt" style:font-style-complex="normal"/>
    </style:style>
    <style:style style:name="T67" style:family="text">
      <style:text-properties style:use-window-font-color="true" fo:font-size="12pt" fo:language="en" fo:country="US" style:font-size-asian="12pt" style:font-size-complex="12pt"/>
    </style:style>
    <style:style style:name="T68" style:family="text">
      <style:text-properties style:use-window-font-color="true" officeooo:rsid="0051494d"/>
    </style:style>
    <style:style style:name="T69" style:family="text">
      <style:text-properties style:use-window-font-color="true" officeooo:rsid="00519380"/>
    </style:style>
    <style:style style:name="T70" style:family="text">
      <style:text-properties fo:background-color="transparent" loext:char-shading-value="0"/>
    </style:style>
    <style:style style:name="T71" style:family="text">
      <style:text-properties style:text-position="super 58%"/>
    </style:style>
    <style:style style:name="T72" style:family="text">
      <style:text-properties fo:language="fr" fo:country="FR"/>
    </style:style>
    <style:style style:name="T73" style:family="text">
      <style:text-properties fo:font-style="normal"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fo:background-color="transparent" loext:char-shading-value="0" style:font-style-asian="normal" style:font-weight-asian="normal" style:font-style-complex="normal" style:font-weight-complex="normal"/>
    </style:style>
    <style:style style:name="T76" style:family="text">
      <style:text-properties fo:font-style="normal" style:text-underline-style="none" style:font-style-asian="normal" style:font-style-complex="normal"/>
    </style:style>
    <style:style style:name="T77" style:family="text">
      <style:text-properties fo:font-weight="normal"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style:text-line-through-style="solid" style:text-line-through-type="single" fo:font-weight="bold" style:font-weight-asian="bold" style:font-weight-complex="bold"/>
    </style:style>
    <style:style style:name="T80" style:family="text">
      <style:text-properties fo:language="uk" fo:country="UA"/>
    </style:style>
    <style:style style:name="T81" style:family="text">
      <style:text-properties fo:language="uk" fo:country="UA" fo:font-style="italic" style:font-style-asian="italic" style:font-style-complex="italic"/>
    </style:style>
    <style:style style:name="T82" style:family="text">
      <style:text-properties fo:language="uk" fo:country="UA" fo:font-weight="bold" style:font-weight-asian="bold" style:font-weight-complex="bold"/>
    </style:style>
    <style:style style:name="T83" style:family="text">
      <style:text-properties style:text-underline-style="none"/>
    </style:style>
    <style:style style:name="T84" style:family="text">
      <style:text-properties style:text-rotation-angle="90" style:text-rotation-scale="line-height"/>
    </style:style>
    <style:style style:name="T85" style:family="text">
      <style:text-properties style:text-rotation-angle="270" style:text-rotation-scale="line-height"/>
    </style:style>
    <style:style style:name="T86" style:family="text">
      <style:text-properties style:text-position="sub 58%" style:font-size-asian="10.5pt"/>
    </style:style>
    <style:style style:name="T87" style:family="text">
      <style:text-properties style:font-name="Symbol" style:font-name-asian="Symbol" style:font-name-complex="Symbol"/>
    </style:style>
    <style:style style:name="T88" style:family="text">
      <style:text-properties style:font-name="Liberation Serif1" style:font-name-asian="Symbol" style:font-name-complex="Symbol"/>
    </style:style>
    <style:style style:name="T89" style:family="text">
      <style:text-properties style:font-name="Courier New CYR"/>
    </style:style>
    <style:style style:name="T90" style:family="text">
      <style:text-properties style:font-name="Courier New CYR" fo:language="en" fo:country="US"/>
    </style:style>
    <style:style style:name="T91" style:family="text">
      <style:text-properties fo:font-size="14pt" fo:language="en" fo:country="US" fo:font-weight="bold" style:font-size-asian="14pt" style:font-weight-asian="bold" style:font-size-complex="14pt" style:font-weight-complex="bold"/>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9pt" style:font-size-asian="9pt" style:font-size-complex="9pt"/>
    </style:style>
    <style:style style:name="T94" style:family="text">
      <style:text-properties fo:font-size="12pt" style:font-size-asian="12pt" style:font-size-complex="12pt"/>
    </style:style>
    <style:style style:name="T95" style:family="text">
      <style:text-properties fo:font-size="10pt" style:font-size-asian="10pt" style:font-size-complex="10pt"/>
    </style:style>
    <style:style style:name="T96" style:family="text">
      <style:text-properties fo:font-size="8pt" style:font-size-asian="8pt" style:font-size-complex="8pt"/>
    </style:style>
    <style:style style:name="T97" style:family="text">
      <style:text-properties officeooo:rsid="001f29d3"/>
    </style:style>
    <style:style style:name="T98" style:family="text">
      <style:text-properties officeooo:rsid="0021537b"/>
    </style:style>
    <style:style style:name="T99" style:family="text">
      <style:text-properties officeooo:rsid="002297a1"/>
    </style:style>
    <style:style style:name="T100" style:family="text">
      <style:text-properties officeooo:rsid="002a2952"/>
    </style:style>
    <style:style style:name="T101" style:family="text">
      <style:text-properties officeooo:rsid="002bd3b4"/>
    </style:style>
    <style:style style:name="T102" style:family="text">
      <style:text-properties officeooo:rsid="002d34be"/>
    </style:style>
    <style:style style:name="T103" style:family="text">
      <style:text-properties officeooo:rsid="002f333d"/>
    </style:style>
    <style:style style:name="T104" style:family="text">
      <style:text-properties officeooo:rsid="00307685"/>
    </style:style>
    <style:style style:name="T105" style:family="text">
      <style:text-properties officeooo:rsid="00326c59"/>
    </style:style>
    <style:style style:name="T106" style:family="text">
      <style:text-properties officeooo:rsid="0037449e"/>
    </style:style>
    <style:style style:name="T107" style:family="text">
      <style:text-properties officeooo:rsid="003e2125"/>
    </style:style>
    <style:style style:name="T108" style:family="text">
      <style:text-properties officeooo:rsid="003eb0b7"/>
    </style:style>
    <style:style style:name="T109" style:family="text">
      <style:text-properties officeooo:rsid="0041e443"/>
    </style:style>
    <style:style style:name="T110" style:family="text">
      <style:text-properties officeooo:rsid="0048a0df"/>
    </style:style>
    <style:style style:name="T111" style:family="text">
      <style:text-properties officeooo:rsid="004ad382"/>
    </style:style>
    <style:style style:name="T112" style:family="text">
      <style:text-properties officeooo:rsid="0058b5b3"/>
    </style:style>
    <style:style style:name="T113" style:family="text">
      <style:text-properties officeooo:rsid="005ba4e6"/>
    </style:style>
    <style:style style:name="T114" style:family="text">
      <style:text-properties officeooo:rsid="005cc526"/>
    </style:style>
    <style:style style:name="T115" style:family="text">
      <style:text-properties officeooo:rsid="005e048c"/>
    </style:style>
    <style:style style:name="T116" style:family="text">
      <style:text-properties officeooo:rsid="005ffbfa"/>
    </style:style>
    <style:style style:name="T117" style:family="text">
      <style:text-properties officeooo:rsid="00616a5b"/>
    </style:style>
    <style:style style:name="T118" style:family="text">
      <style:text-properties officeooo:rsid="0061e162"/>
    </style:style>
    <style:style style:name="T119" style:family="text">
      <style:text-properties officeooo:rsid="00648098"/>
    </style:style>
    <style:style style:name="T120" style:family="text">
      <style:text-properties officeooo:rsid="0064f63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1">Последний фанфик</text:h>
      <text:p text:style-name="P59"/>
      <text:h text:style-name="P174" text:outline-level="2">1. Терра</text:h>
      <text:p text:style-name="P29"/>
      <text:p text:style-name="P6">***</text:p>
      <text:p text:style-name="P6"/>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7">Я прислонился к стойке с коньяком и закрыл глаза.</text:p>
      <text:p text:style-name="P7"/>
      <text:p text:style-name="P8">Блядь, как хочется послать его нахуй!</text:p>
      <text:p text:style-name="P8"/>
      <text:p text:style-name="P7">–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42"> скрывая дрожь в голосе.</text:span></text:p>
      <text:p text:style-name="P74"/>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9">– Анон, не беспокойся, охрана уже в курсе. Тебе выдадут временный.</text:p>
      <text:p text:style-name="P9">–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1"><text:note text:id="ftn1" text:note-class="footnote"><text:note-citation>1</text:note-citation><text:note-body><text:p text:style-name="P15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9"/>
      <text:p text:style-name="P8">Блядь!</text:p>
      <text:p text:style-name="P8"/>
      <text:p text:style-name="P7">– Ладно, <text:span text:style-name="T17">уболтал</text:span>. В последний раз. Загляну на огонёк, но ничего не обещаю. Честно говоря, мне плевать.</text:p>
      <text:p text:style-name="P7">Шум супермаркета не смог скрыть выдох на той стороне трубки.</text:p>
      <text:p text:style-name="P7"><text:soft-page-break/>– Спасибо, Анон. Я знал, что на тебя можно рассчитывать. Оплата, как договорились.</text:p>
      <text:p text:style-name="P7"/>
      <text:p text:style-name="P26"><text:span text:style-name="T1">Пиздец! Мало того, что последний год жил на работе без выходных и отпусков, так и теперь от них не спрячешься!</text:span><text:span text:style-name="T17"> </text:span><text:span text:style-name="T1">Дача на сегодня, походу, отменяется.</text:span></text:p>
      <text:p text:style-name="P8"/>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6"/>
      <text:p text:style-name="P6">***</text:p>
      <text:p text:style-name="P6"/>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6"/>
      <text:p text:style-name="P36"><text:span text:style-name="T17">RnD-</text:span><text:span text:style-name="T1">зона</text:span><text:span text:style-name="T1"><text:note text:id="ftn3" text:note-class="footnote"><text:note-citation>3</text:note-citation><text:note-body><text:p text:style-name="P15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6"/>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
      <text:p text:style-name="P36">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21"/>
      <text:p text:style-name="P10">– Нэш, привет. Это Анон.</text:p>
      <text:p text:style-name="P10">– Привет, Анонимус. Рад тебя видеть. Мне говорили, ты ушёл из проекта?</text:p>
      <text:p text:style-name="P10">–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89"><text:span text:style-name="T17">– Нэш, к</text:span>ак называется наш проект?</text:p>
      <text:p text:style-name="P87"><text:span text:style-name="T8">– </text:span><text:span text:style-name="T77">Дайсон.</text:span></text:p>
      <text:p text:style-name="P87"><text:span text:style-name="T8">– </text:span><text:span text:style-name="T77">Сколько тебе лет?</text:span></text:p>
      <text:p text:style-name="P87"><text:span text:style-name="T8">– </text:span><text:span text:style-name="T77">Два года с начала запуска кластера.</text:span></text:p>
      <text:p text:style-name="P87"><text:soft-page-break/><text:span text:style-name="T8">– </text:span><text:span text:style-name="T77">Какой сейчас год?</text:span></text:p>
      <text:p text:style-name="P87"><text:span text:style-name="T8">– </text:span><text:span text:style-name="T65">20</text:span><text:span text:style-name="T49">19</text:span><text:span text:style-name="T77">-й.</text:span></text:p>
      <text:p text:style-name="P28"/>
      <text:p text:style-name="P36">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5"/>
      <text:p text:style-name="P89"><text:span text:style-name="T1">– </text:span>Н<text:span text:style-name="T1">эш тестовая задача номер шестнадцать</text:span>. <text:span text:style-name="T1">Выполни при настройках по умолчанию.</text:span></text:p>
      <text:p text:style-name="P59">– Принял к исполнению.</text:p>
      <text:p text:style-name="P59"/>
      <text:p text:style-name="P97">«Выживание корпорации в условиях жёсткой конкуренции с ограниченными ресурсами. Случай 16».</text:p>
      <text:p text:style-name="P97">…</text:p>
      <text:p text:style-name="P97">…</text:p>
      <text:p text:style-name="P97">…</text:p>
      <text:p text:style-name="P97">Решение.</text:p>
      <text:p text:style-name="P97">…</text:p>
      <text:p text:style-name="P14"/>
      <text:p text:style-name="P14">Я вчитался в результат и присвистнул. Карандаш выпал у меня из руки и закатился под стол.</text:p>
      <text:p text:style-name="P14">–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4">– Решение принято в соответствии с текущими настройками, Анонимус.</text:p>
      <text:p text:style-name="P14"/>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21"/>
      <text:p text:style-name="P36"><text:span text:style-name="T5">–</text:span><text:span text:style-name="T6"> </text:span><text:span text:style-name="T5">Нэш</text:span><text:span text:style-name="T74">, </text:span><text:span text:style-name="T5">в некоем городе живёт брадобрей, который бреет всех людей, которые не бреются сами. Вопрос: кто бреет брадобрея</text:span><text:span text:style-name="T74">?</text:span></text:p>
      <text:p text:style-name="P36"/>
      <text:p text:style-name="P36">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0">incompatible interface Analytics v.0.93 beta</text:span>”</text:p>
      <text:p text:style-name="P36">Ага, уже теплее.</text:p>
      <text:p text:style-name="P36"/>
      <text:p text:style-name="P87"><text:span text:style-name="T8">– Нэш</text:span><text:span text:style-name="T77">,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апдейтом кибермозга.</text:p>
      <text:p text:style-name="P36">Набираю номер прожект-мэнеджера.</text:p>
      <text:p text:style-name="P36"/>
      <text:p text:style-name="P36"><text:soft-page-break/><text:span text:style-name="T17">–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6"><text:span text:style-name="T17">– </text:span>Окей. Спасибо, <text:span text:style-name="T1">Анон</text:span>. <text:span text:style-name="T1">Выручил.</text:span></text:p>
      <text:p text:style-name="P36"><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н-сервере.</text:p>
      <text:p text:style-name="P11">–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7">.</text:span></text:p>
      <text:p text:style-name="P117">Бип-бип-бип.</text:p>
      <text:p text:style-name="P117"/>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49">***</text:p>
      <text:p text:style-name="P149"/>
      <text:p text:style-name="P7">На улице моросил дождь со снегом. Я шарил по карманам в поисках ключей от машины, когда по плечу похлопали.</text:p>
      <text:p text:style-name="P7"/>
      <text:p text:style-name="P7">Я обернулся. За спиной подслеповато щурясь, осклабился бородатый зачуханый мужик в рваных джинсах и свитере.</text:p>
      <text:p text:style-name="P7">– Слышь, бро, дай на опохмел? Сил нет, в глотке пересохло. Спать не могу, глюки всякие снятся.</text:p>
      <text:p text:style-name="P7"/>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
      <text:p text:style-name="P7">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7"/>
      <text:p text:style-name="P7">– Так чего, дашь на успокоение нервов? Не жлобись, мужик, будь другом? – повторный оклик нищего вернул меня к реальности.</text:p>
      <text:p text:style-name="P7"><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сунув нос в кулёк. – Ромчик! То, что надо! Спасибо, бро!</text:p>
      <text:p text:style-name="P7">Бродяга пошлёпал в дождь.</text:p>
      <text:p text:style-name="P7">Я смотрел ему вслед, пытаясь вспомнить детали видения,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7">100. </text:span>И жизнь вертится каруселью, из которой не выскочишь.</text:p>
      <text:p text:style-name="P7">Теперь, вот, выскочил. Да только что делать с этим — непонятно.</text:p>
      <text:p text:style-name="P7"/>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
      <text:p text:style-name="P7">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7">–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7"/>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7"/>
      <text:p text:style-name="P26"><text:span text:style-name="T1">Блядь, как </text:span>всё <text:span text:style-name="T1">заебало</text:span>. За-<text:span text:style-name="T1">е</text:span>-ба-ло!</text:p>
      <text:p text:style-name="P26"/>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4">Валиум <text:span text:style-name="T70">–</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7"/>
      <text:p text:style-name="P7">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6">***</text:p>
      <text:p text:style-name="P6"/>
      <text:p text:style-name="P1">Грохот улицы не достигал крыши <text:span text:style-name="T42">тридцатичетырёх</text:span><text:span text:style-name="T41">этажного </text:span><text:span text:style-name="T42">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42">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text:span text:style-name="T41">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6"><text:span text:style-name="T1">Блядь</text:span>, что за мысли пошли!</text:p>
      <text:p text:style-name="P88"/>
      <text:p text:style-name="P1">Я вспомнил<text:span text:style-name="T41"> </text:span><text:span text:style-name="T42">Юджина</text:span><text:span text:style-name="T1">,</text:span> <text:span text:style-name="T42">месяц</text:span> назад прыгнувшего с крыши <text:span text:style-name="T1">своей</text:span> <text:span text:style-name="T1">высотки</text:span>.</text:p>
      <text:p text:style-name="P1"/>
      <text:p text:style-name="P26">Нет, это не для меня. Я сюда пришёл подышать воздухом. И только.</text:p>
      <text:p text:style-name="P88"/>
      <text:p text:style-name="P1"><text:span text:style-name="T1">Юджин</text:span> тогда совершил глупость, большую глупость. Я ему давно го<text:span text:style-name="T70">ворил </text:span><text:span text:style-name="T2">—</text:span><text:span text:style-name="T7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4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6">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70">А у нас получается… </text:span><text:span text:style-name="T2">–</text:span><text:span text:style-name="T7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3">AI <text:span text:style-name="T2">– </text:span><text:span text:style-name="T7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6"/>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6">Картинка дёрнулась и поплыла, звёзды опять стали вращаться.</text:p>
      <text:p text:style-name="P26"/>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6">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8"/>
      <text:p text:style-name="P1">Остатками сознания почувствовал исчезновение опоры под спиной и начало падения.</text:p>
      <text:p text:style-name="P1"><text:span text:style-name="T41">Тридцать чет</text:span><text:span text:style-name="T42">ыре</text:span><text:span text:style-name="T41"> </text:span>этаж<text:span text:style-name="T1">а</text:span>! Пиздец <text:span text:style-name="T1">—</text:span> успел подумать я, <text:span text:style-name="T1">прежде чем </text:span>сознание выключилось.</text:p>
      <text:p text:style-name="P1"/>
      <text:h text:style-name="P174" text:outline-level="2">2. Пробуждение</text:h>
      <text:p text:style-name="P34"/>
      <text:p text:style-name="P1"><text:span text:style-name="T46">Сознание рестартовало после того, как я гребанулся </text:span><text:span text:style-name="T70">затылком и плечами об каменный пол. </text:span><text:span text:style-name="T2">Кажись, ты жив, Анон! Непонятно, только, хорошо это, или так себе?</text:span></text:p>
      <text:p text:style-name="P11"/>
      <text:p text:style-name="P1"><text:span text:style-name="T2">Я о</text:span><text:span text:style-name="T70">ткрыл глаза, тщётно пытаясь вдохнуть. Образ, </text:span><text:span text:style-name="T2">который я </text:span><text:span text:style-name="T70">пару мгновений назад </text:span><text:span text:style-name="T2">видел на фоне </text:span><text:span text:style-name="T70">звёзд, теперь сфокусировался прямо у моего носа. Точёная голова с резко очерчеными скулами в ореоле </text:span><text:soft-page-break/><text:span text:style-name="T70">живого переливающегося сияния, огромные глаза на треть морды, </text:span><text:span text:style-name="T2">грациозные</text:span><text:span text:style-name="T70"> настороженные уши, нежный розов</text:span><text:span text:style-name="T2">атый</text:span><text:span text:style-name="T70"> нос, венчающая голову </text:span><text:span text:style-name="T2">высокая тиара</text:span><text:span text:style-name="T70">. И приковывающая к себе внимание звёздочка, та самая магическая искорка </text:span><text:span text:style-name="T24">—</text:span><text:span text:style-name="T70"> центр круговорота в звёздном небе. Звёздочка магического огонька на кончике рога.</text:span></text:p>
      <text:p text:style-name="P36"/>
      <text:p text:style-name="P36">Единорог поднял голову и оглянулся куда-то назад.</text:p>
      <text:p text:style-name="P36"><text:span text:style-name="T17">–</text:span> Она очнулась. Хвала небу, нам это удалось!</text:p>
      <text:p text:style-name="P36"/>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7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70">, </text:span><text:span text:style-name="T2">а от валиума таких глюков у меня ни разу не было. <text:s/>Да и не должно быть — это же не ЛСД какой-нибудь</text:span><text:span text:style-name="T7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7"/>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7"/>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42">…</text:span><text:span text:style-name="T1"> Как ты живёшь со всем этим? – тихо произнесла она.</text:span></text:p>
      <text:p text:style-name="P7"><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20">Короче, тот ещё бомжатник.</text:p>
      <text:p text:style-name="P20"/>
      <text:p text:style-name="P20">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7"/>
      <text:p text:style-name="P1"><text:span text:style-name="T1">–</text:span> Так это и есть наш П<text:span text:style-name="T53">роводник</text:span>??? А?!! <text:span text:style-name="T1">А-ха-ха-ха-ха-ха-ха</text:span>! <text:span text:style-name="T17">–</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7">Я даже начал было смотреть серии по собственной инициативе, но после самоубийства Юджина не смог к ним вернуться.</text:p>
      <text:p text:style-name="P7"/>
      <text:p text:style-name="P38"><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8"/>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7">–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7">– Ей больно. Я сейчас слишком слаба и не смогла надолго облегчить её страдания. Мне нужно восстановиться после заклинания.</text:p>
      <text:p text:style-name="P7">– Потерпи немного, в королевской больнице Кантерлота тебе помогут, дорогая, – обратилась Селестия ко мне.</text:p>
      <text:p text:style-name="P7"/>
      <text:p text:style-name="P7">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8"><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7">!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7">– Что за бред?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7"/>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7">– А что, в Винг-Поинте вас не учили, что оставлять пост без приказа — недопустимо? – отпустил он уже пегасу.</text:p>
      <text:p text:style-name="P7"/>
      <text:p text:style-name="P7">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7"/>
      <text:p text:style-name="P1"><text:span text:style-name="T1">– Кимеринн, успокойтесь. Этот заносчивый драконикус никогда не умел выбирать выражения,</text:span><text:span text:style-name="T17">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7">–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7"/>
      <text:p text:style-name="P7">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7"/>
      <text:p text:style-name="P7">–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7"/>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7">– На себя посмотри! – огрызнулся Дискорд. – Призвала в Эквестрию какую-то полудохлую обезьяну вместо с<text:span text:style-name="T41">верх</text:span>…</text:p>
      <text:p text:style-name="P7">– Сестра, ты идёшь? – выглянула в зал Луна.</text:p>
      <text:p text:style-name="P7"/>
      <text:p text:style-name="P7">Тут м<text:span text:style-name="T17">еня, </text:span>наконец,<text:span text:style-name="T17"> стошнило. Буквально вывернуло наизнанку: из носа текло, в глазах стояли слёзы.</text:span></text:p>
      <text:p text:style-name="P7">Вот это по-нашему, Анон!</text:p>
      <text:p text:style-name="P7"/>
      <text:p text:style-name="P7">Тёмная аликорница брезгливо поджала губы. <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72">Jack of Hearts</text:span><text:span text:style-name="T72"><text:note text:id="ftn7" text:note-class="footnote"><text:note-citation>7</text:note-citation><text:note-body><text:p text:style-name="Footnote"><text:bookmark text:name="result_box1"/><text:span text:style-name="T72">Jack of Hearts</text:span> <text:span text:style-name="T1">– Червовый валет (фр.)</text:span></text:p></text:note-body></text:note></text:span><text:span text:style-name="T72"> , </text:span><text:span text:style-name="T1">Сахарная Ватка</text:span><text:span text:style-name="T72">!</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7"/>
      <text:p text:style-name="P7">Я разогнулся и выпустил шею аликорницы. Она перевела <text:s/>взгляд на меня. Потом — на своё копыто, краешек которого оказался запачкан.</text:p>
      <text:p text:style-name="P7"/>
      <text:p text:style-name="P20"><text:span text:style-name="T1">Вот дерьмо! </text:span>Я потянулся за платком.</text:p>
      <text:p text:style-name="P20">– Я это… Извиняюсь. Сейчас вытру.</text:p>
      <text:p text:style-name="P7"><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41">три </text:span>месяца. Восстановиться раньше и открыть коридор обратно в твой мир у меня не <text:span text:style-name="T1">получится…</text:span></text:p>
      <text:p text:style-name="P7"/>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20"/>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7">Ха! Непосредственность аликорницы вызвала у меня <text:span text:style-name="T17">истерическое</text:span> умиление. Спасибо, хоть полетать не предложила!</text:p>
      <text:p text:style-name="P7"/>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7"/>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7"/>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гневно заржала она. – Некогда прохлаждаться!</text:p>
      <text:p text:style-name="P7"/>
      <text:p text:style-name="P7">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7"/>
      <text:p text:style-name="P7">–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7"/>
      <text:p text:style-name="P7">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7"/>
      <text:p text:style-name="P7">–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7">– Какого хера? Прекрати немедленно! Бля!</text:p>
      <text:p text:style-name="P7"/>
      <text:p text:style-name="P7">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
      <text:p text:style-name="P7">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7"/>
      <text:p text:style-name="P7">Мне резко захотелось стать на ноги и пришпарить побыстрее. Фиг там, я по-прежнему болтался в воздухе, в ореоле левитационной магии!</text:p>
      <text:p text:style-name="P7"/>
      <text:p text:style-name="P7">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
      <text:p text:style-name="P7"><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рукав» зелёной массы, выползающий из бокового прохода, как паста из тюбика.</text:p>
      <text:p text:style-name="P7"/>
      <text:p text:style-name="P7">Бац!</text:p>
      <text:p text:style-name="P7"/>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
      <text:p text:style-name="P7">Бац!</text:p>
      <text:p text:style-name="P7"/>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
      <text:p text:style-name="P7">Открыв глаза, я увидел вместо коридора дыщащую жаром раскалённых <text:span text:style-name="T41">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7"/>
      <text:p text:style-name="P7">Планка твоего уважения к аликорнице резко пошла вверх, Анон!</text:p>
      <text:p text:style-name="P7"/>
      <text:p text:style-name="P7">–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text:p text:style-name="P7">…</text:p>
      <text:p text:style-name="P7"/>
      <text:p text:style-name="P7">– Эй!.. Ты как? – я подошёл к Селестии и потыкал её носком ботинка в бок.</text:p>
      <text:p text:style-name="P7">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7"/>
      <text:p text:style-name="P7">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7"><text:soft-page-break/>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
      <text:p text:style-name="P7">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7"/>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7"/>
      <text:p text:style-name="P7">Ну, всё, можно вставлять в глаза монетки. Хороший бутерброд получился для глистоплюща!</text:p>
      <text:p text:style-name="P7"/>
      <text:p text:style-name="P7"><text:span text:style-name="T41">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7">– Вставай, родная, вставай! Давай, я помогу тебе. Совсем немного осталось…</text:p>
      <text:p text:style-name="P7">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text:p text:style-name="P7">– Вот они!!!</text:p>
      <text:p text:style-name="P7">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7"/>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7"/>
      <text:p text:style-name="P7">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
      <text:p text:style-name="P7">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7"/>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4">Спи, Сестра моя родная,<text:line-break/>Спи. Усни.<text:line-break/>Крыльями тебя укрою,<text:line-break/>Спи. Усни.</text:p><text:p text:style-name="P154"><text:tab/>В чаще тёмной волки воют,<text:line-break/>Спи. Усни.</text:p><text:p text:style-name="P154"><text:tab/>В мрачном замке духи ноют,<text:line-break/>Спи. Усни.</text:p><text:p text:style-name="P154"><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7"/>
      <text:p text:style-name="P7">–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
      <text:p text:style-name="P7">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7"/>
      <text:p text:style-name="P7">Ну, блин, пронесло! Не думаю, что эта дрянь умеет летать. Я облегчённо выдохнул.</text:p>
      <text:p text:style-name="P7"/>
      <text:p text:style-name="P7">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7"/>
      <text:p text:style-name="P7">–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7">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7">–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7">– Почему ты называешь замок домом?</text:p>
      <text:p text:style-name="P7">–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7">Тёмная аликорница поправила Селестии раскрывшееся крыло и продолжила.</text:p>
      <text:p text:style-name="P7">–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Я заметил:</text:p>
      <text:p text:style-name="P7">– Паршивое место вы с сестрой выбрали для замка, однако! Берег гнилого болота — не самое подходящее место для королевской резиденции.</text:p>
      <text:p text:style-name="P7">Тёмная аликорница смутилась.</text:p>
      <text:p text:style-name="P7">–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7">– Точно недавно?</text:p>
      <text:p text:style-name="P7">– Почему ты спрашиваешь Нас?</text:p>
      <text:p text:style-name="P20">Я указал на пятно ряби на воде, быстро догоняющее тень от колесницы.</text:p>
      <text:p text:style-name="P7">– Потому что в нём успела завестись рыба. Причём, судя по зыби, достаточно крупная.</text:p>
      <text:p text:style-name="P7">Луна проследила взглядом направление и вскочила на ноги.</text:p>
      <text:p text:style-name="P7">– Набирай высоту! Они настигают нас! – крикнула она Дискорду.</text:p>
      <text:p text:style-name="P7">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7"/>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4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7">Снова хлопок — и снова разряд молнии из рога Луны обратил плеть плюща в россыпь искр. Запахло озоном.</text:p>
      <text:p text:style-name="P7"/>
      <text:p text:style-name="P7">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7"/>
      <text:p text:style-name="P7">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7"/>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41">надреснутым голосом.</text:span></text:p>
      <text:p text:style-name="P74"/>
      <text:p text:style-name="P7">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7"/>
      <text:p text:style-name="P7">Что-то схватило меня за шиворот и потащило назад.</text:p>
      <text:p text:style-name="P7"/>
      <text:p text:style-name="P7">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7"/>
      <text:p text:style-name="P7">Пегасы тем временем упорно махали крыльями, пытаясь прорваться к близкому берегу.</text:p>
      <text:p text:style-name="P7"/>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7"/>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
      <text:p text:style-name="P7"><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прямо возле меня и пол платформы выровнялся.</text:p>
      <text:p text:style-name="P7">– Кимеринн!!! <text:s/>– <text:s/>закричала Луна, выплюнув воротник моей куртки.</text:p>
      <text:p text:style-name="P7"/>
      <text:p text:style-name="P7">Колесо с куском оси, намертво оплетенное лианой, догоняло стремительно уходящего вниз пегаса. Освобождённый экипаж стал набирать высоту.</text:p>
      <text:p text:style-name="P7">Луна, сложив крылья, прыгнула головой вниз с платформы.</text:p>
      <text:p text:style-name="P7"/>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
      <text:p text:style-name="P7">Мы уже летели над берегом, когда она молча опустилась на платформу и забилась в угол<text:span text:style-name="T41">, опустив голову на пол.</text:span></text:p>
      <text:p text:style-name="P74"/>
      <text:p text:style-name="P7">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7"/>
      <text:p text:style-name="P7">Откуда-то снизу послышался шорох и возня. Я лёг на пол и заглянул под платформу.</text:p>
      <text:p text:style-name="P7"/>
      <text:p text:style-name="P7">Дискорд, ухватившись <text:span text:style-name="T41">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7">–</text:span> Уфф! Выкарабкались. Почти без потерь, <text:span text:style-name="T17">–</text:span> заметил Дискорд, осматривая крыло. <text:span text:style-name="T17">–</text:span> Могло быть и хуже.</text:p>
      <text:p text:style-name="P7"><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
      <text:p text:style-name="P7">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7"/>
      <text:p text:style-name="P7">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4"><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7">–</text:span> ТЫ!!! ТЫ!..</text:p>
      <text:p text:style-name="P7"><text:span text:style-name="T17">–</text:span> Да, я!!! <text:span text:style-name="T17">–</text:span> Дискорд подбоченился и с вызовом посмотрел на разъярённую аликорницу. <text:span text:style-name="T17">–</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7"/>
      <text:p text:style-name="P7">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7"/>
      <text:p text:style-name="P7">Дальнейший путь мы провели в молчании.</text:p>
      <text:p text:style-name="P24"/>
      <text:h text:style-name="P174" text:outline-level="2">3. Норф</text:h>
      <text:p text:style-name="P90"/>
      <text:p text:style-name="P26">Глава IV. Пределы магии</text:p>
      <text:p text:style-name="P23"/>
      <text:p text:style-name="P26">Вашему покорному слуге известны четыре предела магии: </text:p>
      <text:p text:style-name="P26"/>
      <text:list xml:id="list1053400517808612114" text:style-name="L1">
        <text:list-item>
          <text:p text:style-name="P160"><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 Сколько страниц сегодня нахреначили?</text:span></text:p><text:p text:style-name="P153">– <text:span text:style-name="T1">Восемь, учитель!</text:span></text:p><text:p text:style-name="P153">– Отлично. Надиктую ещё две и сбегаешь за кофе.</text:p></text:note-body></text:note></text:span></text:p>
        </text:list-item>
      </text:list>
      <text:p text:style-name="P8"/>
      <text:p text:style-name="P13">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7">. Выносить книги из читального зала запрещено”.</text:span></text:p>
      <text:p text:style-name="P8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8"/>
      <text:p text:style-name="P8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8"><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8"> </text:span>гор.</text:p>
      <text:p text:style-name="P88"/>
      <text:p text:style-name="P8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3">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3"/>
      <text:p text:style-name="P13">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3"/>
      <text:p text:style-name="P13">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3"/>
      <text:p text:style-name="P13">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3"/>
      <text:p text:style-name="P13">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3"/>
      <text:p text:style-name="P8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3">Но эти мечты хотя бы позволяют забыть сосущее чувство валиумного голодания…</text:p>
      <text:p text:style-name="P13"/>
      <text:p text:style-name="P8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8">Так, что тут у нас?</text:p>
      <text:p text:style-name="P88"><text:soft-page-break/></text:p>
      <text:p text:style-name="P88">“<text:span text:style-name="T30">Новости двора: </text:span><text:span text:style-name="T9">состояние </text:span><text:span text:style-name="T30">здоровь</text:span><text:span text:style-name="T9">я</text:span><text:span text:style-name="T30">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0">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0">В Додж-Сити продолжаются исчезновения пони. Шериф подал в отставку…</text:span>”. “<text:span text:style-name="T30">Чужестранец-человек осваивается в Кантерлоте. Атмосфера столицы благотворно влияет на агрессивный нрав королевского гостя…</text:span>”</text:p>
      <text:p text:style-name="P88"/>
      <text:p text:style-name="P8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8">Газета полетела в мусорное ведро.</text:p>
      <text:p text:style-name="P88"/>
      <text:p text:style-name="P88">Я потянулся. Хватит на сегодня чтения. Настало время ежедневной прогулки по городу. Тем более, что у меня есть деньги.</text:p>
      <text:p text:style-name="P8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8">Так что даже на ремонт одежды и покупку необходимых в повседневной жизни мелочей у меня финансов не было. До недавнего времени.</text:p>
      <text:p text:style-name="P8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8"/>
      <text:p text:style-name="P8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22">–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22"/>
      <text:p text:style-name="P88"><text:span text:style-name="T17">Ну, понятно, в элитном придворцовом квартале, который представляет из себя </text:span><text:span text:style-name="T1">верхний город</text:span><text:span text:style-name="T17">, цены кусаются. Топай вниз, Анон, на окраину!</text:span></text:p>
      <text:p text:style-name="P22">Но, блин, корявые пальцы внесли свою коррективу в шопинг-план!</text:p>
      <text:p text:style-name="P22"/>
      <text:p text:style-name="P88"><text:span text:style-name="T17">Как раз </text:span><text:span text:style-name="T1">на мосту, </text:span><text:span text:style-name="T17">на спуске в нижний </text:span><text:span text:style-name="T1">город, </text:span><text:span text:style-name="T17">я выронил монетку. И, естественно, она не осталась лежать там, где упала, а начала катиться </text:span><text:span text:style-name="T1">по мостовой </text:span><text:span text:style-name="T17">— </text:span><text:span text:style-name="T1">чем дальше, тем быстрее</text:span><text:span text:style-name="T17">.</text:span></text:p>
      <text:p text:style-name="P13">Подобно олуху из дешёвой комедии, я припустил со всех ног за монеткой и в долгой погоне <text:span text:style-name="T17">за ней чуть не открыл лбом дубовые ворота — серебряшка прокатилась прямо под ними.</text:span></text:p>
      <text:p text:style-name="P22"/>
      <text:p text:style-name="P13"><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3"/>
      <text:p text:style-name="P22">–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22">– <text:span text:style-name="T1">Анонимус</text:span>. – <text:s/>отрекомендовался я. – <text:s/>Человек.</text:p>
      <text:p text:style-name="P22">–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3">Рядом с единорого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3"/>
      <text:p text:style-name="P22">–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22">– К сожалению, не слышал. Я тут недавно.</text:p>
      <text:p text:style-name="P22">–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22">– Я вижу вас, – честно признался я.</text:p>
      <text:p text:style-name="P22">–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22">– Вы говорили, что королевские <text:span text:style-name="T1">колесницы</text:span> делали три <text:span text:style-name="T1">двора</text:span>…</text:p>
      <text:p text:style-name="P22">–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22"/>
      <text:p text:style-name="P22">Норф строго посмотрел на меня поверх очков.</text:p>
      <text:p text:style-name="P22">–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22"/>
      <text:p text:style-name="P22">Единорог с силой крутанул колесо. Оно беззвучно завертелось, превратившись в серый размытый диск.</text:p>
      <text:p text:style-name="P2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2"/>
      <text:p text:style-name="P22">Норф пошёл к <text:span text:style-name="T1">небольшому деревянному гаражу</text:span>, стоявшему у задней стены дворика. На полпути он обернулся.</text:p>
      <text:p text:style-name="P22">– Не могли бы вы помочь мне вон с тем домкратом? А то склероз замучал, а бегать туда-сюда уже малость трудновато.</text:p>
      <text:p text:style-name="P22">Распахнув ветхие ворота сарайчика, <text:span text:style-name="T1">Норф</text:span> картинно вскинул копыто.</text:p>
      <text:p text:style-name="P22">– “Королева Лорен ”! Встречайте!</text:p>
      <text:p text:style-name="P22"/>
      <text:p text:style-name="P22"><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41">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22"/>
      <text:p text:style-name="P22">–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3">Единорог по-старчески задремал, прислонившись к заднему колесу. Я упёрся рукой в лакированный корпус и осторожно пошатал его.</text:p>
      <text:p text:style-name="P22">Старик клюнул носом и встрепенулся. Потом он огляделся и заговорщицки подмигнул мне.</text:p>
      <text:p text:style-name="P22">– “Лорен” я сделал на базе парящей <text:span text:style-name="T41">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41">платформ </text:span><text:span text:style-name="T4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3"/>
      <text:p text:style-name="P13">Норф поправил сползший плед и высморкался.</text:p>
      <text:p text:style-name="P22">–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41"> И никто ж не догадывался, что она </text:span><text:span text:style-name="T42">сделана по королевскому заказу</text:span><text:span text:style-name="T41">! Её </text:span><text:span text:style-name="T42">Солнечное </text:span><text:span text:style-name="T41"><text:s/>Высочество только тихо посмеивались в крыло, наблюдая за нашими триумфами с трибуны.</text:span></text:p>
      <text:p text:style-name="P40"/>
      <text:p text:style-name="P22">Норф любовно погладил обтекатель кареты и стал подымать её на домкрате.</text:p>
      <text:p text:style-name="P22"><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2"/>
      <text:p text:style-name="P22">Норф снял заднее колесо и покатил его под навес. Я закрыл охромевшую “Королеву Лорен” в гараже и последовал за ним.</text:p>
      <text:p text:style-name="P22">– А вы, как я вижу, королевский гость? – Норф кивнул на ворот рубашки с закрепённой клипсой-пропуском. – Могу я вас попросить об одном одолжении?</text:p>
      <text:p text:style-name="P22">– Да, пожалуйста!</text:p>
      <text:p text:style-name="P22">– Подождите минутку, я сейчас.</text:p>
      <text:p text:style-name="P22">Норф закончил монтаж колеса и скрылся в небольшом домике в глубине двора.</text:p>
      <text:p text:style-name="P22"/>
      <text:p text:style-name="P22">Я огляделся. <text:span text:style-name="T1">За ангаром расположилась круглая ухоженная клумба, рядом с которой блестел мой злосчастный грош.</text:span></text:p>
      <text:p text:style-name="P13">Попался, засранец!</text:p>
      <text:p text:style-name="P13"/>
      <text:p text:style-name="P22"><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6">Магдалена Фрискай-Каррус, </text:span><text:span text:style-name="T3">2088</text:span><text:span text:style-name="T62"> – </text:span><text:span text:style-name="T47">2135</text:span><text:span text:style-name="T62"> A.C.</text:span><text:span text:style-name="T42">»</text:span>. <text:span text:style-name="T1">Над</text:span> надписью было стилизованное изображение распростёршего крылья пегаса, тянущего колесницу.</text:p>
      <text:p text:style-name="P22"/>
      <text:p text:style-name="P22">Я торопливо отошёл к воротам. Норф как раз вышел из дома с маленькой деревянной коробочкой красного цвета.</text:p>
      <text:p text:style-name="P22">–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2">– Не забуду. – пообещал я.</text:p>
      <text:p text:style-name="P22"/>
      <text:h text:style-name="Heading_20_2" text:outline-level="2"><text:span text:style-name="T17">4. </text:span><text:span text:style-name="T1">Заклинание Последнего Шанса</text:span></text:h>
      <text:p text:style-name="P22"/>
      <text:p text:style-name="P26">Глава VI. Основы</text:p>
      <text:p text:style-name="P26"/>
      <text:p text:style-name="P2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6"/>
      <text:p text:style-name="P2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6"/>
      <text:p text:style-name="P26"><text:soft-page-break/>Возьмём, <text:s/>примеру, заклинание начального предела: “Ярету пхонг руул квами”, <text:span text:style-name="T1">—</text:span> что означает: “Переместить<text:span text:style-name="T41"> силу в нужное место</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Клянусь, дорогая, это в прошлом! И</text:span>,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38">На трактат упала тень.</text:p>
      <text:p text:style-name="P39">– Эй, нельзя ли не заслонять…</text:p>
      <text:p text:style-name="P39">Я поперхнулся словом, упёршись носом в покрытую белой шерстью грудь. Селестия с извинением оступила.</text:p>
      <text:p text:style-name="P39">–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9"/>
      <text:p text:style-name="P38"><text:span text:style-name="T17">За прошедшие дни я уже привык и к магии, и к разумным эквиноподобным и даже </text:span><text:span text:style-name="T1">к деревянным дирижаблям</text:span><text:span text:style-name="T17">.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4"/>
      <text:p text:style-name="P39">– Эээ…</text:p>
      <text:p text:style-name="P39">–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text:p text:style-name="P39">– Вот, так лучше, – улыбнулась она, вышагивая из него. – Доктор Плантаго Майор был уверен, что я не дотянусь до замка.</text:p>
      <text:p text:style-name="P74">Экзоскелет, лишившись хозяйки, переключил цвет лампочки с зелёного на оранжевый. <text:span text:style-name="T17">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9">– Хмм, печально, успел зачерстветь, – аликорница с усилием откусила добрую половину и стала с хрустом жевать.</text:p>
      <text:p text:style-name="P39">– Эмм… Насколько я помню, тебе было прописано два месяца постельного режима? Кстати, без сладостей. Сейчас едва неделя прошла.</text:p>
      <text:p text:style-name="P39">Аликорница с досадой скосила на меня глаз, продолжая жевать.</text:p>
      <text:p text:style-name="P39">–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9"/>
      <text:p text:style-name="P38"><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вытащила нос из тайника и <text:s/>посмотрела на меня, насторожив уши.</text:p>
      <text:p text:style-name="P38"><text:span text:style-name="T17">–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2">Аликорница нервно хохотнула.</text:p>
      <text:p text:style-name="P40">– А по-моему, ты не…</text:p>
      <text:p text:style-name="P38"><text:span text:style-name="T18">– Так, я попрошу! – перебила меня венценосная кобыла. – Давай, ты не будешь лезть в мои дела, а я не буду</text:span><text:span text:style-name="T4">… эээ… кхмм…</text:span></text:p>
      <text:p text:style-name="P40">– Не будешь что?</text:p>
      <text:p text:style-name="P52">Селестия нахмурилась и угрожающе подняла крылья.</text:p>
      <text:p text:style-name="P52"><text:span text:style-name="T17">– </text:span>Не забывай, человек, я — могущественный маг и правитель Эквестрии. Ко мне нужно относиться с должным уважением!</text:p>
      <text:p text:style-name="P52"><text:span text:style-name="T17">– </text:span>А то что? Превратишь в жабу? Сошлёшь на луну? Убьёшь нахер?</text:p>
      <text:p text:style-name="P52">Аликорница сникла. Уши её опустились.</text:p>
      <text:p text:style-name="P52"><text:span text:style-name="T17">– Анонимус</text:span>, ну зачем так… Ты же знаешь, я этого не сделаю.</text:p>
      <text:p text:style-name="P52"><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
      <text:p text:style-name="P52">Селестия приложила копыто ко лбу и издала протяжный стон.</text:p>
      <text:p text:style-name="P40">– О, небо! Я забыла распорядиться насчёт тебя! Я совсем отупела от дворцовой жизни! Извини, пожалуйста!</text:p>
      <text:p text:style-name="P52"><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40"/>
      <text:p text:style-name="P52"><text:span text:style-name="T17">Аликорница уселась н</text:span>а пол <text:span text:style-name="T17">и прижала копыто к груди.</text:span></text:p>
      <text:p text:style-name="P40">–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7">– Лады! Вот видишь, со мной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40"/>
      <text:p text:style-name="P53">***</text:p>
      <text:p text:style-name="P53"/>
      <text:p text:style-name="P52"><text:span text:style-name="T17">Л</text:span>ампа<text:span text:style-name="T17"> отбрасывал</text:span>а<text:span text:style-name="T17"> мягкие тени на стену библиотеки. Селестия, расположи</text:span>вшись<text:span text:style-name="T17"> лёжа у моего кресл</text:span>а,<text:span text:style-name="T17">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oft-page-break/></text:p>
      <text:p text:style-name="P52"><text:span text:style-name="T17">– </text:span>Вот, читай отсюда, <text:span text:style-name="T17">– а</text:span>ликорница подчеркнула абзац копытом.</text:p>
      <text:p text:style-name="P52"/>
      <text:p text:style-name="P6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6"/>
      <text:p text:style-name="P66">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6"/>
      <text:p text:style-name="P66">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6"/>
      <text:p text:style-name="P66">Но величайшая справедливость юниверсума заключается в том, что не существует безвыходных положений. Всегда есть надежда.</text:p>
      <text:p text:style-name="P66"/>
      <text:p text:style-name="P6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6"/>
      <text:p text:style-name="P66">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text:soft-page-break/>–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40"/>
      <text:p text:style-name="P40">Я посмотрел на аликорницу. Та старательно делала вид, что интересуется состоянием лака на обожжёном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text:p text:style-name="P40">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40"/>
      <text:p text:style-name="P40">– Ээээ… ммм… А вы пробовали обратиться к врачу? – начал я как можно мягче.</text:p>
      <text:p text:style-name="P40"/>
      <text:p text:style-name="P40">БАЦ!!!</text:p>
      <text:p text:style-name="P40"/>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нам. У меня нет времени его переубедить.</text:p>
      <text:p text:style-name="P52"/>
      <text:p text:style-name="P40"><text:span text:style-name="T1">Аликорница</text:span>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
      <text:p text:style-name="P52">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
      <text:p text:style-name="P52">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40">–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
      <text:p text:style-name="P52">Я снял её копыто со своего плеча и осторожно поставил на пол.</text:p>
      <text:p text:style-name="P40"><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2"/>
      <text:p text:style-name="P52">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2">–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2"/>
      <text:p text:style-name="P52">Я протянул руку, вытер ей слёзы и погладил по шее.</text:p>
      <text:p text:style-name="P52">– Не плачь, принцесса.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
      <text:p text:style-name="P52">Селестия успокоилась и смущённо потёрлась носом мне о плечо.</text:p>
      <text:p text:style-name="P52">– И я не читала твои мысли, Анонимус. У тебя на лице и так всё написано — ты не умеешь скрывать эмоции.</text:p>
      <text:p text:style-name="P52"/>
      <text:p text:style-name="P52">Наружная дверь заскрипела, коридор наполнился топотом множества копыт и шумом голосов.</text:p>
      <text:p text:style-name="P40"><text:soft-page-break/>Аликорница <text:span text:style-name="T1">прислушалась, </text:span>всполошилась и стала носиться по читальному залу с загнанным видом.</text:p>
      <text:p text:style-name="P40">– <text:span text:style-name="T1">Дискордовы</text:span> яйца! Они нашли меня!</text:p>
      <text:p text:style-name="P40">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40">– Ты! Чего! Делаешь! Твоё, <text:span text:style-name="T1">блин,</text:span> высочество!!! – <text:s/>я едва уберёг <text:span text:style-name="T1">своё </text:span>естество от острого рога.</text:p>
      <text:p text:style-name="P40"/>
      <text:p text:style-name="P40">Селестия подняла на меня глаз. <text:span text:style-name="T80">Прижав </text:span>уши к голове, <text:span text:style-name="T80">она дала</text:span> задний ход <text:span text:style-name="T80">и </text:span>выкарабкалась обратно. Окинув библиотеку отчаянным взглядом, <text:span text:style-name="T80">Селестия</text:span>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тчаянно прошептала аликорница, тщётно пытаясь охватить зубами раскрытую защёлку.</text:p>
      <text:p text:style-name="P40">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pan text:style-name="T1">Я</text:span> помогу! – <text:s/>Селестия изогнула шею и стала зубами сжимать защёлку.</text:p>
      <text:p text:style-name="P40"/>
      <text:p text:style-name="P40">ШЛОП!</text:p>
      <text:p text:style-name="P40"/>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
      <text:p text:style-name="P52">В наступившей тишине аликорница прошептала мне убито:</text:p>
      <text:p text:style-name="P40">– <text:span text:style-name="T1">Что-то мне не хочется оборачиваться.</text:span></text:p>
      <text:p text:style-name="P52">– А придётся. Кстати, крылья можешь опустить. Всё равно видна табуретка и мои ноги.</text:p>
      <text:p text:style-name="P52"/>
      <text:p text:style-name="P52">Селестия со вздохом закрыла глаза и медленно обернулась к толпе.</text:p>
      <text:p text:style-name="P52">– Добрый вечер, мои дорогие.</text:p>
      <text:p text:style-name="P40">–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5<text:span text:style-name="T1">.</text:span> Нерадивый ученик</text:h>
      <text:p text:style-name="P33"/>
      <text:p text:style-name="P52">– Это очень легк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илу. Ты можешь это, я вижу в тебе большой потенциал!</text:p>
      <text:p text:style-name="P52"><text:soft-page-break/>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 Растёшь, Анон, вакансия шута тебе уже обеспечена!</text:p>
      <text:p text:style-name="P52"/>
      <text:p text:style-name="P52">– Анонимус…</text:p>
      <text:p text:style-name="P52">С лёгким вздохом Селестия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2">– Не понимаю, куда ты так гонишь? Мы вполне можем заняться этим через пару недель, когда ты окрепнешь.</text:p>
      <text:p text:style-name="P52"/>
      <text:p text:style-name="P52">Селестия открыла глаза и нехотя оторвала голову от импровизированной подушки.</text:p>
      <text:p text:style-name="P52">– Нам нужно торопиться. У меня есть нехорошее предчувствие,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text:p text:style-name="P52">–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2">–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2"/>
      <text:p text:style-name="P52">Аликорница взглянула на меня со смущением.</text:p>
      <text:p text:style-name="P52">–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
      <text:p text:style-name="P52">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2"/>
      <text:p text:style-name="P52">–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2"/>
      <text:p text:style-name="P52"><text:soft-page-break/>Я вздохнул. Чего не сделаешь ради этой чокнутой коняги!</text:p>
      <text:p text:style-name="P52">– Ну хорошо, хорошо, не волнуйся. Я готов. Только можно по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В её голосе сквозила едва сдерживаемая дрожь.</text:p>
      <text:p text:style-name="P52"/>
      <text:p text:style-name="P52">«Она думает, я сейчас загадаю себе полцарства, корону и ванильное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Эх, пропало моё мороженное!</text:p>
      <text:p text:style-name="P52"/>
      <text:p text:style-name="P52">Аликорница воззрилась на меня с нечитаемым выражением на морде.</text:p>
      <text:p text:style-name="P52">– Я слишком многого прошу? – вздохнул я. – Ладно, забей. Но, хотя бы, будь поосторожнее. Не думаю, что я тебе понравлюсь в качестве овоща.</text:p>
      <text:p text:style-name="P52"/>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не бери в голову…</text:p>
      <text:p text:style-name="P52"/>
      <text:p text:style-name="P52">Селестия подняла голову и я увидел, что у неё из глаз текут слёзы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2"/>
      <text:p text:style-name="P52">–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2">Аликорница кивнула, соглашаясь.</text:p>
      <text:p text:style-name="P52">– Тогда позволь мне начать заклинание.</text:p>
      <text:p text:style-name="P52"/>
      <text:p text:style-name="P52">Селестия высунула из-под одеяла передние ноги и притянула меня к себе.</text:p>
      <text:p text:style-name="P52"><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 Не думать — это легко! Мне даже стараться не надо! – я зевнул.</text:p>
      <text:p text:style-name="P52"/>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2"/>
      <text:p text:style-name="P52">Моей?!! Э-э-э, позвольте-е-е-<text:span text:style-name="T95">и-и-и</text:span>-<text:span text:style-name="T96">а-а-а</text:span>…</text:p>
      <text:p text:style-name="P52"/>
      <text:p text:style-name="P52">…</text:p>
      <text:p text:style-name="P52"/>
      <text:p text:style-name="P66">Я открываю глаза.</text:p>
      <text:p text:style-name="P66">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6">Странно. Почему я не ощущаю его? Впрочем, неважно!</text:p>
      <text:p text:style-name="P66">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6">Я закрываю глаза.</text:p>
      <text:p text:style-name="P52"/>
      <text:p text:style-name="P52">…</text:p>
      <text:p text:style-name="P52"/>
      <text:p text:style-name="P52">– Анонимус!.. Анон!</text:p>
      <text:p text:style-name="P52">Тёплое дуновение растрепало волосы на лбу. Сознание с трудом возвращалось в оглушённое тело. Я расплющил глаза.</text:p>
      <text:p text:style-name="P52">– Как ты себя чувствуешь?</text:p>
      <text:p text:style-name="P52"/>
      <text:p text:style-name="P52">Аликорница смотрела на меня с тревогой. Я молча принял сидячее положение и стал массировать виски.</text:p>
      <text:p text:style-name="P52">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2"/>
      <text:p text:style-name="P52">– Я старалась провести всё как можно быстрее. С тобой всё в порядке? – в голосе Селестии появились нотки паники.</text:p>
      <text:p text:style-name="P52">Я <text:s/>не глядя похлопал аликорницу по холке, стараясь унять дрожь руки.</text:p>
      <text:p text:style-name="P52">–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2"><text:soft-page-break/></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8">сли бы я вспомнила вовремя, я бы предупредила тебя, чтобы ты смог сконцентрироваться и отстоять своё «я».</text:span></text:p>
      <text:p text:style-name="P59"/>
      <text:p text:style-name="P52">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 Урок пропал зря — в том состоянии твоё сознание не могло воспринять мои знания.</text:p>
      <text:p text:style-name="P52"/>
      <text:p text:style-name="P52">Я помотал головой, вытряхивая остатки шока. Ну что же, Анон, не будем останавливаться на полпути? Наш девиз — «Слабоумие и отвага»!</text:p>
      <text:p text:style-name="P52"/>
      <text:p text:style-name="P52">– Надо повторить.</text:p>
      <text:p text:style-name="P52">– Что?</text:p>
      <text:p text:style-name="P52">– Надо повторить урок. Я уверен, что увою технику со второй попытки.</text:p>
      <text:p text:style-name="P52">Аликорница выглянула одним глазом из-под подушки.</text:p>
      <text:p text:style-name="P52">– И ты не боишься?</text:p>
      <text:p text:style-name="P52">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
      <text:p text:style-name="P52">…</text:p>
      <text:p text:style-name="P52"/>
      <text:p text:style-name="P66">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3">Тумбочка…</text:span> Листок… <text:span text:style-name="T9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9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93">Да хер с ней, с бумажкой! Тумбочка! Поднимаю! Блин, она реально тяжёлая! Но у меня получается, я чувствую это! Она поддаётся! Й-о-о!!! Вот </text:span><text:soft-page-break/><text:span text:style-name="T93">это силища! Ура!!! </text:span><text:span text:style-name="T94">Сила уходит бесконтрольно. Нужно прервать урок. Нет! Нет! О-О-О-О-О, НЕ-Е-Е-Е-Е-Т!!!</text:span></text:p>
      <text:p text:style-name="P82"/>
      <text:p text:style-name="P52">…</text:p>
      <text:p text:style-name="P52"/>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
      <text:p text:style-name="P52">Тумбочка стояла на месте, не сдвинувшись ни на волос.</text:p>
      <text:p text:style-name="P52">С улицы доносились возгласы удивления, страха и ожесточённые споры. Я подошёл к окну и выругался ещё сильнее.</text:p>
      <text:p text:style-name="P52">По голубому небу к дневному светилу взмывала луна.</text:p>
      <text:p text:style-name="P52"/>
      <text:p text:style-name="P52">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2"/>
      <text:p text:style-name="P52">Я бросился к постели и стал что есть силы тормошить бесчувственную аликорницу.</text:p>
      <text:p text:style-name="P52">– Вставай! Эй, вставай, твоё высочество! Жопа приближается! Там сейчас<text:span text:style-name="T17"> л</text:span>уна в солнце врежется!</text:p>
      <text:p text:style-name="P52"/>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
      <text:p text:style-name="P52">Проклятье! Эту кобылу можно разбудить только ведром воды!</text:p>
      <text:p text:style-name="P52">Вода! Я бросил взгляд на тумбочку. Нет, стакан пуст.</text:p>
      <text:p text:style-name="P82">Ох, нет! Нет-нет-нет!!!</text:p>
      <text:p text:style-name="P82"/>
      <text:p text:style-name="P8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8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82"/>
      <text:p text:style-name="P52">Я бросился к окну, намереваясь позвать кого-нибудь на помощь. И замер с отвалившейся челюстью.</text:p>
      <text:p text:style-name="P52"/>
      <text:p text:style-name="P52">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2"/>
      <text:p text:style-name="P52">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2"><text:soft-page-break/></text:p>
      <text:p text:style-name="P52">«С-Е-Л-Е-С-Т-И-Я … — … П-И-З-…» </text:p>
      <text:p text:style-name="P52"/>
      <text:p text:style-name="P52">– ЧТО ТУТ ПРОИСХОДИТ???</text:p>
      <text:p text:style-name="P52">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2"/>
      <text:p text:style-name="P52">– Мы …э-э-э… изучали левитацию предметов посредством переплетения сознаний, – промямлил я наконец. – Кажись, я чего-то накосячил.</text:p>
      <text:p text:style-name="P52">Тёмная аликорница перевела взгляд на Селестию, всё так же лежащую на постели разметав крылья и прочистила горло.</text:p>
      <text:p text:style-name="P52">–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2"/>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
      <text:p text:style-name="P52">«-ДА» — мельком прочитал я окончание текста, появившееся на спутнике.</text:p>
      <text:p text:style-name="P52"/>
      <text:p text:style-name="P52">Тёмная аликорница проследила мой взгляд и ухмыльнулась.</text:p>
      <text:p text:style-name="P52">–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2"/>
      <text:p text:style-name="P52">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2"/>
      <text:p text:style-name="P52">–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2"/>
      <text:p text:style-name="P52">Я, конечно, побаивался тёмной фурии, но её отношение ко мне задело меня за живое.</text:p>
      <text:p text:style-name="P52">– Эй, что ты там про улитку сказала? Я ведь не напрашивался, в конце-концов! Я оказался тут с твоей помощью, в том числе!</text:p>
      <text:p text:style-name="P52">Луна не удостаивая меня взглядом, прошествовала к выходу, попутно нажав кнопку экстренного вызова.</text:p>
      <text:p text:style-name="P52">–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2"/>
      <text:p text:style-name="P52"><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2"/>
      <text:p text:style-name="P52">–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2">Передо мной захлопнулась дверь в палату.</text:p>
      <text:p text:style-name="P52"/>
      <text:p text:style-name="P52">Ну охренеть! Я же ещё и виноват!</text:p>
      <text:p text:style-name="P52"/>
      <text:h text:style-name="P174" text:outline-level="2">6. Нерадивый ученик - 2</text:h>
      <text:p text:style-name="P40"/>
      <text:p text:style-name="P40">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40">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2">Красота!</text:p>
      <text:p text:style-name="P52"/>
      <text:p text:style-name="P52"><text:span text:style-name="T1">– </text:span>А-а-апчхииии! – раздалось прямо у меня под ногами.</text:p>
      <text:p text:style-name="P52">–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2"/>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хоже, ты встретился с Капитаном Очевидность, Анон! Поняв, что расспросами ничего не добьёшься, я предложил прямо:</text:p>
      <text:p text:style-name="P52">– Может, ты вылезешь? Меня можно не бояться. Я не страшный.</text:p>
      <text:p text:style-name="P52"/>
      <text:p text:style-name="P52"><text:soft-page-break/>Под лавкой началась <text:s/>возня и сопение, потом наружу вылез жеребёнок-единорог насыщенного синего цвета.</text:p>
      <text:p text:style-name="P52">– А мну тебя вовсе и не боются. Вот ещё! Мну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ну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Поняв, что жеребёнок не настроен на беседу, я пожал плечами <text:s/>и повернулся было уходить.</text:p>
      <text:p text:style-name="P52"/>
      <text:p text:style-name="P52">– Эээ, гм-м…</text:p>
      <text:p text:style-name="P52">Я повернулся обратно.</text:p>
      <text:p text:style-name="P52">– Чег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у играть не с кем.</text:p>
      <text:p text:style-name="P52">– При случае спрошу. Если встречу.</text:p>
      <text:p text:style-name="P52">Малютка шмыгнула.</text:p>
      <text:p text:style-name="P52">– Встретишь, канешн! Скажи ей, что у мну сегодня день рождения, и мну здоровски обиделась, когда Шейла на него не пришла!</text:p>
      <text:p text:style-name="P52"/>
      <text:p text:style-name="P52"><text:s/>Такая уверенность маляв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text:p text:style-name="P52">Та-а-ак!</text:p>
      <text:p text:style-name="P52"/>
      <text:p text:style-name="P52">– Кто это «все»?</text:p>
      <text:p text:style-name="P52">– Ну, прислуга, стража, мой па…</text:p>
      <text:p text:style-name="P52"/>
      <text:p text:style-name="P52">Ох! Во что же это такое ты вляпался, Анон? За кого тебя принимают эти чокнутые пони?</text:p>
      <text:p text:style-name="P52"/>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p text:style-name="P52">–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2">–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p text:style-name="P52">– 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2"/>
      <text:p text:style-name="P52">У меня в мозгах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 знаю его! Мы с Шейлой ходили к нему играть, пока она не пропала. У Норфа здоровски интересно!</text:p>
      <text:p text:style-name="P52"/>
      <text:p text:style-name="P52">Индиго открыла коробочку. Внутри на подстилке из опилок лежала крохотная модель гоночной колесницы в мельчайших подробностях.</text:p>
      <text:p text:style-name="P52">– Ух ты! – благоговейно прошептала Индиго. – Королева Лорен! Мну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2"/>
      <text:p text:style-name="P52">Я остался сидеть в полнейшем замешательстве.</text:p>
      <text:p text:style-name="P52"/>
      <text:p text:style-name="P53">***</text:p>
      <text:p text:style-name="P52"><text:soft-page-break/></text:p>
      <text:p text:style-name="P66">…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2"/>
      <text:p text:style-name="P52">Я с подозрением посмотрел на Селестию. Когда-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
      <text:p text:style-name="P52">Я подёргал замок на накрупнике. Таки не врёт.</text:p>
      <text:p text:style-name="P52">– Убедился? Вообще-то, твоё недоверие меня оскорбляет. Ни один пони так бы себя не вёл со мной.</text:p>
      <text:p text:style-name="P52">Селестия улеглась возле кресла и надулась. Я усмехнулся.</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52">– Окей, как хочешь. Никаких больше высочеств.</text:p>
      <text:p text:style-name="P52">–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2"/>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text:soft-page-break/>–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p text:style-name="P52">Горело уже всё лицо. Ты не привык к такой раскрепощённости, Анон!</text:p>
      <text:p text:style-name="P52">–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Очень смешно! Ей говорят, что она подозревается в сексуальных извращениях, а она регочет! Мне-то пофиг, а тебе ещё править придётся!</text:p>
      <text:p text:style-name="P52">– И-и-и-зви-и-и-ни-и-и, Анон, не-мо-гу-у-у-у… Ох! Давненько я так не смеялась! Лет двести — так точно!</text:p>
      <text:p text:style-name="P52"/>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2">– Ты не видишь ничего странного в межвидовых спариваниях? – охренел я. – Куда я, блядь, попал???</text:p>
      <text:p text:style-name="P52">Селестия развернула моё кресло к себе и задумчиво посмотрела мне в глаза снизу вверх.</text:p>
      <text:p text:style-name="P52">– Очевидно, мне стоит рассказать тебе, Анонимус, откуда произошли пегасы и единороги.</text:p>
      <text:p text:style-name="P52"/>
      <text:p text:style-name="P52">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2"/>
      <text:p text:style-name="P52">–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2">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2">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2"><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2"/>
      <text:p text:style-name="P52">– А как выглядят сами истинные единороги? – спросил я.</text:p>
      <text:p text:style-name="P52">–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воскликнул я. – В моём мире они также известны. Правда, как несуществующий, сказочный вид.</text:p>
      <text:p text:style-name="P52"/>
      <text:p text:style-name="P52">Селестия задумалась.</text:p>
      <text:p text:style-name="P52">–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
      <text:p text:style-name="P53">***</text:p>
      <text:p text:style-name="P52"/>
      <text:p text:style-name="P52">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2">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2">– Ну что? Догонялки?</text:p>
      <text:p text:style-name="P52">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2"/>
      <text:p text:style-name="P52"><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2"/>
      <text:p text:style-name="P52">– Анон?..</text:p>
      <text:p text:style-name="P52">Я намеренно не оборачивался на шелест кустов за спиной. Нерешительное топтание на месте сменилось шагами. На меня упала тень.</text:p>
      <text:p text:style-name="P52">–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2"/>
      <text:p text:style-name="P52">Обида и разочарование в голосе аликорницы были столь искренними, что я рассмеялся.</text:p>
      <text:p text:style-name="P52">–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2"/>
      <text:p text:style-name="P52">За спиной раздался стон.</text:p>
      <text:p text:style-name="P52">–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2"/>
      <text:p text:style-name="P52">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2"/>
      <text:p text:style-name="P52">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2">– Расслабься, Анонимус. Позволь мне избавить тебя от недугов.</text:p>
      <text:p text:style-name="P52">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2">– Засыпай, Анон. Когда ты проснёшься, ты будешь чувствовать себя намного лучше. Целительство — не моя специализация, но кое-что мне по силам.</text:p>
      <text:p text:style-name="P52"/>
      <text:p text:style-name="P52">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2">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2"/>
      <text:p text:style-name="P52">…</text:p>
      <text:p text:style-name="P66"/>
      <text:p text:style-name="P66">– Эй, мужик, тебе плохо?</text:p>
      <text:p text:style-name="P66"><text:soft-page-break/>На меня озабоченно уставилась парочка, ещё недавно сидевшая ко мне спиной на скамейке.</text:p>
      <text:p text:style-name="P66">Я принял сидячее положение, беспомощно хлопая глазами. Что? Где? Как?</text:p>
      <text:p text:style-name="P66">– Сам домой доберёшься? Может, вызвать скорую?</text:p>
      <text:p text:style-name="P66">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6">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6">Я перегнулся через перила и меня стошнило.</text:p>
      <text:p text:style-name="P66">Красавец! Мало тебе проблем с сердцем, так ты и печень, похоже, гробанул. Молодец, Анон, пей дальше!</text:p>
      <text:p text:style-name="P66">Спустившись в квартиру, я лёг на диван, натянул наушники и закрыл глаза.</text:p>
      <text:p text:style-name="P66">К чёрту всё, кроме Пинк Флойдов!</text:p>
      <text:p text:style-name="P52"/>
      <text:p text:style-name="P52">…</text:p>
      <text:p text:style-name="P52"/>
      <text:p text:style-name="P52">– Анонимус? Просыпайся же!</text:p>
      <text:p text:style-name="P52">Копыто энергично растирало мне грудь круговыми движениями. Селестия встревоженно склонилась ко мне.</text:p>
      <text:p text:style-name="P52">– Ты испугал меня, Анон! Твоя кожа по цвету сейчас не слишком отличается от моей шерсти — настолько ты бледный. Как ты себя чувствуешь?</text:p>
      <text:p text:style-name="P52"/>
      <text:p text:style-name="P52">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2"/>
      <text:p text:style-name="P52">– Как?.. – я не мог отыскать подходящих слов, чтобы высказать обуревавшие меня чувства. Из глаз потекли слёзы радости.</text:p>
      <text:p text:style-name="P52">–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7">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40"/>
      <text:p text:style-name="P40">Охренеть! Как новенький! Да что там <text:span text:style-name="T1">— я и есть новенький! Крутотень!</text:span></text:p>
      <text:p text:style-name="P52"/>
      <text:p text:style-name="P52"><text:soft-page-break/>– Анонимус, прекращай висеть на ветке! – со смехом произнесла Селестия и опять закашлялась. – Нам нужно торопиться. Кое-кто ждёт нас.</text:p>
      <text:p text:style-name="P52">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2"/>
      <text:p text:style-name="P52">Хм. Совпадение? Нет, вряд ли, мою попытку она видеть не могла, у неё же нет глаз на затылке.</text:p>
      <text:p text:style-name="P52"/>
      <text:p text:style-name="P52">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2"/>
      <text:p text:style-name="P52">Ах ты ж!!!</text:p>
      <text:p text:style-name="P52"/>
      <text:p text:style-name="P52">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2"/>
      <text:p text:style-name="P52">–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2">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2"/>
      <text:p text:style-name="P52">И очень скоро передо мной начала вычерчиваться проблема. Очень хорошо так вычерчиваться.</text:p>
      <text:p text:style-name="P52"/>
      <text:p text:style-name="P52">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2">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2"/>
      <text:p text:style-name="P52">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2">– Мы на месте, Анонимус! Луна ждёт нас.</text:p>
      <text:p text:style-name="P52"/>
      <text:p text:style-name="P52">Луна? Вот уж с кем бы я хотел встречаться меньше всего!</text:p>
      <text:p text:style-name="P52"/>
      <text:p text:style-name="P52"><text:soft-page-break/>Мы вышли на небольшую полянку, окружённую кипарисами. В центре стояла тёмная аликорница и хмуро смотрела на нас.</text:p>
      <text:p text:style-name="P52">–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2">–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2">Аликорны повернулись ко мне. Мне стало дико неуютно. Седалище возопило об опасности.</text:p>
      <text:p text:style-name="P52"/>
      <text:p text:style-name="P52">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2"/>
      <text:p text:style-name="P52">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2"/>
      <text:p text:style-name="P52">Разумеется, я сдался. Ох, Анон, почему ты такой лопух?</text:p>
      <text:p text:style-name="P52"/>
      <text:p text:style-name="P52">– Готов ли ты проследовать с Нами, Анонимус, и обучиться древнему искусству снопроходчества? – склонила голову в вопросе Луна.</text:p>
      <text:p text:style-name="P52">Я сглотнул и коротко кивнул.</text:p>
      <text:p text:style-name="P52">– Тогда следуй за Нами!</text:p>
      <text:p text:style-name="P52"/>
      <text:p text:style-name="P52">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2"/>
      <text:p text:style-name="P53">***</text:p>
      <text:p text:style-name="P52"/>
      <text:p text:style-name="P52">…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2"/>
      <text:p text:style-name="P52">Луна остановилась.</text:p>
      <text:p text:style-name="P52">–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2"/>
      <text:p text:style-name="P52"><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2">Окей, я пошёл!</text:p>
      <text:p text:style-name="P52">Я надавил на дверь и уверенно шагнул в светящийся проём.</text:p>
      <text:p text:style-name="P52"/>
      <text:p text:style-name="P52">БЛЯ-А-А-А-А-А-А-А-А-А-А-А-А!!!</text:p>
      <text:p text:style-name="P52"/>
      <text:p text:style-name="P52">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2"/>
      <text:p text:style-name="P52">Осмотреться я не успел — очертания пещеры расплылись и резкий переход от полутьмы к яркому свету заставил меня закрыть глаза.</text:p>
      <text:p text:style-name="P52">– Опять я чего-то накосячил! Проклятье, как меня это уже заебало! – выругался я в сердцах.</text:p>
      <text:p text:style-name="P52">– Что означает «заебало», дядя? – спросил меня тоненький голосок.</text:p>
      <text:p text:style-name="P52">– Уело. Достало. Надоело в высшей степени, – по инерции ответил я. После чего открыл глаза.</text:p>
      <text:p text:style-name="P52"/>
      <text:p text:style-name="P52"/>
      <text:p text:style-name="P52">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2"/>
      <text:p text:style-name="P52">– Кхм!</text:p>
      <text:p text:style-name="P52">Я опустил глаза.</text:p>
      <text:p text:style-name="P52">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2"/>
      <text:p text:style-name="P52">«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2">– Эмм… Как тебя зовут, малыш?</text:p>
      <text:p text:style-name="P52">– Агамемнон, – важно ответила кроха. – И я не малыш! Я — древнейший дракон из живущих! Торч ещё из яйца не вылупился, когда я уже обрёл мудрость.</text:p>
      <text:p text:style-name="P52">Я смерил дракончика взглядом и снисходительно улыбнулся.</text:p>
      <text:p text:style-name="P52">– Мой сон! – насупился дракончик. – Как хочу, так и снюсь!</text:p>
      <text:p text:style-name="P52"><text:soft-page-break/>Я начал догадываться.</text:p>
      <text:p text:style-name="P52">– Так это я в твой сон попал? Это ты спишь в той пещере? Ну, знаешь, под заброшенными шахтами с вагонетками? Я, кажись, в неё влетел случайно.</text:p>
      <text:p text:style-name="P52">–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2">Я смутился.</text:p>
      <text:p text:style-name="P52">–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2"/>
      <text:p text:style-name="P52">Дракончик почесал лопаткой гребень на загривке.</text:p>
      <text:p text:style-name="P52">–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2">– Что за «Чёрный Экран»? – продолжил допытываться я.</text:p>
      <text:p text:style-name="P52"/>
      <text:p text:style-name="P52">Дракончик насупился.</text:p>
      <text:p text:style-name="P52">–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2">Я хлопнул себя ладонью по лбу.</text:p>
      <text:p text:style-name="P52">– Ой, извини! Я — Анонимус. Прилетел из далёких краёв по приглашению принцессы Селестии.</text:p>
      <text:p text:style-name="P52"/>
      <text:p text:style-name="P52">Кроха насупилась ещё больше.</text:p>
      <text:p text:style-name="P52">–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2"/>
      <text:p text:style-name="P52">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2"/>
      <text:p text:style-name="P52">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2"/>
      <text:p text:style-name="P52">А прямо подо мной, на выступе той же скалы, на которой стоял я, раскинулся Кантерлот…</text:p>
      <text:p text:style-name="P52">–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2">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2"><text:soft-page-break/>– <text:span text:style-name="T30">И ТЫ ЖЕЛАЕШЬ, ЧТОБ ОТКРЫЛ ТЕБЕ Я ТАЙНУ ЧЁРНОГО ЭКРАНА? ТЕБЕ, ПРИЯТЕЛЮ НАДОЕДЛИВЫХ ПОНИ? ПРИЯТЕЛЮ ГНУСНОЙ ПРОВОЗВЕСТНИЦЫ СОЛНЦА?</text:span></text:p>
      <text:p text:style-name="P55">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2">– <text:span text:style-name="T30">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2"/>
      <text:p text:style-name="P52">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2">Я закрыл лицо руками и<text:span text:style-name="T80"> </text:span>выбрал единственный способ выиграть несколько секунд жизни — спрыгнул со скалы вниз, к Кантерлоту.</text:p>
      <text:p text:style-name="P52"/>
      <text:p text:style-name="P7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2">Чуть раздвинув пальцы, я взглянул на обстановку — и тут же снова сжал их что есть мочи. Надо мной стояла разъярённая Луна.</text:p>
      <text:p text:style-name="P52"/>
      <text:p text:style-name="P52">–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2"/>
      <text:p text:style-name="P52">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2"/>
      <text:p text:style-name="P52">–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2"/>
      <text:p text:style-name="P52">Постояв ещё немного и не добившись от меня ни звука, Луна вздохнула.</text:p>
      <text:p text:style-name="P52">– Следуй за Нами, примат! Нам нужно вернуть тебя Сестре.</text:p>
      <text:p text:style-name="P52"/>
      <text:h text:style-name="Heading_20_2" text:outline-level="2">7. Ж<text:span text:style-name="T1">аркий пикник</text:span></text:h>
      <text:p text:style-name="P52"/>
      <text:p text:style-name="P52">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52"/>
      <text:p text:style-name="P52">– Он что-то говорил про Чёрный Экран. Про то, что Откровение пожирает пони. А потом захотел меня сжечь. К счастью, вовремя подоспела Луна.</text:p>
      <text:p text:style-name="P52"><text:soft-page-break/>Селестия виновато прижала уши к голове и отвернулась.</text:p>
      <text:p text:style-name="P52">–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2">–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2">Аликорница мягко рассмеялась. Я пожал плечами.</text:p>
      <text:p text:style-name="P52">–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2">Селестия вздохнула.</text:p>
      <text:p text:style-name="P52">–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2"/>
      <text:p text:style-name="P52">Охренеть! Ты участвовал в театре в качестве главного актёра, Анон!</text:p>
      <text:p text:style-name="P52"/>
      <text:p text:style-name="P52">–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2"/>
      <text:p text:style-name="P52">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2"/>
      <text:p text:style-name="P52">Аликорница уловила бушующие во мне эмоции и виновато отвернулась. Уши её опустились.</text:p>
      <text:p text:style-name="P52">–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2"/>
      <text:p text:style-name="P52">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2">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2"/>
      <text:p text:style-name="P52">Аликорница лежала вполоборота ко мне, чуть отстранив хвост, и я почувствовал возвращение вчерашней проблемы.</text:p>
      <text:p text:style-name="P52">Нет! Только не это!!! Проклятье! Воздух тут порченый, что ли? Я отдёрнул руку и стал вспоминать в уме таблицу умножения.</text:p>
      <text:p text:style-name="P52"/>
      <text:p text:style-name="P52"><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7">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2"/>
      <text:p text:style-name="P52">–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2">Жжение в паху усиливалось. Я заёрзал на месте, стараясь скрыть постыдный аспект. Селестия с удивлением взглянула на меня.</text:p>
      <text:p text:style-name="P52">– Анонимус, …?</text:p>
      <text:p text:style-name="P52"/>
      <text:p text:style-name="P52">Я стремительно сунул голову в пруд. Мне казалось, вода сейчас закипит от моих пылающих ушей.</text:p>
      <text:p text:style-name="P52">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2">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2"/>
      <text:p text:style-name="P52">Я высунул голову из воды, отфыркиваясь по-собачьи. О-о-о-о-о! Так намного лучше! Холодная вода сохранит твои нравственные устои, Анон!</text:p>
      <text:p text:style-name="P52"/>
      <text:p text:style-name="P52">– Анонимус, с тобой всё в порядке? – обеспокоенно спросила Селестия. – Ты выглядишь несколько… возбуждённым?</text:p>
      <text:p text:style-name="P52">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2"/>
      <text:p text:style-name="P52">–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2">–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2">Я нервно жевал бутерброд, стараясь не встречаться взглядом с аликорницей.</text:p>
      <text:p text:style-name="P52"/>
      <text:p text:style-name="P52">–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2">Я фейспалмнул.</text:p>
      <text:p text:style-name="P52">– Забудь, принцесса. Просто забудь. Это была неудачная шутка.</text:p>
      <text:p text:style-name="P52">Аликорница взглянула на меня с нечитаемым выражением на морде и поднялась.</text:p>
      <text:p text:style-name="P52">–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2"/>
      <text:p text:style-name="P53"><text:soft-page-break/>***</text:p>
      <text:p text:style-name="P31"/>
      <text:p text:style-name="P52">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2"/>
      <text:p text:style-name="P52">–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2"/>
      <text:p text:style-name="P52">–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text:p text:style-name="P52">Я расстелил скатерть напротив аликорницы и стал раскладывать чашки с печеньем.</text:p>
      <text:p text:style-name="P52">– А о чём ты грустила?</text:p>
      <text:p text:style-name="P52">Селестия вздохнула.</text:p>
      <text:p text:style-name="P52">–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2"/>
      <text:p text:style-name="P52">Я настороженно посмотрел на аликорницу.</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2"/>
      <text:p text:style-name="P52">Селестия отпила из чашки и задумалась.</text:p>
      <text:p text:style-name="P52"/>
      <text:p text:style-name="P52">–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2">Селестия вытянула шею и положила голову на траву.</text:p>
      <text:p text:style-name="P52">–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80">любви</text:span> начинаешь понимать только тогда, когда <text:span text:style-name="T80">е</text:span>ё почти не остаётся.</text:p>
      <text:p text:style-name="P52"/>
      <text:p text:style-name="P52">Я уловил некоторую нестыковку в словах Селестии.</text:p>
      <text:p text:style-name="P52">–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2">Селестия задумалась, машинально ковыряя копытом ямку под валуном.</text:p>
      <text:p text:style-name="P52">–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text:p text:style-name="P52">Селестия саркастически фыркнула.</text:p>
      <text:p text:style-name="P52">–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2"/>
      <text:p text:style-name="P66">День 137344</text:p>
      <text:p text:style-name="P6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6">…</text:p>
      <text:p text:style-name="P66">День 287651</text:p>
      <text:p text:style-name="P6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6">…</text:p>
      <text:p text:style-name="P66">День 364886</text:p>
      <text:p text:style-name="P66">О небо, как я мечтаю, чтобы это поскорее закончилось! Сестра, приди скорей!</text:p>
      <text:p text:style-name="P52"/>
      <text:p text:style-name="P52"><text:soft-page-break/>Селестия со вздохом захлопнула книгу и вернула её на место.</text:p>
      <text:p text:style-name="P52">–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
      <text:p text:style-name="P52">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2">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2"/>
      <text:p text:style-name="P52">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2"/>
      <text:p text:style-name="P52">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2"/>
      <text:p text:style-name="P52">Селестия вскочила с места.</text:p>
      <text:p text:style-name="P52">– АЙ-Я-Я-Я-Я-Й!</text:p>
      <text:p text:style-name="P52">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2">–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2"/>
      <text:p text:style-name="P52">Аликорница подпрыгнула, взбрыкнула и начала кружиться в обратную сторону.</text:p>
      <text:p text:style-name="P52">Это было до того забавно, что я неприлично заржал.</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2">– Да ладно! Мне это ничего не стоило.</text:p>
      <text:p text:style-name="P52">Я вытащил руку из-под накрупника. Селестия прижала уши к голове и с обидой покосилась на меня.</text:p>
      <text:p text:style-name="P52">– Анонимус! Ты убрал муравьёв отнюдь не отовсюду! Некоторые участки ты обошёл.</text:p>
      <text:p text:style-name="P52"/>
      <text:p text:style-name="P52">Я застыл на месте.</text:p>
      <text:p text:style-name="P52">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2">– Принцесса… Я старался не наглеть. – пролепетал я чуть живой.</text:p>
      <text:p text:style-name="P52"/>
      <text:p text:style-name="P52">Селестия глубоко вздохнула и повернула ко мне голову.</text:p>
      <text:p text:style-name="P52">–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2">Я покрылся потом. Аликорница отвернулась от меня и стояла ровно, ожидая от меня действий.</text:p>
      <text:p text:style-name="P52"/>
      <text:p text:style-name="P52">– Т-ты хочешь, чтобы я…</text:p>
      <text:p text:style-name="P52">– Да! – твёрдо сказала Селестия. – Прогони их и там, куда боишься касаться. Не останавливайся. Мне нужна твоя помощь.</text:p>
      <text:p text:style-name="P52">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2">Стараясь унять дрожь, я снова просунул руку под накрупник и коснулся святая-святых…</text:p>
      <text:p text:style-name="P52"/>
      <text:p text:style-name="P52">…</text:p>
      <text:p text:style-name="P52"/>
      <text:p text:style-name="P52">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2"/>
      <text:p text:style-name="P52">О-о-о-о-о!</text:p>
      <text:p text:style-name="P52">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2">О, боги!</text:p>
      <text:p text:style-name="P52">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2"><text:soft-page-break/>Надо бы почитать на эту тему литературу в королевской библиотеке, чтобы не попасть впросак. А сейчас терпи, Анон, терпи!</text:p>
      <text:p text:style-name="P52">О-о-о-ох!</text:p>
      <text:p text:style-name="P52">Надо принять холодный душ по возвращению! Два душа! Три душа! Мастурбируй до посинения, Анон, и будет тебе счастье!!!</text:p>
      <text:p text:style-name="P52"/>
      <text:p text:style-name="P52">–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2"/>
      <text:p text:style-name="P52">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2"/>
      <text:p text:style-name="P52">Принцесса уже скрылась за густым можжевельником, когда мне пришла в голову мысль, заставившая меня ожесточённо чесать затылок.</text:p>
      <text:p text:style-name="P52">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2">Гм. Надо будет почитать про технику телепортации. Наверняка ты чего-то не учёл, Анон.</text:p>
      <text:p text:style-name="P52"/>
      <text:h text:style-name="P174" text:outline-level="2">8. Стыд</text:h>
      <text:p text:style-name="P150"/>
      <text:p text:style-name="P66">~~~ Завтра на семь в библиотеке. Селестия ~~~</text:p>
      <text:p text:style-name="P66"/>
      <text:p text:style-name="P52">–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2"/>
      <text:p text:style-name="P52">Норф носился по мастерской, окрылённый новообретённым учеником.</text:p>
      <text:p text:style-name="P52">–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2">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2"><text:soft-page-break/></text:p>
      <text:p text:style-name="P52">–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text:p text:style-name="P52">– На сегодня довольно. Я ж вижу, ты торопишься, – заметил Норф, просыпаясь.</text:p>
      <text:p text:style-name="P52">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
      <text:p text:style-name="P52">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2">– Завтра будешь? – спросил Норф. – Надо бы закончить заказ из <text:s/>Троттингема.</text:p>
      <text:p text:style-name="P52">– В полдень, как и всегда, – подтвердил я.</text:p>
      <text:p text:style-name="P52"/>
      <text:p text:style-name="P53">***</text:p>
      <text:p text:style-name="P53"/>
      <text:p text:style-name="P52">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2">Я чуть не упал, когда моя нога оказалась в цепких объятиях. Уши заложило от радостного визга.</text:p>
      <text:p text:style-name="P52"/>
      <text:p text:style-name="P52">– Анон-Анон-Анон, привет-привет-привет!!!</text:p>
      <text:p text:style-name="P52">Индиго принялась прыгать вокруг меня, взбрыкивая от радости.</text:p>
      <text:p text:style-name="P52">– Во что мы будем играть сегодня?!!</text:p>
      <text:p text:style-name="P52">– Привет, Индиго. Сегодня мы не будем играть — мне надо встретиться кое с кем.</text:p>
      <text:p text:style-name="P52">– У-у-у… – разочарованно протянула единорожка. – Мну опечалена.</text:p>
      <text:p text:style-name="P52">– Зато я таки доделал змея. Держи, – я вручил воздушного змея Индиго. – Тебе осталось сделать ему хвост и можно будет запускать.</text:p>
      <text:p text:style-name="P52">– Угусь. Мну не интересно запускать его одной. Мну будет ждать тебя. В этом же месте.</text:p>
      <text:p text:style-name="P52">– В это же время. Завтра, – пообещал я.</text:p>
      <text:p text:style-name="P53"><text:soft-page-break/></text:p>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2"/>
      <text:p text:style-name="P52">– Здрасьте!</text:p>
      <text:p text:style-name="P52">Аликорница не ответила, всматриваясь в глобус.</text:p>
      <text:p text:style-name="P52">– Привет, говорю! – я подошёл вплотную и легонько постучал костяшками пальцев по шкафу.</text:p>
      <text:p text:style-name="P52"/>
      <text:p text:style-name="P52">– А, это ты, Анонимус? Рада тебя видеть. – аликорница рассеянно оторвалась от разноцветной сферы. – Как осваиваешься?</text:p>
      <text:p text:style-name="P52">– Нормально осваиваюсь. Работу себе нашёл. Вот, к Норфолку Каррусу в ученики записался.</text:p>
      <text:p text:style-name="P52">–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О, да, уже пять дней как. Так здорово снова чувствовать свои мышцы! Корсет был ужасен.</text:p>
      <text:p text:style-name="P52"/>
      <text:p text:style-name="P52">Аликорница прошлась передо мной с раскрытыми крыльями, демонстрируя восстановленную работоспособность.</text:p>
      <text:p text:style-name="P52">– Ну что же, рад за тебя, – я отвернулся, присел на край стола и стал изучать потолок. – Зачем вызывала?</text:p>
      <text:p text:style-name="P52"/>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2"/>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ты станешь называть меня «Ваше Высочество»!</text:p>
      <text:p text:style-name="P52"/>
      <text:p text:style-name="P52">Меня прорвало.</text:p>
      <text:p text:style-name="P52">–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2"><text:soft-page-break/>Я вытащил из заднего кармана брюк смятую записку с королевскими вензелями и бросил её под ноги Селестии.</text:p>
      <text:p text:style-name="P52"/>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
      <text:p text:style-name="P52">…</text:p>
      <text:p text:style-name="P52"/>
      <text:p text:style-name="P52">Селестия глубоко выдохнула <text:s/>и развернулась.</text:p>
      <text:p text:style-name="P52">–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2"/>
      <text:p text:style-name="P52">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52"/>
      <text:p text:style-name="P52">Я подошёл к аликорнице и прикоснулся к её шее.</text:p>
      <text:p text:style-name="P52">– Всё в порядке. Я тебя извиняю — и ценю твоё признание. Сам бы я ещё и не так себя повёл на твоём месте.</text:p>
      <text:p text:style-name="P52">– Да? А как бы ты себя повёл? – заинтересовалась Селестия.</text:p>
      <text:p text:style-name="P52">– Я бы не извинился. Огрызался и считал бы себя правым до последнего. Ещё и послал бы подальше.</text:p>
      <text:p text:style-name="P52"/>
      <text:p text:style-name="P52">Аликорница насмешливо покачала головой.</text:p>
      <text:p text:style-name="P52">–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
      <text:p text:style-name="P52">Я снова присел на столик, теперь уже лицом к аликорнице.</text:p>
      <text:p text:style-name="P52">– Так что случилось? Куда ты пропадала? Рассказывай.</text:p>
      <text:p text:style-name="P52"/>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
      <text:p text:style-name="P52">Селестия с силой толкнула сферу по касательной. Континенты и океаны слились в серый фон во вращении. Аликорница повернулась ко мне.</text:p>
      <text:p text:style-name="P52">–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80">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0">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52">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2">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52"/>
      <text:p text:style-name="P52">Аликорница потёрла висок и растерянно посмотрела на меня. От меня не укрылись мешки под её глазами.</text:p>
      <text:p text:style-name="P52"><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2"/>
      <text:p text:style-name="P52">Опять эти тревожные заморочки о конце света! Впрочем, ты уже привык к ним, Анон.</text:p>
      <text:p text:style-name="P52"/>
      <text:p text:style-name="P52">Я обнял аликорницу, успокаивая.</text:p>
      <text:p text:style-name="P52">–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2"/>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2">Она проследовала к выходу, кивком головы приглашая меня следовать за ней.</text:p>
      <text:p text:style-name="P52"/>
      <text:p text:style-name="P52">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52"/>
      <text:p text:style-name="P52">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2">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2"/>
      <text:p text:style-name="P52">–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 После чего медленно покачала головой.</text:p>
      <text:p text:style-name="P52">– <text:s/>Нам не туда. Идём, Анон. Я хочу показать тебе Эквестрию, – тихо сказала она.</text:p>
      <text:p text:style-name="P52"/>
      <text:p text:style-name="P52">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2">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2"><text:soft-page-break/></text:p>
      <text:p text:style-name="P52"><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2"/>
      <text:p text:style-name="P52">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2"/>
      <text:p text:style-name="P52">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2"/>
      <text:p text:style-name="P52">Взобравшись на галерею по винтовой лестнице крохотной сторожевой башенки, мы остановились у края.</text:p>
      <text:p text:style-name="P52">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2"/>
      <text:p text:style-name="P52">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text:p text:style-name="P52">– Что ты чувствуешь? – спросила аликорница.</text:p>
      <text:p text:style-name="P52">– У меня нет слов. Ничего прекраснее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Аликорница присела на каменную поверхность и застыла, любуясь пейзажем.</text:p>
      <text:p text:style-name="P52"/>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2"/>
      <text:p text:style-name="P52"><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2">–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2">–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2"/>
      <text:p text:style-name="P52">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2"/>
      <text:p text:style-name="P52">Я с трудом оторвал взгляд от счастливой тройки.</text:p>
      <text:p text:style-name="P52">– Проблемы? Что за проблемы? Извини, я таки прослушал.</text:p>
      <text:p text:style-name="P52"/>
      <text:p text:style-name="P52">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2"/>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9</text:span>. Кошмары<text:span text:style-name="T1"> пегасов</text:span></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7">–</text:span> Постой, не торопись,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38"/>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2"/>
      <text:p text:style-name="P1"><text:span text:style-name="T17">–</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7">–</text:span> Эмм… Они… м-м-м… не больны… в некотором смысле… <text:span text:style-name="T17">–</text:span> гонец изо всех сил ковырял копытом п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7">—</text:span> в возможности летать. Добровольно отказаться от полётов для него <text:span text:style-name="T17">—</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6">***</text:p>
      <text:p text:style-name="P6"/>
      <text:p text:style-name="P20">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20"/>
      <text:p text:style-name="P20">– Представьтесь вашей принцесс<text:span text:style-name="T1">е</text:span>! – шикнул на пегасов сопровождающий стражник.</text:p>
      <text:p text:style-name="P20">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43">—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43">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7">—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20">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20"/>
      <text:p text:style-name="P1"><text:span text:style-name="T1">– </text:span><text:span text:style-name="T17">Видишь? Я хоть и не пегас, но тоже кое-что могу в плане погоды, </text:span><text:span text:style-name="T1">– прошептала я пегаске.</text:span></text:p>
      <text:p text:style-name="P7">Та несмело улыбнулась мне. Уши её чуть приподнялись.</text:p>
      <text:p text:style-name="P7">Я стала тихонько напевать ей.</text:p>
      <text:p text:style-name="P7"/>
      <text:p text:style-name="P8">Кто у нас такой красивый,</text:p>
      <text:p text:style-name="P8">Сильный, смелый, не плаксивый?</text:p>
      <text:p text:style-name="P8">Кто наш будущий герой?</text:p>
      <text:p text:style-name="P8">Жеребёнок удалой?</text:p>
      <text:p text:style-name="P8"/>
      <text:p text:style-name="P8">Не грусти, моя малышка,</text:p>
      <text:p text:style-name="P8">Улыбнись, моя глупышка,</text:p>
      <text:p text:style-name="P8">Слёзки вытри, причешись,</text:p>
      <text:p text:style-name="P8">От испуга отряхнись.</text:p>
      <text:p text:style-name="P8"/>
      <text:p text:style-name="P8">Я не враг тебе, родная,</text:p>
      <text:p text:style-name="P8"><text:soft-page-break/>Я стою на страже края,</text:p>
      <text:p text:style-name="P8">Выдай, что страшит тебя?</text:p>
      <text:p text:style-name="P8">Не пугайся же меня!</text:p>
      <text:p text:style-name="P20"/>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70">старший. </text:span><text:span text:style-name="T2">–</text:span><text:span text:style-name="T7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43">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
      <text:p text:style-name="P7">–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text:p text:style-name="P7"><text:soft-page-break/>– Извини, Лулу, дело срочное.</text:p>
      <text:p text:style-name="P7">– Надеюсь, оно стоит Наших прерванных грёз о Ночной Эквестрии!</text:p>
      <text:p text:style-name="P7">– О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
      <text:p text:style-name="P7">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7"/>
      <text:p text:style-name="P7">– Это… твои??? И ты скрывала от Нас всё это время??? Но кто??? Кто их отец?!! КТО ЭТОТ… !!!</text:p>
      <text:p text:style-name="P7">От волнения Луна перешла на грандэквестрийский. Мне пришлось закрыть ей крылом рот, чтобы не разбудить жеребят.</text:p>
      <text:p text:style-name="P7"/>
      <text:p text:style-name="P7">–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7">Луна умолкла и сосредоточилась. Постепенно её гнев сменился недоверием, а потом и ужасом.</text:p>
      <text:p text:style-name="P7">– Сто рогов Нам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
      <text:p text:style-name="P7">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7"/>
      <text:p text:style-name="P7">–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7">— и втайне немного завидовала этому</text:span>. Ах, если б только сестра умела управляться со своими эмоциями так же, как с магией <text:span text:style-name="T17">— </text:span>мне не пришлось бы терзаться раздумьями в поисках преемника!</text:p>
      <text:p text:style-name="P7"/>
      <text:p text:style-name="P7">…</text:p>
      <text:p text:style-name="P7"/>
      <text:p text:style-name="P7">Луна опустилась на пол, выходя из транса. Магическая аура исчезла и сестра обессиленно упала на колени.</text:p>
      <text:p text:style-name="P7">– Проклятье! К такому Мы не были готовы!</text:p>
      <text:p text:style-name="P7">Луна подняла голову и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Лулу?</text:p>
      <text:p text:style-name="P7"><text:soft-page-break/>Я не верила своим глазам. Страхи прошлого вернулись ко мне с новой силой.</text:p>
      <text:p text:style-name="P7">– Сел, эта гадость пришла не из нашего мира. В их снах Мы видели…</text:p>
      <text:p text:style-name="P7">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52">–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52"/>
      <text:p text:style-name="P52">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52"/>
      <text:p text:style-name="P52">Ну что же, основное искусство правления <text:span text:style-name="T17">— умение делегировать полномочия. Вечером того же дня я села за письменный стол.</text:span></text:p>
      <text:p text:style-name="P40"/>
      <text:p text:style-name="P46">“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6">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3">***</text:p>
      <text:p text:style-name="P52"/>
      <text:p text:style-name="P52">– Так ты поручила Твайлайт Спаркл расследование кошмаров жеребят?</text:p>
      <text:p text:style-name="P52">– Да, их и других подобных, начавшихся с той поры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7"> Как правило,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Селестия вздохнула.</text:p>
      <text:p text:style-name="P52">–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2"/>
      <text:p text:style-name="P52">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2"/>
      <text:p text:style-name="P52">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2"/>
      <text:p text:style-name="P52">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52"/>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text:p text:style-name="P52">–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7">—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2">– Нет проблем, Селестия. Я всё понимаю.</text:p>
      <text:p text:style-name="P52"/>
      <text:p text:style-name="P52">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52"><text:soft-page-break/></text:p>
      <text:p text:style-name="P52">– Анониму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 Если хочешь.</text:p>
      <text:p text:style-name="P52">– Хорошо. До встречи, Сел.</text:p>
      <text:p text:style-name="P52">– До встречи, Анон.</text:p>
      <text:p text:style-name="P52"/>
      <text:h text:style-name="Heading_20_2" text:outline-level="2"><text:span text:style-name="T17">10</text:span>. (40*<text:span text:style-name="T17">ctg(Pi/4)-6)/(ln(e)-sin(0))</text:span></text:h>
      <text:p text:style-name="P52"/>
      <text:p text:style-name="P66">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7">— оставить тебе напутствие.</text:span></text:p>
      <text:p text:style-name="P46"/>
      <text:p text:style-name="P66"><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
      <text:p text:style-name="P66"><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text:span></text:p>
      <text:p text:style-name="P46">Брось. </text:p>
      <text:p text:style-name="P66"><text:span text:style-name="T17">Прежде чем обижаться, вспомни свой собственный мир. Так ли он хорош? Счастлив ли ты в нём? </text:span>Можешь ли ты сказать, что он лучше этого?</text:p>
      <text:p text:style-name="P66">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В этом его слабость <text:span text:style-name="T17">— </text:span>он может меняться и в плохую сторону. От тебя зависит, в какую.</text:p>
      <text:p text:style-name="P66"/>
      <text:p text:style-name="P66">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6">Удачи!</text:p>
      <text:p text:style-name="P66"/>
      <text:p text:style-name="P40">…</text:p>
      <text:p text:style-name="P40"/>
      <text:p text:style-name="P40">Я зевнул.</text:p>
      <text:p text:style-name="P52">Тоже мне, философ выискался, Диоген копытный! Вот не люблю, когда всякие "гуру" с глубокомысленным видом порют чушь. Эквестрия <text:span text:style-name="T19">—</text:span> чудесная страна, пони <text:span text:style-name="T19">— </text:span><text:span text:style-name="T17">прекрасные создания, </text:span><text:soft-page-break/><text:span text:style-name="T17">хоть и малость не от мира сего! Чисто, культурно, вежливо. Дворецкий </text:span><text:span text:style-name="T19">—</text:span><text:span text:style-name="T17"> скопидом, конечно, но это работа у него такая. </text:span>Блин, м<text:span text:style-name="T17">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40"/>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Анонимус.</text:p>
      <text:p text:style-name="P1">Я захлопнул трактат<text:span text:style-name="T17">.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20"/>
      <text:p text:style-name="P1"><text:span text:style-name="T17">–</text:span> Уже иду. Где я могу её найти?</text:p>
      <text:p text:style-name="P1"><text:span text:style-name="T17">–</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20">– А что, мой друг, э-э-э…</text:p>
      <text:p text:style-name="P20">– Калрус. Калрус Клодвэй. Не могу вспомнить день, когда мы подружились, – подчёркнуто вежливо ответил пегас.</text:p>
      <text:p text:style-name="P20">–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20">Я подмигнул пегасу.</text:p>
      <text:p text:style-name="P20"/>
      <text:p text:style-name="P20">Мужик мужика поймёт, Анон!</text:p>
      <text:p text:style-name="P20"/>
      <text:p text:style-name="P20">– О-о-о, вам повезло! – оживился пегас. – Я как раз знаю о таком местечке!</text:p>
      <text:p text:style-name="P20">Пегас вернул мне подмигивание.</text:p>
      <text:p text:style-name="P20">– Несомненно, вам будет там интересно! Там много двуногих… самок.</text:p>
      <text:p text:style-name="P20">Пегас причмокнул и завёл глаза.</text:p>
      <text:p text:style-name="P20"/>
      <text:p text:style-name="P20">Ты всегда знал, что мужская солидарность не подведёт, Анон! Надо выставить этому парню пиво.</text:p>
      <text:p text:style-name="P20"/>
      <text:p text:style-name="P20">– И где же это место? – я полез в карман за блокнотом.</text:p>
      <text:p text:style-name="P1"><text:span text:style-name="T18">– Не слишком далеко отсюда. Два дня пути на дирижабле </text:span><text:span text:style-name="T54">— и приют для престарелых минотавров </text:span><text:span text:style-name="T66">“</text:span><text:span text:style-name="T67">Поле Кровожадной Брани</text:span><text:span text:style-name="T66">”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3"/>
      <text:p text:style-name="P83">Я скосил глаз на стражника. Тот сжал губы, но надувшиеся щёки выдавали еле сдерживаемое ржание.</text:p>
      <text:p text:style-name="P83">Проклятье! Чёртов троллоло издевается надо мной! Лишь наше прибытие сдержало рвущиеся наружу ругательства.</text:p>
      <text:p text:style-name="P83"><text:soft-page-break/></text:p>
      <text:p text:style-name="P1"><text:span text:style-name="T73">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54">— пускай спускается ко мне в парк или библиотеку</text:span><text:span text:style-name="T4">!</text:span></text:p>
      <text:p text:style-name="P13"/>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7"/>
      <text:p text:style-name="P7">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80">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54">— книжный шкаф и напольная подставка для чтения с </text:span><text:span text:style-name="T43">упором в виде </text:span><text:span text:style-name="T54">голов</text:span><text:span text:style-name="T43">ы</text:span><text:span text:style-name="T5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43">жаровни</text:span><text:span text:style-name="T54"> и фонтанчик</text:span><text:span text:style-name="T43">а</text:span><text:span text:style-name="T54">. </text:span><text:span text:style-name="T43">Каменный пол комнаты был покрыт розовым ковром с длиннейшим ворсом.</text:span><text:span text:style-name="T54"> </text:span><text:span text:style-name="T43">Его центр занимал высокий </text:span><text:span text:style-name="T54">кругл</text:span><text:span text:style-name="T43">ый</text:span><text:span text:style-name="T54"> </text:span><text:span text:style-name="T43">футон</text:span><text:span text:style-name="T54"> </text:span><text:span text:style-name="T43">с</text:span><text:span text:style-name="T54"> велик</text:span><text:span text:style-name="T43">им</text:span><text:span text:style-name="T54"> множество</text:span><text:span text:style-name="T43">м</text:span><text:span text:style-name="T54"> подушек. Среди них я с удивлением заметил плюшевую единорожку </text:span><text:span text:style-name="T43">фиолетового</text:span><text:span text:style-name="T54"> цвета. За полускрытым гардинами проёмом виднелся широкий балкон с низенькими пузатыми перилами. Пахло лавандовым маслом.</text:span></text:p>
      <text:p text:style-name="P40"/>
      <text:p text:style-name="P40">– Рада тебя видеть, Анон, – знакомый силуэт на балконе повернулся в мою сторону.</text:p>
      <text:p text:style-name="P40">Гардины раздвинулись и Селестия вошла в комнату.</text:p>
      <text:p text:style-name="P40"/>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40"><text:soft-page-break/></text:p>
      <text:p text:style-name="P40">Думай о математике, Анон! Думай. О. Математике! Умножай дроби в столбик!</text:p>
      <text:p text:style-name="P40"/>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2">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
      <text:p text:style-name="P52">Держи себя в руках, Анон! Держи себя в руках!!! Вспоминай тригонометрию, если арифметика уже не помогает!</text:p>
      <text:p text:style-name="P52"/>
      <text:p text:style-name="P52">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52"/>
      <text:p text:style-name="P40">Селестия подошла к фонтанчику и начала набирать воду в серебряный чайник.</text:p>
      <text:p text:style-name="P40">–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2">Аликорница вздохнула и закатила глаза.</text:p>
      <text:p text:style-name="P40"><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2">Селестия печально покачала головой и осторожно подула в камин. Язычки пламени весело затанцевали среди головешек.</text:p>
      <text:p text:style-name="P52">Я скептически хмыкнул.</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
      <text:p text:style-name="P52">Аликорница смутилась.</text:p>
      <text:p text:style-name="P52">– Да, ты прав. Всё немного не так, как представляется со стороны. Хотя Лулу действительно управляет луной, я не трогаю солнце <text:span text:style-name="T17">—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7">Хотя со стороны кажется, будто я действительно управляю солнцем — ведь всё в </text:span><text:soft-page-break/><text:span text:style-name="T17">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52"/>
      <text:p text:style-name="P40">Селестия тяжко вздохнула.</text:p>
      <text:p text:style-name="P52">–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7">.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7">Во все времена некоторым пони нравилось играть в конспирацию и борьбу за идеалы высшей справедливости…</text:span></text:p>
      <text:p text:style-name="P40">Селестия горько рассмеялась.</text:p>
      <text:p text:style-name="P52">– …<text:span text:style-name="T17">От которой они первые </text:span>и сбежали<text:span text:style-name="T17">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7">— </text:span>не давать им окрепнуть настолько, чтобы они могли посеять смуту.</text:p>
      <text:p text:style-name="P52"/>
      <text:p text:style-name="P52">Огонь в камине разгорелся. <text:span text:style-name="T17">Селестия поставила чайник на кованную решётку, подошла к кухонной полке и задумалась.</text:span></text:p>
      <text:p text:style-name="P40"/>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40"><text:span text:style-name="T1">–</text:span> Спасибо, Селестия. Пожалуй, буду “кантерлотский королевский”.</text:p>
      <text:p text:style-name="P40"/>
      <text:p text:style-name="P52">Аликорница зыркнула на меня, недовольно сморщив нос.</text:p>
      <text:p text:style-name="P40"><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40"/>
      <text:p text:style-name="P40">Селестия открыла шкафчик. Потянув зубами золотой шнурок, она вытащила чёрный с золотом пакетик. Я смутился.</text:p>
      <text:p text:style-name="P40"><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40">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40"/>
      <text:p text:style-name="P40"><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40"><text:soft-page-break/></text:p>
      <text:p text:style-name="P40"><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Анон! Об тебя можно взгляд поцарапать!</text:p>
      <text:p text:style-name="P40"/>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
      <text:p text:style-name="P40">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40">Держи себя в руках, Анон! Держи. Себя. В руках. Иначе тебе придётся вспоминать правила вычисления логарифмов!</text:p>
      <text:p text:style-name="P40"/>
      <text:p text:style-name="P40"><text:span text:style-name="T1">–</text:span> Я не против. Я, как раз, за. Хотя мне непривычно, что приглашение передал стражник. Раньше ты сама приходила в библиотеку.</text:p>
      <text:p text:style-name="P40"/>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40"/>
      <text:p text:style-name="P40">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40"><text:span text:style-name="T1">–</text:span> Ну же, Анон, ты как деревянный! Расслабься! Можно подумать, тебя никогда раньше не приглашали на свидания!</text:p>
      <text:p text:style-name="P40"/>
      <text:p text:style-name="P40">Святые яйца! Анон, тебя пригласили на свидание!</text:p>
      <text:p text:style-name="P40">Я чувствовал, как краска заливает лицо. Уши стали горячими, как угли в камине.</text:p>
      <text:p text:style-name="P52"/>
      <text:p text:style-name="P40"><text:span text:style-name="T1">–</text:span> Эй, полегче! Ты пихаешься, как бульдозер!</text:p>
      <text:p text:style-name="P40"><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40"/>
      <text:p text:style-name="P40">Мне казалось, верхушка <text:span text:style-name="T1">моего </text:span>черепа сейчас взорвётся, чтобы выпустить пар внутри.</text:p>
      <text:p text:style-name="P40"/>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40"><text:soft-page-break/></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5">Мне печалиться не стоит</text:p><text:p text:style-name="P155">Жизнь прекрасна и полна</text:p><text:p text:style-name="P155">Телом молода, душою —</text:p><text:p text:style-name="P155">Как дракон морской мудра</text:p><text:p text:style-name="P155"/><text:p text:style-name="P155">Я видала взлёт империй,</text:p><text:p text:style-name="P155">Я жила среди легенд,</text:p><text:p text:style-name="P155">Древней магии мистерий</text:p><text:p text:style-name="P155">Я прилежнейший студент</text:p><text:p text:style-name="P155"/><text:p text:style-name="P155">Обожаема народом,</text:p><text:p text:style-name="P155">Уважаема врагом —</text:p><text:p text:style-name="P155">Но друзья остались в прошлом,</text:p><text:p text:style-name="P155">Пустота пришла в мой дом</text:p><text:p text:style-name="P155"/><text:p text:style-name="P155">Одинока и печальна,</text:p><text:p text:style-name="P155">Недоступна и строга,</text:p><text:p text:style-name="P155">Потеряла изначальный</text:p><text:p text:style-name="P155">Смысл жизни навсегда</text:p><text:p text:style-name="P155"/><text:p text:style-name="P155">Жизнь моя теперь публична,</text:p><text:p text:style-name="P155">Жизнь моя теперь для всех,</text:p><text:p text:style-name="P155">В этом — горе, в этом — счастье,</text:p><text:p text:style-name="P155">В этом плач и в этом смех.</text:p></text:note-body></text:note>.</text:p>
      <text:p text:style-name="P40"/>
      <text:p text:style-name="P40"><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40"/>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text:p>
      <text:p text:style-name="P40">Только сейчас я заметил помещение, продолжающее в другую сторону выступ входного коридора.</text:p>
      <text:p text:style-name="P40"/>
      <text:p text:style-name="P52">Анон, тебе нужно напихать булыжников в карманы, чтобы не улететь под потолок от счастья!</text:p>
      <text:p text:style-name="P52"/>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
      <text:p text:style-name="P40">Я сидел на бортике бассейна и трогал пальцем ноги воду, когда дверь открылась.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40">Прозрачными были и бортики бассейна.</text:p>
      <text:p text:style-name="P40"/>
      <text:p text:style-name="P40">– Ты бы предупреждала, прежде чем войти, что ли? – просипел я.</text:p>
      <text:p text:style-name="P40"><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text:p text:style-name="P40">– О, ты уже?</text:p>
      <text:p text:style-name="P40">Аликорница поставила на поднос чашки и плетёнку с бубликами и подошла с ним к тюфяку.</text:p>
      <text:p text:style-name="P52">Я сомкнул колени и сжал в замок руки на груди. Дьявол, я начал чувствовать <text:s/>себя не в своей тарелке. Это зашло слишком далеко. Одно дело <text:span text:style-name="T17">— </text:span>фантазировать на эротические темы с фантастическим уклоном, и совсем другое <text:span text:style-name="T17">— </text:span>принимать в них участие! Ты слишком консервативен для этого, Анон!</text:p>
      <text:p text:style-name="P52"/>
      <text:p text:style-name="P52">Стараясь отвлечься, я спросил:</text:p>
      <text:p text:style-name="P40">– А зачем ты опустила жалюзи на окно в ванной? Оттуда такой обалден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40"><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2"/>
      <text:p text:style-name="P40"><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52"/>
      <text:p text:style-name="P52">Статью украшала фотография перебинтованной Селестии, пытающейся прикрыть меня крыльями в то время, как я копошился сзади на табуретке.</text:p>
      <text:p text:style-name="P52"/>
      <text:p text:style-name="P52">– Примерно такие, – расхохоталась Селестия. <text:span text:style-name="T17">–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52">Селестия густо покраснела.</text:p>
      <text:p text:style-name="P52"/>
      <text:p text:style-name="P40">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40"><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text:p text:style-name="P40">–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40"/>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40"/>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52"/>
      <text:p text:style-name="P52">Копыто легло мне на плечо и мягко повалило на постель. Селестия легла рядом и тепло дунула мне в ухо.</text:p>
      <text:p text:style-name="P40">– <text:span text:style-name="T1">Анон, 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2"/>
      <text:p text:style-name="P52">Селестия фыркнула.</text:p>
      <text:p text:style-name="P52">–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40"/>
      <text:p text:style-name="P52">Её ресницы щекотали мне щеку. Я повернулся к ней и буквально растворился в ласковом взгляде огромных фиалковых глаз.</text:p>
      <text:p text:style-name="P52">– Т-ты… предлагаешь мне заняться сексом? С т-тобой? Но… как?</text:p>
      <text:p text:style-name="P52"/>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
      <text:p text:style-name="P52">Селестия закатила глаза.</text:p>
      <text:p text:style-name="P52">–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
      <text:p text:style-name="P52">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52"/>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2"/>
      <text:p text:style-name="P52">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2"/>
      <text:p text:style-name="P52">НИ-ЧЕ-ГО!</text:p>
      <text:p text:style-name="P52"/>
      <text:p text:style-name="P52">Селестия осторожно высвободилась из-под меня и встала с постели.</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7">–</text:span> Иногда хочется забыться, <text:span text:style-name="T17">–</text:span> перехватила мой взгляд аликорница, <text:span text:style-name="T17">–</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8"><text:span text:style-name="T17">–</text:span> А <text:span text:style-name="T1">водку</text:span> у вас принято пить?</text:p>
      <text:p text:style-name="P38"><text:span text:style-name="T17">–</text:span> Некоторые употребляют. Но правительница Эквестрии, пьющая кальвадос <text:span text:style-name="T1">—</text:span> это уже черезчур, <text:span text:style-name="T17">–</text:span> Селестия засмеялась.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8"><text:soft-page-break/></text:p>
      <text:p text:style-name="P52">Достав из шкафчика заплесневевшую бутылку, Селестия что-то прикинула на глаз и наполнила её содержимым два бокала на полуметровых ножках.</text:p>
      <text:p text:style-name="P52">–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text:p text:style-name="P52">Она ещё спрашивает! Тебя сейчас можно использовать вместо половичка под её копытами, Анон!</text:p>
      <text:p text:style-name="P52"/>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
      <text:p text:style-name="P52">Селес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40"/>
      <text:p text:style-name="P52"><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text:span></text:p>
      <text:p text:style-name="P52">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2"/>
      <text:p text:style-name="P52">Наконец, я со вздохом отпрянул.</text:p>
      <text:p text:style-name="P52"><text:span text:style-name="T17">– Я несказанно рада, что, наконец-то, могу назвать тебя своим ближайшим другом, </text:span>– мурлыкнула Селестия. – <text:span text:style-name="T17">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
      <text:p text:style-name="P52"><text:span text:style-name="T17">– Это ты называешь </text:span>«<text:span text:style-name="T17">дружбой</text:span>»<text:span text:style-name="T17">? – с </text:span>улыбкой хмыкнул<text:span text:style-name="T17"> я. – </text:span>Мне нравится твоё чувство юмора.</text:p>
      <text:p text:style-name="P52">Аликорница в недоумении взглянула на меня.</text:p>
      <text:p text:style-name="P52"><text:soft-page-break/><text:span text:style-name="T17">– Анон, т</text:span>ебе не нравится моя дружба? Ты не принимаешь её? Ты чем-то недоволен?</text:p>
      <text:p text:style-name="P52"/>
      <text:p text:style-name="P52">Я расхохотался, <text:s/>чуть не поперхнулся водой, плескавшейся у подбородка.</text:p>
      <text:p text:style-name="P52"><text:span text:style-name="T17">– </text:span>Нет, что ты, Сел, не мели ерунды! Я всем доволен, я просто в восторге. Мне вообще кажется, что я попал в рай, прямо в храм любви,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поняла моих чувств к тебе. Я <text:span text:style-name="T17">— не друг, я — нечто большее. Я тебя </text:span>лю…</text:p>
      <text:p text:style-name="P52"/>
      <text:p text:style-name="P52">Копыто аликорницы закрыло мне рот прежде чем я успел договорить заветное слово.</text:p>
      <text:p text:style-name="P40">– Анон, не надо! – умоляюще произнесла аликорница. – Не продолжай! Пожалуйста!</text:p>
      <text:p text:style-name="P40"/>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
      <text:p text:style-name="P40">Селестия виновато закусила губу и отвернулась.</text:p>
      <text:p text:style-name="P40">–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40"/>
      <text:p text:style-name="P40">…</text:p>
      <text:p text:style-name="P40"/>
      <text:p text:style-name="P40">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40">Среди этого армагеддона стоял мой ангел-хранитель и шептал:</text:p>
      <text:p text:style-name="P40">– Анон… Я не смогу сделать тебя бессмертным… Мне очень жаль… Извини…</text:p>
      <text:p text:style-name="P40"/>
      <text:p text:style-name="P40">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text:p text:style-name="P40">– Охренеть, – сказал я холодно. – А я прям напрашивался!</text:p>
      <text:p text:style-name="P40">Одиночество, отступившее перед мягким натиском аликорницы в последние <text:span text:style-name="T1">дни</text:span>, снова сковало стужей душу.</text:p>
      <text:p text:style-name="P40"/>
      <text:p text:style-name="P40">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40"/>
      <text:p text:style-name="P40">“… пожалуйста, останься…”</text:p>
      <text:p text:style-name="P40">…</text:p>
      <text:p text:style-name="P40"><text:soft-page-break/>Где этот чёртов носок?!</text:p>
      <text:p text:style-name="P40">…</text:p>
      <text:p text:style-name="P40">“… пойми, это эффект лазурного вина…”</text:p>
      <text:p text:style-name="P40">…</text:p>
      <text:p text:style-name="P40">Джинсы узкие, блядь! На мокрое тело хрен натянешь!</text:p>
      <text:p text:style-name="P40">…</text:p>
      <text:p text:style-name="P40">“… ох, я глупая…”</text:p>
      <text:p text:style-name="P40">…</text:p>
      <text:p text:style-name="P40">Так, всё. Шмотки на мне, вроде, ничего не забыл.</text:p>
      <text:p text:style-name="P40"/>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11. <text:span text:style-name="T1">Прощание</text:span></text:h>
      <text:p text:style-name="P52"/>
      <text:p text:style-name="P40">– <text:span text:style-name="T1">Норф!.. Эй, Норф! Ты где?..</text:span></text:p>
      <text:p text:style-name="P52"/>
      <text:p text:style-name="P52">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2"/>
      <text:p text:style-name="P52">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3">***</text:p>
      <text:p text:style-name="P40"/>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43">«</text:span>сказочной обезьяне из Вечнодикого леса<text:span text:style-name="T43">»</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7"/>
      <text:p text:style-name="P7">…</text:p>
      <text:p text:style-name="P7"/>
      <text:p text:style-name="P1"><text:span text:style-name="T54">– </text:span><text:span text:style-name="T43">Говорят, в Додж-сити почти не осталось жителей. В местном депо перестали обслуживать паровозы из-за нехватки рабочих. Старик </text:span><text:span text:style-name="T54">–</text:span><text:span text:style-name="T43"> станционный смотритель рассказал, что пони исчезают </text:span><text:soft-page-break/><text:span text:style-name="T43">ночью, во время сна, один за другим. Оставшиеся собирают пожитки и перебираются ближе к центру, в районы пооживлённей…</text:span></text:p>
      <text:p text:style-name="P7"><text:span text:style-name="T54">– </text:span><text:span text:style-name="T58">А из Пинто Крик уже месяц нет новостей…</text:span></text:p>
      <text:p text:style-name="P7"><text:span text:style-name="T54">– </text:span><text:span text:style-name="T58">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2"/>
      <text:p text:style-name="P52">…</text:p>
      <text:p text:style-name="P52"/>
      <text:p text:style-name="P20"><text:span text:style-name="T58">– </text:span>“<text:span text:style-name="T1">Что я могу сделать, чтобы вернуть всё назад?</text:span>”</text:p>
      <text:p text:style-name="P20"><text:span text:style-name="T58">– </text:span><text:span text:style-name="T43">Так и сказала?</text:span></text:p>
      <text:p text:style-name="P1"><text:span text:style-name="T54">–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0"><text:span text:style-name="T58">– </text:span><text:span text:style-name="T43">Что бы это значило, Флёр?</text:span></text:p>
      <text:p text:style-name="P20"><text:span text:style-name="T58">– </text:span><text:span text:style-name="T4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
      <text:p text:style-name="P52">…</text:p>
      <text:p text:style-name="P52"/>
      <text:p text:style-name="P7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
      <text:p text:style-name="P7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4">– Леди и джентльпони! Приём окончен! Её Высочество принцесса Селестия будет рада видеть <text:s/>вас в следующую среду!</text:p>
      <text:p text:style-name="P74"/>
      <text:p text:style-name="P7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4"/>
      <text:p text:style-name="P74">… </text:p>
      <text:p text:style-name="P7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7">–</text:span> <text:span text:style-name="T1">Ты</text:span>?</text:p>
      <text:p text:style-name="P39"><text:soft-page-break/>– Привет, Селестия, – подчёркнуто нейтрально обратился я. – Как дела?</text:p>
      <text:p text:style-name="P39">– <text:span text:style-name="T1">Здравствуй,</text:span> <text:span text:style-name="T1">Анон</text:span>. <text:s/><text:span text:style-name="T1">М</text:span>ягко говоря, <text:span text:style-name="T1">н</text:span>е очень.</text:p>
      <text:p text:style-name="P39"/>
      <text:p text:style-name="P38"><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39"/>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7">–</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53">—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5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7">–</text:span> А почему вы не поселитесь в более пригодном для земледелия месте?</text:p>
      <text:p text:style-name="P1">Селестия вздохнула.</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30">— </text:span><text:span text:style-name="T77">и </text:span><text:span text:style-name="T8">н</text:span>ам некуда уйти в поисках лучшего места. Да и не так много этих мест.</text:p>
      <text:p text:style-name="P39"/>
      <text:p text:style-name="P39">Селестия подошла к фонтанчику, обмакнула в него копыто и провела им по лбу.</text:p>
      <text:p text:style-name="P39">–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
      <text:p text:style-name="P39">Я сделал вид, что не заметил полунамёка в последнем предложении. Выяснять отношения, как и мириться, мне не хотелось.</text:p>
      <text:p text:style-name="P39"/>
      <text:p text:style-name="P39">– Порадовать, к сожалению, нечем. Норфолк Каррус, исчез. Судя по всему, во сне.</text:p>
      <text:p text:style-name="P39">– Норф? О-о-о, нет!</text:p>
      <text:p text:style-name="P39"/>
      <text:p text:style-name="P39"><text:soft-page-break/>Селестия в отчаянии села на пол, прижав копыто к виску. Голова её бессильно опустилась. Я никогда ещё не видел Селестию такой <text:span text:style-name="T7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9">–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9"/>
      <text:p text:style-name="P39">Аликорница подняла голову и <text:span text:style-name="T1">удручённо</text:span> посмотрела на меня.</text:p>
      <text:p text:style-name="P39">–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9">– Может, спросишь Луну, куда деваются пони? Сон по её части.</text:p>
      <text:p text:style-name="P38"><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9">– Мне поговорить с ней?</text:p>
      <text:p text:style-name="P38"><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40">– Ну зашибись. Тогда она обрадуется следующей новости: я ухожу.</text:p>
      <text:p text:style-name="P40"/>
      <text:p text:style-name="P40">Селестия еле заметно дрогнула ушами. Она отвернулась и молча смотрела в окно, не показывая эмоций.</text:p>
      <text:p text:style-name="P40">Я продолжил.</text:p>
      <text:p text:style-name="P40">–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
      <text:p text:style-name="P40">Я решил умолчать о том, что после перенесенного унижения мне было в тягость находиться рядом с Селестией. <text:span text:style-name="T80">Аликорница</text:span> и так выглядела неважно.</text:p>
      <text:p text:style-name="P40"/>
      <text:p text:style-name="P40">Поза <text:span text:style-name="T80">Селестии</text:span> стала чуть менее скованной. На грани слышимости я уловил её вздох. Она наконец повернулась ко мне и слабо улыбнулась.</text:p>
      <text:p text:style-name="P40">–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40"/>
      <text:p text:style-name="P40"><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40"/>
      <text:p text:style-name="P40">–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0">Селестия пошла к выходу, увлекая меня за собой.</text:p>
      <text:p text:style-name="P40">–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text:p text:style-name="P40">Явно Селестия заговаривает тебе зубы, Анон! Я подозрительно посмотрел на свёрток.</text:p>
      <text:p text:style-name="P40"/>
      <text:p text:style-name="P40">– А в мешочке что?</text:p>
      <text:p text:style-name="P40">Селестия скофуженно посмотрела в сторону.</text:p>
      <text:p text:style-name="P40">–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80">и </text:span>у грифонов, <text:span text:style-name="T80">и у зебр, и даже у минотавров</text:span>! Но если тебе понадобятся финансы или другие ресурсы — обращайся без сомнений.</text:p>
      <text:p text:style-name="P40"/>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52"/>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52"/>
      <text:p text:style-name="P40">–<text:span text:style-name="T1"> Отправляйся, Анон. Очень надеюсь на успех твоей миссии. Обязательно пиши!</text:span></text:p>
      <text:p text:style-name="P52">Селестия вышла из зала, подметая хвостом пол.</text:p>
      <text:p text:style-name="P40"/>
      <text:p text:style-name="P41">***</text:p>
      <text:p text:style-name="P40"/>
      <text:p text:style-name="P48">“<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8"/>
      <text:p text:style-name="P55">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5"/>
      <text:p text:style-name="P55">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5">Но не сейчас.</text:p>
      <text:p text:style-name="P55"/>
      <text:p text:style-name="P55">Я встал, забросил сумку на плечо и двинулся к вокзалу.</text:p>
      <text:p text:style-name="P55"/>
      <text:p text:style-name="P45">***</text:p>
      <text:p text:style-name="P40"/>
      <text:p text:style-name="P46">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6">Но со временем магии стало меньше, а мир стал более <text:span text:style-name="T1">твёрд и реален</text:span>.</text:p>
      <text:p text:style-name="P46"/>
      <text:p text:style-name="P46">–<text:span text:style-name="T1"> Но магия есть и сейчас, ма-ам!</text:span></text:p>
      <text:p text:style-name="P46"><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6"/>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6">Так возникли пони, олени, бизоны и многие другие.</text:p>
      <text:p text:style-name="P66"/>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
      <text:p text:style-name="P46">–<text:span text:style-name="T1"> Весь мир как Вечнодикий лес?</text:span></text:p>
      <text:p text:style-name="P66">–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6"/>
      <text:p text:style-name="P66">– Ма-ам, а со мной связан элементаль?</text:p>
      <text:p text:style-name="P66">– Конечно, Эйприл. В каждом из нас есть её бессмертная искорка.</text:p>
      <text:p text:style-name="P66"/>
      <text:p text:style-name="P1"><text:soft-page-break/><text:span text:style-name="T4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8"/>
      <text:p text:style-name="P46"><text:span text:style-name="T1">– Конечно, мам! «День горящего очага» </text:span>— <text:span text:style-name="T1">верно?</text:span></text:p>
      <text:p text:style-name="P66">–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6">Так возникли аликорны.</text:p>
      <text:p text:style-name="P66"/>
      <text:p text:style-name="P66">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80">М</text:span>еняет <text:span text:style-name="T80">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6">Имя её было Селестия.</text:p>
      <text:p text:style-name="P66">За ней последовала и сестра её, <text:span text:style-name="T17">Луна</text:span>.</text:p>
      <text:p text:style-name="P66"/>
      <text:p text:style-name="P6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6">То есть, всегда.</text:p>
      <text:p text:style-name="P66"/>
      <text:p text:style-name="P66">Тут и сказке конец. А теперь, Эйприл, залазь на полку и закрывай глазки.</text:p>
      <text:p text:style-name="P66">– Ну ма-ам! Раскажи ещё что-нибудь! Про Сомбру! Или про Дискорда!</text:p>
      <text:p text:style-name="P66">–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66">– А почему только тебя? А меня? А дядю-<text:span text:style-name="T80">мино</text:span>тавра?</text:p>
      <text:p text:style-name="P66">– <text:s/>Тебя забрать я ему не дам. А в дядю не тыкай копытом, это невежливо! Спи уже, моя маленькая!</text:p>
      <text:p text:style-name="P66">– Поцелуй меня на ночь, ма-ам!</text:p>
      <text:p text:style-name="P66">– Конечно, моя хорошая…</text:p>
      <text:p text:style-name="P66"/>
      <text:p text:style-name="P40"><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92"/>
      <text:h text:style-name="Heading_20_2" text:outline-level="2">12. Понивилль</text:h>
      <text:p text:style-name="P40"/>
      <text:p text:style-name="P39">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4"/>
      <text:p text:style-name="P7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4"/>
      <text:p text:style-name="P39"><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7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4">И это ты ещё не видел, что творится в других министерствах, Анонимус! За тысячу лет Нашего отсутствия Сестра превратила М<text:span text:style-name="T41">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4"/>
      <text:p text:style-name="P51">***</text:p>
      <text:p text:style-name="P39"/>
      <text:p text:style-name="P39"><text:span text:style-name="T73">– </text:span><text:span text:style-name="T4">История Понивилля начинается с того благословенного дня, когда принцесса Селестия подарила семейству Эппл </text:span><text:span text:style-name="T73">— </text:span><text:span text:style-name="T4">тогда, правда, это ещё были Смиты </text:span><text:span text:style-name="T73">—</text:span><text:span text:style-name="T4"> землю у Вечнодикого леса под ферму…</text:span></text:p>
      <text:p text:style-name="P52">…</text:p>
      <text:p text:style-name="P52">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52">…</text:p>
      <text:p text:style-name="P52">– … Анонимус, вы меня слушаете? – мэр махала копытом у меня перед лицом.</text:p>
      <text:p text:style-name="P52">–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52">–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9"><text:span text:style-name="T4">– Спасибо! – перебил я чиновницу, – я уже обзавёлся одним пони – «другом». Всё, что меня сейчас интересует </text:span><text:span text:style-name="T73">— </text:span><text:span text:style-name="T4">снять жильё в аренду.</text:span></text:p>
      <text:p text:style-name="P52">–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52"/>
      <text:p text:style-name="P52">Душе было всё равно. Мой палец бесцельно блуждал по карте.</text:p>
      <text:p text:style-name="P52">–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52"/>
      <text:p text:style-name="P52"><text:soft-page-break/>Ох, щит! Мой палец дёрнулся в угол карты.</text:p>
      <text:p text:style-name="P52"/>
      <text:p text:style-name="P40">–<text:span text:style-name="T1"> Вот этот подойдёт, </text:span>–<text:span text:style-name="T1"> я ткнул в квадратик на окраине.</text:span></text:p>
      <text:p text:style-name="P40">–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9"/>
      <text:p text:style-name="P39">Я полез в мешочек с деньгами.</text:p>
      <text:p text:style-name="P40">–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9"><text:span text:style-name="T1">Р</text:span>ука наткнулась на пакет.</text:p>
      <text:p text:style-name="P39"/>
      <text:p text:style-name="P40">– ?.. ??. ??? – мэр с отвалившейся челюстью пыталась осмыслить услышанное.</text:p>
      <text:p text:style-name="P40"/>
      <text:p text:style-name="P40">Я вытащил руку из мешочка. На ладони лежал пакет <text:span text:style-name="T1">с </text:span>ча<text:span text:style-name="T1">ем</text:span>.</text:p>
      <text:p text:style-name="P40">“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40"/>
      <text:p text:style-name="P40">–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40">– Правда, – улыбнулся <text:span text:style-name="T1">я</text:span>. – <text:span text:style-name="T1">Вам послышалось.</text:span></text:p>
      <text:p text:style-name="P40"/>
      <text:p text:style-name="P25">***</text:p>
      <text:p text:style-name="P20"/>
      <text:p text:style-name="P20">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20"/>
      <text:p text:style-name="P2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20"/>
      <text:p text:style-name="P20"><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7"/>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54">–</text:span><text:span text:style-name="T43"> Эй, верзила, поосторожнее, лягать тя в пузо! Куда прёшься-то?</text:span></text:p>
      <text:p text:style-name="P52"/>
      <text:p text:style-name="P20">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20"/>
      <text:p text:style-name="P40">– Ты <text:span text:style-name="T1">шт</text:span>о, как-тя-там, впервые на базаре? Так таращишься по сторонам, как будто морковку с картохой впервые в жизни увидел.</text:p>
      <text:p text:style-name="P40"/>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text:p>
      <text:p text:style-name="P40"/>
      <text:p text:style-name="P40">–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
      <text:p text:style-name="P40">Так и есть! На крупе кобылки красовались три яблока. Вот только, блин, как её звали-то?</text:p>
      <text:p text:style-name="P40"/>
      <text:p text:style-name="P40">– <text:s/>Прошу прощения, Аппл… Эппл… Эпплхэт?</text:p>
      <text:p text:style-name="P40">–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40">– Да ладно тебе, Эй-Джей! Вполне милое имя, – хихикнул дракончик с кукурузой, проходя мимо.</text:p>
      <text:p text:style-name="P40"/>
      <text:p text:style-name="P40">Ага, вот!</text:p>
      <text:p text:style-name="P40"/>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text:span text:style-name="T1">а</text:span> для всех остальных — тебя тоже! — Эпплджек.</text:p>
      <text:p text:style-name="P40"/>
      <text:p text:style-name="P40">Блин, опять облажался. Как-то хреново начинается знакомство с Понивиллем.</text:p>
      <text:p text:style-name="P40"><text:soft-page-break/></text:p>
      <text:p text:style-name="P40">– Понял. А меня зовут <text:span text:style-name="T1">Анонимус. Для друзей </text:span>— <text:span text:style-name="T1">Анон</text:span>. Приятно было познакомиться, Эпплджек.</text:p>
      <text:p text:style-name="P40">Я повернулся было уходить.</text:p>
      <text:p text:style-name="P40"/>
      <text:p text:style-name="P40">– Э-э-э… <text:span text:style-name="T1">Анон</text:span>?</text:p>
      <text:p text:style-name="P40">– Да? – я повернулся обратно.</text:p>
      <text:p text:style-name="P40"/>
      <text:p text:style-name="P40">Поняха водила копытом по прилавку. Надвинутая на лоб шляпа скрывала выражение мордочки. </text:p>
      <text:p text:style-name="P40"/>
      <text:p text:style-name="P40">–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40"/>
      <text:p text:style-name="P40">Я вернулся к прилавку.</text:p>
      <text:p text:style-name="P40">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40"/>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 Ну ты даёшь! – хмыкнула Эпплджек. – Даже не смешно.</text:p>
      <text:p text:style-name="P40">– Неужели штука?</text:p>
      <text:p text:style-name="P40"/>
      <text:p text:style-name="P40">Поня<text:span text:style-name="T1">х</text:span>а выпрыгнула из-за прилавка и смерила меня долгим взглядом.</text:p>
      <text:p text:style-name="P40">–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text:p text:style-name="P40">–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40"/>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text:soft-page-break/></text:p>
      <text:p text:style-name="P40">–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40">Поняшка набрала ложечку джема и предложила мне. </text:p>
      <text:p text:style-name="P40"/>
      <text:p text:style-name="P40">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40">Наконец, ко мне вернулся дар речи.</text:p>
      <text:p text:style-name="P40"/>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text:p text:style-name="P40">– Тебе, сахарок, как гостю города, сделаю скидку. Забирай за шестьдесят. Раньше меньше чем золотой не отдавала.</text:p>
      <text:p text:style-name="P40"/>
      <text:p text:style-name="P40">Расплачиваясь, я спросил:</text:p>
      <text:p text:style-name="P40">– Ты, случаем, не знаешь, как <text:span text:style-name="T1">найти Твайлайт Спаркл</text:span>?</text:p>
      <text:p text:style-name="P40">Эпплджек, вскинув копыто ко лбу, запричитала:</text:p>
      <text:p text:style-name="P40">–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40"/>
      <text:p text:style-name="P40">Тут Эпплджек прервалась и что есть силы замахала кому-то:</text:p>
      <text:p text:style-name="P40">– Рэр! Эй! Рэр! Давай к нам!</text:p>
      <text:p text:style-name="P40"/>
      <text:p text:style-name="P40">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40">– Эпплджек! Сколько можно повторять: <text:span text:style-name="T1">я </text:span>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узе шмотки.</text:p>
      <text:p text:style-name="P40">– Разница, как если бы тебя вместо огородницы назвали… ммм… <text:s/>реднеком. Пойдёмте, <text:span text:style-name="T1">Анон</text:span>.</text:p>
      <text:p text:style-name="P40"><text:soft-page-break/></text:p>
      <text:p text:style-name="P40">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text:p text:style-name="P40">–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40">–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40">–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40"/>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text:p text:style-name="P52">Рэрити оглянулась по сторонам и заговорчески подмигнула мне.</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40"/>
      <text:p text:style-name="P40">Единорожка чуть не подпрыгивала <text:span text:style-name="T1">на месте </text:span>от любопытства. Заметив мою отвалившуюся челюсть, она вновь рассмеялась.</text:p>
      <text:p text:style-name="P40"/>
      <text:p text:style-name="P40"><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40"/>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40">–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40"/>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
      <text:p text:style-name="P40">Мы остановились перед деревом.</text:p>
      <text:p text:style-name="P40">Даже не так. </text:p>
      <text:p text:style-name="P40">Мы остановились перед ДЕРЕВОМ!</text:p>
      <text:p text:style-name="P40"/>
      <text:p text:style-name="P40">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52"><text:soft-page-break/></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
      <text:p text:style-name="P40">Единорожка удалилась, оставив <text:span text:style-name="T1">после себя лёгкий запах жасмина.</text:span></text:p>
      <text:p text:style-name="P40"/>
      <text:h text:style-name="Heading_20_2" text:outline-level="2">13. Расследование <text:span text:style-name="T1">Твайлайт Спаркл</text:span></text:h>
      <text:p text:style-name="P40"/>
      <text:p text:style-name="P40">– Э-э-э… Добрый день?</text:p>
      <text:p text:style-name="P40"/>
      <text:p text:style-name="P40">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40"/>
      <text:p text:style-name="P52">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52"/>
      <text:p text:style-name="P52">Мне показалось, или единорожка смотрела на меня малость раздражённо? Фолиант с громким стуком хлопнулся на пол.</text:p>
      <text:p text:style-name="P40">–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40"/>
      <text:p text:style-name="P40">Ёпт! Ещё один Шерлок Холмс на мою голову!</text:p>
      <text:p text:style-name="P40">– Извиняюсь за нескромность, а откуда тебе про меня известно?</text:p>
      <text:p text:style-name="P40"/>
      <text:p text:style-name="P40">Глаза книгоежки сузились, уши прижались к голове.</text:p>
      <text:p text:style-name="P40">–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40">Единорожку прервал нарастающий свист откуда-то снизу.</text:p>
      <text:p text:style-name="P40">– Ой-ёй! Совсем забыла про ускоритель! Минуточку!</text:p>
      <text:p text:style-name="P40">Твайлайт метнулась к лестнице в подвал.</text:p>
      <text:p text:style-name="P40"/>
      <text:p text:style-name="P1"><text:span text:style-name="T54">Я </text:span><text:span text:style-name="T43">присел на лавочку</text:span><text:span text:style-name="T54">. </text:span><text:span text:style-name="T43">Эй, мы так не договаривались! Сел, с какой стати ты решаешь за меня? Я не ребёнок, блин!</text:span></text:p>
      <text:p text:style-name="P40"/>
      <text:p text:style-name="P40">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40"><text:soft-page-break/>– Привет, Спайк, – кивнул я ему.</text:p>
      <text:p text:style-name="P40">Дракончик молча указал когтем на дверь в подвал и приложил палец к губам. Затем кинул мне скомканный бумажный шарик.</text:p>
      <text:p text:style-name="P40"/>
      <text:p text:style-name="P46">“…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30">отнюдь не рекомендация</text:span><text:span text:style-name="T77">...</text:span>”</text:p>
      <text:p text:style-name="P40"/>
      <text:p text:style-name="P40">Смятый листок отправился в карман.</text:p>
      <text:p text:style-name="P40">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40">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40"/>
      <text:p text:style-name="P40">–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40"><text:span text:style-name="T1">Спайк</text:span> пожал плечами и принялся чистить кукурузу.</text:p>
      <text:p text:style-name="P40">–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40"/>
      <text:p text:style-name="P52">БДЫЩЬ!!!</text:p>
      <text:p text:style-name="P40"/>
      <text:p text:style-name="P40">Лестница в подвал осветилась вспышкой, пол под ногами подпрыгнул.</text:p>
      <text:p text:style-name="P40">– Ай, бля!</text:p>
      <text:p text:style-name="P40">Я съехал со скамьи на пол, пребольно ударившись спиной. Спайк выронил кукурузу и метнулся по ступенькам вниз.</text:p>
      <text:p text:style-name="P40"/>
      <text:p text:style-name="P40">–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40">– Твай, ты цела?! – Спайк подскочил к единорожке и принялся тушить тлеющий халат.</text:p>
      <text:p text:style-name="P40">–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52"/>
      <text:p text:style-name="P52">У меня волосы на загривке встали дыбом — у заучки чуть ли не слюна изо рта капала!</text:p>
      <text:p text:style-name="P52">Я прочистил горло.</text:p>
      <text:p text:style-name="P52"/>
      <text:p text:style-name="P40"><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52">– Упс!</text:p>
      <text:p text:style-name="P52">Глаза единорожки забегали.</text:p>
      <text:p text:style-name="P52"/>
      <text:p text:style-name="P40">– <text:span text:style-name="T1">Эмм… М-м-м… Мда. А, точно, вспоминаю что-то такое.</text:span></text:p>
      <text:p text:style-name="P52">Твайлайт вздохнула. Уши её обвисли.</text:p>
      <text:p text:style-name="P52"/>
      <text:p text:style-name="P1"><text:span text:style-name="T43">– Ну что же…</text:span><text:span text:style-name="T54"> Почту за честь работать </text:span><text:span text:style-name="T43">под твоим руководством, Анон</text:span><text:span text:style-name="T54">. Погоди немного, я </text:span><text:span text:style-name="T43">приведу себя в порядок</text:span><text:span text:style-name="T54"> и расскажу тебе, насколько далеко смогла продвинуться. Быть может… </text:span><text:span text:style-name="T43">–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40"><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
      <text:p text:style-name="P40">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40"/>
      <text:p text:style-name="P40">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40"/>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
      <text:p text:style-name="P40">Книгоежка аж затопала на месте.</text:p>
      <text:p text:style-name="P40">–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
      <text:p text:style-name="P40">…</text:p>
      <text:p text:style-name="P40">…</text:p>
      <text:p text:style-name="P40">…</text:p>
      <text:p text:style-name="P40"/>
      <text:p text:style-name="P40">– …и оборудовать подвал библиотеки бронекапсулой для безопасных испытаний!</text:p>
      <text:p text:style-name="P40"/>
      <text:p text:style-name="P40"><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52"/>
      <text:p text:style-name="P52">Единорожка заметно поскучнела.</text:p>
      <text:p text:style-name="P40">–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40"><text:span text:style-name="T1">– Ага, и тогда ты сможешь словить её фокальным усилителем и самой стать принцессой-аликорном, </text:span>– заметил Спайк.</text:p>
      <text:p text:style-name="P40">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40"/>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2">– Хм. Странно. А я помню, как ты вертелась перед зеркалом и говорила: «Ну почему я не…»</text:p>
      <text:p text:style-name="P52">–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52"/>
      <text:p text:style-name="P41">***</text:p>
      <text:p text:style-name="P40"/>
      <text:p text:style-name="P15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50"/>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па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7">«…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73"/>
      <text:p text:style-name="P52">– СПАЙК!!! Откуда ты взял этот листок?!! – Твайлайт покраснела, как варёный рак, и выхватила бумажку из моих рук.</text:p>
      <text:p text:style-name="P52">– У тебя в черновиках, разумеется. Ты сама сказала экономить бумагу, – пожал плечами дракончик.</text:p>
      <text:p text:style-name="P52"/>
      <text:p text:style-name="P52">Я осторожно взял следующий листок.</text:p>
      <text:p text:style-name="P52"><text:soft-page-break/>– Электростимулятор гипоталамуса. Драконий. В комплекте с усиленной больничной койкой и набором фиксаторов.</text:p>
      <text:p text:style-name="P52">– Это ещё чего??? – удивился Спайк. – Что-то я не помню, чтоб ты такое хотела!</text:p>
      <text:p text:style-name="P52">–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text:span>А<text:span text:style-name="T17"> что, если…”</text:span></text:p>
      <text:p text:style-name="P52"><text:span text:style-name="T17">–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52">–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text:span>ещё<text:span text:style-name="T17">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Рассказывай, – я устроился поудобнее. – Я тебя внимательно слушаю.</text:p>
      <text:p text:style-name="P52"/>
      <text:p text:style-name="P53">***</text:p>
      <text:p text:style-name="P40"/>
      <text:p text:style-name="P40">…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40"/>
      <text:p text:style-name="P66">– Ага, он был закладкой в четвёртом номере «PlayMare», в разделе «Тридцать две позы, которые удивят вашу френдпони».</text:p>
      <text:p text:style-name="P66">– Спайк! Немедленно ложись спать!</text:p>
      <text:p text:style-name="P66">– Уже иду. Кукурузу только доем и иду.</text:p>
      <text:p text:style-name="P66">– Кстати, а что за безумие было у Стар Свирла?</text:p>
      <text:p text:style-name="P66">–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6">– <text:span text:style-name="T77">Надо же! Ты вторая пони в Эквестрии после Селестии, кто упоминает о людях. И то, Селестия отзывалась о нас, как о сказочных существах.</text:span></text:p>
      <text:p text:style-name="P66">–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6">– Гм-м. Как-нибудь потом.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text:p text:style-name="P52">–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2"/>
      <text:p text:style-name="P52">– То есть, эмм, мы должны сосредоточиться на том, что хотим увидеть?</text:p>
      <text:p text:style-name="P52">–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52"/>
      <text:p text:style-name="P52">–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52">–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7">— максимум двух пони, </text:span>после чего мне придётся восстанавливаться несколько месяцев<text:span text:style-name="T17">. С вами же я связана в круг Элементов Гармонии, что позволит мне вызвать магический резонанс и вовлечь в </text:span>«Прозрение» вас всех<text:span text:style-name="T17">. Поэтому я созвала вас и рассчитываю на вашу помощь.</text:span></text:p>
      <text:p text:style-name="P40"/>
      <text:p text:style-name="P52"><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52">–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2">– Эмм, если не опаснее радуги, это хорошо. Тогда я, пожалуй, не буду предупреждать Ангела…</text:p>
      <text:p text:style-name="P52"/>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поняши!</text:p>
      <text:p text:style-name="P52">– А кто ссорится-то, Твай? Рэрка думает, што никто не знает про её поникена-жеребца со вставным резиновым…</text:p>
      <text:p text:style-name="P52">– ЭППЛДЖЕК!!!</text:p>
      <text:p text:style-name="P52">– Я хотя б думать собираюсь об Эквестрии! И о том, што миру грозит опасность! Не то, што некоторые!</text:p>
      <text:p text:style-name="P52">–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40"/>
      <text:p text:style-name="P52">Я уселась на пуфике, а подруги заняли места на матрасах…</text:p>
      <text:p text:style-name="P66"/>
      <text:p text:style-name="P66">– Спайк, будь добр, принеси дневник эксперимента. Он в подвале, за шкафом с ретортами, в…</text:p>
      <text:p text:style-name="P66">– В сейфе, я в курсе.</text:p>
      <text:p text:style-name="P66"/>
      <text:p text:style-name="P67">***</text:p>
      <text:p text:style-name="P90"/>
      <text:p text:style-name="P66">Дата: 12.04.2142 А.<text:span text:style-name="T17">C</text:span>.</text:p>
      <text:p text:style-name="P66">Эксперимент: заклинание Прозрения</text:p>
      <text:p text:style-name="P66">Испытуемая: Эпплджек</text:p>
      <text:p text:style-name="P66">Синопсис: запись сна со слов испытуемой</text:p>
      <text:p text:style-name="P66">Замечания: после эксперимента в гриве у испытуемой появился седой локон.</text:p>
      <text:p text:style-name="P67"/>
      <text:p text:style-name="P67"><text:soft-page-break/>~~~</text:p>
      <text:p text:style-name="P67"/>
      <text:p text:style-name="P1">Я посмотрела на застывшее у моих ног<text:span text:style-name="T1"> тело</text:span>.</text:p>
      <text:p text:style-name="P1"/>
      <text:p text:style-name="P26">“Значит, всё. Вот как это бывает.”</text:p>
      <text:p text:style-name="P26"/>
      <text:p text:style-name="P1">В глубине лазарета тревожно загудел зуммер. Дверь палаты открылась, к моей койке подбежала медсестра.</text:p>
      <text:p text:style-name="P1"/>
      <text:p text:style-name="P26">“Как её зовут? Запамятовала… Дочка Бловбола, я его ещё последним втащила, прежде чем дверь затворилась. Как же её зовут-то?”</text:p>
      <text:p text:style-name="P26"/>
      <text:p text:style-name="P88">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7"/>
      <text:p text:style-name="P26">“По-крайней мере, я снова могу бегать, пусть и в мире Зелёных Лугов. <text:span text:style-name="T1">Если они ещё где-то остались.</text:span>”</text:p>
      <text:p text:style-name="P26"/>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7"/>
      <text:p text:style-name="P26"><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7">— солнце. Моё солнце.</text:span><text:span text:style-name="T49">”</text:span></text:p>
      <text:p text:style-name="P69"/>
      <text:p text:style-name="P15">Я остановилась перед дверью. Четыре ярда брони отделяли меня от Эквестрии. Четыре ярда и двадцать пять лет.</text:p>
      <text:p text:style-name="P15"/>
      <text:p text:style-name="P26"><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9">ведь </text:span><text:span text:style-name="T57">я — одна из немногих, кто ещё видел тебя вживую. Пусть светит солнце, а уж найти Эпплснэка я смогу. Мне больше ничего не надо.”</text:span></text:p>
      <text:p text:style-name="P48"/>
      <text:p text:style-name="P7">Я прошла сквозь дверь.</text:p>
      <text:p text:style-name="P7"/>
      <text:p text:style-name="P7"><text:soft-page-break/>Снаружи вставало солнце. Размытое <text:span text:style-name="T41">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7">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7">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8">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8">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63"> </text:span><text:span text:style-name="T50">Видения этих городов</text:span><text:span text:style-name="T63"> дрожали, <text:s/>пересекались </text:span><text:span text:style-name="T50">и постоянно множились</text:span><text:span text:style-name="T63">.</text:span></text:p>
      <text:p text:style-name="P50">У меня дико заболела голова, мне казалось, она вылезет из шляпы распухшим шаром. Я закрыла глаза.</text:p>
      <text:p text:style-name="P66"/>
      <text:p text:style-name="P66">Примечание: ПипБак? Стойло?</text:p>
      <text:p text:style-name="P1"/>
      <text:p text:style-name="P6">***</text:p>
      <text:p text:style-name="P1"/>
      <text:p text:style-name="P66">Дата: 12.04.<text:span text:style-name="T17">2142</text:span> А.С.</text:p>
      <text:p text:style-name="P66">Эксперимент: заклинание Прозрения</text:p>
      <text:p text:style-name="P66">Испытуемая: Рэйнбоу Дэш</text:p>
      <text:p text:style-name="P66">Синопсис: описание пробуждения испытуемой</text:p>
      <text:p text:style-name="P66">Замечания: испытуемая отказалась дать описание сна. «Гы-гы… Фигасе… Человеки рулят…» <text:span text:style-name="T21">—</text:span><text:span text:style-name="T22"> </text:span><text:span text:style-name="T77">всё, что удалось от неё добиться.</text:span></text:p>
      <text:p text:style-name="P1"/>
      <text:p text:style-name="P25">~~~</text:p>
      <text:p text:style-name="P25"/>
      <text:p text:style-name="P26">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8">Примечание: человеки?</text:p>
      <text:p text:style-name="P8"><text:soft-page-break/></text:p>
      <text:p text:style-name="P6">***</text:p>
      <text:p text:style-name="P52"/>
      <text:p text:style-name="P66">Дата: 12.04.<text:span text:style-name="T17">2142</text:span> А.С.</text:p>
      <text:p text:style-name="P66">Эксперимент: заклинание Прозрения</text:p>
      <text:p text:style-name="P66">Испытуемая: Рэрити</text:p>
      <text:p text:style-name="P66">Синопсис: запись сна со слов испытуемой</text:p>
      <text:p text:style-name="P66">Замечания: замечаний нет</text:p>
      <text:p text:style-name="P66"/>
      <text:p text:style-name="P47">~~~</text:p>
      <text:p text:style-name="P47"/>
      <text:p text:style-name="P1"><text:span text:style-name="T43">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7">—</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7">Изображение начало таять в моих глазах.</text:p>
      <text:p text:style-name="P1"/>
      <text:p text:style-name="P26"><text:span text:style-name="T1">Примечание:</text:span> <text:span text:style-name="T57">чёрный экран?</text:span></text:p>
      <text:p text:style-name="P48"/>
      <text:p text:style-name="P53">***</text:p>
      <text:p text:style-name="P52"/>
      <text:p text:style-name="P66">Дата: 12.04.<text:span text:style-name="T17">2142</text:span> А.С.</text:p>
      <text:p text:style-name="P66">Эксперимент: заклинание Прозрения</text:p>
      <text:p text:style-name="P66">Испытуемая: Пинки Пай</text:p>
      <text:p text:style-name="P66">Синопсис: описание пробуждения испытуемой</text:p>
      <text:p text:style-name="P66">Замечания: испытуемая отказалась дать описание сна.</text:p>
      <text:p text:style-name="P66"/>
      <text:p text:style-name="P47">~~~</text:p>
      <text:p text:style-name="P47"/>
      <text:p text:style-name="P66"><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6"/>
      <text:p text:style-name="P66">Примечание: через месяц волосы испытуемой пришли в обычное состояние, хотя при встрече с Рэйнбоу Дэш она по прежнему прячет глаза.</text:p>
      <text:p text:style-name="P66"/>
      <text:p text:style-name="P67">***</text:p>
      <text:p text:style-name="P66"/>
      <text:p text:style-name="P66">Дата: 12.04.<text:span text:style-name="T17">2142</text:span> А.С.</text:p>
      <text:p text:style-name="P66">Эксперимент: заклинание Прозрения</text:p>
      <text:p text:style-name="P66">Испытуемая: Флаттершай</text:p>
      <text:p text:style-name="P66">Синопсис: описание пробуждения испытуемой</text:p>
      <text:p text:style-name="P66">Замечания: получить описание сна оказалось невозможным. </text:p>
      <text:p text:style-name="P66"/>
      <text:p text:style-name="P47">~~~</text:p>
      <text:p text:style-name="P47"/>
      <text:p text:style-name="P66">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6"/>
      <text:p text:style-name="P66">* Примечание 1: при виде кексиков истерика случилась с Пинки Пай.</text:p>
      <text:p text:style-name="P66">Примечание 2: через месяц испытуемая избавилась от страха перед Рэйнбоу Дэш, хотя при виде радуги по-прежнему старается спрятаться.</text:p>
      <text:p text:style-name="P66"/>
      <text:p text:style-name="P6">***</text:p>
      <text:p text:style-name="P1"/>
      <text:p text:style-name="P26">Сим повелеваем прекратить дальнейшие эксперименты<text:span text:style-name="T41"> с использованием </text:span><text:span text:style-name="T42">заклинания Прозрения</text:span>, дабы не возмущать ткань сновидений и не подвергать опасности физическое и психическое здоровье пони!</text:p>
      <text:p text:style-name="P26"/>
      <text:p text:style-name="P27">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100"/>
      <text:h text:style-name="Heading_20_2" text:outline-level="2">14. <text:span text:style-name="T1">Конец времён</text:span></text:h>
      <text:h text:style-name="Heading_20_2" text:outline-level="2"/>
      <text:p text:style-name="P59">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9"><text:soft-page-break/>Обмакнув перо в чернила, я начал письмо.</text:p>
      <text:p text:style-name="P66"/>
      <text:p text:style-name="P66">Привет, Сел (несмотря ни на что, мне всё же хочется называть тебя так. Ты же не против?).</text:p>
      <text:p text:style-name="P66">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2">—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2"/>
      <text:p text:style-name="P52">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6"/>
      <text:p text:style-name="P109">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2">— </text:span>эта дрянь таки жрёт пони!</text:p>
      <text:p text:style-name="P66">Похоже, Большое Откровение <text:span text:style-name="T22">—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9">Смысл снов остальных участников опыта для меня остаётся загадкой. Посылаю тебе дневник эксперимента, это лучше всяких словесных описаний.</text:p>
      <text:p text:style-name="P66">Я уже говорил, что Луна запретила Твайлайт дальнейшие изыскания в этой сфере? Это создало юридическую преграду для исследований.</text:p>
      <text:p text:style-name="P52"/>
      <text:p text:style-name="P52">…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2"/>
      <text:p text:style-name="P66">Кроме того, Твайлайт в научном рвении сожгла кучу оборудования, что обусловило невозможность дальнейших исследований физически.</text:p>
      <text:p text:style-name="P66"/>
      <text:p text:style-name="P52">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52"/>
      <text:p text:style-name="P52">Ась? Секунду назад там никого не было!</text:p>
      <text:p text:style-name="P52">Я моргнул, но пегаска не исчезла.</text:p>
      <text:p text:style-name="P52"/>
      <text:p text:style-name="P52">–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2">Лёгкой хрипотцой и короткой гривой пегаска вызывала ассоциации с мальчишкой.</text:p>
      <text:p text:style-name="P52"/>
      <text:p text:style-name="P52">– А что такого с твоим домом? – поинтересовался я.</text:p>
      <text:p text:style-name="P52">Пегаска почесала задней ногой за ухом. На худеньком теле неожиданно проступили рельефные мышцы.</text:p>
      <text:p text:style-name="P52">– Он опускается, – нехотя ответила пегаска и спрыгнула с подоконника. – Ещё пару месяцев — и я буду жить на земле, как какая-нибудь земнопони!</text:p>
      <text:p text:style-name="P52">Пегаска подошла к столу, встала на задние ноги и положила передние на столешницу.</text:p>
      <text:p text:style-name="P52"/>
      <text:p text:style-name="P52">– Рэйнбоу Дэш! – представилась пегаска. – А ты Анон, точняк?</text:p>
      <text:p text:style-name="P52">Пегаска протянула мне копыто.</text:p>
      <text:p text:style-name="P52"/>
      <text:p text:style-name="P52">Я уже протянул было руку, но тут увидел нечто, после чего мне на глаза медленно опустилась красная пелена.</text:p>
      <text:p text:style-name="P52"/>
      <text:p text:style-name="P52">Бля-а-а!</text:p>
      <text:p text:style-name="P52">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52"/>
      <text:p text:style-name="P52">Час работы к чёрту.</text:p>
      <text:p text:style-name="P52">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52"/>
      <text:p text:style-name="P52">– Так это… Я могу чем-нибудь помочь?</text:p>
      <text:p text:style-name="P52">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2"/>
      <text:p text:style-name="P52">– Можешь! – наконец придумал я, как мне казалось, остроумный ответ. – Надо принести кое-чего.</text:p>
      <text:p text:style-name="P52">–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2">– Нет, так далеко не надо, – остановил я её с ухмылкой. – Сгоняй-ка за пивом. У меня как раз закончилось.</text:p>
      <text:p text:style-name="P52"/>
      <text:p text:style-name="P52">Пегаска застыла на месте, не веря услышанному.</text:p>
      <text:p text:style-name="P52">–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52"/>
      <text:p text:style-name="P52">Пегаска крутанулась на месте и молнией вылетела из комнаты — аж окно хлопнуло.</text:p>
      <text:p text:style-name="P52"><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2"/>
      <text:p text:style-name="P66">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6"/>
      <text:p text:style-name="P52">БАЦ!</text:p>
      <text:p text:style-name="P52"/>
      <text:p text:style-name="P52">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2"/>
      <text:p text:style-name="P52">– Вот тебе твоё пиво, Анон! В жизни меня так не унижали!</text:p>
      <text:p text:style-name="P52">Пегаска смотрела на меня с вызовом и осуждением.</text:p>
      <text:p text:style-name="P52">– Извини, если пиво НЕ ТОЙ марки, но ты не удосужился назвать мне свою любимую! – съязвила Дэш.</text:p>
      <text:p text:style-name="P52"/>
      <text:p text:style-name="P52">Я набрал воздуха в грудь побольше, чтобы взорваться гневной отповедью, но, неожиданно для себя, рассмеялся.</text:p>
      <text:p text:style-name="P52">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52"/>
      <text:p text:style-name="P52">Смех рвался наружу мощым потоком, я просто ухахатывался, упав под стол.</text:p>
      <text:p text:style-name="P52"/>
      <text:p text:style-name="P52">– Странный ты какой-то! – заявила пегаска, озадаченно потирая затылок. – Сначала даёшь дурацкие задания, а потом сам же с них смеёшься.</text:p>
      <text:p text:style-name="P52">Дэш сложила передние ноги на груди и продолжила.</text:p>
      <text:p text:style-name="P52">–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2"/>
      <text:p text:style-name="P52">Я отсмеялся, наклонился через стол и потрепал пегаску по чёлке. Та в ответ с готовностью подставила голову.</text:p>
      <text:p text:style-name="P52"/>
      <text:p text:style-name="P52">–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2">–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2">…</text:p>
      <text:p text:style-name="P52">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52"><text:soft-page-break/></text:p>
      <text:p text:style-name="P52">– Спасибо, что напомнила. Буду тебе признателен, если покажешь завтра утром, где живёт Зекора.</text:p>
      <text:p text:style-name="P52">Пегаска отрицательно помотала головой.</text:p>
      <text:p text:style-name="P52">–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2"/>
      <text:p text:style-name="P52">Вот чёрт! Походу, сон на сегодня отменяется. Я спрятал письмо в стол, накинул на плечи куртку и пошёл к выходу.</text:p>
      <text:p text:style-name="P52">Пегаска по-прежнему стояла у стола, делая вид, что её это не касается.</text:p>
      <text:p text:style-name="P52"/>
      <text:p text:style-name="P52">– Эмм. Так мы идём к Зекоре, или нет? Я думал, ты хотела помочь.</text:p>
      <text:p text:style-name="P52">Пегаска скорчила недовольную мордочку.</text:p>
      <text:p text:style-name="P52">– Вы, человеки, все такие не клёвые?</text:p>
      <text:p text:style-name="P52">– ?</text:p>
      <text:p text:style-name="P52">Пегаска принялась загибать копыта.</text:p>
      <text:p text:style-name="P52">– Я тебе принесла пиво — это раз! Подала идею с Зекорой — это два! А где моё вознаграждение???</text:p>
      <text:p text:style-name="P52"/>
      <text:p text:style-name="P52">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2"/>
      <text:p text:style-name="P52">– Сколько ты хочешь за помощь, Рэйнбоу Дэш? – спросил я ровным голосом и звякнул монетами.</text:p>
      <text:p text:style-name="P52">Пегаска скривила губы и отодвинула от себя мешочек.</text:p>
      <text:p text:style-name="P52">– Какой ты глупый! А ещё из Кантерлота! Мне не нужны твои серебряшки!</text:p>
      <text:p text:style-name="P52">– Чего же ты хочешь? Золотяшек? – саркастически спросил я.</text:p>
      <text:p text:style-name="P52"/>
      <text:p text:style-name="P52">Пегаска уселась вплотную и поддела головой мою руку.</text:p>
      <text:p text:style-name="P52">– Почесушек! И не говори мне, что не умеешь! Ты только что делал это совершенно бесплатно!</text:p>
      <text:p text:style-name="P52"/>
      <text:p text:style-name="P52">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2">– Да. Да. Так. Гы. Ещё. Вот так. Кру-у-у-то-о-о!</text:p>
      <text:p text:style-name="P52"/>
      <text:p text:style-name="P52">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52">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2"/>
      <text:p text:style-name="P52">…</text:p>
      <text:p text:style-name="P52"><text:soft-page-break/></text:p>
      <text:p text:style-name="P52">–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2">Пегаска с хрустом потянулась.</text:p>
      <text:p text:style-name="P52">– А я категорически против этого!</text:p>
      <text:p text:style-name="P40"/>
      <text:p text:style-name="P41">***</text:p>
      <text:p text:style-name="P40"/>
      <text:p text:style-name="P40">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40">Я старался шагать по шпалам, чтобы не сбивать шаг. Очертания пегаски расплывались впереди, на границе освещённого участка.</text:p>
      <text:p text:style-name="P40"/>
      <text:p text:style-name="P52">– И как там, в Кантерлоте? Прикольно? Давненько там не была.</text:p>
      <text:p text:style-name="P52">–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2">–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2">Пегаска мечтательно вздохнула.</text:p>
      <text:p text:style-name="P52">– Что за чувство? – я старался успевать за пегаской, для чего мне пришлось перейти на быстрый шаг.</text:p>
      <text:p text:style-name="P52">– Чувство абсолютной свободы. Когда тебя ничто не связывает и ты ничем не ограничен. Для пегаса это важно. Только в Клаудсдейле такое есть.</text:p>
      <text:p text:style-name="P52">Дэш вздохнула.</text:p>
      <text:p text:style-name="P52">– В жизни бы оттуда не слиняла, если бы не тёрки с некоторыми клаудсдейлскими идиотами.</text:p>
      <text:p text:style-name="P52"/>
      <text:p text:style-name="P52">Я не поверил своим ушам.</text:p>
      <text:p text:style-name="P52">– Тебе угрожали клаудсдейлские пегасы? Тебе пришлось бросить дом?</text:p>
      <text:p text:style-name="P52">Пегаска фыркнула.</text:p>
      <text:p text:style-name="P52">–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2"/>
      <text:p text:style-name="P52">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52"/>
      <text:p text:style-name="P52">– Так и перестала бы с ними драться. В чём проблема?</text:p>
      <text:p text:style-name="P52">Я не мог различить выражения мордочки Дэш в полутьме, но сопение пегаски выдало её волнение.</text:p>
      <text:p text:style-name="P52">– Они задирали Флаттершай. Она не могла им ответить. Она же не я!</text:p>
      <text:p text:style-name="P52">– А ты хотела бы вернуться?</text:p>
      <text:p text:style-name="P52"><text:soft-page-break/>– Нет! – пегаска остановилась перед выросшей из темноты палаткой. За открытым пологом стоял непроглядный мрак.</text:p>
      <text:p text:style-name="P52"/>
      <text:p text:style-name="P52">–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2">– А если она уже спит? – тоже шёпотом ответил я Дэш. – Как-то неудобно её будить.</text:p>
      <text:p text:style-name="P52"/>
      <text:p text:style-name="P52">– Входи, Тот-Кого-Нет, – раздался вдруг низкий голос в темноте. – И ты, маленькая пегаска, тоже не стой на пороге.</text:p>
      <text:p text:style-name="P52"/>
      <text:p text:style-name="P52">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52"/>
      <text:p text:style-name="P52">Я закашлялся. На табак это не похоже, зебра явно курила травку.</text:p>
      <text:p text:style-name="P52">– Добрый вечер! – начал я. – Мы не знакомы, но Рэйнбоу Дэш посоветовала мне обратиться к вам. Я ищу ответы на пару вопросов.</text:p>
      <text:p text:style-name="P52"/>
      <text:p text:style-name="P52">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52"/>
      <text:p text:style-name="P52">– Я ищу любую информацию про Великое Откровение и Чёрный Экран. Буду очень признателен, если…</text:p>
      <text:p text:style-name="P52">– Молчи! Ничего не говори! – перебила меня Зекора.</text:p>
      <text:p text:style-name="P52"/>
      <text:p text:style-name="P52">Заметив мой удивлённый взгляд, она объяснила:</text:p>
      <text:p text:style-name="P52">– Мало времени. Не у меня — у тебя. Другое Всё гонится за тобой и я не знаю, сколько тебе отмерено.</text:p>
      <text:p text:style-name="P52"/>
      <text:p text:style-name="P52">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52">С чокнутыми лучше не спорить, Анон!</text:p>
      <text:p text:style-name="P52"/>
      <text:p text:style-name="P52">– У нашего народа есть предание о том, кто придёт в конце времён. Значит, я чувствовала правильно. Конец действительно близок.</text:p>
      <text:p text:style-name="P52">Зекора нашла нужную страницу и стала читать.</text:p>
      <text:p text:style-name="P66"/>
      <text:p text:style-name="P66">«…Старый Сенбе говорит вам, маленькие иго-го, и вам, взрослые воины Нзака, и вам <text:span text:style-name="T73">— </text:span>тем, кто будет читать слова глупого старика в конце времён.</text:p>
      <text:p text:style-name="P66"><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6">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6">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6"/>
      <text:p text:style-name="P52">Зекора захлопнула книгу.</text:p>
      <text:p text:style-name="P52">– Это всё, что я могу сказать тебе, Тот-Кого-Нет.</text:p>
      <text:p text:style-name="P52"/>
      <text:p text:style-name="P52">Проклятье! И ради этого я тащился сюда посреди ночи?</text:p>
      <text:p text:style-name="P52"/>
      <text:p text:style-name="P52">–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52"/>
      <text:p text:style-name="P52">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52"/>
      <text:p text:style-name="P52">Я был готов к тому, что зебра разозлится и выставит меня из шатра. Но Зекора только фыркнула.</text:p>
      <text:p text:style-name="P52"/>
      <text:p text:style-name="P52">–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2"/>
      <text:p text:style-name="P52">Зебра усмехнулась. Я попытался пролепетать извинения, но зебра махнула копытом, показывая на выход и накинула тряпку на фонарь.</text:p>
      <text:p text:style-name="P52"/>
      <text:p text:style-name="P52">В наступившей темноте прозвучал голос Дэш:</text:p>
      <text:p text:style-name="P52">– Зекора, почему ты называешь Анона Тем-Кого-Нет?</text:p>
      <text:p text:style-name="P52">В темноте сверкнула белозубая улыбка зебры.</text:p>
      <text:p text:style-name="P52">– Потому что когда я смотрю на дорогого твоему сердцу Анона, я вижу Ничто.</text:p>
      <text:p text:style-name="P52"/>
      <text:p text:style-name="P52">Мне стало нехорошо.</text:p>
      <text:p text:style-name="P52"/>
      <text:p text:style-name="P53">***</text:p>
      <text:p text:style-name="P52"><text:soft-page-break/></text:p>
      <text:p text:style-name="P52">Мы возвращались по ночному лесу к железной дороге. Пегаска летела возле меня на высоте груди.</text:p>
      <text:p text:style-name="P52"/>
      <text:p text:style-name="P52">– Интересно, что Зекора имела в виду, когда говорила, что за тобой гонится Другое Всё? И как можно видеть Ничто?</text:p>
      <text:p text:style-name="P52">– Не обращай внимания. Когда курят траву, и не такое видят.</text:p>
      <text:p text:style-name="P52">–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2">Пегаска принялась боксировать воздух. Я расхохотался.</text:p>
      <text:p text:style-name="P52"/>
      <text:p text:style-name="P52">– Спасибо, Рэйнбоу Дэш! Я тронут.</text:p>
      <text:p text:style-name="P52">– Да ладно, Анон, чего уж там, – засмущалась пегаска. – Друзья иначе и не поступают. <text:span text:style-name="T77">И вот что. Зови меня Дэш! А то и мне придётся звать тебя полным именем, а я этого не выношу.</text:span></text:p>
      <text:p text:style-name="P52">Я кивнул и легонько хлопнул пегаску по крупу, принимая её предложение. Та скосила на меня вишнёвый глаз и фыркнула.</text:p>
      <text:p text:style-name="P52">–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52"/>
      <text:p text:style-name="P52">Я фейспалмнул.</text:p>
      <text:p text:style-name="P1"/>
      <text:h text:style-name="Heading_20_2" text:outline-level="2">15. День сурка</text:h>
      <text:p text:style-name="P20"/>
      <text:p text:style-name="P7">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7"/>
      <text:p text:style-name="P8">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23"/>
      <text:p text:style-name="P13">Тропинка исчезла в снежном сугробе.</text:p>
      <text:p text:style-name="P13"/>
      <text:p text:style-name="P8">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8"><text:soft-page-break/></text:p>
      <text:p text:style-name="P7">Дрожащий круг света наткнулся на очертания белой фигуры.</text:p>
      <text:p text:style-name="P52">– Здравствуй, Анон.</text:p>
      <text:p text:style-name="P52"/>
      <text:p text:style-name="P52">Я молча смотрел на неё, слегка пошатываясь. В голове воцарилась звенящая пустота.</text:p>
      <text:p text:style-name="P52"/>
      <text:p text:style-name="P52">Селестия шагнула мне навстречу.</text:p>
      <text:p text:style-name="P52">– Пожалуйста, прошу тебя, не думай так. Мы — не фантазия, мы — живые, мы — существуем! Когда ты так думаешь, я чувствую, как мир тает.</text:p>
      <text:p text:style-name="P52"/>
      <text:p text:style-name="P52">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52"/>
      <text:p text:style-name="P52">– Думаю как?</text:p>
      <text:p text:style-name="P52">– Думаешь, что мы — плод твоего воображения, отравленного наркотиком. Это не так. Прошу тебя…</text:p>
      <text:p text:style-name="P52">– А если вы — действительно мой бред? – съязвил я. – Вот сейчас протрезвею, и ты исчезнешь.</text:p>
      <text:p text:style-name="P52"/>
      <text:p text:style-name="P52">Порыв вьюги скрыл аликорницу в вихре снежинок. Её очертания расплылись во мгле.</text:p>
      <text:p text:style-name="P52"/>
      <text:p text:style-name="P52">– Эй, постой! Ты куда? Я пошутил! Погоди, не исчезай! Стой! Не оставляй меня здесь!!! Я пошутил!!!</text:p>
      <text:p text:style-name="P52">Я побежал вперёд, поскальзываясь и падая, всхлипывая и роняя бутылки в снег.</text:p>
      <text:p text:style-name="P52">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52">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31"/>
      <text:p text:style-name="P52">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52"/>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52"/>
      <text:p text:style-name="P7"><text:span text:style-name="T58">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7"><text:soft-page-break/></text:p>
      <text:p text:style-name="P52">– Знаешь, я всё думал над твоими словами тогда. Ну, ты помнишь… В бассейне. Они всё ещё в силе? Я могу быть хотя бы твоим другом?</text:p>
      <text:p text:style-name="P52"/>
      <text:p text:style-name="P52">Аликорница тихо засмеялась, защекотав мне ухо.</text:p>
      <text:p text:style-name="P52">–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стужу. Я обнимал аликорницу и мне было хорошо.</text:p>
      <text:p text:style-name="P52"/>
      <text:p text:style-name="P7">Где-то вдали, на пределе слышимости послышался стук.</text:p>
      <text:p text:style-name="P7"/>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text:p>
      <text:p text:style-name="P52"/>
      <text:p text:style-name="P7">Стук стал громче.</text:p>
      <text:p text:style-name="P7"/>
      <text:p text:style-name="P52">–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52"/>
      <text:p text:style-name="P52">Я сжал объятия, чтобы удержать аликорницу. Та напрягла ноги и выровнялась.</text:p>
      <text:p text:style-name="P52">Тёплое дуновение взъерошило мои волосы.</text:p>
      <text:p text:style-name="P52">– Возвращайся, Анон, – шепнула Селестия. – Ты нужен Эквестрии.</text:p>
      <text:p text:style-name="P52">Я поднял голову.</text:p>
      <text:p text:style-name="P52"/>
      <text:p text:style-name="P52">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52"/>
      <text:p text:style-name="P7">…</text:p>
      <text:p text:style-name="P7"/>
      <text:p text:style-name="P7">Тук-тук-тук.</text:p>
      <text:p text:style-name="P7"/>
      <text:p text:style-name="P7">Я заворочался в постели, стараясь удержать ускользающий сон. Потянувшись за одеялом, рукой упёрся во что-то тёплое.</text:p>
      <text:p text:style-name="P7"/>
      <text:p text:style-name="P7">Тук-тук-тук!</text:p>
      <text:p text:style-name="P7"/>
      <text:p text:style-name="P7"><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52"/>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2"/>
      <text:p text:style-name="P7">ТУК-ТУК-ТУК!</text:p>
      <text:p text:style-name="P7"/>
      <text:p text:style-name="P52">– Что за ерунда? – Я схватился за голову, пытаясь не дать ей взорваться. Потом глянул вниз и схватился за другое. – Что за херня?!!</text:p>
      <text:p text:style-name="P52">Я вскочил в спешке и принялся одеваться.</text:p>
      <text:p text:style-name="P52"/>
      <text:p text:style-name="P52">БАЦ-БАЦ-БАЦ!!!</text:p>
      <text:p text:style-name="P52"/>
      <text:p text:style-name="P52">– Уже бегу!</text:p>
      <text:p text:style-name="P52">Одевая штаны, я попрыгал к двери на одной ноге. На пороге стояла серая пегаска с косящим взглядом.</text:p>
      <text:p text:style-name="P52"/>
      <text:p text:style-name="P52">– Привет, Анон.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7">Вручив конверт, пегаска улетела. Я присел на крыльцо, яростно массируя виски и вспоминая вчерашнее…</text:p>
      <text:p text:style-name="P7"/>
      <text:p text:style-name="P12">***</text:p>
      <text:p text:style-name="P7"/>
      <text:p text:style-name="P1"><text:span text:style-name="T17">Солнечный лучик настойчиво пробивался сквозь плотно сомкнутые веки. Ветерок </text:span><text:span text:style-name="T1">щекотал уши и шуршал</text:span><text:span text:style-name="T17"> </text:span><text:span text:style-name="T1">занавесками открытого окна</text:span><text:span text:style-name="T17">. Я раскрыл глаза, в который раз наслаждаясь ясной головой </text:span><text:span text:style-name="T54">—</text:span><text:span text:style-name="T17"> роскошью, недоступной мне за </text:span><text:span text:style-name="T1">годы</text:span><text:span text:style-name="T17"> недосыпа в прошлой жизни. Краем уха услышал тихое шушуканье в саду.</text:span></text:p>
      <text:p text:style-name="P7">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7"/>
      <text:p text:style-name="P7">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7"><text:soft-page-break/></text:p>
      <text:p text:style-name="P7">…</text:p>
      <text:p text:style-name="P7"/>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7">заклинание П</text:span>розрения<text:span text:style-name="T17">.</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0"><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2">– Так причём тут ускоритель, Ску?! Говорю ж, это для заклинания Прозрения…</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
      <text:p text:style-name="P52">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2">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
      <text:p text:style-name="P52">Закрыв дверь, я отправился в город.</text:p>
      <text:p text:style-name="P52"/>
      <text:p text:style-name="P52">…</text:p>
      <text:p text:style-name="P52"/>
      <text:p text:style-name="P52"><text:soft-page-break/>–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родолжить аналогию с садовым шлангом <text:span text:style-name="T17">—</text:span> струя воды сметёт весь песок и может облить всех рядом присутствующих.</text:p>
      <text:p text:style-name="P52">– Правильно! – единорожка кивнула. – А ускоритель <text:span text:style-name="T17">—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3">– У меня недостаточно сил для контроля столь мощной энергии. И мне НЕ СТЫДНО в этом признаться! Я всего лишь единорог, не то, что некоторые!</text:span><text:span text:style-name="T54"> </text:span><text:span text:style-name="T43">Мощнее ускорителя только магия аликорнов и Элементов Гармонии. Если бы я была…</text:span><text:span text:style-name="T17">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7">–</text:span> Элементы-шмелементы, <text:span text:style-name="T17">–</text:span> проворчал Спайк, выкарабкиваясь из-под Твайлайт, <text:span text:style-name="T17">–</text:span> доброе утро, <text:span text:style-name="T1">Анон</text:span>.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6"><text:span text:style-name="T54">– Я </text:span><text:span text:style-name="T58">всегда буду оставаться в тени, </text:span><text:span text:style-name="T54">– </text:span><text:span text:style-name="T58">хлюпала книгоежка. </text:span><text:span text:style-name="T54">– </text:span><text:span text:style-name="T58">Мне не хватает сил, чтобы воспользоваться всеми знаниями, которые я освоила. Ведь даже заклинание «Последнего Шанса» я нашла!</text:span></text:p>
      <text:p text:style-name="P108"><text:span text:style-name="T17">– </text:span>Ты?!</text:p>
      <text:p text:style-name="P108"><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8"><text:span text:style-name="T17">–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8"><text:span text:style-name="T17">– </text:span>Не скажу. Заклинания Стар Свирла Бородатого если срабатывают, то без ошибок.</text:p>
      <text:p text:style-name="P52"><text:span text:style-name="T17">– Если </text:span>только <text:span text:style-name="T17">их правильно вызывают, – </text:span>пробурчал Спайк, возвращаясь в корзинку.</text:p>
      <text:p text:style-name="P52"/>
      <text:p text:style-name="P52">Я озадаченно взглянул на единорожку.</text:p>
      <text:p text:style-name="P38"><text:span text:style-name="T17">–</text:span> <text:span text:style-name="T1">Эмм. </text:span>Что он имел ввиду?</text:p>
      <text:p text:style-name="P38"><text:span text:style-name="T17">–</text:span> Ну, <text:span text:style-name="T17">–</text:span> Твайлайт смутилась, <text:span text:style-name="T17">–</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8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7">–</text:span> <text:span text:style-name="T1">е</text:span>динорожка опустила голову.</text:p>
      <text:p text:style-name="P38"><text:span text:style-name="T17">– </text:span><text:span text:style-name="T1">Да, завершилось всё препаршиво. Принцесса Луна сказала, лучше бы её обратно на луну закинули.</text:span></text:p>
      <text:p text:style-name="P74"/>
      <text:p text:style-name="P74">Книгоежка с жаром закивала.</text:p>
      <text:p text:style-name="P38"><text:span text:style-name="T17">–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8"><text:span text:style-name="T17">– </text:span><text:span text:style-name="T1">Нет. И заводить не собираюсь!</text:span></text:p>
      <text:p text:style-name="P38"><text:span text:style-name="T17">– </text:span><text:span text:style-name="T1">Упс! Эмм… А друзья?</text:span></text:p>
      <text:p text:style-name="P38"><text:span text:style-name="T17">– </text:span><text:span text:style-name="T1">У меня был друг. Упал с крыши дома два месяца назад.</text:span></text:p>
      <text:p text:style-name="P74"/>
      <text:p text:style-name="P74">Уши единорожки опустились.</text:p>
      <text:p text:style-name="P1"><text:span text:style-name="T17">–</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7">–</text:span> Всё в порядке, Твайлайт.<text:span text:style-name="T17"> </text:span><text:span text:style-name="T1">Как бы то ни было,</text:span> <text:span text:style-name="T1">я готов рискнуть. Зекора сказала, что Великое Откровение мне не повредит, </text:span><text:span text:style-name="T42">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42">—</text:span><text:span text:style-name="T1"> к счастью, силы заклинания не хватило. Для того, чтобы я смог подойти вплотную</text:span><text:span text:style-name="T43">,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42">— и</text:span><text:span text:style-name="T1">наче ей вообще не было смысла тащить меня сюда.</text:span></text:p>
      <text:p text:style-name="P7"/>
      <text:p text:style-name="P20">–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20"><text:span text:style-name="T1">Твайлайт</text:span> покраснела и пробормотала нечто вроде: <text:span text:style-name="T43">«кстати, это идея…»</text:span></text:p>
      <text:p text:style-name="P52"/>
      <text:p text:style-name="P1"><text:span text:style-name="T17">–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54">. Годится?</text:span></text:p>
      <text:p text:style-name="P1"><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3">.</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
      <text:p text:style-name="P52"><text:soft-page-break/>«<text:span text:style-name="T30">Чужестранец-примат разбил сердце нашей обожаемой Селестии! Двор в отчаянии </text:span><text:span text:style-name="T21">—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2"/>
      <text:p text:style-name="P52">Папарацци хреновы!</text:p>
      <text:p text:style-name="P52">У меня засосало под ложечкой. Понятно, что писаки преувеличивают. Но всё же… Всё же надо черкнуть коняге письмо. Спросить, всё ли в порядке?</text:p>
      <text:p text:style-name="P52"/>
      <text:p text:style-name="P52">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2"/>
      <text:p text:style-name="P52"><text:span text:style-name="T17">– </text:span>Привет, Эй-Джей! У тебя проблемы?</text:p>
      <text:p text:style-name="P52"><text:span text:style-name="T17">– </text:span>Привет, сахарок, <text:span text:style-name="T17">– </text:span>озабоченно поприветствовала меня фермерша. <text:span text:style-name="T17">–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
      <text:p text:style-name="P52"><text:span text:style-name="T17">– </text:span>А ты, Большой Мак, вместо того, ш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52"/>
      <text:p text:style-name="P52">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2"/>
      <text:p text:style-name="P52"><text:span text:style-name="T17">– </text:span>Думаю, я могу починить телегу. Только больших нагрузок эта ось уже не выдержит. Но до фермы худо-бедно доедете.</text:p>
      <text:p text:style-name="P52"/>
      <text:p text:style-name="P52">Эпплджек с сомнением посмотрела на меня.</text:p>
      <text:p text:style-name="P52"><text:span text:style-name="T17">– </text:span>Хошь сказать, ты в Кантерлоте у Селестии под крылышком телеги чинил? Или Рэр сбрехала про Селестию?</text:p>
      <text:p text:style-name="P52"/>
      <text:p text:style-name="P52">Я мысленно ругнулся на языкатую единорожку и молча достал из внутреннего кармана куртки пенал с инструментами.</text:p>
      <text:p text:style-name="P52"/>
      <text:p text:style-name="P52">…</text:p>
      <text:p text:style-name="P52"/>
      <text:p text:style-name="P52">Собрав пожитки, я потолкал тележку назад-вперёд.</text:p>
      <text:p text:style-name="P52"><text:span text:style-name="T17">– Г</text:span>отово. Принимай работу, хозяйка!</text:p>
      <text:p text:style-name="P52"><text:soft-page-break/></text:p>
      <text:p text:style-name="P52">Эпплджек присвистнула и стиснула меня в сокрушающих объятиях.</text:p>
      <text:p text:style-name="P52"><text:span text:style-name="T17">–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2">Кобылка строго посмотрела на брата.</text:p>
      <text:p text:style-name="P52"><text:span text:style-name="T17">– </text:span>А перегруза не будет, половину товара Макинтош на себе дотащит.</text:p>
      <text:p text:style-name="P52"/>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
      <text:p text:style-name="P52"><text:span text:style-name="T17">– </text:span>Этой… Бери… Сам делал… Ток не говори никому, лады?</text:p>
      <text:p text:style-name="P52">Я кивнул и сунул флягу за пазуху. Биг Мак молниеносно накрыл дерюгой подсумок и через мгновение за телегу заглянула Эпплджек.</text:p>
      <text:p text:style-name="P52"/>
      <text:p text:style-name="P52"><text:span text:style-name="T17">–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2"><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52"/>
      <text:p text:style-name="P52">Телега с яблоками укатилась по направлению к рынку. Я проводил её глазами, чувствуя голод и удовлетворение от сделанной работы <text:span text:style-name="T22">— </text:span><text:span text:style-name="T7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2">— </text:span><text:span text:style-name="T77">объявляла вывеска.</text:span></text:p>
      <text:p text:style-name="P55"/>
      <text:p text:style-name="P55">Ну что же, Анон, если тебе повезёт, ты найдёшь тут пару блюд без травы!</text:p>
      <text:p text:style-name="P55"/>
      <text:p text:style-name="P55">…</text:p>
      <text:p text:style-name="P55"/>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52">Единственный более-менее свободный столик был в углу, за древним музыкальным автоматом.</text:p>
      <text:p text:style-name="P52"/>
      <text:p text:style-name="P52"><text:span text:style-name="T17">– </text:span>Свободно? <text:span text:style-name="T17">– </text:span>спросил я у пони, сидящей за столиком.</text:p>
      <text:p text:style-name="P52"><text:span text:style-name="T17">– </text:span>Да-да, конечно, <text:span text:style-name="T17">–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
      <text:p text:style-name="P52"><text:soft-page-break/><text:span text:style-name="T17">– </text:span>Пирог с грибами, яишницу и чизкейк,<text:span text:style-name="T17"> – </text:span>сообщил я подошедшей официантке.</text:p>
      <text:p text:style-name="P52"><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ак подушка, к тому же.</text:p>
      <text:p text:style-name="P52"><text:span text:style-name="T17">– </text:span>И салат «по-кантерлотски», <text:span text:style-name="T17">– добавил я к заказу я, удивляясь, причём тут подушка?</text:span></text:p>
      <text:p text:style-name="P54"/>
      <text:p text:style-name="P54">…</text:p>
      <text:p text:style-name="P54"/>
      <text:p text:style-name="P54">Я ел.</text:p>
      <text:p text:style-name="P54">Поняха мрачно смотрела на меня, положив голову на стол. Мне стало неловко от её тяжёлого взгляда и я попытался завести разговор.</text:p>
      <text:p text:style-name="P54"/>
      <text:p text:style-name="P54"><text:span text:style-name="T17">– </text:span>Вы, наверное, ждёте кого-то?</text:p>
      <text:p text:style-name="P54"><text:span text:style-name="T17">– </text:span>Неа.</text:p>
      <text:p text:style-name="P54"><text:span text:style-name="T17">– </text:span>Просто обедаете?</text:p>
      <text:p text:style-name="P54"><text:span text:style-name="T17">– </text:span>Неа.</text:p>
      <text:p text:style-name="P54"><text:span text:style-name="T17">– </text:span>Просто сидите и мрачно смотрите на меня?</text:p>
      <text:p text:style-name="P54"><text:span text:style-name="T17">– </text:span>Неа.</text:p>
      <text:p text:style-name="P54"/>
      <text:p text:style-name="P54">Хм, а эта пони не из разговорчивых.</text:p>
      <text:p text:style-name="P54"/>
      <text:p text:style-name="P54"><text:span text:style-name="T17">– </text:span>А что же вы делаете?</text:p>
      <text:p text:style-name="P54"><text:span text:style-name="T17">– </text:span>Веселюсь, <text:span text:style-name="T17">– </text:span>мрачно заявила пони.</text:p>
      <text:p text:style-name="P54"><text:span text:style-name="T17">– </text:span>Если я вас достал, то так и скажите. Извините.</text:p>
      <text:p text:style-name="P54"/>
      <text:p text:style-name="P54">Вот так и пытайся кому-то помочь, Анон! Благими намерениями…</text:p>
      <text:p text:style-name="P54">Я продолжил есть молча.</text:p>
      <text:p text:style-name="P54"/>
      <text:p text:style-name="P54">Неожиданно пони улыбнулась и подмигнула мне. Её сморщенная мордочка разгладилась и стала весьма милой.</text:p>
      <text:p text:style-name="P54"><text:span text:style-name="T17">– </text:span>Привет, Нон-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
      <text:p text:style-name="P54"><text:span text:style-name="T17">– </text:span>Мы с вами раньше встречались?</text:p>
      <text:p text:style-name="P54"><text:span text:style-name="T17">– </text:span>Неа! <text:span text:style-name="T17">– </text:span>пони улыбалась уже широкой улыбкой от уха и до уха. <text:span text:style-name="T17">–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4">Пони подняла голову со стола и села на табуретке прямо.</text:p>
      <text:p text:style-name="P54"><text:span text:style-name="T17">– </text:span>А кто такая ниссан-пикап? И куда ты её водишь? А меня туда сводишь?</text:p>
      <text:p text:style-name="P54"/>
      <text:p text:style-name="P54"><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4"/>
      <text:p text:style-name="P54"><text:span text:style-name="T17">– </text:span>Оставь, Салвер.<text:span text:style-name="T17"> </text:span>Ему за счёт заведения.</text:p>
      <text:p text:style-name="P52"><text:span text:style-name="T17">– </text:span>Ясно, мисс Пинки, <text:span text:style-name="T17">– </text:span>официантка кивнула и ушла.</text:p>
      <text:p text:style-name="P52"><text:span text:style-name="T17">– Ч</text:span>его-о-о?<text:span text:style-name="T17"> </text:span>Так это твой бар?</text:p>
      <text:p text:style-name="P52"><text:span text:style-name="T17">– </text:span>Агась, <text:span text:style-name="T17">– </text:span>поняха развела копыт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
      <text:p text:style-name="P52"><text:span text:style-name="T17">– </text:span>Тихо-тихо, <text:span text:style-name="T17">– </text:span>я оглянулся на посетителей. Поняху определённо надо было успокоить: шёпот Пинки, наверное, был слышен даже на улице. <text:span text:style-name="T17">– </text:span>Не вспоминай опять. Давай лучше выпьем на брудершафт. За знакомство.</text:p>
      <text:p text:style-name="P52"><text:span text:style-name="T17">– </text:span>Агась! <text:span text:style-name="T17">– согласно </text:span>кивнула пони, придвигая ко мне бутылку. <text:span text:style-name="T17">– </text:span>Хотя ты и так уже знаком со мной, глупенький Нон-нон, я не прочь, чтобы ты познакомился со мной ещё раз!</text:p>
      <text:p text:style-name="P52"/>
      <text:p text:style-name="P52">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
      <text:p text:style-name="P52"><text:span text:style-name="T17">– </text:span>У меня есть идея получше. <text:span text:style-name="T17">– </text:span>на свет показалась фляга Большого Макинтоша.</text:p>
      <text:p text:style-name="P52"><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7">– </text:span>Починил телегу. Только молчок про самогон, раз уж ты в курсе, <text:span text:style-name="T17">– </text:span>я разлил сидр по чашкам.</text:p>
      <text:p text:style-name="P52"><text:span text:style-name="T17">– </text:span>Да ты что?! Чтоб я раз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2"/>
      <text:p text:style-name="P52">Сидр Биг Мака на вкус был безобидным, чуть забродившим яблочным соком. Я опорожнил свою чашку и заявил Пинки:</text:p>
      <text:p text:style-name="P52"><text:span text:style-name="T17">– </text:span>Эт-то ты наз-зваишь с-суфер-д-дуфер-с-сильн..?</text:p>
      <text:p text:style-name="P52"/>
      <text:p text:style-name="P52">?!!</text:p>
      <text:p text:style-name="P52"/>
      <text:p text:style-name="P52">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2"/>
      <text:p text:style-name="P52"><text:soft-page-break/><text:span text:style-name="T17">– У </text:span>тебя такая смешная мордочка! <text:span text:style-name="T17">– </text:span>захихикали Пинки, покачиваясь. <text:span text:style-name="T17">– </text:span>Как будто ты <text:span text:style-name="T77">подкову </text:span>в пироге обнаружил. Ик! Или Селестию в ванной.</text:p>
      <text:p text:style-name="P52"/>
      <text:p text:style-name="P52">Это сравнение пробудило во мне полузабытое воспоминание.</text:p>
      <text:p text:style-name="P52"><text:span text:style-name="T17">– </text:span>Эмм… Скажи-ка мне, мой друг П-п-пинки… Легенда про фаэри <text:span text:style-name="T22">— </text:span><text:span text:style-name="T77">эт правда?</text:span></text:p>
      <text:p text:style-name="P52"><text:span text:style-name="T22">– </text:span><text:span text:style-name="T77">Какая из? Их много, вообще-то. Ик!</text:span></text:p>
      <text:p text:style-name="P52"><text:span text:style-name="T22">– </text:span><text:span text:style-name="T77">Про принцесс. Про то, что они фаэри, спустившиеся с неба во плоти, чтоб помогать пони управлять Эквестрией?</text:span></text:p>
      <text:p text:style-name="P52"><text:span text:style-name="T22">– Н</text:span><text:span text:style-name="T77">он-нон, </text:span><text:span text:style-name="T22">– </text:span><text:span text:style-name="T77">захихикала Пинки, взъерошив копытами розовые кудряшки и попытавшись соорудить из них бороду, </text:span><text:span text:style-name="T22">– </text:span><text:span text:style-name="T7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52"><text:span text:style-name="T22">– </text:span><text:span text:style-name="T7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22">– </text:span><text:span text:style-name="T77">Ты что-о-о! Нельзя любить фаэри! Она похитит твоё сердце, и ты будешь искать её, пока не… </text:span><text:span text:style-name="T22">– </text:span><text:span text:style-name="T77">Пинки погрузилась мордочкой в так и не съеденный салат «по-кантерлотски» и захрапела.</text:span></text:p>
      <text:p text:style-name="P52"><text:span text:style-name="T22">– </text:span><text:span text:style-name="T77">Пока не умру?</text:span></text:p>
      <text:p text:style-name="P52"><text:span text:style-name="T22">– </text:span><text:span text:style-name="T77">Нет, глупенький, </text:span><text:span text:style-name="T22">– </text:span><text:span text:style-name="T77">пробулькала Пинки из миски. </text:span><text:span text:style-name="T22">– </text:span><text:span text:style-name="T77">Пока не найдёшь.</text:span></text:p>
      <text:p text:style-name="P55"/>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
      <text:p text:style-name="P55">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
      <text:p text:style-name="P55">Холодок незаметно прокрался мне в душу и прояснил мозги. Я кинул взгляд на часы на стене. Было без десяти шесть.</text:p>
      <text:p text:style-name="P55"/>
      <text:p text:style-name="P55">Бля!</text:p>
      <text:p text:style-name="P55"/>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7">–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
      <text:p text:style-name="P55">БАМММ!!!</text:p>
      <text:p text:style-name="P55"/>
      <text:p text:style-name="P55">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5"><text:soft-page-break/></text:p>
      <text:p text:style-name="P55"><text:span text:style-name="T17">– </text:span>Судя по тому, как ты стремительно сбежал не попрощавшись, у тебя от меня проблемы, <text:span text:style-name="T17">– </text:span>заметила с укором кобылка. <text:span text:style-name="T17">– </text:span>Странно, мы, вроде, только сегодня познакомились.</text:p>
      <text:p text:style-name="P55"><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5"><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5"><text:span text:style-name="T17">– </text:span>У нас?</text:p>
      <text:p text:style-name="P55"/>
      <text:p text:style-name="P55">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5"/>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5"/>
      <text:p text:style-name="P55">Но недостаточное.</text:p>
      <text:p text:style-name="P55"/>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5"/>
      <text:p text:style-name="P55"><text:span text:style-name="T17">– </text:span>Сто-о-ой! <text:span text:style-name="T17">– </text:span>заорал я. <text:span text:style-name="T17">– </text:span>Выпрыгивай из бочки!!!</text:p>
      <text:p text:style-name="P55">Кобылка-пилот улыбнулась и постукала копытцем по шлему, показывая, что не слышит меня.</text:p>
      <text:p text:style-name="P55"><text:span text:style-name="T17">– </text:span>Выпрыгива-а-а… <text:span text:style-name="T17">– </text:span>мой крик утонул в рёве рвущихся фейерверков.</text:p>
      <text:p text:style-name="P55"/>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
      <text:p text:style-name="P55"><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
      <text:p text:style-name="P55"><text:span text:style-name="T17">– </text:span>Э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5">Кобылка ткнула в бок белоснежную пони-единорога. Та раскрыла глаза и осмотрелась.</text:p>
      <text:p text:style-name="P55"/>
      <text:p text:style-name="P55"><text:span text:style-name="T17">– </text:span>Смотри, вот те и ответ на вопрос, куда деваются пони!</text:p>
      <text:p text:style-name="P55"><text:span text:style-name="T17">– </text:span>Где? <text:span text:style-name="T17">– </text:span>единорожка начала оглядываться.</text:p>
      <text:p text:style-name="P55"><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5"><text:span text:style-name="T17">– </text:span>И что? Я всё равно не пойму, куда деваются пони? И куда пропала Скуталу?</text:p>
      <text:p text:style-name="P55"><text:span text:style-name="T17">– Я </text:span>их ем, <text:span text:style-name="T17">– </text:span>зверски ухмыльнувшись, сообщил я кобылкам. <text:span text:style-name="T17">– </text:span>Мне нравятся пони. Особенно я люблю непослушных жеребят.</text:p>
      <text:p text:style-name="P55"/>
      <text:p text:style-name="P55">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8">***<text:line-break/></text:p>
      <text:p text:style-name="P7">Со скрипом восстановив в памяти предыдущий день, я встал с крыльца. Взгляд упал на конверт, машинально свёрнутый трубочкой в кулаке.</text:p>
      <text:p text:style-name="P8"/>
      <text:p text:style-name="P8">Кому: Человеку Анонимусу, Понивилль.</text:p>
      <text:p text:style-name="P8">От кого: Кантерлот, Дворец, Королевский Секретариат Её Высочества, Дневной Главы Диархии, Принцессы Селестии.</text:p>
      <text:p text:style-name="P52"/>
      <text:p text:style-name="P68">Приветствую тебя, мой маленький человек!</text:p>
      <text:p text:style-name="P68">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8"/>
      <text:p text:style-name="P68">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8"/>
      <text:p text:style-name="P68">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7">—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7">— </text:span>ключ к решению проблем Эквестрии.</text:p>
      <text:p text:style-name="P68"/>
      <text:p text:style-name="P68">Очень хочу надеяться, что остальная часть дневника описывает<text:span text:style-name="T17">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8"/>
      <text:p text:style-name="P68">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8"/>
      <text:p text:style-name="P6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8"/>
      <text:p text:style-name="P68">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ерекочевали из снов в реальный мир.</text:p>
      <text:p text:style-name="P68"/>
      <text:p text:style-name="P68">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68"/>
      <text:p text:style-name="P6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8"/>
      <text:p text:style-name="P68">Анон, мне крайне неудобно подгонять тебя.<text:span text:style-name="T17">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8"/>
      <text:p text:style-name="P68"><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8"/>
      <text:p text:style-name="P6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8">«<text:span text:style-name="T17">P.S. Н</text:span>е гневите мироздание воровством! <text:span text:style-name="T30">Обмен рулит</text:span>!»</text:p>
      <text:p text:style-name="P68"/>
      <text:p text:style-name="P68">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8"/>
      <text:p text:style-name="P68">До встречи, Анон! Крепко обнимаю <text:span text:style-name="T17">— </text:span>если ты уже не сердишься на меня <text:span text:style-name="T17">—</text:span> или просто кладу рог тебе на плечо в противном случае.</text:p>
      <text:p text:style-name="P68"/>
      <text:p text:style-name="P46">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6"/>
      <text:h text:style-name="Heading_20_2" text:outline-level="2">16. Фетлок</text:h>
      <text:p text:style-name="P94"/>
      <text:p text:style-name="P55"><text:span text:style-name="T17">–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7">– </text:span>Не отсылается. Глюк какой-то.</text:p>
      <text:p text:style-name="P55"/>
      <text:p text:style-name="P55">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 написать солнцем «<text:span text:style-name="T17">х#й</text:span>» на небе, чем заставить пони-чинушу поступиться хотя бы запятой в должностных инструкциях!</text:p>
      <text:p text:style-name="P55"/>
      <text:p text:style-name="P55"><text:soft-page-break/><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5"><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5"/>
      <text:p text:style-name="P58">***</text:p>
      <text:p text:style-name="P55"/>
      <text:p text:style-name="P7">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7"/>
      <text:p text:style-name="P55"><text:span text:style-name="T17">– </text:span>Это неправильно! <text:span text:style-name="T17">– </text:span>заявила Рэйнбоу Дэш, отвернувшись от окна.</text:p>
      <text:p text:style-name="P55"><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5"><text:span text:style-name="T17">– </text:span>Да я не про то! <text:span text:style-name="T17">– </text:span>отмахнулась пегаска. <text:span text:style-name="T17">– </text:span>Посмотри на поле.</text:p>
      <text:p text:style-name="P55"><text:span text:style-name="T17">– </text:span>И что? Поле как поле.</text:p>
      <text:p text:style-name="P55"><text:span text:style-name="T17">– </text:span>Оно не убрано, <text:span text:style-name="T17">– </text:span>мрачно ответила пегаска. <text:span text:style-name="T17">–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7">– </text:span>У самого посёлка поля убраны. Наверняка дойдёт дело и до остальных.</text:p>
      <text:p text:style-name="P55"><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5">Я выложил на платок горку сдобы от Пинки и предложил печеньку пегаске. Та покрутила носом.</text:p>
      <text:p text:style-name="P55"><text:span text:style-name="T17">– </text:span>Спасибо, но от плюшек у меня фланки округляются.</text:p>
      <text:p text:style-name="P55"><text:span text:style-name="T17">– </text:span>Да ладно тебе, Дэш! От одной не округлятся.</text:p>
      <text:p text:style-name="P55"><text:span text:style-name="T17">– </text:span>От одной —<text:span text:style-name="T17"> </text:span>нет. Но я же на одной не остановлюсь, <text:span text:style-name="T17">– п</text:span>егаска взяла карту и нахмурилась. <text:span text:style-name="T17">– </text:span>Да что ж такое, какого сена! Одни валеты идут!</text:p>
      <text:p text:style-name="P55"/>
      <text:p text:style-name="P55">За окном несколько пони работали в поле. Что-то странное было в их деятельности.<text:span text:style-name="T17"> </text:span>Как будто…</text:p>
      <text:p text:style-name="P55"><text:span text:style-name="T17">– О</text:span>но и понятно, что поля не убраны. Откуда же им быть убранными, когда на двух работающих пони целая толпа бездельников!</text:p>
      <text:p text:style-name="P55"/>
      <text:p text:style-name="P55">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7">– </text:span>Они паслись… Ты можешь себе представить? Анон! Они ПАСЛИСЬ! Ели траву, как какие-то дикари! Фигня какая-то…</text:p>
      <text:p text:style-name="P55"/>
      <text:p text:style-name="P55">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5"/>
      <text:p text:style-name="P55"><text:soft-page-break/>…</text:p>
      <text:p text:style-name="P55"/>
      <text:p text:style-name="P55">ВЖИИИИИИИИИ!!!</text:p>
      <text:p text:style-name="P55"/>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7">– </text:span>Что за…?</text:p>
      <text:p text:style-name="P55"/>
      <text:p text:style-name="P13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8"/>
      <text:p text:style-name="P55"><text:span text:style-name="T17">– </text:span>Леди и джентльпони! Просьба не паниковать! Поезд дальше не идёт: впереди провал! <text:span text:style-name="T17">– </text:span>крикнул проводник.</text:p>
      <text:p text:style-name="P55"><text:span text:style-name="T17">– </text:span>Какой ещё, в дышло, провал? Я проезжал тут два дня назад!</text:p>
      <text:p text:style-name="P55"><text:span text:style-name="T17">– </text:span>Безобразие! Верните мне деньги за билет!</text:p>
      <text:p text:style-name="P55"><text:span text:style-name="T17">– </text:span>Как вы смеете! Я опоздаю в порт! Вы будете платить неустойку! <text:s/><text:span text:style-name="T17">– </text:span>послышались выкрики в толпе.</text:p>
      <text:p text:style-name="P55"/>
      <text:p text:style-name="P55">Проводник — седой земнопони стального цвета — поставил фонарь на пол и вытер со лба пот.</text:p>
      <text:p text:style-name="P55"><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5"/>
      <text:p text:style-name="P7">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7"/>
      <text:p text:style-name="P55">Я осторожно подошёл к краю и глянул вниз.</text:p>
      <text:p text:style-name="P55">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5"/>
      <text:p text:style-name="P55"><text:span text:style-name="T17">– </text:span>Эта дыра фиг знает на сколько длится! <text:span text:style-name="T17">– </text:span>заявила Дэш, выныривая из темноты. <text:span text:style-name="T17">–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5"/>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
      <text:p text:style-name="P55"><text:span text:style-name="T17">– </text:span>Дэш, нам надо на ту сторону.</text:p>
      <text:p text:style-name="P55"><text:soft-page-break/>Пегаска развела копытами.</text:p>
      <text:p text:style-name="P55"><text:span text:style-name="T17">– </text:span>Нет проблем. Я могу тебя перенести.</text:p>
      <text:p text:style-name="P55">Я с сомнением посмотрел на пегаску. Дэш в холке была мне по пояс.</text:p>
      <text:p text:style-name="P55"><text:span text:style-name="T17">– </text:span>Ты точно в этом уверена?</text:p>
      <text:p text:style-name="P55"/>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
      <text:p text:style-name="P55"><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5"/>
      <text:p text:style-name="P55">Чёрт.</text:p>
      <text:p text:style-name="P55"/>
      <text:p text:style-name="P55"><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5"/>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5"/>
      <text:p text:style-name="P55">А что, это идея! Если «мостик» из висящих рельсов выдержал её, то выдержит и меня —<text:span text:style-name="T17"> </text:span>я уже давно заметил, что пони, за исключением пегасов, по весу были не легче, а то и тяжелее меня.</text:p>
      <text:p text:style-name="P55">Я поплевал на руки и сбросил рюкзак.</text:p>
      <text:p text:style-name="P55"/>
      <text:p text:style-name="P55">…</text:p>
      <text:p text:style-name="P55"/>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
      <text:p text:style-name="P55">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5"/>
      <text:p text:style-name="P55">Разумеется, я посмотрел вниз.</text:p>
      <text:p text:style-name="P55"/>
      <text:p text:style-name="P55">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5"/>
      <text:p text:style-name="P55">…</text:p>
      <text:p text:style-name="P55"/>
      <text:p text:style-name="P55">Я валялся на насыпи с другой стороны Провала и трясся в лихорадке. От пережитого шока меня тошнило. Ёбаная Селестия!</text:p>
      <text:p text:style-name="P55"><text:span text:style-name="T17">– </text:span>Ты как, в порядке? Анон? <text:span text:style-name="T17">– п</text:span>егаска озабоченно потрогала меня за плечо. <text:span text:style-name="T17">–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7">– </text:span>Я чувствую, что только что упустил отличную возможность отлить на Вселенную!</text:p>
      <text:p text:style-name="P55"/>
      <text:p text:style-name="P58">***</text:p>
      <text:p text:style-name="P7"/>
      <text:p text:style-name="P7">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9"/>
      <text:p text:style-name="P7">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7"/>
      <text:p text:style-name="P55"><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55"/>
      <text:p text:style-name="P69"><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7"><text:span text:style-name="T61">Принцесса Селестия Эквестрийская, Дневная Глава Диархии, Непобедимое Солнце, Защитница Кантерлота, Страж Эверфри и прочая, и прочая…» </text:span><text:span text:style-name="T55">– </text:span><text:span text:style-name="T59">прочитал охранник, близоруко щурясь.</text:span></text:p>
      <text:p text:style-name="P55"/>
      <text:p text:style-name="P55"><text:span text:style-name="T17">– </text:span>Удостоверение личности предъявлять? <text:span text:style-name="T17">– </text:span>осведомился я.</text:p>
      <text:p text:style-name="P55"><text:span text:style-name="T17">– </text:span>Ч-ч-человек А-а-анонимус? <text:span text:style-name="T17">– </text:span>заикаясь, переспросил охранник. Он присмотрелся ко мне получше и изо всех сил опустил копыто мне на ботинок.</text:p>
      <text:p text:style-name="P55"/>
      <text:p text:style-name="P55">Бляяя!!! Ах ты ж!!!</text:p>
      <text:p text:style-name="P55"/>
      <text:p text:style-name="P55">Хлопнула освобождённая дверь, изнутри клацнула щеколда.</text:p>
      <text:p text:style-name="P55"><text:span text:style-name="T17">– </text:span>Нет, ты видела? Он мне чуть пальцы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5"/>
      <text:p text:style-name="P55">Дэш, ни слова не говоря, прислонила ухо к двери.</text:p>
      <text:p text:style-name="P55"><text:span text:style-name="T17">– </text:span>Будешь смеяться, но именно этим он и занят. Вызывает полицию по телефону, <text:span text:style-name="T17">– </text:span>сообщила пегаска.</text:p>
      <text:p text:style-name="P55"><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7">– </text:span>Оп-па! <text:span text:style-name="T17">– </text:span>пегаска оторвала ухо от двери. <text:span text:style-name="T17">– Анон</text:span>, кажись, у нас проблемы. Надо сваливать отсюда. Долго объяснять. Из того, что я поняла, копы будут не на нашей стороне.</text:p>
      <text:p text:style-name="P55"/>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7">– </text:span>Сколько у нас времени?</text:p>
      <text:p text:style-name="P55"/>
      <text:p text:style-name="P55">Дэш почесала в затылке.</text:p>
      <text:p text:style-name="P55"><text:span text:style-name="T17">–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7">– </text:span>двадцать пять минут у нас есть.</text:p>
      <text:p text:style-name="P55"/>
      <text:p text:style-name="P55">Я с наслаждением захреначил ногой в стеклянную дверь павильона. Осколки стекла брызнули во все стороны.</text:p>
      <text:p text:style-name="P55"><text:span text:style-name="T17">– </text:span>Тогда давай сначала обыщем контору. Если уж полиция всё равно едет сюда, так пусть у них хотя бы будет повод!</text:p>
      <text:p text:style-name="P55"/>
      <text:p text:style-name="P58">***</text:p>
      <text:p text:style-name="P55"/>
      <text:p text:style-name="P55">Разумеется, полиция приехала, как только мы обнаружили эти чёртовы резонаторы — иначе ж и быть не могло!</text:p>
      <text:p text:style-name="P55"><text:soft-page-break/></text:p>
      <text:p text:style-name="P55">…</text:p>
      <text:p text:style-name="P55"/>
      <text:p text:style-name="P55">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5"/>
      <text:p text:style-name="P55"><text:span text:style-name="T17">– “</text:span>Портативный магоэнергетический ускоритель «<text:span text:style-name="T21">Psyntel Rari2+ DDR</text:span>»,<text:span text:style-name="T17"> </text:span>демо-прототип<text:span text:style-name="T17">”, – </text:span>прочитал я на бирке. <text:span text:style-name="T17">– </text:span>Оно!</text:p>
      <text:p text:style-name="P55"/>
      <text:p text:style-name="P55">Снаружи послышался вой сирены и цокот множества копыт.</text:p>
      <text:p text:style-name="P55"><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
      <text:p text:style-name="P55">Пиздец! Мы с Дэш переглянулись.</text:p>
      <text:p text:style-name="P55"><text:span text:style-name="T17">– </text:span>Это твои двадцать минут? <text:span text:style-name="T17">– </text:span>возмутился я. <text:span text:style-name="T17">– </text:span>Да ещё и десяти не прошло!</text:p>
      <text:p text:style-name="P55">Дэш вымучено развела копытами.</text:p>
      <text:p text:style-name="P55"/>
      <text:p text:style-name="P55"><text:span text:style-name="T17">– Человек</text:span> Анонимус, здание окружено! Мы знаем, что ты внутри! Выходи добровольно, или будешь взят силой! <text:span text:style-name="T17">– </text:span>загремел усиленный мегафоном голос.</text:p>
      <text:p text:style-name="P55"/>
      <text:p text:style-name="P55">Я разбил топором стеклянные дверцы прибора и вытащил рубины.</text:p>
      <text:p text:style-name="P55"><text:span text:style-name="T17">–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5"/>
      <text:p text:style-name="P55">Пегаска отрицательно помотала головой.</text:p>
      <text:p text:style-name="P55"><text:span text:style-name="T17">– </text:span>Ну уж фигушки. Я тебя тут не оставлю.</text:p>
      <text:p text:style-name="P55"><text:span text:style-name="T17">– </text:span>Дэш! <text:span text:style-name="T17">– </text:span>взмолился я. <text:span text:style-name="T17">–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5"><text:span text:style-name="T17">– Н</text:span>е тупи! <text:span text:style-name="T17">– </text:span>упрямо мотнула головой пегаска. <text:span text:style-name="T17">– </text:span>Всё изменилось. Никто тебя не вытащит.</text:p>
      <text:p text:style-name="P55"/>
      <text:p text:style-name="P55">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
      <text:p text:style-name="P55"><text:span text:style-name="T17">– </text:span>Быстро за мной! <text:span text:style-name="T17">–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oft-page-break/><text:span text:style-name="T17">– Ю-</text:span>хууу<text:span text:style-name="T17">!!!</text:span></text:p>
      <text:p text:style-name="P42"/>
      <text:p text:style-name="P55">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
      <text:p text:style-name="P55">Пегаска стояла на последнем этаже в коридоре, с сомнением обозревая ряд дверей.</text:p>
      <text:p text:style-name="P55"><text:span text:style-name="T17">– </text:span>Где-то тут должна быть дверь на крышу. Не могли же они залазить туда по пожарной лестнице?</text:p>
      <text:p text:style-name="P55"/>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text:span></text:p>
      <text:p text:style-name="P55">Я подбежал к двери, к которой сходились красные стрелки со стилизованными изображениями пони, бегущих от огня, и стал рубить её топором.</text:p>
      <text:p text:style-name="P55"/>
      <text:p text:style-name="P55"><text:span text:style-name="T17">– Анон</text:span>, подвинься!</text:p>
      <text:p text:style-name="P55">Пегаска оттеснила меня крупом и повернулась к двери задом.</text:p>
      <text:p text:style-name="P55"/>
      <text:p text:style-name="P55">БАБАХ!!!</text:p>
      <text:p text:style-name="P55"/>
      <text:p text:style-name="P55">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
      <text:p text:style-name="P55"><text:span text:style-name="T17">– </text:span>Ты чего на меня так уставился? <text:span text:style-name="T17">– </text:span>подозрительно спросила пегаска.</text:p>
      <text:p text:style-name="P55"><text:span text:style-name="T17">– </text:span>Да так… Не ожидал, что ты такая…</text:p>
      <text:p text:style-name="P55"><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5"/>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
      <text:p text:style-name="P55"><text:span text:style-name="T17">– </text:span>Ну, теперь действуй! — я положил рубины в кошелёк, повесил его пегаске на шею и вдруг, сам для себя неожиданно, обнял её худенькое тело. <text:span text:style-name="T17">–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5"/>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5"/>
      <text:p text:style-name="P55"><text:span text:style-name="T17">– </text:span>Ты! Не! По! Нял! Те! Бе! Не! Льзя! Тут! Ос! Та! ВАТЬСЯ!!! <text:span text:style-name="T17">– </text:span>мощный толчок изнутри катапультировал её с люка.</text:p>
      <text:p text:style-name="P55"/>
      <text:p text:style-name="P55">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
      <text:p text:style-name="P55">Таких ругательств, что раздались через мгновение, ты в Эквестрии ещё не слыхал, Анон!</text:p>
      <text:p text:style-name="P55"/>
      <text:p text:style-name="P55">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5"/>
      <text:p text:style-name="P55"><text:span text:style-name="T17">–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5"/>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
      <text:p text:style-name="P55">Некоторое время было тихо. Потом хлопнули ставни и чей-то сонный голос недовольно пробормотал:</text:p>
      <text:p text:style-name="P55"><text:span text:style-name="T17">– </text:span>Кто мешает нам спать после тяжкого выступления?</text:p>
      <text:p text:style-name="P55"/>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
      <text:p text:style-name="P55"><text:span text:style-name="T17">– </text:span>Так вот кто тревожит наш сон!</text:p>
      <text:p text:style-name="P55"><text:soft-page-break/>Дверь дома приоткрылась. Стало видно, что за ней притаилась единорожка, уже спустившаяся с мансарды.</text:p>
      <text:p text:style-name="P55"/>
      <text:p text:style-name="P55"><text:span text:style-name="T17">– </text:span>Так-так, посмотрим, что тут у нас. Ага. Гм. Это наверняка тот монстр-примат, о котором писали в газетах. Занятно.</text:p>
      <text:p text:style-name="P55">Я крутился в левитационном поле перед единорожкой как некий диковинный экспонат из шоу уродцев.</text:p>
      <text:p text:style-name="P55"><text:span text:style-name="T17">– </text:span>А это у нас кто? Гм-м. Пегаска. Вот так раз! Рэйнбоу Дэш! Какими судьбами?</text:p>
      <text:p text:style-name="P55"><text:span text:style-name="T17">– </text:span>ТРИКСИ! <text:span text:style-name="T17">– <text:s/></text:span>фейсхуфнула Дэш. <text:span text:style-name="T17">– </text:span>Во имя Селестии, ЧТО ты тут делаешь?!!</text:p>
      <text:p text:style-name="P55"><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5"/>
      <text:p text:style-name="P55">Так как дипломатические таланты пегаски явно оставляли желать лучшего, я решил взять переговоры в свои руки.</text:p>
      <text:p text:style-name="P55"><text:span text:style-name="T17">– </text:span>Эээ. Гм. Я дико извиняюсь, мы не знали, что вы спите днём, а то бы ни за что не стали вас тревожить. Мы тут пролетали мимо, и я подумал…</text:p>
      <text:p text:style-name="P55"><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5"><text:span text:style-name="T17">– </text:span>Трикси! Не смей! У нас мегаважное задание! Нам нужно вернуться в Понивилль во что бы то ни стало! <text:span text:style-name="T17">– </text:span>пегаска извивалась изо всех сил, пытаясь выбраться из магического захвата.</text:p>
      <text:p text:style-name="P55"><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5"/>
      <text:p text:style-name="P55">Пегаска задумалась. Она обернулась ко мне и мрачно спросила:</text:p>
      <text:p text:style-name="P55"><text:span text:style-name="T17">– </text:span>Ей ведь нельзя рассказывать, да?</text:p>
      <text:p text:style-name="P55"><text:span text:style-name="T17">– </text:span>Нельзя, <text:span text:style-name="T17">– </text:span>подтвердил я. <text:span text:style-name="T17">– </text:span>Селестия запретила. Может возникнуть паника и всё такое.</text:p>
      <text:p text:style-name="P55"/>
      <text:p text:style-name="P55">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5"><text:span text:style-name="T17">– </text:span>Трикси. Если ты нас не выдашь, я готова выступать. В твоих представлениях. Кем угодно. Целый месяц! После сопровождения Анона в Понивилль…</text:p>
      <text:p text:style-name="P55"/>
      <text:p text:style-name="P55"><text:span text:style-name="T17">– </text:span>ОГО!</text:p>
      <text:p text:style-name="P55">Единорожка аж села на крыльцо от удивления.</text:p>
      <text:p text:style-name="P55"/>
      <text:p text:style-name="P55"><text:span text:style-name="T17">– </text:span>Представляем себе, ЧТО вы скрываете, если ты готова на ТАКОЕ! Признаюсь, тебе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text:soft-page-break/>Единорожка встала на задние ноги и захлопала в копыта. После чего она метнулась в дом, потянув нас за собой.</text:p>
      <text:p text:style-name="P55"/>
      <text:p text:style-name="P55">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5">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5"/>
      <text:p text:style-name="P55"><text:span text:style-name="T17">– Т</text:span>ут Великая и Могучая Трикси впервые даёт представление в Кантерлоте, <text:span text:style-name="T17">– </text:span>отвлеклась от раздумий единорожка. <text:span text:style-name="T17">– </text:span>А вот тут мы успешно демонстрируем наш самый первый фокус!</text:p>
      <text:p text:style-name="P55"><text:span text:style-name="T17">– </text:span>А это, <text:span text:style-name="T17">– </text:span>оживилась единорожка, <text:span text:style-name="T17">–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5">Единорожка уставилась на Дэш. Та икнула и сделала вид, что увлечённо интересуется видом из окна. Трикси кивнула своим мыслям.</text:p>
      <text:p text:style-name="P55"/>
      <text:p text:style-name="P55"><text:span text:style-name="T17">– </text:span>Как бы то ни было, <text:span text:style-name="T17">– </text:span>единорожка смерила меня взглядом, <text:span text:style-name="T17">–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42"/>
      <text:p text:style-name="P55"><text:span text:style-name="T17">– </text:span>Не пойдёт! <text:span text:style-name="T17">– </text:span>заявил я. <text:span text:style-name="T17">– </text:span>Я уже сказал, это тайна. Мне добавить нечего.</text:p>
      <text:p text:style-name="P55"><text:span text:style-name="T17">– </text:span>Да неужели? <text:span text:style-name="T17">– </text:span>захлопала ресницами Трикси. <text:span text:style-name="T17">– </text:span>Ты хорошо подумал?</text:p>
      <text:p text:style-name="P55"/>
      <text:p text:style-name="P55">Окно <text:s/>комнаты распахнулось. Внутрь ворвался вой сирены. Несколько полицейских фургонов промчались по улице мимо.</text:p>
      <text:p text:style-name="P55">Вот дискорд!!!</text:p>
      <text:p text:style-name="P55"><text:span text:style-name="T17">– </text:span>Трикси знала, что мы договоримся, <text:span text:style-name="T17">– </text:span>улыбнулась единорожка.</text:p>
      <text:p text:style-name="P55"/>
      <text:p text:style-name="P55">…</text:p>
      <text:p text:style-name="P42"/>
      <text:p text:style-name="P55"><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Трикси, куда исчезла принцесса Селестия!</text:p>
      <text:p text:style-name="P55"><text:span text:style-name="T17">– </text:span>Так вот почему я не могла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
      <text:p text:style-name="P55">Я едва не пропустил мимо ушей сказанное единорожкой.</text:p>
      <text:p text:style-name="P55"><text:span text:style-name="T17">– </text:span>Стой! Что ты там сказала о Селестии? Куда она исчезла?</text:p>
      <text:p text:style-name="P55"><text:soft-page-break/>Трикси молча левитировала мне газеты с трюмо.</text:p>
      <text:p text:style-name="P55"/>
      <text:p text:style-name="P55">…</text:p>
      <text:p text:style-name="P55"/>
      <text:p text:style-name="P55">Ох, фак! Фак-фак-фак!!!</text:p>
      <text:p text:style-name="P55"/>
      <text:p text:style-name="P55">«<text:span text:style-name="T30">Исчезновение дневной главы диархии: Эквестрия в панике!</text:span>» (статья двухдневной давности).</text:p>
      <text:p text:style-name="P55">«<text:span text:style-name="T30">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5">«<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30">Да отстаньте же вы от меня! Он сказал, что ест пони, но я этого НЕ ВИДЕЛА!!!</text:span>»).</text:p>
      <text:p text:style-name="P55">«<text:span text:style-name="T30">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5">«<text:span text:style-name="T30">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5"/>
      <text:p text:style-name="P55">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42"/>
      <text:p text:style-name="P42">– <text:span text:style-name="T1">Офигеть! Нас ищут сами Вондерболты! Даже не знаю, радоваться этому, или огорчаться, </text:span>– <text:span text:style-name="T1">пробормотала пегаска.</text:span></text:p>
      <text:p text:style-name="P42">– <text:span text:style-name="T1">ОНИ ЧТО, ШУТОК НЕ ПОНИМАЮТ?!! </text:span>– <text:span text:style-name="T1">заорал я наконец. </text:span>– <text:span text:style-name="T1">Нашли пониеда, ёбнутые пони!!!</text:span></text:p>
      <text:p text:style-name="P55"><text:span text:style-name="T17">– </text:span>Прикинь, а? <text:span text:style-name="T17">– </text:span>участливо ткнулась в меня носом Дэш. <text:span text:style-name="T17">– </text:span>Над моими приколами тоже одна я и смеюсь. У<text:span text:style-name="T17"> </text:span>большинства вместо чувства юмора жир на ляжках.</text:p>
      <text:p text:style-name="P55"/>
      <text:p text:style-name="P7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5">Я зажал голову в ладонях и застонал, покачиваясь из стороны в сторону.</text:p>
      <text:p text:style-name="P55"/>
      <text:p text:style-name="P55"><text:span text:style-name="T17">– Анон</text:span>?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5"/>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5">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6"/>
      <text:p text:style-name="P6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9">–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76"><text:span text:style-name="T1">«…</text:span><text:span text:style-name="T3">А ускоритель </text:span><text:span text:style-name="T19">—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5"/>
      <text:p text:style-name="P55">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5"/>
      <text:p text:style-name="P55">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5"/>
      <text:p text:style-name="P42">–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5"/>
      <text:p text:style-name="P55">Дэш в отчаянии стала трясти меня. При последних её словах у меня в мозгу зажглась лампочка.</text:p>
      <text:p text:style-name="P55">Флаттершай. Эпплджек. Рэрити. Пинки. Твайлайт. Рэйнбоу Дэш. Бинго!</text:p>
      <text:p text:style-name="P55"/>
      <text:p text:style-name="P55">МВА-ХА-ХА!</text:p>
      <text:p text:style-name="P55"/>
      <text:p text:style-name="P55"><text:soft-page-break/>Кажется, ты знаешь, как показать фак провидению, Анон! The <text:span text:style-name="T17">Show Must Go On!</text:span></text:p>
      <text:p text:style-name="P55">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единорожку, поднимаясь с пола.</text:span></text:p>
      <text:p text:style-name="P42">– <text:span text:style-name="T1">О, да! Великая и Могучая Трикси держит слово!</text:span></text:p>
      <text:p text:style-name="P55"/>
      <text:p text:style-name="P55">Единорожка задумалась и продолжила:</text:p>
      <text:p text:style-name="P55">– Более того, Трикси поможет вам! Вы можете взять наш гастрольный фургон! В нём примат может незамеченным добраться до Понивилля.</text:p>
      <text:p text:style-name="P55"/>
      <text:p text:style-name="P55">Трикси оценивающе взглянула на меня.</text:p>
      <text:p text:style-name="P55">– Конечно, Трикси могла бы сопровождать тебя в Понивилль, человек. И даже обучить паре-другой фокусов, – единорожка сделала мне «глазки»…</text:p>
      <text:p text:style-name="P55"/>
      <text:p text:style-name="P55">…Рэйнбоу Дэш нахмурилась…</text:p>
      <text:p text:style-name="P55"/>
      <text:p text:style-name="P42"><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51"/>
      <text:h text:style-name="Heading_20_2" text:outline-level="2">17. <text:span text:style-name="T1">Деградация</text:span></text:h>
      <text:p text:style-name="P101"/>
      <text:p text:style-name="P55">– Ы! Ы! Ы! Ы! Ы!</text:p>
      <text:p text:style-name="P55">Дэш стучала лбом о сосну с такой силой, что на неё сверху падали иголки и шишки.</text:p>
      <text:p text:style-name="P55"/>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
      <text:p text:style-name="P55">Дэш тяжело вздохнула и закатила глаза.</text:p>
      <text:p text:style-name="P55">–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
      <text:p text:style-name="P55">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5"><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5"/>
      <text:p text:style-name="P55">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5"/>
      <text:p text:style-name="P55">– Дэш, – сказал я беспомощно. – Если я чем-то могу помочь — только скажи…</text:p>
      <text:p text:style-name="P55">Пегаска серьёзно взглянула на меня.</text:p>
      <text:p text:style-name="P55">– Можешь.</text:p>
      <text:p text:style-name="P55">– Как? – я с готовностью подхватился с земли.</text:p>
      <text:p text:style-name="P55"/>
      <text:p text:style-name="P55">Пегаска пробормотала что-то чуть слышно.</text:p>
      <text:p text:style-name="P55">– Что? – не расслышал я.</text:p>
      <text:p text:style-name="P55">– Обними меня, – напряжённо повторила Дэш. – Ну, помнишь, как ты это сделал на крыше «Псинтела»? Мне станет легче тянуть.</text:p>
      <text:p text:style-name="P55"/>
      <text:p text:style-name="P55">Всего-то? Я пожал плечами и обнял пегаску.</text:p>
      <text:p text:style-name="P55"/>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 Гы-гы-гы, круть! Пожалуй, это даже лучше почесушек! Осталось только проверить…</text:p>
      <text:p text:style-name="P55">– Проверить что? – прохрипел я. Сила объятий пегаски поражала.</text:p>
      <text:p text:style-name="P55">– Проверить, насколько круче будут обнимашки с почесушками вместе! Приступай же!</text:p>
      <text:p text:style-name="P55"/>
      <text:p text:style-name="P55">…</text:p>
      <text:p text:style-name="P55"/>
      <text:p text:style-name="P55">– Ниже… Ещё ниже… Да, между крыльями… Оххх…</text:p>
      <text:p text:style-name="P55"/>
      <text:p text:style-name="P55">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5"/>
      <text:p text:style-name="P55"><text:soft-page-break/>– Кру-у-у-то-о-о… – прошептала Дэш с закрытыми глазами. – Это действительно крутецки круто…</text:p>
      <text:p text:style-name="P55"/>
      <text:p text:style-name="P55">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5">– Дэш, ты чего?! Какого чёрта?</text:p>
      <text:p text:style-name="P55"/>
      <text:p text:style-name="P55">Дэш раскрыла глаза. Я упёрся ладонью ей в грудь и осторожно отодвинул от себя. Пегаска разжала объятия и залилась краской.</text:p>
      <text:p text:style-name="P55">– Я… Эмм… Хотела проверить… Обнимашки таки клёво снимают стресс! Ещё лучше, чем почесушки!.. Тебе разве не нравится?</text:p>
      <text:p text:style-name="P55">– Нравится. Но ты слишком увлеклась: я чуть не оказался на земле.</text:p>
      <text:p text:style-name="P55"/>
      <text:p text:style-name="P55">Дэш смутилась.</text:p>
      <text:p text:style-name="P55">– Упс! Забыла, что ты очень неустойчиво сидишь! Не сердись!</text:p>
      <text:p text:style-name="P55">Я покровительно похлопал пегаску по шее.</text:p>
      <text:p text:style-name="P55">–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5"/>
      <text:p text:style-name="P55">Пегаска немедленно заорала:</text:p>
      <text:p text:style-name="P55">– Обнимашки-и-и!!! – и повалила меня на траву вторично. Сила, таящаяся в её худеньком теле, обескураживала.</text:p>
      <text:p text:style-name="P55">– Дэш! Ну, не воспринимай же всё так буквально, ё-моё!</text:p>
      <text:p text:style-name="P55">– Гы-гы! Что-то ты не слишком был готов к этому разу!</text:p>
      <text:p text:style-name="P55"/>
      <text:p text:style-name="P55">Пегаска со смехом прыгала вокруг меня, бодаясь головой и раз-за-разом опрокидывая меня на землю. В конце концов я демонстративно прекратил поднима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5"/>
      <text:p text:style-name="P55">Наконец Дэш приземлилась, пропахав в дёрне борозды тормозного следа.</text:p>
      <text:p text:style-name="P55">– Ффух! Ещё бы немного, и я рехнулась от тоски! Как только Эпплджек эти телеги таскает? Это же офигенски скучно!</text:p>
      <text:p text:style-name="P55"/>
      <text:p text:style-name="P55">Пегаска накинула на себя плащ и стала впрягаться в фургончик.</text:p>
      <text:p text:style-name="P55">– Анон, залазь внутрь. Там впереди какой-то посёлок. Купим еды и узнаем новости. И ещё, запомни одну мегаважную вещь на будущее!</text:p>
      <text:p text:style-name="P55">– Какую?</text:p>
      <text:p text:style-name="P55">– Обнимашки с почесушками, – важно сказала пегаска, – намного круче просто почесушек!</text:p>
      <text:p text:style-name="P55"><text:soft-page-break/></text:p>
      <text:p text:style-name="P58">***</text:p>
      <text:p text:style-name="P55"/>
      <text:p text:style-name="P55">Сутки спустя…</text:p>
      <text:p text:style-name="P55"/>
      <text:p text:style-name="P55">«<text:span text:style-name="T30">Добро пожаловать в Груммингтон! Вам здесь рады!</text:span></text:p>
      <text:p text:style-name="P55"><text:span text:style-name="T30">Население города </text:span><text:span text:style-name="T79">302 пони</text:span><text:span text:style-name="T30">.</text:span></text:p>
      <text:p text:style-name="P55"><text:span text:style-name="T79">250 пони</text:span><text:span text:style-name="T30">.</text:span></text:p>
      <text:p text:style-name="P55"><text:span text:style-name="T79">125 поней</text:span><text:span text:style-name="T30">.</text:span></text:p>
      <text:p text:style-name="P55"><text:span text:style-name="T30">54 паня.</text:span>»</text:p>
      <text:p text:style-name="P55"/>
      <text:p text:style-name="P55">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5">Я вернулся за столик и продолжил корпеть над письмом.</text:p>
      <text:p text:style-name="P55"/>
      <text:p text:style-name="P55">«…<text:span text:style-name="T26">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9"/>
      <text:p text:style-name="P69">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9"/>
      <text:p text:style-name="P69">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9"/>
      <text:p text:style-name="P69">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во время этих сеансов «лечения» не расфигачить вдребезги фургончик Трикси, нам его ещё возвращать придётся.</text:p>
      <text:p text:style-name="P69"/>
      <text:p text:style-name="P69"><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9"/>
      <text:p text:style-name="P69">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9"/>
      <text:p text:style-name="P2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9">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8">Крепко обнимаю, чешу холку, хлопаю по шее! Твой Анон. </text:span><text:span text:style-name="T26">Дружба </text:span><text:span text:style-name="T48">—</text:span><text:span text:style-name="T26"> </text:span><text:span text:style-name="T3">э</text:span><text:span text:style-name="T26">то, </text:span><text:span text:style-name="T81">так её </text:span><text:span text:style-name="T3">разэтак</text:span><text:span text:style-name="T81">,</text:span><text:span text:style-name="T26"> магия!</text:span></text:p>
      <text:p text:style-name="P159"/>
      <text:p text:style-name="Standard"><text:span text:style-name="T26">P.S. Мне тебя не хватает. Сильно.</text:span><text:span text:style-name="T73">»</text:span></text:p>
      <text:p text:style-name="P55"/>
      <text:p text:style-name="P55">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5"/>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5"/>
      <text:p text:style-name="P55">Я сел рядом с пегаской, обнял её и легонько встряхнул.</text:p>
      <text:p text:style-name="P55">–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5">Пегаска фейсхуфнула. Я прижал её к себе и успокаивающе гладил по гриве.</text:p>
      <text:p text:style-name="P55"/>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5"/>
      <text:p text:style-name="P55">Проклятье! Знакомые симптомы, Анон! Не далее, как пять минут назад ты описывал их в письме Селестии.</text:p>
      <text:p text:style-name="P55">Нехорошее предчувствие закралось в душу. Я поставил кастрюлю с картошкой на печку.</text:p>
      <text:p text:style-name="P55"/>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 У меня есть одно соображение, хочу проверить.</text:p>
      <text:p text:style-name="P55"/>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
      <text:p text:style-name="P55">Пегаска сидела на полу и удивлённо рассматривала свои крылья. Потом для уверенности подёргала зубами за маховые перья.</text:p>
      <text:p text:style-name="P55">– Ай! Вроде не сплю — боль чувствуется. Тогда какого сена я падаю?!!</text:p>
      <text:p text:style-name="P55">– Дэш. – мягко сказал я. – Пегасы держатся в воздухе, не в последнюю очередь, за счёт магии. Одних крыльев ведь недостаточно? Правильно?</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text:p text:style-name="P55"><text:soft-page-break/>– Ы-ы-ы…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Анон?</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вместе, что бы ни случилось. Обещаю тебе.</text:p>
      <text:p text:style-name="P55">Пегаска утешилась и замерла, глядя в огонь. Время от времени она горько всхлипывала, сотрясаясь всем телом.</text:p>
      <text:p text:style-name="P55"/>
      <text:p text:style-name="P55">Я мыл тарелки после ужина, когда услышал бормотание Дэш за спиной.</text:p>
      <text:p text:style-name="P55"/>
      <text:p text:style-name="P55">«И-и-и… о-о-о… эн… а-а-а… И она… П-э-э-э… о-о-о… Как эта буква называется, забери меня дискорд? Ша? Ша! Эл! А! Мммм… И она пошла… Ы-ы-ы!!!»</text:p>
      <text:p text:style-name="P55"/>
      <text:p text:style-name="P55">Громкий «бабах» дал понять, что Дэш захлопнула книгу. После короткой паузы взьерошенная пегаска <text:s/>выглянула из-за спины.</text:p>
      <text:p text:style-name="P55">– Анон? Расскажи какую-нибудь сказку на ночь? Что-то спать не хочется.</text:p>
      <text:p text:style-name="P55"/>
      <text:p text:style-name="P55">Пегаска залезла на диван и похлопала по подушке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
      <text:p text:style-name="P55">…</text:p>
      <text:p text:style-name="P55"/>
      <text:p text:style-name="P55">– Вот тебе поучительная сказка с моралью. Слушай.</text:p>
      <text:p text:style-name="P55">Я устроился на диване, положив под ноги подушку, на которой тут же примостилась и пегаска.</text:p>
      <text:p text:style-name="P55"><text:soft-page-break/>–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пожалуйста-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5">Я пожал плечами, устроился поудобнее и укрылся одеялом.</text:p>
      <text:p text:style-name="P55"/>
      <text:p text:style-name="P55">…</text:p>
      <text:p text:style-name="P55"/>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размеренный звук таил необъяснимую угрозу.</text:p>
      <text:p text:style-name="P55">Скррржжжж… Скррржжж…</text:p>
      <text:p text:style-name="P55"><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символы.</text:p>
      <text:p text:style-name="P55"/>
      <text:p text:style-name="P55">«<text:span text:style-name="T79">37 пни</text:span></text:p>
      <text:p text:style-name="P79">24пн</text:p>
      <text:p text:style-name="P79">15</text:p>
      <text:p text:style-name="P55"><text:span text:style-name="T30">1</text:span>»</text:p>
      <text:p text:style-name="P55"/>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5"/>
      <text:p text:style-name="P55">«<text:span text:style-name="T30">Добро пожаловать в Груммингтон! Вам здесь рады!</text:span></text:p>
      <text:p text:style-name="P55"><text:span text:style-name="T30">Население города </text:span><text:span text:style-name="T79">302 пони</text:span><text:span text:style-name="T30">.</text:span></text:p>
      <text:p text:style-name="P55"><text:span text:style-name="T79">250 пони</text:span><text:span text:style-name="T30">.</text:span></text:p>
      <text:p text:style-name="P55"><text:span text:style-name="T79">125 поней</text:span><text:span text:style-name="T30">.</text:span></text:p>
      <text:p text:style-name="P55"><text:span text:style-name="T30">54 паня.</text:span>»</text:p>
      <text:p text:style-name="P55"/>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Анон!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Едва видные в свете луны, десятки разломов в долине внизу паутиной сходились к месту, эпицентром которого был Груммингтон.</text:p>
      <text:p text:style-name="P55"/>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text:soft-page-break/></text:p>
      <text:p text:style-name="P55">УУУУУУРРРРРРГГГГХХХХХХХ!!!</text:p>
      <text:p text:style-name="P55"/>
      <text:p text:style-name="P55">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Анон,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62"/>
      <text:p text:style-name="P62">0</text:p>
      <text:p text:style-name="P55"/>
      <text:p text:style-name="P55">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5"/>
      <text:h text:style-name="Heading_20_2" text:outline-level="2">18. Филлидельфия</text:h>
      <text:p text:style-name="P42"/>
      <text:p text:style-name="P55">Филлидельфия была слишком велика, чтобы сгинуть полностью — <text:span text:style-name="T116">П</text:span>ровал <text:span text:style-name="T97">лишь </text:span>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text:span text:style-name="T98">в месте сужения Провала</text:span>, через трещину были перекинуты сбитые наспех мостки.<text:line-break/>Мы стояли на одном краю <text:span text:style-name="T117">пропасти</text:span> и наблюдали, как на <text:span text:style-name="T117">противоположном</text:span> краю немногочисленные оставшиеся жители, выстроившись гуськом, садятся в вагон. Паровоз пыхал дымом где-то вдалеке, в голове поезда. Прямо перед <text:span text:style-name="T99">нами</text:span>, за дюжину метров от последнего вагона, пути обрывались в пропасть изломанными полосами стали.</text:p>
      <text:p text:style-name="P55">Я поднял кусок газеты, прибитый ветром к ограждению и быстро пробежался по заголовкам.</text:p>
      <text:p text:style-name="P55"/>
      <text:p text:style-name="P57">«<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70">«</text:span><text:span text:style-name="T37">Воззвание </text:span><text:span text:style-name="T40">к нации </text:span><text:span text:style-name="T37">Её Высочества, принцессы Луны</text:span><text:span text:style-name="T36">: </text:span><text:span text:style-name="T37">ввиду чрезвычайных обстоятельств </text:span><text:span text:style-name="T36">распоряжением </text:span><text:span text:style-name="T39">Ночной</text:span><text:span text:style-name="T36"> </text:span><text:span text:style-name="T39">Главы Диархии </text:span><text:span text:style-name="T36">пятница отводится для </text:span><text:span text:style-name="T37">безоплатных работ по возведению </text:span><text:span text:style-name="T36">мостов через провалы. Расписание работ </text:span><text:span text:style-name="T38">трудовых</text:span><text:span text:style-name="T36"> бригад по участкам…</text:span><text:span text:style-name="T70">».</text:span> «<text:span text:style-name="T30">Нехватка пегасов-погодников: указ принцессы Луны разрешает набор в погодные команды пегасов </text:span><text:span text:style-name="T35">с аттестацией </text:span><text:span text:style-name="T30">по ускоренному курсу</text:span>». «<text:span text:style-name="T31">Вести из п</text:span><text:span text:style-name="T30">ровинци</text:span><text:span text:style-name="T31">и</text:span><text:span text:style-name="T30">: </text:span><text:span text:style-name="T31">Груммингтон, Снортинг и <text:s/>Питсвилль накрыло пятно магической деградации.</text:span><text:span text:style-name="T33"> </text:span><text:span text:style-name="T35">В</text:span><text:span text:style-name="T33">олонтёр</text:span><text:span text:style-name="T35">ы</text:span><text:span text:style-name="T33"> устанавливают предупреждающие знаки и указатели объезда поражённой области…</text:span>». «<text:span text:style-name="T32">Криминальный мир: </text:span><text:span text:style-name="T34">опасный </text:span><text:span text:style-name="T32">преступник, </text:span><text:span text:style-name="T30">примат «анонимус», всё ещё на свободе! Награда за </text:span><text:soft-page-break/><text:span text:style-name="T30">поимку возросла до двадцати тысяч!!!</text:span>». «<text:span text:style-name="T30">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5"/>
      <text:p text:style-name="P55">На ближайше<text:span text:style-name="T100">й</text:span> же ст<text:span text:style-name="T100">ене</text:span>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text:span text:style-name="T100">сутки</text:span> мы не видели ни одного пегасьего дозора. <text:span text:style-name="T100">Я</text:span> уже свободно шагал рядом с Дэш, не боясь разоблачения.</text:p>
      <text:p text:style-name="P55"/>
      <text:p text:style-name="P55">Издав прощальный гудок, поезд двинулся вперёд. <text:span text:style-name="T100">После его отъезда установилась </text:span>неуловим<text:span text:style-name="T100">ая</text:span>, неописуем<text:span text:style-name="T100">ая</text:span> словами звенящ<text:span text:style-name="T100">ая</text:span> тишин<text:span text:style-name="T100">а. </text:span>Филлидельфия стала городом-призраком.</text:p>
      <text:p text:style-name="P55"/>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5"/>
      <text:p text:style-name="P55">Пегаска взмахнула крыльями для эффекта. Неожиданно для неё и меня, взмах крыльев подбросил её вверх на хороший метр.</text:p>
      <text:p text:style-name="P55"/>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text:p text:style-name="P55">–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5">– Уй, лягать! – Дэш сидела на земле, потирая копытом лоб. В радужной шевелюре вызревала внушительных размеров шишка. Треугольная табличка, вращаясь, <text:span text:style-name="T118">исчезла </text:span>в <text:span text:style-name="T118">разломе</text:span>.</text:p>
      <text:p text:style-name="P55"/>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
      <text:p text:style-name="P55">Пегаска критически оглядела меня.</text:p>
      <text:p text:style-name="P55">– В тебе <text:span text:style-name="T101">сто пятьдесят</text:span> – <text:span text:style-name="T101">сто </text:span>семьдесят <text:span text:style-name="T101">фунтов</text:span>.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text:span text:style-name="T102">ой,</text:span> больн<text:span text:style-name="T102">ой</text:span> кляч<text:span text:style-name="T102">ей</text:span>. То есть, кое-как держаться в воздухе, чуть похуже Флаттершай, ещё могу. А насчёт буксировки — не уверена. Надо попробовать.</text:p>
      <text:p text:style-name="P55"/>
      <text:p text:style-name="P55">…</text:p>
      <text:p text:style-name="P55"><text:soft-page-break/></text:p>
      <text:p text:style-name="P165">Когда дорожное покрытие слилось в сплошную серую полосу, а руль самоката начал вибрировать от скорости у меня в руках,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
      <text:p text:style-name="P55">Я положил самокат и на трясущихся ногах приближался к ней. Сердце ходило ходуном где-то в районе пяток. Ты слишком стар для таких шуток, Анон!</text:p>
      <text:p text:style-name="P55"/>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
      <text:p text:style-name="P55">ХЛОП!</text:p>
      <text:p text:style-name="P55"/>
      <text:p text:style-name="P55">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5"/>
      <text:p text:style-name="P55">– Бггг! – <text:s/>заржала пегаска. – Анон,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Пегаска прижала уши и съёжилась.</text:p>
      <text:p text:style-name="P55">– Помнишь, я разревелась в Груммингтоне?</text:p>
      <text:p text:style-name="P55">– Ну да, было дело.</text:p>
      <text:p text:style-name="P55">– Забудь про это!</text:p>
      <text:p text:style-name="P55"><text:soft-page-break/>– Почему? – озадачился я. – Ты была такой милой тогда.</text:p>
      <text:p text:style-name="P55"/>
      <text:p text:style-name="P55">Дэш покраснела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
      <text:p text:style-name="P55">Я задумался.</text:p>
      <text:p text:style-name="P55">– Я не плачу, потому, что я — мужчина. Нас так воспитывают. Кроме того, <text:span text:style-name="T103">в </text:span>мо<text:span text:style-name="T103">ём</text:span> собственн<text:span text:style-name="T103">ом</text:span> мир<text:span text:style-name="T103">е</text:span> <text:span text:style-name="T103">дела идут </text:span>куда ху<text:span text:style-name="T103">ж</text:span>е.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5">– Нет, я не то имел ввиду. Холодно не в физическом смысле. В душевном.</text:p>
      <text:p text:style-name="P55"/>
      <text:p text:style-name="P55">Пегаска всмотрелась мне в лицо, как будто видя меня впервые.</text:p>
      <text:p text:style-name="P55">– Ты имеешь ввиду, тебе утром <text:span text:style-name="T104">никто не скажет</text:span>: «Привет, хорошего дня»?</text:p>
      <text:p text:style-name="P55">– Да, примерно это я и имел ввиду.</text:p>
      <text:p text:style-name="P55">Пегаска печально покачала головой.</text:p>
      <text:p text:style-name="P55">– Сочувствую. Без друзей не прикольно. Всем нужны друзья. Даже Дискорду, дискорд его забери!</text:p>
      <text:p text:style-name="P55"/>
      <text:p text:style-name="P55">Пегаска вдруг стала на задние ноги, положив передние мне на плечи. Нос её практически упёрся в мой.</text:p>
      <text:p text:style-name="P55">– Анон! В Эквестрии у тебя всегда будут друзья, что бы ни случилось! Обещаю!</text:p>
      <text:p text:style-name="P55">Я растроганно обнял пегаску и погладил её по шее.</text:p>
      <text:p text:style-name="P55">– Спасибо, Дэш. Это просто здорово!</text:p>
      <text:p text:style-name="P55">Пегаска положила голову мне на плечо и прижалась всем телом в ответ.</text:p>
      <text:p text:style-name="P55"/>
      <text:p text:style-name="P55">…</text:p>
      <text:p text:style-name="P55"/>
      <text:p text:style-name="P55"><text:soft-page-break/>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
      <text:p text:style-name="P55">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text:span text:style-name="T119">было </text:span>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5"/>
      <text:p text:style-name="P55">Полчаса спустя мы стояли на дороге с другой стороны <text:span text:style-name="T119">П</text:span>ровала. Ветер дул нам в спину, подталкивая в путь. Фургончик Трикси сиротливо смотрел на нас у мостика через <text:span text:style-name="T119">пропасть</text:span>.</text:p>
      <text:p text:style-name="P55"/>
      <text:p text:style-name="P55">– Надеюсь, с ним ничего не случится, – озабоченно сказал я. – Иначе придётся объясняться с Трикси.</text:p>
      <text:p text:style-name="P55">– Ерунда! В крайнем случае, ей вернут его стоимость из казны,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
      <text:p text:style-name="P55">Пегаска раскрыла рюкзак и стала копаться в нём.</text:p>
      <text:p text:style-name="P55">– Я могу нести тебя, когда ты весишь сто пятьдесят фунтов, – больший из двух котелков отправился в <text:span text:style-name="T120">П</text:span>ровал.</text:p>
      <text:p text:style-name="P55">– Я могу тянуть тебя, когда ты весишь сто семьдесят фунтов, – половина наших запасов картошки ухнула следом.</text:p>
      <text:p text:style-name="P55">– Я могу тащить тебя, когда ты весишь двести! – насос и запасн<text:span text:style-name="T120">ые</text:span> колес<text:span text:style-name="T120">а</text:span> к самокату улетели туда же.</text:p>
      <text:p text:style-name="P55">–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5">– Погоди, Дэш, консервы-то не выкидывай! Ты ж сама говорила, что только-только размялась и всё такое. <text:span text:style-name="T80">И товары</text:span> вовсе<text:span text:style-name="T80"> не </text:span>бесплатные<text:span text:style-name="T80"> </text:span>— я оставлял в магазинах деньги — последние, кстати! Дай, я сам отберу припасы…</text:p>
      <text:p text:style-name="P55"/>
      <text:p text:style-name="P55">…</text:p>
      <text:p text:style-name="P55"/>
      <text:p text:style-name="P56"><text:soft-page-break/>Ю-ху-у-у!!!</text:p>
      <text:p text:style-name="P56"/>
      <text:p text:style-name="P56">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text:span text:style-name="T105">расхохотаться и </text:span>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6"/>
      <text:p text:style-name="P55">За час воздушно<text:span text:style-name="T120">й</text:span> буксир<text:span text:style-name="T120">овки</text:span> мы продвинулись так, как раньше за <text:span text:style-name="T120">день</text:span>.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 <text:span text:style-name="T120">уверена</text:span>.</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text:span text:style-name="T105">ие</text:span> <text:span text:style-name="T105">сутки</text:span>?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5"/>
      <text:p text:style-name="P55">– «Трасса 52», – прочла Дэш на табличке и почесала в затылке. – Что-то я не помню тут никаких трасс. Наверное, недавно построили.</text:p>
      <text:p text:style-name="P55"/>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text:p text:style-name="P55">– Дэ-э-эш! Тормози-и-и!!!</text:p>
      <text:p text:style-name="P55">– Чего-о-о?! Не слышу-у-у!!!</text:p>
      <text:p text:style-name="P55"/>
      <text:p text:style-name="P55">КРАК!!!</text:p>
      <text:p text:style-name="P55"/>
      <text:p text:style-name="P55"><text:soft-page-break/>Тот, кто станет делать качественные самокаты в Эквестрии — озолотится. Мой не выдержал столкновения и развалился у меня в руках. Переднее колесо <text:span text:style-name="T120">со</text:span>скочило <text:span text:style-name="T120">с</text:span> <text:span text:style-name="T120">оси</text:span>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9">Сияние. <text:span text:style-name="T80">Оно п</text:span>овсюду. <text:span text:style-name="T80">Нет верха и низа, нет направлений и расстояний. Нет м</text:span>ыслей. Нет чувств. Нет времени. Есть только бесконечное сияние.</text:p>
      <text:p text:style-name="P69"/>
      <text:p text:style-name="P69"><text:s/>В какой-то момент пришло осознание.</text:p>
      <text:p text:style-name="P69"/>
      <text:p text:style-name="P6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
      <text:p text:style-name="P70">В сиянии проступают очертания предметов. Дверь? Этот предмет называется «дверь»? Кровать? Капельница? Дефибриллятор?</text:p>
      <text:p text:style-name="P70">Я зажмуриваюсь от яркого света люминесцентных ламп. Откуда-то сбоку доносится неприятный зуммер и тихие фразы.</text:p>
      <text:p text:style-name="P70"/>
      <text:p text:style-name="P69">– Док, позавчерашний приходит в сознание!</text:p>
      <text:p text:style-name="P69">– Следи за давлением.</text:p>
      <text:p text:style-name="P69">В поле зрения появляется предмет. Сквозь ресницы видны только его расплывчатые очертания. Предмет движется, проводя какие-то манипуляции.</text:p>
      <text:p text:style-name="P69"/>
      <text:p text:style-name="P69">Я открываю глаза и вижу фигуру в голубом.</text:p>
      <text:p text:style-name="P69"/>
      <text:p text:style-name="P6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9"/>
      <text:p text:style-name="P69">– Больной, как вы себя чувствуете? Вы можете назвать своё имя?</text:p>
      <text:p text:style-name="P69"/>
      <text:p text:style-name="P69">Я закрываю глаза и пытаюсь вспомнить.</text:p>
      <text:p text:style-name="P69"/>
      <text:p text:style-name="P6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9"/>
      <text:p text:style-name="P71"><text:soft-page-break/>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71">Идиот! Если тебе отчекрыжили обмороженные руки-ноги, то остаток жизни проведёшь в инвалидном кресле, вспоминая, как хотел стать альпинистом!</text:p>
      <text:p text:style-name="P69">Я вспомнил почти всё. Моё имя? Осталось вспомнить имя. Меня зовут…</text:p>
      <text:p text:style-name="P69"/>
      <text:p text:style-name="P69">– Ано-о-он! Ано-о-он! Ано-о-он!</text:p>
      <text:p text:style-name="P69"/>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71"/>
      <text:p text:style-name="P71">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71"/>
      <text:p text:style-name="P69">Я открываю глаза и вижу фигуру в голубом.</text:p>
      <text:p text:style-name="P69"/>
      <text:p text:style-name="P55">…</text:p>
      <text:p text:style-name="P55"/>
      <text:p text:style-name="P55">Сознание с трудом возвращалось в гудевшую <text:span text:style-name="T8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text:p text:style-name="P55">– Ано-о-он! Ано-о-он! Встава-а-ай!</text:p>
      <text:p text:style-name="P55">– И как, интересно, я могу встать, если ты стоишь прямо надо мной? – с трудом отвечаю я.</text:p>
      <text:p text:style-name="P55">– Хорош умничать! – буркнула пегаска сквозь слёзы. – Анон?!!</text:p>
      <text:p text:style-name="P55"/>
      <text:p text:style-name="P55">Я был полузадушен силой объятий пегаски.</text:p>
      <text:p text:style-name="P55"/>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80">А т</text:span>ы вставать не хотел! Я очень-очень испугалась. <text:span text:style-name="T80">Всё-таки, д</text:span>урацкая это была затея с самокатом! Если бы можно было вернуться к фургону!</text:p>
      <text:p text:style-name="P55">–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
      <text:p text:style-name="P55">Дэш почесала в затылке.</text:p>
      <text:p text:style-name="P55"><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text:span text:style-name="T106">тротом</text:span>…</text:p>
      <text:p text:style-name="P55"/>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text:span text:style-name="T106">тротом, </text:span>иноходью, кентером и махом. Для убедительности, Дэш вычерчивала у меня на груди фигуры, обозначавшие нас, Понивилль и дорогу.</text:p>
      <text:p text:style-name="P55"/>
      <text:p text:style-name="P55">Вроде, не издевается.</text:p>
      <text:p text:style-name="P55"/>
      <text:p text:style-name="P55">– Дэш!</text:p>
      <text:p text:style-name="P55">– Ась?</text:p>
      <text:p text:style-name="P55">Пегаска с невинным видом уставилась на меня, практически коснувшись своими губами моих.</text:p>
      <text:p text:style-name="P55"/>
      <text:p text:style-name="P55">– Я бегаю ещё хуже, чем ты таскаешь фургоны. То есть, чуть лучше, чем никак.</text:p>
      <text:p text:style-name="P55"/>
      <text:p text:style-name="P55">Пегаска критически осмотрела меня и помотала головой.</text:p>
      <text:p text:style-name="P55">– Фиговые у тебя шутки, Анон.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километров, и на этом выдохнусь. Что неудивительно, учитывая тот образ жизни, что я вёл в прошлом мире.</text:p>
      <text:p text:style-name="P55"><text:span text:style-name="T17">–</text:span> А какой у тебя там был образ жизни?</text:p>
      <text:p text:style-name="P55"><text:span text:style-name="T17">–</text:span> Сидячий. Каждый день по восемь-десять часов в день на стуле, перед компьютером. Иногда и по двенадцать.</text:p>
      <text:p text:style-name="P55"/>
      <text:p text:style-name="P55">У Дэш отвалилась челюсть.</text:p>
      <text:p text:style-name="P55"><text:span text:style-name="T17">–</text:span> Лягать-колотить! Ты сидел в тюрьме? За что тебя посадили?</text:p>
      <text:p text:style-name="P55"><text:span text:style-name="T17">–</text:span> Я не сидел в тюрьме! У меня работа сидячая. Была. Программисты так работают, понимаешь? Сидя. У нас это в порядке вещей.</text:p>
      <text:p text:style-name="P55"/>
      <text:p text:style-name="P55">Пегаска неверяще смотрела на меня. Потом её удивление сменилось сочувствием. Она покачала головой. Её грива щекотала мне шею.</text:p>
      <text:p text:style-name="P55"><text:span text:style-name="T17">–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3">о такие… гм… заклинания. Ты </text:span><text:span text:style-name="T50">пишешь</text:span><text:span text:style-name="T63"> программу, запускаешь её, а потом она делает что-то для тебя.</text:span></text:p>
      <text:p text:style-name="P37"><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И <text:span text:style-name="T1">у</text:span> нас совсем нет магии.</text:p>
      <text:p text:style-name="P55"><text:span text:style-name="T7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
      <text:p text:style-name="P59">Пегаска густо покраснела.</text:p>
      <text:p text:style-name="P59"/>
      <text:p text:style-name="P58">***</text:p>
      <text:p text:style-name="P55"/>
      <text:p text:style-name="P55">Два дня спустя…</text:p>
      <text:p text:style-name="P55"/>
      <text:p text:style-name="P55">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 Что??? Ты хочешь сказать, нам надо <text:span text:style-name="T17">делать крюк</text:span> в сто миль?! Да это ж ещё неделю ходьбы! У нас картошки осталось на день твоими стараниями<text:span text:style-name="T17">!</text:span></text:p>
      <text:p text:style-name="P43"/>
      <text:p text:style-name="P59">Пегаска <text:span text:style-name="T17">сконфужено</text:span> заметила:</text:p>
      <text:p text:style-name="P59">– Я в этих краях впервые. И обычно я путешествую по воздуху или поездом.</text:p>
      <text:p text:style-name="P59">Я фейспалмнул, вспоминая выкинутые в провал припасы.</text:p>
      <text:p text:style-name="P59"/>
      <text:p text:style-name="P59">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9"/>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
      <text:p text:style-name="P59">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80">матюков мне</text:span> удалось замазать самые большие щели. За тестовый<text:span text:style-name="T80"> </text:span>получасовый заплыв<text:span text:style-name="T80"> </text:span>в лодку набралось всего две банки воды.</text:p>
      <text:p text:style-name="P59"/>
      <text:p text:style-name="P59">– Ну что, отправляемся? – Дэш свесилась с носа, глядя в зеленоватую воду. – Как лодку назовёшь, кэп?</text:p>
      <text:p text:style-name="P59">– «Две банки». – буркнул я.</text:p>
      <text:p text:style-name="P43"/>
      <text:p text:style-name="P43">…</text:p>
      <text:p text:style-name="P43"/>
      <text:p text:style-name="P59"><text:soft-page-break/>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61"/>
      <text:p text:style-name="P59">Я оглянулся. Дэш опустила глаза. На мордочке застыло выражение печали.</text:p>
      <text:p text:style-name="P59"/>
      <text:p text:style-name="P59">Надо бы поговорить с <text:span text:style-name="T107">Твайлайт</text:span> по возвращению в Понивилль, Анон! Что-то тревожит <text:span text:style-name="T107">пегаску</text:span> <text:span text:style-name="T107">с самого Фетлока</text:span>. Наверное, <text:span text:style-name="T107">наша </text:span>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9"/>
      <text:p text:style-name="P59">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text:span text:style-name="T108">П</text:span>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9"/>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9"/>
      <text:p text:style-name="P59">– Анон. – прервала ход моих мыслей пегаска. – Наш путь заканчивается. В Понивилле мы расстанемся. Ты ничего не хочешь мне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
      <text:p text:style-name="P59">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9"/>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9"/>
      <text:p text:style-name="P59">Та-а-ак! Вот в чём дело, лягать меня в пузо! Пегаска ревнует! Какого хера? <text:span text:style-name="T80">Я не давал ей повода!</text:span></text:p>
      <text:p text:style-name="P77"/>
      <text:p text:style-name="P59"><text:soft-page-break/>– Это не твоё дело! – рявкнул я.</text:p>
      <text:p text:style-name="P59">– Ах, не моё?! Не моё после побега из Псинтела?! Не моё после обнимашек в фургоне?! Не моё после трассы <text:span text:style-name="T109">52</text:span>?!! Ты… Ты…</text:p>
      <text:p text:style-name="P59">–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80">н жил с пони! И они </text:span>офигенно <text:span text:style-name="T80">любили друг друга! И у них </text:span>был<text:span text:style-name="T80"> </text:span>офигенный <text:span text:style-name="T80">секс! </text:span>И это было офигенно круто!<text:span text:style-name="T80"> </text:span>А ты… Ты <text:span text:style-name="T17">— н</text:span>е такой! Ты не любишь пони!!!</text:p>
      <text:p text:style-name="P59">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9"/>
      <text:p text:style-name="P59">КРАК!</text:p>
      <text:p text:style-name="P59"/>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
      <text:p text:style-name="P59">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
      <text:p text:style-name="P59">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
      <text:p text:style-name="P59">Упёршись рукой ей в грудь, я надавил изо всех сил, одновременно разжимая хват её ног второй рукой.</text:p>
      <text:p text:style-name="P59"/>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5">—</text:span> только <text:span text:style-name="T1">двадцать пять</text:span>. Одежда, правда, <text:span text:style-name="T1">здорово </text:span>мешает.</text:p>
      <text:p text:style-name="P1"/>
      <text:p text:style-name="P7">ПЛЮХ!!!</text:p>
      <text:p text:style-name="P7">Оп-па!</text:p>
      <text:p text:style-name="P7"/>
      <text:p text:style-name="P1"><text:soft-page-break/>Как пишут в банковск<text:span text:style-name="T1">их </text:span>кредитных договорах, <text:span text:style-name="T45">«</text:span>обстоятельство непреодолимой силы<text:span text:style-name="T45">»</text:span> ухватило меня за воротник <text:span text:style-name="T1">куртки</text:span> и выдернуло <text:span text:style-name="T1">на поверхность</text:span>.</text:p>
      <text:p text:style-name="P1"/>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17">– </text:span>Выф-выф-вуф! <text:span text:style-name="T17">– </text:span>возразил я.</text:p>
      <text:p text:style-name="P59"/>
      <text:p text:style-name="P59">Отпихнув от лица живот пегаски и выплюнув шерсть, я продолжил.</text:p>
      <text:p text:style-name="P59"><text:span text:style-name="T17">–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9"><text:span text:style-name="T17">– </text:span>Бе-бе-бе! <text:span text:style-name="T17">– </text:span>устало передразнила меня Дэш. <text:span text:style-name="T17">– А</text:span>нон! Я <text:span text:style-name="T17">— </text:span>плохая пони, потому что хотела получить то, что мне не принадлежит. Но какой же ты всё-таки глупый! Пойми, смертные <text:span text:style-name="T17">— </text:span>игрушки в копытах вечных. Любимые и оберегае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9"/>
      <text:p text:style-name="P59">Я молчал, осмысливая услышанное. Злость ушла. Пришла печаль.</text:p>
      <text:p text:style-name="P59"><text:span text:style-name="T17">– </text:span>Дэш, я знаю. Просто не могу о ней забыть.</text:p>
      <text:p text:style-name="P59"/>
      <text:p text:style-name="P59">Пегаска тяжело поднялась.</text:p>
      <text:p text:style-name="P59"><text:span text:style-name="T17">– </text:span>Везёт же некоторым. <text:span text:style-name="T17">– </text:span>пробормотала она, раскрывая крылья для просушки.</text:p>
      <text:p text:style-name="P59"/>
      <text:p text:style-name="P59">…</text:p>
      <text:p text:style-name="P59"/>
      <text:p text:style-name="P59"><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59"/>
      <text:p text:style-name="P59">Я сидел на песке, прижимаясь спиной к спине пегаски. Её распахнутые крылья защищали меня от ветра.</text:p>
      <text:p text:style-name="P59"><text:span text:style-name="T17">– </text:span>Это остатки былой славы. Мой институтский рекорд <text:span text:style-name="T17">— </text:span>семьдесят пять метров <text:span text:style-name="T110">под водой </text:span>на одном дыхании. Но я уже давно даже пятьдесят метров не могу проплыть без долгой дыхательной подготовки. <text:span text:style-name="T110">Легкие атрофируются, что ли? Вроде, и не курю, но…</text:span></text:p>
      <text:p text:style-name="P1"><text:span text:style-name="T56">– А</text:span><text:span text:style-name="T45">нон, ты весь дрожишь! Тебе надо просушить шерсть. </text:span>Снимай-ка одежду! <text:span text:style-name="T17">–</text:span> <text:span text:style-name="T1">с</text:span>командовала <text:span text:style-name="T1">вдруг</text:span> Дэш.</text:p>
      <text:p text:style-name="P1"><text:span text:style-name="T17">–</text:span> У меня нет шерсти. Хотя ты права, одежду нужно <text:span text:style-name="T1">вы</text:span>сушить.</text:p>
      <text:p text:style-name="P1"/>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
      <text:p text:style-name="P1"><text:span text:style-name="T17">–</text:span> Куда это ты спрятался? <text:span text:style-name="T17">–</text:span> <text:span text:style-name="T110">ивовая лоза раздвинулась</text:span>, пропуская пегаску.</text:p>
      <text:p text:style-name="P7"/>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7">–</text:span> Дэш!.. Блин! <text:span text:style-name="T17">–</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
      <text:p text:style-name="P1">Пегаска подошла поближе и села <text:span text:style-name="T1">на песок</text:span>.</text:p>
      <text:p text:style-name="P1"><text:soft-page-break/><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20"/>
      <text:p text:style-name="P1"><text:span text:style-name="T17">–</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text:span><text:span text:style-name="T11">расположение </text:span><text:span text:style-name="T1">аликорниц, одаривших их лаской хотя бы раз. Их можно было спасти только перенаправив их влюблённость на кого-то ещё</text:span><text:span text:style-name="T29">. </text:span><text:span text:style-name="T42">Я не могу навязать тебе чувств…</text:span><text:span text:style-name="T29"> </text:span><text:span text:style-name="T42">Но если бы ты хотя бы согласился на физический контакт. Может быть, этого хватило бы, чтобы ты излечился.</text:span></text:p>
      <text:p text:style-name="P74">…</text:p>
      <text:p text:style-name="P7">Я непонимающе смотрел на пегаску.</text:p>
      <text:p text:style-name="P7">… </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7">–</text:span> Дэш, ты..?</text:p>
      <text:p text:style-name="P1"><text:soft-page-break/><text:span text:style-name="T17">–</text:span> Да, <text:span text:style-name="T111">д</text:span>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 </text:p>
      <text:p text:style-name="P1"><text:span text:style-name="T17">– </text:span><text:span text:style-name="T1">Я не умею. Неумеха. </text:span><text:span text:style-name="T17">– </text:span><text:span text:style-name="T1">пробормотала </text:span><text:span text:style-name="T13">она </text:span><text:span text:style-name="T1">тихо.</text:span></text:p>
      <text:p text:style-name="P7"/>
      <text:p text:style-name="P2"><text:span text:style-name="T12">Проклятье! Почему эти диллемы встают перед тобой, Анон? </text:span><text:span text:style-name="T68">Е</text:span><text:span text:style-name="T41">щё мгновение </text:span><text:span text:style-name="T42">—</text:span><text:span text:style-name="T41"> и </text:span><text:span text:style-name="T68">пегаска</text:span><text:span text:style-name="T41"> уйдёт. </text:span><text:span text:style-name="T68">И у тебя исчезнет единственный друг во всём мире. Даже в двух мирах. Но ты ведь не любишь её, Анон? </text:span><text:span text:style-name="T69">Не любишь ведь? Ты по-прежнему не можешь забыть Сел, что бы ты ни говорил себе.</text:span></text:p>
      <text:p text:style-name="P167"/>
      <text:p text:style-name="P2"><text:span text:style-name="T42">Передо мной пронеслась вся наша история с Дэш, от </text:span><text:span text:style-name="T51">похода к Зекоре</text:span><text:span text:style-name="T42"> до ссоры в лодке. Почему я должен ей отказывать? Сел подчеркивала, что между нами только дружба. А пегаска не требовала от меня ничего. И она </text:span><text:span text:style-name="T52">была </text:span><text:span text:style-name="T42">мне </text:span><text:span text:style-name="T52">симпатична</text:span><text:span text:style-name="T42">, хоть я и </text:span><text:span text:style-name="T52">никогда </text:span><text:span text:style-name="T42">не рассматривал её в качестве партнёра. И, блядь, у меня уже месяц секса не было!</text:span></text:p>
      <text:p text:style-name="P163"/>
      <text:p text:style-name="P1"><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3">– <text:span text:style-name="T1">Дэш… Ты же понимаешь, что я не люблю тебя?</text:span></text:p>
      <text:p text:style-name="P43">–<text:span text:style-name="T1"> Я этого от тебя и не требую, глупыш!</text:span></text:p>
      <text:p text:style-name="P1"><text:span text:style-name="T17">–</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text:span><text:span text:style-name="T14">Да, у меня были отношения с Селестией. Но с ней</text:span><text:span text:style-name="T1"> всё же как-то естественнее казалось, она по росту сопоставима со мной.</text:span></text:p>
      <text:p text:style-name="P7"/>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7"/>
      <text:p text:style-name="P7">Я засмеялся. Пегаска была неисправима.</text:p>
      <text:p text:style-name="P7"><text:span text:style-name="T17">–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7"/>
      <text:p text:style-name="P7">Пегаска о чём-то подумала и кивнула.</text:p>
      <text:p text:style-name="P7"><text:span text:style-name="T17">– </text:span>Хорошо, пусть это будет моей фантазией. А ты правда принимаешь меня?</text:p>
      <text:p text:style-name="P7"><text:span text:style-name="T17">– </text:span>Правда. Но…</text:p>
      <text:p text:style-name="P1"><text:span text:style-name="T17">–</text:span> Что?</text:p>
      <text:p text:style-name="P1"><text:span text:style-name="T17">–</text:span> Ты лежишь на мне.</text:p>
      <text:p text:style-name="P1"><text:soft-page-break/><text:span text:style-name="T17">–</text:span> Ну да, лежу, <text:span text:style-name="T17">–</text:span> Дэш ехидно улыбнулась и заёрзала животом. <text:span text:style-name="T17">–</text:span> А что?</text:p>
      <text:p text:style-name="P1"><text:span text:style-name="T17">–</text:span> А то, что в таком положении я до тебя не достану! У тебя слишком высоко расположена… <text:span text:style-name="T1">эмм</text:span>… анатомия.</text:p>
      <text:p text:style-name="P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3"><text:span text:style-name="T112">Я</text:span> начал ощущать напряжение в низу живота.</text:p>
      <text:p text:style-name="P3"/>
      <text:p text:style-name="P3"><text:span text:style-name="T112">Проклятье на твою голову, Анон!</text:span><text:span text:style-name="T1"> Эквестрия целеустремлённо </text:span><text:span text:style-name="T15">делает из тебя конеёба, и у тебя нет сил отказаться!</text:span></text:p>
      <text:p text:style-name="P170"/>
      <text:p text:style-name="P3">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7">–</text:span> Я чувствую тебя, <text:span text:style-name="T17">–</text:span> промурлыкала Дэш. <text:span text:style-name="T17">–</text:span> Видишь, это совсем не страшно, что я кобылка не твоего вида.</text:p>
      <text:p text:style-name="P1">Я начал почёсывать её шею у основания гривы.</text:p>
      <text:p text:style-name="P1"><text:span text:style-name="T17">–</text:span> Не страшно. Но чертовски необычно. <text:span text:style-name="T1">Никак не могу привыкнуть.</text:span></text:p>
      <text:p text:style-name="P7"/>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text:span text:style-name="T113">ернулись</text:span> и вста<text:span text:style-name="T113">ли</text:span>.</text:p>
      <text:p text:style-name="P1"/>
      <text:p text:style-name="P4"><text:span text:style-name="T17">–</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4"><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text:span text:style-name="T1">м-м-м…</text:span> силы отталкивания хватает на то, чтобы… уффф…</text:p>
      <text:p text:style-name="P4"/>
      <text:p text:style-name="P4"><text:span text:style-name="T114">М</text:span>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text:p>
      <text:p text:style-name="P172"/>
      <text:p text:style-name="P4"><text:span text:style-name="T17">–</text:span> …<text:span text:style-name="T114">ч</text:span>тобы поднять в воздух вес своего тела и ещё примерно такой же. Это мне Твайлайт сказала… <text:span text:style-name="T17">–</text:span> прошептала пегаска и закрыла глаза, уткнувшись носом мне в <text:span text:style-name="T1">плечо</text:span>. Дыхание у неё стало прерывистым.</text:p>
      <text:p text:style-name="P5"><text:span text:style-name="T17">–</text:span> А как вы удерживаетесь на облаках? Ведь вы при этом не машете крыльями?</text:p>
      <text:p text:style-name="P169"/>
      <text:p text:style-name="P5"><text:span text:style-name="T16">М</text:span>ой палец блуждал под хвостом у <text:span text:style-name="T115">пегаски</text:span>, и то, что он там находил, приводило меня в сильнейшее возбуждение. Контролировать себя становилось трудно.</text:p>
      <text:p text:style-name="P5"/>
      <text:p text:style-name="P1"><text:span text:style-name="T17">–</text:span> <text:span text:style-name="T1">Анон</text:span>,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text:span text:style-name="T1">м-м-м…</text:span> состоянии.</text:p>
      <text:p text:style-name="P1"><text:soft-page-break/><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text:span text:style-name="T115">наконец,</text:span> делом.</text:p>
      <text:p text:style-name="P1"/>
      <text:p text:style-name="P1">С этими словами пегаска встала.</text:p>
      <text:p text:style-name="P59"/>
      <text:h text:style-name="Heading_20_2" text:outline-level="2">19. <text:span text:style-name="T1">Понивилль. Фейс-контроль </text:span></text:h>
      <text:p text:style-name="P43"/>
      <text:p text:style-name="P59">«<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17">–</text:span> Про меня таки забыли. Отлично.</text:p>
      <text:p text:style-name="P59"><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59"><text:span text:style-name="T17">–</text:span> Ого! Луна никак не уймется. Ладно, это её проблемы.</text:p>
      <text:p text:style-name="P59">К счастью, библиотека Понивилля располагалась на окраине. Пробраться туда под покровом сумерек было раз плюнуть.</text:p>
      <text:p text:style-name="P59"><text:span text:style-name="T17">– </text:span>Твайлайт, привет! Мы вернулись! <text:span text:style-name="T17">–</text:span> я широко улыбнулся и захлопнул за собой дверь.</text:p>
      <text:p text:style-name="P59">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9">Ни слова ни говоря, Твайлайт отперла дверь в подвал и потащила меня за собой.</text:p>
      <text:p text:style-name="P59"><text:span text:style-name="T17">– К</text:span>АКОГО ХУЯ?!! Твайлайт, ёб твою пони-мать, ты чего творишь? <text:span text:style-name="T17">– </text:span>я вцепился в ручку двери.</text:p>
      <text:p text:style-name="P59"><text:span text:style-name="T17">– </text:span>Твайли, ты чего? <text:span text:style-name="T17">– </text:span>брыкалась Дэш. <text:span text:style-name="T17">– </text:span>Немедленно опусти меня на пол!</text:p>
      <text:p text:style-name="P59"><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9">ХРУСТЬ!</text:p>
      <text:p text:style-name="P59">Дверная ручка оторвалась с мясом и я продолжил низвержение в подвал.</text:p>
      <text:p text:style-name="P59"><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9"><text:span text:style-name="T17">– </text:span>Не беспокойся, Анон-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59">Я молча дёргался, пытаясь сломать браслеты.</text:p>
      <text:p text:style-name="P59"><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17">– </text:span>Где-то он тут был, я же клала его сюда на прошлой неделе, после эксперимента с тыквой!</text:p>
      <text:p text:style-name="P5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9"><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text:span text:style-name="T17">– </text:span>Твайлайт, не смей! <text:span text:style-name="T17">– </text:span>хриплым от ужаса голосом прошептал я. <text:span text:style-name="T17">– </text:span>Я тебе потом сниться буду!</text:p>
      <text:p text:style-name="P59"><text:span text:style-name="T17">–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9">Скальпель с огромной скоростью метнулся ко мне.</text:p>
      <text:p text:style-name="P59"><text:span text:style-name="T17">– </text:span>А-А-А-А-А-А!</text:p>
      <text:p text:style-name="P59">Вжик-вжик-вжик!</text:p>
      <text:p text:style-name="P59">Лоскутья одежды полетели на пол. Я лежал на столе нагой, как новорождённый, и орал соответственно.</text:p>
      <text:p text:style-name="P59"><text:span text:style-name="T17">– О</text:span>у! <text:span text:style-name="T80">Что-то новенькое! </text:span>Это надо задокументировать, хи-хи.</text:p>
      <text:p text:style-name="P59">Невесть откуда взявшийся фотоаппарат сделал несколько снимков моего естества в разных ракурсах.</text:p>
      <text:p text:style-name="P59"><text:span text:style-name="T17">– </text:span>Хрен-то тебе зачем? <text:span text:style-name="T17">– </text:span>с бессильной злостью спросил я. <text:span text:style-name="T17">– </text:span><text:span text:style-name="T80">Т</text:span>ы собираешься устроить филиал порнхаба для пони-извращенцев?</text:p>
      <text:p text:style-name="P59"><text:span text:style-name="T17">–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9"><text:span text:style-name="T17">– </text:span>А если попроще?</text:p>
      <text:p text:style-name="P59"><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59"><text:soft-page-break/>Твайлайт вытащила воронку из аппарата и приставила её к моей груди. За воронкой к ящику тянулся толстый гофрированный шланг.</text:p>
      <text:p text:style-name="P59"><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59"><text:span text:style-name="T17">– М</text:span>агнетрон вводит в резонанс только частицы магического субстрата. Тебе не о чём волноваться! Я абсолютно в этом уверена!</text:p>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3"/>
      <text:p text:style-name="P44">***</text:p>
      <text:p text:style-name="P44"/>
      <text:p text:style-name="P59"><text:span text:style-name="T17">– </text:span>А-А-А-А-А-А!!! Бля!</text:p>
      <text:p text:style-name="P59">Мой полёт сквозь усыпанную звёздами сине-зелёную мглу закончился столкновением с чем-то мягким.</text:p>
      <text:p text:style-name="P59"><text:span text:style-name="T17">–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text:span text:style-name="T17">–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17">– </text:span>Никогда, слышишь, никогда больше не смей подымать меня…</text:p>
      <text:p text:style-name="P59"><text:span text:style-name="T17">– </text:span>Откуда я знала, что резонансное заклинание так среагирует на…</text:p>
      <text:p text:style-name="P59"><text:span text:style-name="T17">– А</text:span>нон? <text:span text:style-name="T17">– </text:span>пегаска заметила, что я открыл глаза. <text:span text:style-name="T17">– </text:span>Ты в порядке?</text:p>
      <text:p text:style-name="P59">Я издал нечто среднее между брачным рёвом лося и стоном умирающего слона.</text:p>
      <text:p text:style-name="P59"><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59"/>
      <text:p text:style-name="P59"><text:soft-page-break/>…</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
      <text:p text:style-name="P59"><text:span text:style-name="T17">– </text:span>Итак, мы:</text:p>
      <text:p text:style-name="P59">а) Имеем резонаторные рубины для ускорителя.</text:p>
      <text:p text:style-name="P59">б) После исчезновения принцессы Селестии, не имеем <text:s/>возможности контролировать усиленное ускорителем <text:s/>заклинание Прозрения.</text:p>
      <text:p text:style-name="P59"/>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9"/>
      <text:p text:style-name="P59"><text:span text:style-name="T17">– Н</text:span>е умничай, сахарок! Што ты имеешь ввиду под «крупной энергомагической вспышкой»? <text:span text:style-name="T17">– </text:span>почесала в затылке Эпплджек. <text:span text:style-name="T17">– </text:span>Нам хватит ведра воды, штоб её потушить?</text:p>
      <text:p text:style-name="P59"><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17">– </text:span>Ты хорошо подумала? <text:span text:style-name="T17">– в</text:span>торила ей Рэйнбоу Дэш. <text:span text:style-name="T17">– </text:span>В Эквестрии десятки таких городов, как Понивилль! Мы не можем махнуть на них крылом!</text:p>
      <text:p text:style-name="P59"><text:span text:style-name="T17">– </text:span>Тебе-то на Понивилль точно махать! <text:span text:style-name="T17">– </text:span>огрызнулась фермерша. <text:span text:style-name="T17">– Т</text:span>вой дом, поди, не зацепит.</text:p>
      <text:p text:style-name="P59"><text:span text:style-name="T17">– </text:span>Что ты сказала? А ну, повтори? <text:span text:style-name="T17">– </text:span>взвилась пегаска.</text:p>
      <text:p text:style-name="P59"><text:span text:style-name="T17">– </text:span>Не ссорьтесь, девчонки. <text:span text:style-name="T17">– </text:span>встрял я. <text:span text:style-name="T17">– </text:span>Ничем рисковать не придётся. У меня есть другой вариант. Я ещё в Фетлоке о нём вспомнил.</text:p>
      <text:p text:style-name="P59"><text:span text:style-name="T17">– </text:span>Ась?</text:p>
      <text:p text:style-name="P59"><text:span text:style-name="T17">– </text:span>Что?</text:p>
      <text:p text:style-name="P59"><text:span text:style-name="T17">– </text:span>Какой? <text:span text:style-name="T17">– </text:span>разом <text:span text:style-name="T17">о</text:span>бернулась ко мне компания.</text:p>
      <text:p text:style-name="P59"><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59"><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17">– Л</text:span>ягать! <text:span text:style-name="T17">– </text:span>сморщилась Эпплджек. <text:span text:style-name="T17">– </text:span>У меня после ожерелья Честности в башке гудит, што после маковского сидра!</text:p>
      <text:p text:style-name="P59"><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oft-page-break/><text:span text:style-name="T17">– </text:span>Рэр, иногда лучше жевать, чем говорить. Вот честно!</text:p>
      <text:p text:style-name="P59"><text:span text:style-name="T17">– </text:span>Как пожелаешь! Анон,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Я прыгал на одной ноге, натягивая джинсы.</text:p>
      <text:p text:style-name="P59"><text:span text:style-name="T17">– </text:span>Они лежали в нагрудном кармане рубашки.</text:p>
      <text:p text:style-name="P59">Твайлайт отвлеклась от доски.</text:p>
      <text:p text:style-name="P59"><text:span text:style-name="T17">– В р</text:span>убашке? Я послала вниз Спайка прибраться. Те лохмотья тлели после вспышки… Спа-а-айк!!!</text:p>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text:span text:style-name="T17">– </text:span>Вот, прибрался малёхо. Но с потолка сажу ещё не успел счистить, там стремянка нужна.</text:p>
      <text:p text:style-name="P59"><text:span text:style-name="T17">– </text:span>Спайки-Вайки, не выкидывай одежду, пожалуйста. В ней должны быть рубины.</text:p>
      <text:p text:style-name="P59"><text:span text:style-name="T17">– </text:span>Какие ещё рубины? <text:span text:style-name="T17">– </text:span>переспросил Спайк и зажевал быстрее.</text:p>
      <text:p text:style-name="P59"><text:span text:style-name="T17">–</text:span> Резонаторные! <text:span text:style-name="T17">–</text:span> холодея, ответил я. <text:span text:style-name="T17">– </text:span>В кармане рубашки должны лежать четыре кристалла.</text:p>
      <text:p text:style-name="P59"><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30"/>
      <text:p text:style-name="P59">…</text:p>
      <text:p text:style-name="P59"/>
      <text:p text:style-name="P59"><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17">– К</text:span>акой-то неправильный у Нон-нона смех! <text:span text:style-name="T17">– </text:span>голос Пинки был еле слышен из-под наваленных на меня подушек. <text:span text:style-name="T17">– <text:s/></text:span>И, мне кажется, сам Нон-нон сейчас немножечко неправильный. Правильно я говорю?</text:p>
      <text:p text:style-name="P59">Подушка отогнулась и в прямоугольнике света показалась голова Пинки.</text:p>
      <text:p text:style-name="P59"><text:span text:style-name="T17">– Н</text:span>он-нон? Ты сейчас правильный, или нет?</text:p>
      <text:p text:style-name="P59"><text:span text:style-name="T17">– А</text:span>нон, ты как? Тебе уже лучше? <text:span text:style-name="T17">– </text:span>в прямоугольнике появилась голова Рэйнбоу Дэш.</text:p>
      <text:p text:style-name="P59"><text:span text:style-name="T17">– </text:span>Фигурально выражаясь, ты в себе? <text:span text:style-name="T17">– </text:span>вклинилась между ними Твайлайт Спаркл.</text:p>
      <text:p text:style-name="P59"><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 моих ног.</text:p>
      <text:p text:style-name="P59">Я отдышался. Поняхи участливо смотрели на меня, выискивая признаки успокоения.</text:p>
      <text:p text:style-name="P59"><text:span text:style-name="T17">– </text:span>Отпустите. Я уже правильный. <text:span text:style-name="T17">– </text:span>наконец произнёс я.</text:p>
      <text:p text:style-name="P59">Пинки, Дэш и Твайлайт слезли с горки подушек, наваленных на меня после эмоционального взрыва. Эпплджек встала с ног.</text:p>
      <text:p text:style-name="P59"><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59"><text:span text:style-name="T17">– </text:span>Спайк!!! Немедленно… <text:s/>сбегай к Кейкам за выпечкой! Нам всем нужно успокоиться.</text:p>
      <text:p text:style-name="P59"><text:span text:style-name="T17">– </text:span>Уже бегу!</text:p>
      <text:p text:style-name="P59"/>
      <text:p text:style-name="P60">***</text:p>
      <text:p text:style-name="P59"><text:soft-page-break/></text:p>
      <text:p text:style-name="P59">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9"><text:span text:style-name="T17">– </text:span>Ты точно знаешь, што делаешь? <text:span text:style-name="T17">– </text:span>переспросила Эпплджек. <text:span text:style-name="T17">– </text:span>Мне бы не хотелось, чтоб от Понивилля остались одни головешки.</text:p>
      <text:p text:style-name="P59"><text:span text:style-name="T17">– </text:span>Не беспокойся, у меня всё просчитано. Я уверена, я подчёркиваю, я абсолютно уверена в безопасности эксперимента!</text:p>
      <text:p text:style-name="P59"><text:span text:style-name="T17">– </text:span>Ой, што-то мне нехорошо становится, когда ты так говоришь…</text:p>
      <text:p text:style-name="P59"><text:span text:style-name="T17">– Кобылки</text:span>, приготовились! Начинаю обратный отсчёт! Десять! Девять! Восемь! Семь!</text:p>
      <text:p text:style-name="P59">Гудение синхрофазотрона усилилось. Картинка у меня перед глазами поплыла.</text:p>
      <text:p text:style-name="P59"><text:span text:style-name="T17">– </text:span>Шесть! Пять! Четыре! Три! Флатти, ты одела ожерелье Доброты задом-наперёд! Три-с-половиной! Три-с-четвертью! Два! Один! Понеслись!</text:p>
      <text:p text:style-name="P59">Картинка у меня перед глазами выключилась.</text:p>
      <text:p text:style-name="P59"/>
      <text:h text:style-name="Heading_20_2" text:outline-level="2">20. В<text:span text:style-name="T1">еликое Откровение</text:span></text:h>
      <text:p text:style-name="P43"/>
      <text:p text:style-name="P59">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9">Я вглядываюсь в далёкую вершину.</text:p>
      <text:p text:style-name="P5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9">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9">Я переправляюсь через пропасть.</text:p>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9"/>
      <text:p text:style-name="P43"><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4">Когорта <text:span text:style-name="T70">–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text:span><text:soft-page-break/><text:span text:style-name="T9">филлидельфийская </text:span><text:span text:style-name="T82">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9"/>
      <text:p text:style-name="P59">Я тяну ручку двери на верхней площадке. Сильный сквозняк чуть не сбивает меня с ног: ветер задувает в<text:span text:style-name="T80"> </text:span>покои Луны<text:span text:style-name="T80"> </text:span>через открытые балконные двери<text:span text:style-name="T80">.</text:span></text:p>
      <text:p text:style-name="P59">Мириады пульсирующих нитей сходятся к центру комнаты, где на матрасе лежит обтянутый шкурой скелет аликорна.</text:p>
      <text:p text:style-name="P59">Я осторожно пересекаю комнату и захлопываю двери на балкон.</text:p>
      <text:p text:style-name="P59"><text:span text:style-name="T17">– </text:span>А-а-а, ты всё-таки пришёл… <text:span text:style-name="T17">– </text:span>шелестит скрипучий голос за моей спиной.</text:p>
      <text:p text:style-name="P5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9"><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9"><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9"><text:span text:style-name="T17">– </text:span>ТЫ НИЧЕГО НЕ УЗНАЕШЬ!!!</text:p>
      <text:p text:style-name="P5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text:span text:style-name="T17">–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9">Луна закашливается едким смехом и отпивает из вазы, стоящей на полу рядом с матрацем.</text:p>
      <text:p text:style-name="P59"><text:span text:style-name="T17">– </text:span>Открой балкон. Мы призвали Найтмэр, чтобы подольше продержаться. Этой сучке из племени виндиго нужен ветер.</text:p>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9"/>
      <text:p text:style-name="P59"><text:span text:style-name="T17">– </text:span>Сожалеем, что не можем убить тебя.</text:p>
      <text:p text:style-name="P59">Обернувшись я встречаюсь с рогом аликорницы, нацеленным мне в грудь.</text:p>
      <text:p text:style-name="P59"><text:span text:style-name="T17">– </text:span>Твоё тело соткано из наваждения — Нам ли не знать! Мы всё ещё Владыка Снов.</text:p>
      <text:p text:style-name="P59">Я делаю шаг назад, на балкон. Луна трескуче смеётся и шагает следом.</text:p>
      <text:p text:style-name="P59"><text:span text:style-name="T17">– </text:span>Но что в Нашей власти — так это вышвырнуть тебя отсюда!</text:p>
      <text:p text:style-name="P59">Я снова отступаю. Я помню, что балкон метра три в ширину и без перил. И хоть я осознаю, что это сон, мне страшно до онемения.</text:p>
      <text:p text:style-name="P59"><text:span text:style-name="T17">–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oft-page-break/><text:span text:style-name="T17">– </text:span>Кимеринн погиб, чтобы ты жил.</text:p>
      <text:p text:style-name="P59">Шаг назад.</text:p>
      <text:p text:style-name="P59"><text:span text:style-name="T17">– </text:span>Сел осталась без магии и развоплотилась из-за тебя.</text:p>
      <text:p text:style-name="P59">Шаг назад.</text:p>
      <text:p text:style-name="P59"><text:span text:style-name="T17">– </text:span>Столько надежд впустую. Сколько ожиданий! И, как финальная насмешка, ты увидишь гибель всего, что Нам дорого?! Не бывать этому! ПОШЁЛ ВОН!!!</text:p>
      <text:p text:style-name="P59">Я мешкаю, не чувствуя под отступающей ногой опоры, и этого хватает, чтобы Луна в выпаде достала меня рогом.</text:p>
      <text:p text:style-name="P59">Магический разряд пронзает грудь сетью молний и вышвыривает меня с балкона. Луна — или Найтмэр Мун? — хохочет, видя моё падение.</text:p>
      <text:p text:style-name="P59">Я проваливаюсь в сине-зелёную мглу, усыпанную звёздами.</text:p>
      <text:p text:style-name="P59"/>
      <text:p text:style-name="P59">…</text:p>
      <text:p text:style-name="P43"/>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0">её </text:span>расплываются. Она исчезает, не дойдя до экрана.</text:p>
      <text:p text:style-name="P7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9">Ближе.</text:p>
      <text:p text:style-name="P59">Всем телом ощущаю дискомфорт от низкочастотной вибрации, как будто рядом проходит поезд.</text:p>
      <text:p text:style-name="P59">Ещё ближе.</text:p>
      <text:p text:style-name="P5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9">Совсем близко.</text:p>
      <text:p text:style-name="P59">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9"/>
      <text:p text:style-name="P59">Я ВИЖУ!!! ВИЖУ!!! ПРОКЛЯТЬЕ, КАК ВСЁ ПРОСТО!!!</text:p>
      <text:p text:style-name="P59"/>
      <text:p text:style-name="P59">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9"><text:span text:style-name="T17">– </text:span>Ты ведь вернёшься в Эквестрию? Не говори им, что увидел там! <text:span text:style-name="T17">– </text:span>жеребёнок машет в сторону экрана. Её голос слышится глухо, как через подушку. <text:span text:style-name="T17">– </text:span>Любую пони, что узнает всю правду, сожрёт Чёрный Экран.</text:p>
      <text:p text:style-name="P59">Я киваю ей в ответ. Мне понятно, почему.</text:p>
      <text:p text:style-name="P59"><text:span text:style-name="T17">– </text:span>Как тебя зовут, малышка? Я постараюсь вернуть тебя. Может быть, ещё не поздно.</text:p>
      <text:p text:style-name="P59"><text:soft-page-break/>Пегаска приветственно машет копытом. Звёзды просвечивают сквозь неё, она тает на глазах. Её тянет к экрану.</text:p>
      <text:p text:style-name="P30"><text:span text:style-name="T53">– </text:span><text:span text:style-name="T41">Шейла! Шейла Блюскай! И я уже не малышка! </text:span><text:span text:style-name="T53">– </text:span><text:span text:style-name="T41">она тычет в кьютимарку в виде ластика, стирающего тучу.</text:span></text:p>
      <text:p text:style-name="P59">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7"/>
      <text:p text:style-name="P60">***</text:p>
      <text:p text:style-name="P60"/>
      <text:p text:style-name="P1"><text:span text:style-name="T17">–</text:span> А<text:span text:style-name="T1">нон? </text:span>Вставай! <text:span text:style-name="T17">–</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7">–</text:span> Твайлайт? <text:span text:style-name="T17">–</text:span> Взгляд сфокусировался на лавандовой единорожке, озабоченно осматривающей меня и продолжающей массаж области сердца.</text:p>
      <text:p text:style-name="P1"><text:span text:style-name="T17">–</text:span> Мне не понравился цвет твоей мордочки <text:span text:style-name="T45">— </text:span><text:span text:style-name="T1">т</text:span>ы стал слишком бледный. Я решила прервать <text:span text:style-name="T1">заклинание</text:span>. Как ты себя…</text:p>
      <text:p text:style-name="P1"><text:span text:style-name="T56">–</text:span><text:span text:style-name="T45"> …чувствуешь, дорогая Рэрити?! Я могу чем-нибудь помочь? Вот, выпей воды! </text:span><text:span text:style-name="T56">–</text:span><text:span text:style-name="T45"> дракончик метался вокруг светлой единорожки, в волнении заламывая лапы.</text:span></text:p>
      <text:p text:style-name="P59">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text:span text:style-name="T17">– </text:span>Ну што? Увидел што-нибудь, сахарок?</text:p>
      <text:p text:style-name="P59">Пони уставились на меня с надеждой.</text:p>
      <text:p text:style-name="P59"><text:span text:style-name="T17">– </text:span>Да.</text:p>
      <text:p text:style-name="P59">Откровение давило на психику как тонна кирпичей. Я не знал, что им сказать. Я не мог.</text:p>
      <text:p text:style-name="P59"><text:span text:style-name="T17">– П</text:span>ревосходно!</text:p>
      <text:p text:style-name="P59"><text:span text:style-name="T17">– </text:span>Это просто супер-дупер-здоровски-потрясно!</text:p>
      <text:p text:style-name="P59"><text:span text:style-name="T17">– </text:span>Йей!</text:p>
      <text:p text:style-name="P59"><text:span text:style-name="T17">– </text:span>Ю-ху!</text:p>
      <text:p text:style-name="P59"><text:span text:style-name="T17">– О</text:span>фигенно! Мы победили! Анон, ты молодец!</text:p>
      <text:p text:style-name="P59"><text:span text:style-name="T17">– </text:span>Замечательно! Секундочку, я приготовлю дневник…</text:p>
      <text:p text:style-name="P59">Восторг пони постепенно сменился ожиданием. Я молчал.</text:p>
      <text:p text:style-name="P59"><text:span text:style-name="T17">– </text:span>Эмм? И что же ты увидел? <text:span text:style-name="T17">– </text:span>не выдержала Твайлайт.</text:p>
      <text:p text:style-name="P59"><text:span text:style-name="T17">– </text:span>Я… не могу сказать этого.</text:p>
      <text:p text:style-name="P59">Ожидание сменилось недоумением. Рэйнбоу Дэш насмешливо скривила губы.</text:p>
      <text:p text:style-name="P59"><text:span text:style-name="T17">– </text:span>Да ладно! Кончай прикалываться, Анон, мы же ждём! Шутка зачлась!</text:p>
      <text:p text:style-name="P59"><text:span text:style-name="T17">– </text:span>Не могу!!!</text:p>
      <text:p text:style-name="P59"/>
      <text:p text:style-name="P59">…</text:p>
      <text:p text:style-name="P59"/>
      <text:p text:style-name="P59">Молчание прервала Эпплджек.</text:p>
      <text:p text:style-name="P59"><text:soft-page-break/><text:span text:style-name="T17">– </text:span>Сахарок, с тобой всё в порядке?</text:p>
      <text:p text:style-name="P59">Дэш подошла ко мне вплотную, обняла меня за шею и прижалась нос к носу.</text:p>
      <text:p text:style-name="P59"><text:span text:style-name="T17">– Анон</text:span>, ты чего? <text:span text:style-name="T17">– </text:span>прошептала она. <text:span text:style-name="T17">– </text:span>Тебя во сне кто-то заколдовал? Мигни мне правым глазом, если да.</text:p>
      <text:p text:style-name="P59">Я высвободился из объятий пегаски.</text:p>
      <text:p text:style-name="P59"><text:span text:style-name="T17">– </text:span>Со мной всё в порядке. <text:span text:style-name="T17">– </text:span>объявил я. <text:span text:style-name="T17">– </text:span>Не в порядке с вами. Я не могу сказать вам, что увидел, потому что боюсь. За вас. Не вините меня, пожалуйста, мне и так плохо.</text:p>
      <text:p text:style-name="P59">Тишина сменилась гулом голосов. Пони вполголоса обсуждали ситуацию, посматривая на меня и почёсывая в затылках.</text:p>
      <text:p text:style-name="P59"><text:span text:style-name="T17">– </text:span>Конски яблоки! Вот это поворот! А мне так хотелось узнать, што за нечисть тут орудует!</text:p>
      <text:p text:style-name="P59"><text:span text:style-name="T17">–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pan text:style-name="T17">–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9"><text:span text:style-name="T17">– </text:span>Рэр, отвали!</text:p>
      <text:p text:style-name="P59"><text:span text:style-name="T17">– </text:span>Оу, какие страсти! Ладно-ладно, не сердись, дорогая, не мешаю!</text:p>
      <text:p text:style-name="P59"><text:span text:style-name="T17">–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9"><text:span text:style-name="T17">–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17">– </text:span>Стойте!</text:p>
      <text:p text:style-name="P59">Твайлайт подняла вверх копыто, призывая к тишине. Потом откуда-то из дальнего шкафа к ней приплыла «Основы заклятий»<text:span text:style-name="T17"> Стар Свирла. </text:span>Единорожка нацепила очки и принялась перелистывать книгу, бормоча под нос названия глав.</text:p>
      <text:p text:style-name="P59"><text:span text:style-name="T17">– </text:span>Ага, вот! Нашла! Анон прав! В «Заклинании Последнего Шанса» есть такое! <text:span text:style-name="T17">– </text:span>единорожка принялась зачитывать отрывок.</text:p>
      <text:p text:style-name="P59">…</text:p>
      <text:p text:style-name="P59">«<text:span text:style-name="T19">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9">слишком громко думать. И сообщить способ спасения — означает его разрушить.</text:span>»</text:p>
      <text:p text:style-name="P59">…</text:p>
      <text:p text:style-name="P59"><text:span text:style-name="T17">– </text:span>Ты хочешь сказать, если Анон нам сообщит, в чём причина всей этой фигни, мы не сможем её исправить? <text:span text:style-name="T17">– </text:span>Дэш повернулась ко мне. <text:span text:style-name="T17">–</text:span> А как мы её исправим, если не будем знать, что исправлять? Хренотень какая-то!</text:p>
      <text:p text:style-name="P59">Пегаска сжала голову копытами. Твайлайт просветлела мордочкой и подбежала к доске.</text:p>
      <text:p text:style-name="P59"><text:span text:style-name="T17">– </text:span>Это может быть случай так называемого «кота Шротингера». Никогда бы не подумала, что он мне встретится на практике!</text:p>
      <text:p text:style-name="P59">Твайлайт протёрла доску тряпочкой и нарисовала на ней коробку.</text:p>
      <text:p text:style-name="P59"><text:span text:style-name="T17">– </text:span>Предположим, в коробке заперт кот. <text:span text:style-name="T17">– н</text:span>арисованный кот упирался лапами в крышку коробки, явно пытаясь выбраться.</text:p>
      <text:p text:style-name="P59"><text:span text:style-name="T17">– </text:span><text:span text:style-name="T80">Допустим, кот бессмертен. Также допустим, что кот з</text:span>аколдован<text:span text:style-name="T80"> </text:span>отложенным <text:span text:style-name="T80">заклятие</text:span>м<text:span text:style-name="T80"> Абсолютного Стирания, которое сработает, если кто-то откроет ящик</text:span>. <text:span text:style-name="T80">То есть, п</text:span>ри открытии<text:span text:style-name="T80"> ящик</text:span>а<text:span text:style-name="T80"> кот исчезнет из </text:span>бытия<text:span text:style-name="T80"> </text:span>— его нет, и никогда не было.</text:p>
      <text:p text:style-name="P59"><text:soft-page-break/><text:span text:style-name="T17">– </text:span>Бедный котик. <text:span text:style-name="T17">– </text:span>прошептала Флаттершай.</text:p>
      <text:p text:style-name="P59">Я насторожился, услышав знакомое заклинание.</text:p>
      <text:p text:style-name="P59"><text:span text:style-name="T17">– </text:span>Стой! Откуда тебе известно про заклинание Абсолютного Стирания?</text:p>
      <text:p text:style-name="P59"><text:span text:style-name="T17">–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7">Магическо</text:span>м<text:span text:style-name="T17"> </text:span>В<text:span text:style-name="T17">естник</text:span>е», а профессор Шротингер построил на её базе свой мысленный эксперимент.</text:p>
      <text:p text:style-name="P59"><text:span text:style-name="T17">– </text:span>Гм. Ну ладно, продолжай.</text:p>
      <text:p text:style-name="P59"><text:span text:style-name="T17">– </text:span>Так вот, по условию эксперимента известно, что вероятность того, что кто-то откроет ящик, ненулевая.</text:p>
      <text:p text:style-name="P59"><text:span text:style-name="T17">– </text:span>И что это означает, дорогая? <text:span text:style-name="T17">– </text:span>спросила Рэрити.</text:p>
      <text:p text:style-name="P59"><text:span text:style-name="T17">– </text:span>Это значит, что кто-нибудь когда-нибудь обязательно откроет его.</text:p>
      <text:p text:style-name="P59"><text:span text:style-name="T17">– </text:span>У меня щас башка лопнет! <text:span text:style-name="T17">– </text:span>пожаловалась Дэш. <text:span text:style-name="T17">– </text:span>Так всё-таки, когда этот ляганный ящик откроют?</text:p>
      <text:p text:style-name="P59"><text:span text:style-name="T17">–</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Твайлайт прокашлялась, отпила из графина и продолжила.</text:p>
      <text:p text:style-name="P59"><text:span text:style-name="T17">–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Пони молчали, переваривая информацию. Дэш с отсутствующим видом следила за пауком на потолке.</text:p>
      <text:p text:style-name="P59">Наконец Эпплджек сдвинула шляпу на лоб.</text:p>
      <text:p text:style-name="P59"><text:span text:style-name="T17">–</text:span> То есть, ты хошь сказать, што мы все — навроде этого кота, а Анон боится открыть ящик? Штоб мы не исчезли окончательно?</text:p>
      <text:p text:style-name="P59"><text:span text:style-name="T17">– </text:span>Нечто вроде того. Стар Свирл пишет, что разглашение способа спасения его же и разрушит. Иными словами, открывать ящик нельзя.</text:p>
      <text:p text:style-name="P59">Я поднял руку, прося слово. Пони обернулись на меня и затихли.</text:p>
      <text:p text:style-name="P59"><text:span text:style-name="T17">–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9">…</text:p>
      <text:p text:style-name="P59"><text:span text:style-name="T17">– </text:span>Лягать! <text:span text:style-name="T17">– </text:span>выругалась Дэш. <text:span text:style-name="T17">– </text:span>Значит, наши усилия по доставке резонаторов пошли лесом.</text:p>
      <text:p text:style-name="P59"><text:span text:style-name="T17">– </text:span>Не совсем. Мне таки удалось узнать, где искать Селестию.</text:p>
      <text:p text:style-name="P59">В библиотеке снова поднялся галдёж. Твайлайт подняла копыто.</text:p>
      <text:p text:style-name="P59"><text:span text:style-name="T17">– </text:span>Тихо! Спайк, будь добр, сбегай к Кейкам за выпечкой. Нам надо успокоиться. Анон, хоть про Селестию ты нам можешь рассказать?</text:p>
      <text:p text:style-name="P59"><text:span text:style-name="T17">– </text:span>Могу. <text:span text:style-name="T17">– </text:span>пожал плечами я. <text:span text:style-name="T17">– </text:span>Она в моём мире. Но не спрашивайте меня, как её вернуть — я не знаю.</text:p>
      <text:p text:style-name="P59"><text:span text:style-name="T17">– А </text:span>как ты узнал… <text:span text:style-name="T17">– </text:span>начала было единорожка, но её перебил напряжённый голос Спайка.</text:p>
      <text:p text:style-name="P59"><text:span text:style-name="T17">– </text:span>Твай! <text:span text:style-name="T17">– </text:span>дракончик стоял в дверях спиной к нам. <text:span text:style-name="T17">– </text:span>У нас гости.</text:p>
      <text:p text:style-name="P59">Спайк попятился назад. Дверь широко растворилась и в библиотеку вошла Луна.</text:p>
      <text:p text:style-name="P59"><text:soft-page-break/></text:p>
      <text:h text:style-name="Heading_20_2" text:outline-level="2"><text:span text:style-name="T1">2</text:span>1. Мир-дружба-жвачка.</text:h>
      <text:p text:style-name="P59"/>
      <text:p text:style-name="P59">Дружный вздох прокатился по залу.</text:p>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9"><text:span text:style-name="T17">– Анон</text:span>, беги!!!</text:p>
      <text:p text:style-name="P59">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text:span text:style-name="T17">– </text:span>Не так быстро, Рэйнбоу Дэш! <text:span text:style-name="T17">– </text:span>ледяным голосом Луны можно было нарезать воду кубиками для мартини. <text:span text:style-name="T17">– </text:span>Нам есть о чём поговорить с приматом!</text:p>
      <text:p text:style-name="P59">Мы с пегаской застыли в синем левитационном поле и поплыли к Луне.</text:p>
      <text:p text:style-name="P59"><text:span text:style-name="T17">–</text:span> Нет-нет-нет, постойте! <text:span text:style-name="T17">–</text:span> заявила вдруг Твайлайт. <text:span text:style-name="T17">–</text:span> Ваше Высочество, они мои друзья и гости, и находятся под моей защитой!</text:p>
      <text:p text:style-name="P59">Нас с Дэш обернуло лавандовое левитационное поле и мы полетели к библиотекарше. Ты был несправделив к книгоежке, Анон!</text:p>
      <text:p text:style-name="P59"><text:span text:style-name="T17">–</text:span> Что? Мы не ослышались? ТЫ СМЕЕШЬ МЕШАТЬ НАМ?!!</text:p>
      <text:p text:style-name="P59">Нас опять потащило к Луне. Дэш подпёрла голову копытом, закатила глаза и скорчила скучающую мину.</text:p>
      <text:p text:style-name="P59"><text:span text:style-name="T17">–</text:span> Мне очень жаль, Ваше Высочество, но Селестия назначила Анонимуса МОИМ начальником, и этот приказ НИКТО не отменял! Он МОЙ!</text:p>
      <text:p text:style-name="P59">В голосе лавандовой единорожки звучал металл. Мы опять полетели к Твайлайт.</text:p>
      <text:p text:style-name="P59"><text:span text:style-name="T17">–</text:span> ДОВОЛЬНО! НАМ НАДОЕЛА ЭТА НЕПОКОРНОСТЬ! ПОЗНАЙ ГНЕВ ПРИНЦЕССЫ НОЧИ!!!</text:p>
      <text:p text:style-name="P59"><text:span text:style-name="T17">–</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text:span text:style-name="T17">–</text:span> Ай, бля! <text:span text:style-name="T17">–</text:span> в последний момент чей-то луч отрикошетил от магического поля и впился мне в лодыжку. Нога моментально онемела.</text:p>
      <text:p text:style-name="P59"><text:span text:style-name="T17">–</text:span> Не волнуйся, это парализующий луч. Твай таким махалась с Трикси. Пройдёт через полчаса. <text:span text:style-name="T17">–</text:span> успокоил меня дракончик.</text:p>
      <text:p text:style-name="P59"><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text:span text:style-name="T17">– </text:span>Не вынуждай Нас идти на крайние меры! <text:span text:style-name="T17">– </text:span>отдувалась Луна. <text:span text:style-name="T17">–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9"><text:span text:style-name="T17">– В</text:span>есьма прискорбно, Ваше Высочество, но вынуждена отказать! <text:span text:style-name="T17">– </text:span>переводила дыхание Твайлайт.<text:span text:style-name="T17"> –</text:span> Исключительно по субординационным причинам! Приказ Её Дневного Высочества имеет более высокий приоритет над Вашим!</text:p>
      <text:p text:style-name="P59"><text:span text:style-name="T17">– </text:span>Тогда найди Нам это твоё Дневное Высочество! <text:span text:style-name="T17">– </text:span>взвыла Луна. <text:span text:style-name="T17">– </text:span>В отсутствие Дневной Главы Диархии все дела ведёт Ночная!!!</text:p>
      <text:p text:style-name="P59"><text:span text:style-name="T17">–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9"><text:span text:style-name="T17">– </text:span>Дискордова бюрократия! <text:span text:style-name="T17">– </text:span>буркнула аликорница. <text:span text:style-name="T17">–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text:span text:style-name="T17">– О</text:span>хренеть! <text:span text:style-name="T17">– </text:span>чертыхнулся Спайк. <text:span text:style-name="T17">– </text:span><text:s/>Твай, она создаёт сферу стихий!</text:p>
      <text:p text:style-name="P59"><text:span text:style-name="T17">– </text:span>Вижу! <text:span text:style-name="T17">– </text:span>донёсся голос единорожки из-под потолка. <text:span text:style-name="T17">– </text:span>Задействую план «Д»!</text:p>
      <text:p text:style-name="P59">В центре круга, образованного Элементами Гармонии, образовался светло-голубой тороид<text:note text:id="ftn16" text:note-class="footnote"><text:note-citation>16</text:note-citation><text:note-body><text:p text:style-name="P154">Тороид <text:span text:style-name="T70">–</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9"><text:span text:style-name="T17">– </text:span>Эмм, это что-то новенькое, я такого заклинания вообще не знаю. <text:span text:style-name="T17">– </text:span>почесал в затылке Спайк. <text:span text:style-name="T17">–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17">– </text:span>Погоди. У меня есть вариант получше.</text:p>
      <text:p text:style-name="P59">Я вылез из-под шкафа и попрыгал на одной ноге в центр зала.</text:p>
      <text:p text:style-name="P59"><text:span text:style-name="T17">– </text:span>Стойте! Прекратите! Да остановитесь же!!!</text:p>
      <text:p text:style-name="P59">Аликорница и шестёрка поней уставились на меня.</text:p>
      <text:p text:style-name="P59"><text:span text:style-name="T17">–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9"><text:span text:style-name="T17">– </text:span>Ты так говоришь, будто непричастен к исчезновению Сестры! <text:span text:style-name="T17">– </text:span>к Луне вернулась властная интонация, но фиолетовый шар перестал расти. <text:span text:style-name="T17">– </text:span>Мы не верим тебе! Если попробуешь обмануть Нас и скрыться, даже Тартар покажется тебе курортом!</text:p>
      <text:p text:style-name="P59">Я успокаивающе поднял руки.</text:p>
      <text:p text:style-name="P59"><text:span text:style-name="T17">–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9"><text:span text:style-name="T17">– </text:span>Как ты её назвал? <text:span text:style-name="T17">– </text:span>отвалилась челюсть у аликорницы.</text:p>
      <text:p text:style-name="P59"><text:span text:style-name="T17">– </text:span>Эмм, мне неудобно вмешиваться, но вынуждена вас перебить. <text:span text:style-name="T17">– </text:span>встряла Твайлайт. <text:span text:style-name="T17">– </text:span>Это было экспериментальное заклинание. Локальная заморозка времени. Я, эмм, не предусмотрела возможности его отмены…</text:p>
      <text:p text:style-name="P59"><text:span text:style-name="T17">– </text:span>Что? <text:span text:style-name="T17">– </text:span>хором вскрикнули я с Луной.</text:p>
      <text:p text:style-name="P59"><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Этой малой частью сознания я отметил скрип двери и застенчивый голос:</text:p>
      <text:p text:style-name="P59"><text:span text:style-name="T17">– </text:span>Твайлайт, Дёрпи сказала, у тебя есть «Особенности поведения, питания и размножения приматов»? Я бы хотела её ненадолго… Ого!!!</text:p>
      <text:p text:style-name="P59">После долгой паузы тот же голос спросил:</text:p>
      <text:p text:style-name="P59"><text:span text:style-name="T17">– </text:span>Что тут случилось? Почему все висят в воздухе? И всё вот это?</text:p>
      <text:p text:style-name="P59">Голос Спайка откуда-то из подвала ответил:</text:p>
      <text:p text:style-name="P59"><text:span text:style-name="T17">– </text:span>Потому что Твайлайт остановила время. В радиусе девяти метров, как мне кажется. Или десяти.</text:p>
      <text:p text:style-name="P59"><text:span text:style-name="T17">– </text:span>В двенадцати с половиной. <text:span text:style-name="T17">– </text:span>донёсся голос Твайлайт сверху. <text:span text:style-name="T17">–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text:span text:style-name="T17">– Н</text:span>Е ВЗДУМАЙ СЧИТАТЬ СЕБЯ ПОБЕДИТЕЛЬНИЦЕЙ! <text:span text:style-name="T17">– </text:span>загремело у меня в мозгу, в обоих сознаниях сразу. <text:span text:style-name="T17">–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Наступило молчание. Потом донеслось всхлипывание заучки.</text:p>
      <text:p text:style-name="P59"><text:span text:style-name="T17">–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9"><text:span text:style-name="T17">–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9"><text:span text:style-name="T17">–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В мозгу раздалось мычание, как если бы кто-то хотел выругаться, но в через силу сдержался.</text:p>
      <text:p text:style-name="P59"><text:span text:style-name="T17">– </text:span>КТО ИЗ МАГОВ СЕЙЧАС ПРИСУТСТВУЕТ В БИБЛИОТЕКЕ ЗА ПРЕДЕЛАМИ ЗОНЫ СКОЛЛАПСИРОВАВШЕГО ВРЕМЕНИ?</text:p>
      <text:p text:style-name="P59">Молчание. Наконец голос Спайка произнёс:</text:p>
      <text:p text:style-name="P59"><text:span text:style-name="T17">– </text:span>Она имеет ввиду, кто из единорогов в библиотеке не попал в это сверхпрозрачное стекло? Ну же, не тушуйся!</text:p>
      <text:p text:style-name="P59"><text:soft-page-break/>Послышался застенчивый голос.</text:p>
      <text:p text:style-name="P59"><text:span text:style-name="T17">– </text:span>Эмм, я вам подхожу?</text:p>
      <text:p text:style-name="P59"><text:span text:style-name="T17">– </text:span>КТО ТЫ? ПРЕДСТАВЬСЯ!</text:p>
      <text:p text:style-name="P59"><text:span text:style-name="T17">– </text:span>Эмм, Лира Хартстрингс, единорог. Я не то, чтобы маг, моя специализация — музыка…</text:p>
      <text:p text:style-name="P59"><text:span text:style-name="T17">– </text:span>ГОДИТСЯ! ТЫ ВИДИШЬ ТОЧКУ СИНГУЛЯРНОСТИ?</text:p>
      <text:p text:style-name="P59"><text:span text:style-name="T17">– </text:span>Эмм?</text:p>
      <text:p text:style-name="P59">Голос Спайка пояснил:</text:p>
      <text:p text:style-name="P59"><text:span text:style-name="T17">– </text:span>Вон та тёмная точка над лестницей, у которой вся картинка искривляется.</text:p>
      <text:p text:style-name="P59"><text:span text:style-name="T17">– </text:span>Да! Вижу.</text:p>
      <text:p text:style-name="P59"><text:span text:style-name="T17">– </text:span>ТЕПЕРЬ ЛЕВИТИРУЙ ПРИМАТА В ТОЧКУ СИНГУЛЯРНОСТИ.</text:p>
      <text:p text:style-name="P59"><text:span text:style-name="T17">– </text:span>Чего-о-о?!! <text:span text:style-name="T17">– </text:span>возопило моё малое сознание.</text:p>
      <text:p text:style-name="P59"><text:span text:style-name="T17">– </text:span>Эмм… Зачем? <text:span text:style-name="T17">– вторила мне Лира.</text:span></text:p>
      <text:p text:style-name="P59"><text:span text:style-name="T17">–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7"> </text:span>НЕ ВОЛНУЙСЯ, ДВУНОГИЙ, ТЕБЕ ЭТО НЕ ПОВРЕДИТ.</text:p>
      <text:p text:style-name="P59"><text:span text:style-name="T17">– </text:span>Вы даёте слово, что человеку не будет причинён вред? <text:span text:style-name="T17">– </text:span>голос Лиры обрёл непривычную твёрдость.</text:p>
      <text:p text:style-name="P59"><text:span text:style-name="T17">– </text:span>КАК ТЫ СМЕЕШЬ СОМНЕВАТЬСЯ В НАС, СВОЕЙ ПРИНЦЕССЕ?</text:p>
      <text:p text:style-name="P59"><text:span text:style-name="T17">– Я </text:span>не сомневаюсь в вас, Ваше Высочество… Потому и требую слова!</text:p>
      <text:p text:style-name="P59"><text:span text:style-name="T17">–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17">– </text:span>Ну, блядь, спасибо! <text:span text:style-name="T17">– </text:span>подумал я.</text:p>
      <text:p text:style-name="P59"><text:span text:style-name="T17">–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9">Тишина… С громким хлопком торнадо исчезает, сознания воссоединяются, всё падает на пол. </text:p>
      <text:p text:style-name="P59"/>
      <text:p text:style-name="P59">…</text:p>
      <text:p text:style-name="P59"/>
      <text:p text:style-name="P59"><text:span text:style-name="T17">–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17">– </text:span>Проклятье! Тебе только Кэйдэнс осталось обрыгать для полной коллекции! <text:span text:style-name="T17">– </text:span>презрительно заметила Луна, вставая из-под меня.</text:p>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text:soft-page-break/><text:span text:style-name="T17">– </text:span>Так шта не так уж сильно мы и погудели с братюней на прошлый Канун горящего очага! <text:span text:style-name="T17">– </text:span>пробормотала Эпплджек, схватившись за голову. <text:span text:style-name="T17">– </text:span>Не сравнить с теперешней гулянкой.</text:p>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17">– </text:span>Итак, Мы ждём <text:span text:style-name="T17">– а</text:span>ликорница смотрела на меня выжидающе. <text:span text:style-name="T17">–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Я кивнул ей примирительно.</text:p>
      <text:p text:style-name="P59"><text:span text:style-name="T17">–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17">– </text:span>Давай по-порядку. <text:span text:style-name="T17">– о</text:span>становила меня Луна. <text:span text:style-name="T17">– </text:span>С чего ты взял, что она в твоём мире?</text:p>
      <text:p text:style-name="P59">Я задумался. Как объяснить ей, не рассказывая основное? То, от чего весь мир остановится? Как описать частность, не раскрыв суть?</text:p>
      <text:p text:style-name="P59">Луна продолжила с горечью.</text:p>
      <text:p text:style-name="P59"><text:span text:style-name="T17">–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9"><text:span text:style-name="T17">– Ч</text:span>то? Остатки магии? <text:span text:style-name="T17">–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9"><text:span text:style-name="T17">– </text:span>Мы проследили её сновидение до магической вспышки. <text:span text:style-name="T17">– п</text:span>одтвердила Луна. Её взгляд сверлил меня, улавливая малейшие изменения мимики. <text:span text:style-name="T17">– </text:span>Сел встречалась во сне с тобой. Ей пришлось потратить все силы на то, чтобы вырвать тебя из лап твоего мира. Она не вернулась обратно.</text:p>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Я со всей дури грохнул кулаком по ограждению балкона. Перила жалобно скрипнули. Луна всё поняла и кивнула.</text:p>
      <text:p text:style-name="P59"><text:span text:style-name="T17">– </text:span>Теперь ты понимаешь, почему Мы виним тебя в развоплощении сестры?</text:p>
      <text:p text:style-name="P59"><text:span text:style-name="T17">– </text:span>Да. Но послушай… Я не могу рассказать всё. <text:span text:style-name="T17">– </text:span>осторожно, как по горячим углям, начал я. <text:span text:style-name="T17">– </text:span>Это может натворить большую беду.</text:p>
      <text:p text:style-name="P59">Луна пристально взглянула на меня и понимающе склонила голову.</text:p>
      <text:p text:style-name="P59"><text:span text:style-name="T17">– </text:span>Мы знаем, иногда так бывает. Продолжай.</text:p>
      <text:p text:style-name="P59"><text:span text:style-name="T17">–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9"><text:span text:style-name="T17">– </text:span>Да, помним.</text:p>
      <text:p text:style-name="P59"><text:span text:style-name="T17">–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9">В разговор встряла Твайлайт, до этого тихо стоявшая в сторонке.</text:p>
      <text:p text:style-name="P59"><text:soft-page-break/><text:span text:style-name="T17">–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9">Я вздохнул с облегчением. Твайлайт — умничка! Мне даже придумывать ничего не пришлось.</text:p>
      <text:p text:style-name="P59"><text:span text:style-name="T17">– </text:span>Нечто вроде. Они точно не погибают, я это видел. Просто переносятся туда и превращаются в людей. Развоплощение — не значит смерть.</text:p>
      <text:p text:style-name="P59">Единорожка успокаивающе произнесла:</text:p>
      <text:p text:style-name="P59"><text:span text:style-name="T17">–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text:span text:style-name="T17">– </text:span>Ты что-то недоговариваешь. <text:span text:style-name="T17">– </text:span>шепнула Луна почти ласково. <text:span text:style-name="T17">–</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9">Аликорница вернулась на место, воссоединившись с двойником.</text:p>
      <text:p text:style-name="P59"><text:span text:style-name="T17">– …</text:span>а <text:span text:style-name="T17">М</text:span>арк Ботвиний-младший упоминал в «Энциклопедии Арканум» о древнем божестве К<text:span text:style-name="T17">'</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17">– </text:span>Достаточно, Твайлайт. <text:span text:style-name="T17">– </text:span>остановила единорожку Луна. <text:span text:style-name="T17">–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9">Единорожка задумалась.</text:p>
      <text:p text:style-name="P59"><text:span text:style-name="T17">–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9"><text:span text:style-name="T17">– </text:span>Да, это может сработать. <text:span text:style-name="T17">– </text:span>кивнула Луна. <text:span text:style-name="T17">– </text:span>Если только у Нас с Дискордом хватит сил его открыть. В прошлый раз основную тяжесть по формированию коридора взяла на себя Сестра.</text:p>
      <text:p text:style-name="P59"><text:span text:style-name="T17">– </text:span>Разумеется, я помогу вам! <text:span text:style-name="T17">– </text:span>воскликнула Твайлайт с энтузиазмом. <text:span text:style-name="T17">– </text:span>У меня же есть опыт, хоть и не очень удачный.</text:p>
      <text:p text:style-name="P59">Луна сморщила нос при этих словах, но всё же кивнула.</text:p>
      <text:p text:style-name="P59"><text:span text:style-name="T17">–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9"><text:span text:style-name="T17">– </text:span>Я приглашу их. Они не откажутся.</text:p>
      <text:p text:style-name="P59"><text:span text:style-name="T17">– </text:span>Что ж, ещё одной проблемой меньше. Теперь нужно решить, как найти Сел. Кто-то должен отправиться за ней.</text:p>
      <text:p text:style-name="P59"><text:span text:style-name="T17">– </text:span>Это, разумеется, буду я. <text:span text:style-name="T17">– п</text:span>ожал плечами я. <text:span text:style-name="T17">– Р</text:span>азумная пони там и шагу не сделает без того, чтобы не попасть в лабораторию к учёным или военным.</text:p>
      <text:p text:style-name="P59"><text:span text:style-name="T17">– </text:span>А если…</text:p>
      <text:p text:style-name="P59"><text:soft-page-break/><text:span text:style-name="T17">– </text:span>А если она прикинется неразумной, <text:span text:style-name="T17">– </text:span>предвосхитил я вопрос единорожки, <text:span text:style-name="T17">–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9"><text:span text:style-name="T17">– </text:span>Остаётся ещё одна проблема. <text:span text:style-name="T17">– </text:span>тихо сказала тёмная аликорница. <text:span text:style-name="T17">–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9"><text:span text:style-name="T17">– </text:span>Я попробую подыскать подходящие заклинания для работы с флорой. <text:span text:style-name="T17">– </text:span>загорелась научным рвением Твайлайт. <text:span text:style-name="T17">– </text:span>Помнится, в «Природе проклятий» был раздел, посвящённый зебринским ритуалам плодородия.</text:p>
      <text:p text:style-name="P59">Единорожка вернулась в библиотеку. Некоторое время мы с Луной молча слушали звуки засыпающего Понивилля.</text:p>
      <text:p text:style-name="P59"><text:span text:style-name="T17">– </text:span>Почему ты так опасаешься гибели Селестии? <text:span text:style-name="T17">– </text:span>наконец спросил я аликорницу. <text:span text:style-name="T17">– </text:span>Ведь вы бессмертны. Рано или поздно твоя сестра вернётся к тебе, как ты вернулась к ней через тысячу лет заточения.</text:p>
      <text:p text:style-name="P59"><text:span text:style-name="T17">– </text:span>Ха! <text:span text:style-name="T17">– </text:span>с горечью отозвалась Луна. <text:span text:style-name="T17">–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9"><text:span text:style-name="T17">–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9">Аликорница отвлеклась от воспоминаний.</text:p>
      <text:p text:style-name="P59"><text:span text:style-name="T17">–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9"><text:span text:style-name="T17">– </text:span>Почему же ты не смогла найти меня с его помощью?</text:p>
      <text:p text:style-name="P59">Аликорница смутилась.</text:p>
      <text:p text:style-name="P59"><text:span text:style-name="T17">–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9"><text:span text:style-name="T17">– </text:span>Да уж, успех тотальный. <text:span text:style-name="T17">– </text:span>скептически отозвался я, прислушиваясь к звукам уборки. <text:span text:style-name="T17">– </text:span>Я бы и сам к тебе заявился с результатами эксперимента, дай ты мне пару дней времени.</text:p>
      <text:p text:style-name="P59"><text:span text:style-name="T17">– </text:span>Как бы то ни было, <text:span text:style-name="T17">– </text:span>поджала губы Луна, <text:span text:style-name="T17">– </text:span>мы пришли к сотрудничеству. Надеюсь, оно будет плодотворным. Более плодотворным, чем то, что было у тебя с Сел.</text:p>
      <text:p text:style-name="P59">Я присмотрелся к ночной принцессе с подозрением. Что она знает о нас с Селестией?</text:p>
      <text:p text:style-name="P59"><text:span text:style-name="T17">– </text:span>У нас было достаточно плодотворное сотрудничество. <text:span text:style-name="T17">– </text:span>осторожно начал я. <text:span text:style-name="T17">– </text:span>Хотя основную часть работы сделал я, Дэш и Твайлайт.</text:p>
      <text:p text:style-name="P59"><text:soft-page-break/><text:span text:style-name="T17">– </text:span>Неудивительно! <text:span text:style-name="T17">– </text:span>фыркнула Луна. <text:span text:style-name="T17">– </text:span>в<text:span text:style-name="T17"> </text:span>этом — вся Сел. Сестра, в отличие от Нас, всегда норовит спихнуть тяжёлую задачу на кого-нибудь другого!</text:p>
      <text:p text:style-name="P59"><text:span text:style-name="T17">– </text:span>А также совместить приятное с полезным. <text:span text:style-name="T17">– </text:span>не удержался я от подколки.</text:p>
      <text:p text:style-name="P52">Луна бросила на меня тяжёлый взгляд.</text:p>
      <text:p text:style-name="P55"><text:span text:style-name="T24">–</text:span> Вот это вряд ли! Сестра охладела к сексу ещё до Нашей ссылки. И, насколько Нам известно, за время Нашего отсутствия её предпочтения в <text:span text:style-name="T17"><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23">–</text:span> Тогда зачем она..?</text:p>
      <text:p text:style-name="P52"><text:span text:style-name="T23">–</text:span> Дала тебе? <text:span text:style-name="T23">–</text:span> цинично завершила мой вопрос Луна. <text:span text:style-name="T23">–</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Тревожная догадка окончательно сковала морозом душу.</text:p>
      <text:p text:style-name="P55"><text:span text:style-name="T24">–</text:span> А другие? Они тоже… давали мне потому, что считали меня последним шансом?</text:p>
      <text:p text:style-name="P55">У аликорницы отвалилась челюсть.</text:p>
      <text:p text:style-name="P55"><text:span text:style-name="T24">–</text:span> Другие? Кто ещё?<text:span text:style-name="T17"> </text:span>С кем ещё у тебя были… отношения?</text:p>
      <text:p text:style-name="P52"><text:span text:style-name="T23">–</text:span> С Рэйнбоу Дэш <text:span text:style-name="T23">–</text:span> ответил я несчастным голосом. <text:span text:style-name="T23">–</text:span> И, может быть, с Пинки.</text:p>
      <text:p text:style-name="P52"><text:span text:style-name="T23">–</text:span> А ты живчик. <text:span text:style-name="T23">–</text:span> удивлённо заметила Луна и нахмурилась.</text:p>
      <text:p text:style-name="P43">–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52"><text:span text:style-name="T23">– Что?!! – с недоверием воскликнула Луна. – Сестра никогда не умела лечить. И сейчас не умеет </text:span><text:span text:style-name="T78">— иначе Мы бы знали. Мало кто владеет магией целительства, и Сестра не из их числа.</text:span></text:p>
      <text:p text:style-name="P43">– Очень мне надо тебе врать! – возмутился я. – Сел исцелила меня в Кантерлоте с помощью заместительной терапии.</text:p>
      <text:p text:style-name="P43">Луна вскинула копыто к <text:span text:style-name="T1">виску</text:span> и закатила глаза.</text:p>
      <text:p text:style-name="P52"><text:span text:style-name="T23">– О небо! Теперь Мы понимаем, почему она так ослабела! Как это в стиле Сестры </text:span><text:span text:style-name="T78">— она готова отпилить себе крыло, дабы защитить кого-то от солнца!</text:span></text:p>
      <text:p text:style-name="P43">– Ты о чём? – не понял я. – Какое ещё, к дискорду, крыло? Почему она ослабела?</text:p>
      <text:p text:style-name="P43">Луна молча стояла с закрытыми глазами, горестно покачиваясь на ногах взад-вперёд. “Глупая, глупая Сел!” – расслышал я из её бормотания.</text:p>
      <text:p text:style-name="P43">Наконец, Луна снизошла ко мне с объяснением.</text:p>
      <text:p text:style-name="P52"><text:span text:style-name="T23">– Заместительная терапия </text:span><text:span text:style-name="T78">—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9">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3">Луна вздохнула и повернулась ко мне.</text:p>
      <text:p text:style-name="P52"><text:span text:style-name="T23">–</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52">Аликорница фыркнула.</text:p>
      <text:p text:style-name="P52"><text:span text:style-name="T23">– </text:span><text:span text:style-name="T7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9"><text:span text:style-name="T17">– Анон</text:span>, ты в порядке? <text:span text:style-name="T17">– </text:span>на балкон заглянула Дэш. <text:span text:style-name="T17">– </text:span>Твайлайт говорит, нам нужно отправляться к развалинам в Вечнодикий лес. Можешь на меня рассчитывать. Когда отправляемся?</text:p>
      <text:p text:style-name="P59">Я благодарно взъерошил пегаске гриву. Уныние отступило.</text:p>
      <text:p text:style-name="P59"><text:span text:style-name="T17">– </text:span>Спасибо, Дэш. Ты настоящий друг.</text:p>
      <text:p text:style-name="P59"><text:span text:style-name="T17">– </text:span>Сначала нам нужно вернуться в Кантерлот. <text:span text:style-name="T17">– п</text:span>рервала нас Луна. <text:span text:style-name="T17">– </text:span>Помимо подготовки к рейду, Нам нужно создать компас. И провести Гранд Галопинг Гала.</text:p>
      <text:p text:style-name="P59">Я удивлённо воззрился на аликорницу. Та сконфузилась.</text:p>
      <text:p text:style-name="P59"><text:span text:style-name="T17">– </text:span>Если отменить праздник, начнутся волнения. <text:span text:style-name="T17">– </text:span>ответила Луна на мой не заданный вопрос. <text:span text:style-name="T17">–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Я пожал плечами и спустился с пегаской вниз, к компании.</text:p>
      <text:p text:style-name="P59"/>
      <text:h text:style-name="P175" text:outline-level="2"><text:span text:style-name="T1">22</text:span>. <text:span text:style-name="T1">Лучший</text:span> Гранд Галопин<text:span text:style-name="T1">г</text:span> Гала <text:span text:style-name="T1">в истории</text:span></text:h>
      <text:p text:style-name="P91"/>
      <text:p text:style-name="P7">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9"><text:span text:style-name="T17">– </text:span>Да што ж такое творится-то! Ни в жисть не поверю, чтоб в Кантерлоте пустые дома были! <text:span text:style-name="T17">– </text:span>заявила Эпплджек. <text:span text:style-name="T17">–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9"><text:span text:style-name="T17">– </text:span>Какая жалость, что это всё из-за вампирского мира! <text:span text:style-name="T17">– </text:span>пробормотала Рэрити. <text:span text:style-name="T17">– </text:span>Самое бы время покупать землю под бутик.</text:p>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9">Тук-тук-тук!</text:p>
      <text:p text:style-name="P59"><text:span text:style-name="T17">– Анон</text:span>, ты тут? <text:span text:style-name="T17">–</text:span>Дэш просунула нос в дверь, не дожидаясь отклика. <text:span text:style-name="T17">– </text:span>Ага, вот ты где! Я с тобой!</text:p>
      <text:p text:style-name="P59">Она швырнула перемётные сумки мне на постель и пошла к выходу.</text:p>
      <text:p text:style-name="P59"><text:span text:style-name="T17">– </text:span>Ну, чего застрял? Пошли скорее, а то на хавчик опоздаем! <text:span text:style-name="T17">– </text:span>нетерпеливо обернулась пегаска.</text:p>
      <text:p text:style-name="P59">Я пожал плечами и пошёл следом. Бороться со стихией в лице Дэш было трудновато. Да и незачем.</text:p>
      <text:p text:style-name="P59"/>
      <text:p text:style-name="P43">…</text:p>
      <text:p text:style-name="P43"/>
      <text:p text:style-name="P59"><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text:span text:style-name="T17">– </text:span>Располагайтесь. <text:span text:style-name="T17">–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7">–</text:span> всхлипула Дэш.</text:p>
      <text:p text:style-name="P59"><text:span text:style-name="T17">– </text:span>Ну что же вы? Присаживайтесь. <text:span text:style-name="T17">– </text:span>вновь пригласила Луна. <text:span text:style-name="T17">– </text:span>Если блюда за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7">одной</text:span> подушки.</text:p>
      <text:p text:style-name="P59"><text:span text:style-name="T17">– </text:span>Мы узнали у шеф-повара Сестры о твоих кулинарных предпочтениях. <text:span text:style-name="T17">– у</text:span>лыбнулась мне Луна. <text:span text:style-name="T17">– </text:span>Не в обиду, но ты первый примат-митарианец<text:note text:id="ftn17" text:note-class="footnote"><text:note-citation>17</text:note-citation><text:note-body><text:p text:style-name="P154">Митарианец <text:span text:style-name="T70">– мясоед</text:span></text:p></text:note-body></text:note> на Нашей памяти. Насколько Нам известно, рацион обезьян состоит из фруктов и листьев бамбука.</text:p>
      <text:p text:style-name="P59">Я мило улыбнулся ей в ответ и закинул в рот пучок петрушки.</text:p>
      <text:p text:style-name="P59"><text:span text:style-name="T17">– </text:span>А ты первая на моей памяти лошадь, умеющая магичить.</text:p>
      <text:p text:style-name="P59">Луна нахмурилась, но потом луч озарения коснулся её мордочки.</text:p>
      <text:p text:style-name="P43">– П<text:span text:style-name="T1">ризнаём, Мы были несправедливы к тебе. Как Нам тебя называть?</text:span></text:p>
      <text:p text:style-name="P59">Я выплюнул петрушку и взял кусок рыбы.</text:p>
      <text:p text:style-name="P43">– <text:span text:style-name="T1">Человеком. Во множественном числе мы — люди. Хотя множественная форма тебе не понадобится, принцесса.</text:span></text:p>
      <text:p text:style-name="P59">Все расселись по местам, когда с дальнего конца стола раздался звонкий голосок.</text:p>
      <text:p text:style-name="P43">– <text:span text:style-name="T1">Эй, а туточки одно место пустует! Можно его займёт Гамми?</text:span></text:p>
      <text:p text:style-name="P43"><text:span text:style-name="T1">– Нет, Пинки. </text:span>– <text:span text:style-name="T1">ответила Луна. </text:span>– <text:span text:style-name="T1">Мы ждём ещё одного гостя.</text:span></text:p>
      <text:p text:style-name="P59">– А если он не придёт, тогда можно?</text:p>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Эпплджек.</text:p>
      <text:p text:style-name="P59">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Прекрати паясничать! – негромко сказала Луна.</text:p>
      <text:p text:style-name="P59">– Я не хотел… Тут мышь… – мои уши загорались медленно, но неотвратимо.</text:p>
      <text:p text:style-name="P59">– Мы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за себя, дражайшая! Я, наоборот, только вхожу во вкус!</text:p>
      <text:p text:style-name="P59">Драконикус заткнулся и принялся жадно есть брюкву.</text:p>
      <text:p text:style-name="P59">Аликорница обвела присутствующих долгим взглядом и начала.</text:p>
      <text:p text:style-name="P59">–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9">– Прибыл к нам, ага. А я-то думал, Сахарная Ватка сама вытащила на нашу голову эту обезьяну из мухосранска. – громко прочавкал сам себе Дискорд.</text:p>
      <text:p text:style-name="P59">– Анонимус берётся отыскать Селестию. И наша задача — помочь ему в этом! – с нажимом произнесла Луна, ни на кого не глядя.</text:p>
      <text:p text:style-name="P59">–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Я полностью в вашем распоряжении, Ваше Высочество! Думаю, мои друзья меня поддержат! – отчеканила умничка Твайлайт.</text:p>
      <text:p text:style-name="P59">Остальные пони отозвались невнятным мычанием.</text:p>
      <text:p text:style-name="P5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Мы думаем, она была права!</text:p>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text:soft-page-break/>– Светоч, светоч! – вразнобой подтвердили пони. Пожалуй, Флаттершай даже не врала.</text:p>
      <text:p text:style-name="P5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9">– Ффух! – шумно выдохнула Луна. – Спасибо вам, Наши дорогие, вы Нам очень помогли!</text:p>
      <text:p text:style-name="P59">– Но мы же ничего не сделали! – запротестовала Эпплджек.</text:p>
      <text:p text:style-name="P5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9"/>
      <text:p text:style-name="P59">…</text:p>
      <text:p text:style-name="P59"/>
      <text:p text:style-name="P59">Безмолвными тенями скользнули лакеи и унесли блюда. На освободившемся столе Луна расстелила свиток с записями.</text:p>
      <text:p text:style-name="P59">– Теперь, Наши маленькие пони, Мы должны просить вас ещё об одной услуге.</text:p>
      <text:p text:style-name="P59">Непривычно смешно было видеть принцессу ночи покрасневшей и прячущей в замешательстве глаза.</text:p>
      <text:p text:style-name="P59">–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9">При этих словах настала очередь прятать глаза шестёрке пони. Дэш фейсхуфнула.</text:p>
      <text:p text:style-name="P59">– Нам просто необходимо провести это праздник! – отчаянно заявила Луна.<text:span text:style-name="T17">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9">Флаттершай закрыла голову копытами.</text:p>
      <text:p text:style-name="P59"/>
      <text:p text:style-name="P44">***</text:p>
      <text:p text:style-name="P43"/>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 Я верю в вас только потому, что ты об этом попросила. – наконец, начал я. – Тогда, в метель.</text:p>
      <text:p text:style-name="P59">Аликорница кивнула.</text:p>
      <text:p text:style-name="P59">– Потому что у меня больше нет других причин верить в дружбомагию. После того, что рассказала Луна.</text:p>
      <text:p text:style-name="P59"><text:soft-page-break/>Аликорница сникла.</text:p>
      <text:p text:style-name="P59">– Она ведь правду сказала? То свидание ночью в башне было всего лишь платой? Авансом?</text:p>
      <text:p text:style-name="P59">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Заросли можжевельника раздвинулись, пропуская синюю единорожку.</text:p>
      <text:p text:style-name="P59">– Привет!</text:p>
      <text:p text:style-name="P59">Я молча смотрел сквозь неё, привалившись спиной к валуну. Мне хотелось побыть одному.</text:p>
      <text:p text:style-name="P59">– Привет, говорю! Мну видела, как ты залазил сюда. Классное местечко!</text:p>
      <text:p text:style-name="P59">– Привет, Индиго.</text:p>
      <text:p text:style-name="P59">– Что-то на тебе мордочки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Мну любит,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тень! А где они? Они скоро вернутся?</text:p>
      <text:p text:style-name="P59">– Они не вернутся.</text:p>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9">Индиго молча села возле меня. Потом она всхлипнула. Потом тяжело вздохнула.</text:p>
      <text:p text:style-name="P59">– Пожалуйста, скажи мне, что с ними.</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Индиго хмуро взглянула на меня.</text:p>
      <text:p text:style-name="P59">–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9"><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Единорожка в восторге <text:s/>запрыгала на месте.</text:p>
      <text:p text:style-name="P59">–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 Ю-ху-у-у!</text:p>
      <text:p text:style-name="P59">Единорожка умчалась.</text:p>
      <text:p text:style-name="P59"/>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В серебряной коробке вместо книги лежал одинокий листок бумаги.</text:p>
      <text:p text:style-name="P72"/>
      <text:p text:style-name="P7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7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7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72">До встречи!</text:p>
      <text:p text:style-name="P72"/>
      <text:p text:style-name="P59">– Сел - Сел… Ну почему ты такая… – пробормотал я сквозь слёзы.</text:p>
      <text:p text:style-name="P59"/>
      <text:p text:style-name="P60">***</text:p>
      <text:p text:style-name="P91"/>
      <text:p text:style-name="P59">«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 Йей!!!</text:p>
      <text:p text:style-name="P59"><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p>
      <text:p text:style-name="P59">– Это она! Она!!! Нам дают знак!</text:p>
      <text:p text:style-name="P59">– Наша принцесса! Наше солнце!</text:p>
      <text:p text:style-name="P59">– Она вернётся! Как нам и обещала принцесса Луна!</text:p>
      <text:p text:style-name="P59">– А то! Я всем говорил! Мне никто не верил! Никто!!! Эти смешные бунтари из Мэйнхеттена…</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3"/>
      <text:p text:style-name="P59">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9">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9"/>
      <text:p text:style-name="P59">…</text:p>
      <text:p text:style-name="P59"/>
      <text:p text:style-name="P59">Музыкальный транс прервался цоканьем копыт по парковой дорожке. Две фигуры устало брели прочь от замка, тихо переговариваясь между собой.</text:p>
      <text:p text:style-name="P59">– Ужель обязательно лично приветствовать каждого пони? Сестра разбаловала их. Это так утомляет!</text:p>
      <text:p text:style-name="P59"><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9">Луна с Твайлайт остановились прямо у колонны, за которой сидел я, прислонившись к прохладному мрамору с надписью «з<text:span text:style-name="T85">д</text:span>ЕсЬ БЫл <text:span text:style-name="T86">д</text:span>ИскОр<text:span text:style-name="T84">Д</text:span>».</text:p>
      <text:p text:style-name="P5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
      <text:p text:style-name="P59">В саду прозвенел гонг. Музыка умолкла и в наступившей тишине звонкий голосок объявил в потрескивающий микрофон:</text:p>
      <text:p text:style-name="P59">–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9">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9">Последняя фраза утонула в свисте и восторжённом топоте копыт. Твайлайт вздохнула.</text:p>
      <text:p text:style-name="P59">–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9">Твайлайт побрела по дорожке к освещённой террасе. Луна проводила её взглядом. Затем она со смешком обратилась в пространство:</text:p>
      <text:p text:style-name="P59">– Скрываться за колонной — плохая идея, Анонимус. Если хочешь, чтобы тебя не раскрыли, прячься так, чтобы не было видно твоей тени.</text:p>
      <text:p text:style-name="P59">– А кто прячется-то? – я встал и вышел к Луне. – Слушал себе музыку, пока вы не подошли. Классно играют!</text:p>
      <text:p text:style-name="P59">Луна кивнула.</text:p>
      <text:p text:style-name="P59">–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9">– А-а-а, дражайший принц? – с приторной любезностью приветствовала франта Луна – Как ваше драгоценное здоровье? Как поживает ваш кузён Хавтиноуз?</text:p>
      <text:p text:style-name="P59">Принц позеленел, промычал нечто нечленораздельное и дал знак носильщикам двигаться дальше.</text:p>
      <text:p text:style-name="P59"><text:soft-page-break/>Во дворце, вручив мне небольшую тяжёлую шкатулку серебряной окантовки с хрустальным шаром, Луна с некоторым смущением сообщила:</text:p>
      <text:p text:style-name="P59">–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9">Она что, блядь, издевается? Я раздражённо сунул шкатулку в карман.</text:p>
      <text:p text:style-name="P59">– Да хрен там! Какие перья? Ты же сама сказала, отношения были чисто деловыми. По крайней мере, с её стороны.</text:p>
      <text:p text:style-name="P59">Луна продолжила с каменным выражением лица.</text:p>
      <text:p text:style-name="P59">– Если же нет, поднимись в её башню и разыщи перо или волос в её постели. После чего помести это в компас. Всё.</text:p>
      <text:p text:style-name="P59">Аликорница отвернулась. Я пошёл к выходу.</text:p>
      <text:p text:style-name="P59">– Иногда деловые отношения служат прикрытием для… чего-то большего. Но смертным это трудно понять.</text:p>
      <text:p text:style-name="P59">Я обернулся. Аликорница смотрела в окно на первый заезд «Небес Эквестрии», не удостаивая меня вниманием.</text:p>
      <text:p text:style-name="P59">Не гребу я этих аликорнов!</text:p>
      <text:p text:style-name="P43"/>
      <text:p text:style-name="P60">***</text:p>
      <text:p text:style-name="P59"/>
      <text:p text:style-name="P59">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9">Перепрыгивая через две ступеньки я достиг вершины башни.</text:p>
      <text:p text:style-name="P59">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9">Чувствуя себя грабителем, я вошёл в комнату и осмотрел футон.</text:p>
      <text:p text:style-name="P59">Фиг там! Было такое впечатление, что последнее время на нём никто не спал. Ни складочки, ни вмятинки, ни волоска, ни пылинки.</text:p>
      <text:p text:style-name="P59">Я окинул взглядом комнату. Взор упал на гардероб у стены. Вот где можно найти перо или волос!</text:p>
      <text:p text:style-name="P59">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7"></text:span><text:span text:style-name="T88"> сидел, прислонившись к стенке. Оранжевая лампочка по прежнему горела на налобном щитке.</text:span></text:p>
      <text:p text:style-name="P5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9"><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9">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9">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9">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9">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9"/>
      <text:p text:style-name="P60">***</text:p>
      <text:p text:style-name="P59"/>
      <text:p text:style-name="P59">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9"/>
      <text:p text:style-name="P59">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9">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9">«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9"><text:soft-page-break/>Штурвал заклинило. Бля!!!</text:p>
      <text:p text:style-name="P5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9">Я что есть мочи дёрнул штурвал на себя.</text:p>
      <text:p text:style-name="P5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9"/>
      <text:p text:style-name="P59">…</text:p>
      <text:p text:style-name="P59"/>
      <text:p text:style-name="P59">«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9">Замок.</text:p>
      <text:p text:style-name="P59">Проклятье, что с замком?!</text:p>
      <text:p text:style-name="P59">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9">А я-то был в воздухе, в ста метрах над землёй! В воздухе, блядь, а не на земле!</text:p>
      <text:p text:style-name="P59">Я надавил на рычаг вертикальной тяги и колесница плавно скользнула вниз. Ха, теперь-то я понял, в чём дело! Замок висел в воздухе!</text:p>
      <text:p text:style-name="P59">Пиздец… Замок висел в воздухе?!!</text:p>
      <text:p text:style-name="P5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9">Спокойно, Анон! Ты когда-то хотел стать пилотом — в следующий раз будь поосторожнее в своих мечтаниях! Альпинизм — наше всё!</text:p>
      <text:p text:style-name="P5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9">Я пробежал комнату насквозь и кинулся к выходу.</text:p>
      <text:p text:style-name="P59">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9"><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9">За моей спиной раздался механический голос.</text:p>
      <text:p text:style-name="P59"/>
      <text:p text:style-name="P59">– <text:span text:style-name="T89">Зафиксирована опасная ситуация. Сознание пациента </text:span><text:span text:style-name="T90">&lt;</text:span><text:span text:style-name="T89">Селестия</text:span><text:span text:style-name="T90">&gt;</text:span><text:span text:style-name="T89"> не регистрируется. Активируется протокол экстренной эвакуации пациента </text:span><text:span text:style-name="T90">&lt;</text:span><text:span text:style-name="T89">Селестия</text:span><text:span text:style-name="T90">&gt;</text:span><text:span text:style-name="T89"> к супервизору </text:span><text:span text:style-name="T90">&lt;</text:span><text:span text:style-name="T89">Луна</text:span><text:span text:style-name="T90">&gt;</text:span><text:span text:style-name="T89">.</text:span></text:p>
      <text:p text:style-name="P86"/>
      <text:p text:style-name="P59">Я обернулся.</text:p>
      <text:p text:style-name="P5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9"/>
      <text:p text:style-name="P59">БЛЯ!!!</text:p>
      <text:p text:style-name="P59"/>
      <text:p text:style-name="P59">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9">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9">«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9">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9">Когда последний чек-поинт был пройден, на главном табло мигнула и исчезла цифра «<text:span text:style-name="T30">7.76</text:span>», сменившись на «<text:span text:style-name="T30">7.72</text:span>».</text:p>
      <text:p text:style-name="P59">Можно ставить галочку на исполнившейся мечте стать пилотом! Что там следующее на очереди? Альпинизм?</text:p>
      <text:p text:style-name="P59">Сделав полный круг вокруг парка, мы вышли на финишную прямую, в конце которой нас приветливо встречали двери центрального холла дворца.</text:p>
      <text:p text:style-name="P59">БЛЯ!!!</text:p>
      <text:p text:style-name="P59">Какая тупица закрыла двери?</text:p>
      <text:p text:style-name="P59">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9"><text:soft-page-break/>У тебя всё под контролем, Анон?!! Проклятье!</text:p>
      <text:p text:style-name="P59">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9"/>
      <text:p text:style-name="P59">…</text:p>
      <text:p text:style-name="P59"/>
      <text:p text:style-name="P59">–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9"/>
      <text:p text:style-name="P59">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9"/>
      <text:p text:style-name="P59">…</text:p>
      <text:p text:style-name="P59"/>
      <text:p text:style-name="P59">– Что сиё значит, человек?!!</text:p>
      <text:p text:style-name="P59">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9"/>
      <text:p text:style-name="P59">– Мнэ-э-э. – в этот момент даже козлиное блеяние было для меня верхом геройства.</text:p>
      <text:p text:style-name="P59"/>
      <text:p text:style-name="P59">Подымая тучи пыли, с грохотом обрушилась в провал башня Селестии. Луна с отвалившейся челюстью наблюдала за действом в окно.</text:p>
      <text:p text:style-name="P59"/>
      <text:p text:style-name="P59">– Что… Что это за дискордовщина?!</text:p>
      <text:p text:style-name="P59">Луна глянула в противоположное окно.</text:p>
      <text:p text:style-name="P59">– А куда делась Наша башня?!! – на аликорницу было жалко смотреть.</text:p>
      <text:p text:style-name="P59">– Она внизу. – промямлил я. <text:s/>Чтобы легче было дышать, я пальцем оттянул галстук от горла.</text:p>
      <text:p text:style-name="P59">– В каком ещё низу???</text:p>
      <text:p text:style-name="P59">– Ну… внизу. С остальным Кантерлотом… – я чувствовал себя дебилом.</text:p>
      <text:p text:style-name="P59">Аликорница молча взвилась в воздух и вылетела наружу. Через минуту вернулась.</text:p>
      <text:p text:style-name="P59">– Мы приняли решение! Бал закрывается!</text:p>
      <text:p text:style-name="P59"/>
      <text:h text:style-name="Heading_20_2" text:outline-level="2">2<text:span text:style-name="T1">3</text:span>. <text:span text:style-name="T1">Летающий замок</text:span></text:h>
      <text:p text:style-name="P93"/>
      <text:p text:style-name="P59">Скалу ощутимо тряхнуло. Грибной суп выплеснулся из супницы на стол.</text:p>
      <text:p text:style-name="P59">– Конски яблоки! Четвёртый день уж волокут. Могли бы и научиться наконец-то. – проворчала Эпплджек с набитым ртом.</text:p>
      <text:p text:style-name="P59"><text:soft-page-break/>Мы завтракали на утёсе. Прямо перед нами маячил хвост «Конкордии». Трёхмильный канат соединял гигантский дирижабль с «Громовержцем»<text:span text:style-name="T17">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9">– Девочки, под нами Понивилль! – захлопала копытами Рэрити. – Узнаю свой бутик!</text:p>
      <text:p text:style-name="P59">Да, с утёса открылся городок, очертаниями повторяющий карту Понивилля. Я даже рассмотрел свой бывший домик на окраине, у железной дороги.</text:p>
      <text:p text:style-name="P59">– Эй-Джей, гляди, твоя ферма! Я даже Биг Мака вижу. – Дэш указала на ряды деревьев на окраине городка.</text:p>
      <text:p text:style-name="P59">– Агась, она, родимая! – кивнула фермерша. – А это значит, скоро приедем.</text:p>
      <text:p text:style-name="P59">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9"/>
      <text:p text:style-name="P59">…</text:p>
      <text:p text:style-name="P59"/>
      <text:p text:style-name="P5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0">СВЕТОЧ</text:span>».</text:p>
      <text:p text:style-name="P59">– Итак, через день мы достигнем цели.</text:p>
      <text:p text:style-name="P59">Надеюсь, все помнят план действий. Мы высаживаемся группой у входа и…</text:p>
      <text:p text:style-name="P59">– Эмм… Прячемся?</text:p>
      <text:p text:style-name="P59">– Дерёмся с пландерсидами?</text:p>
      <text:p text:style-name="P59">– Создаём магический щит?</text:p>
      <text:p text:style-name="P59">– Нет!</text:p>
      <text:p text:style-name="P59">Луна поднесла копыто ко рту и прокашлялась.</text:p>
      <text:p text:style-name="P59">–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9">Луна строго посмотрела на нас.</text:p>
      <text:p text:style-name="P59">–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9">Я вспомнил, как мы драпали из замка, но промолчал.</text:p>
      <text:p text:style-name="P5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9"><text:soft-page-break/>– По возвращению человек отыщет Сестру с помощью компаса, что Мы приготовили для него. Ты активировал компас, Анонимус?</text:p>
      <text:p text:style-name="P59">Я продемонстрировал ночной принцессе шкатулку с беспорядочно мечущейся стрелкой.</text:p>
      <text:p text:style-name="P59">–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9">Лавандовая единорожка съёжилась.</text:p>
      <text:p text:style-name="P59">–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9">–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9">Мордочка аликорницы омрачилась печалью.</text:p>
      <text:p text:style-name="P59">– К сожалению, в этом случае жертв невозможно будет избежать. Мы бы многое отдали, чтобы не прибегать к этому варианту.</text:p>
      <text:p text:style-name="P59">Дэш подняла копыто.</text:p>
      <text:p text:style-name="P59">– Если я правильно врубилась, нам надо навести шороху в болоте при посадке? Чтоб ничего не дёргалось? Это для меня — фигня! Было б о чём говорить.</text:p>
      <text:p text:style-name="P59">Все, включая меня, вытаращились на пегаску с великим удивлением. Дискорд покрутил когтем у виска.</text:p>
      <text:p text:style-name="P59">– Я могу влупить по болоту радужным ударом. – объяснила пегаска. – Ручаюсь, после этого пландерсидам будет не до нас.</text:p>
      <text:p text:style-name="P59">Твайлайт внезапно закивала головой и зашептала на ухо Луне. Аликорница задумалась.</text:p>
      <text:p text:style-name="P59">–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9">Луна повернулась к выходу.</text:p>
      <text:p text:style-name="P59">– Не кажется ли тебе, дражайшая, что ты забыла об одной незначительной детали? – встрял Дискорд. – <text:s/>Совсем незначительной, вот такусенькой?</text:p>
      <text:p text:style-name="P59">– Какой же? – нахмурилась Луна. – Ты изменяешь условия сделки?</text:p>
      <text:p text:style-name="P59">–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9">Драконикус для наглядности плюнул. Плевок затормозил у потолка, изменил направление на девяносто градусов и вылетел в окно.</text:p>
      <text:p text:style-name="P59">–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9">– Гм! Изначально Мы полагали, что Сестра сама откроет коридор в Эквестрию.</text:p>
      <text:p text:style-name="P59"><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7">, </text:span>отправилось в мусорную корзину.</text:p>
      <text:p text:style-name="P59">–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9">Луна с шумом захлопнула справочник.</text:p>
      <text:p text:style-name="P59">–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9">Луна нахмурилась.</text:p>
      <text:p text:style-name="P59">– Мы видим, у тебя уже есть готовое решение. Говори.</text:p>
      <text:p text:style-name="P59">Дискорд устроился поудобнее и демонстративно поправил бейсболку со «<text:span text:style-name="T30">СВЕТОЧЕМ</text:span>».</text:p>
      <text:p text:style-name="P59">–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9">Луна скосила глаза на меня в немом вопросе. <text:s/>Я не увидел ответную мимику Дискорда — он сидел ко мне полубоком.</text:p>
      <text:p text:style-name="P5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7">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9">– У нас нет времени. Придётся действовать по твоему плану.</text:p>
      <text:p text:style-name="P59">Дискорд взглянул в газету.</text:p>
      <text:p text:style-name="P5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9">Драконикус отвлёкся от приятных мыслей и направился к выходу. За ним потянулись и остальные.</text:p>
      <text:p text:style-name="P59">Я подождал, пока все выйдут и подобрал с пола оброненную Дискордом газету. Весь разворот занимал один заголовок.</text:p>
      <text:p text:style-name="P59"/>
      <text:p text:style-name="P43"><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4">***</text:p>
      <text:p text:style-name="P43"><text:soft-page-break/></text:p>
      <text:p text:style-name="P52"><text:span text:style-name="T78">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8">— одичавшие пони паслись по близлежащим полям.</text:span></text:p>
      <text:p text:style-name="P59">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9"/>
      <text:p text:style-name="P59">…</text:p>
      <text:p text:style-name="P59"/>
      <text:p text:style-name="P1"><text:span text:style-name="T53">–</text:span><text:span text:style-name="T41"> Ну хорошо, а кто вами правит? Аликорн? Драконикус? Какой-нибудь человек с рогом во лбу? Или у вас нет правителя?</text:span></text:p>
      <text:p text:style-name="P38"><text:span text:style-name="T17">–</text:span> Нет, почему? Правитель есть. Только он не постоянный. Его избирают. Раз в несколько лет.</text:p>
      <text:p text:style-name="P43">–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80">трид</text:span><text:span text:style-name="T1">цать лет, если его сменят через </text:span><text:span text:style-name="T80">двадцать</text:span>?</text:p>
      <text:p text:style-name="P43">–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9">Пегаска задумалась.</text:p>
      <text:p text:style-name="P59">– Анон?</text:p>
      <text:p text:style-name="P59">– Да?</text:p>
      <text:p text:style-name="P59">–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9">Я почесал пегаску у основания гривы и объяснил:</text:p>
      <text:p text:style-name="P5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9">Я почувствовал резкую боль. Отдёрнув руку, я увидел на пальце кровь из ранки. </text:p>
      <text:p text:style-name="P59">Дэш смутилась.</text:p>
      <text:p text:style-name="P5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9">Брошь переливалась всеми цветами радуги в тусклом свете заходящего солнца.</text:p>
      <text:p text:style-name="P59">– Классная штука! Тебе идёт.</text:p>
      <text:p text:style-name="P59">Пегаска смущённо отвернулась. Потом повернулась опять. Копыто чертило звёздочку на песке.</text:p>
      <text:p text:style-name="P59">– Ты ведь вернёшься?</text:p>
      <text:p text:style-name="P5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9"><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9">– А то ж!</text:p>
      <text:p text:style-name="P59">Вслед за Твайлайт к нам подошли Эпплджек с Пинки. Фермерша встала на задние ноги и положила передние мне на плечи.</text:p>
      <text:p text:style-name="P59">–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9">– Супер-дупер-верно! Пусть только попробует! Ещё никто не смел отобрать у Пинки друга и остаться при этом в своём уме!!!</text:p>
      <text:p text:style-name="P59">Розовая пони уселась на круп, копытами оттянула веки и высунула язык, сотворив совершенно безумную мордаху.</text:p>
      <text:p text:style-name="P59">– В случае Дискорда — остаться НЕ в своём уме. Но в остальном — верно. Мы не дадим тебя в обиду, Анон.</text:p>
      <text:p text:style-name="P59">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9">– Спасибо, девчонки. Вы самые лучшие.</text:p>
      <text:p text:style-name="P59">– А я — лучшая из лучших! – похлопала себя в грудь Дэш. – Не забывай об этом!</text:p>
      <text:p text:style-name="P5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9">Раздались тихие шаги. Меня накрыла тень.</text:p>
      <text:p text:style-name="P59">– Тебе не стоит печалиться, человек. Твайлайт Спаркл права: дружба — не та вещь, которую можно взвешивать на весах.</text:p>
      <text:p text:style-name="P59">Луна отвернулась, попытавшись скрыть смущение.</text:p>
      <text:p text:style-name="P59">–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9">Луна опустила мне на колени небольшую карточку из серебра.</text:p>
      <text:p text:style-name="P59"/>
      <text:p text:style-name="P81"><text:span text:style-name="T17">~~~ </text:span>Человек Анонимус Терранский <text:span text:style-name="T17">~~~</text:span></text:p>
      <text:p text:style-name="P81">Паспорт гражданина Эквестрии</text:p>
      <text:p text:style-name="P8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0">Именем правительства Эквестрии призываем оказывать предъявителю сего всю возможную помощь и содействие.</text:p>
      <text:p text:style-name="P85"><text:soft-page-break/>26.07.2143 А.С.</text:p>
      <text:p text:style-name="P59"/>
      <text:h text:style-name="Heading_20_2" text:outline-level="2">24. Навсегда. И всегда.</text:h>
      <text:p text:style-name="P140"/>
      <text:p text:style-name="P52">– Шесть. Пять. Четыре. Три. Два. Один. Ста-а-а-арт! – заверещала Пинки.</text:p>
      <text:p text:style-name="P52">Эпплджек ударила задними ногами в гонг. Твайлайт включила кинокамеру на запись. Флаттершай спрятала голову под хвост Рэрити.</text:p>
      <text:p text:style-name="P52">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2">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2">Или, может быть, в тебе, Анон, если ты до сих пор пытаешься судить о пони по стандартам мира людей?</text:p>
      <text:p text:style-name="P52">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2">– Ну что, видал? Тебе понравилось? Круто, правда?!!</text:p>
      <text:p text:style-name="P52">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2">Пегаска, не услышав от меня слов восхищения, надулась.</text:p>
      <text:p text:style-name="P52">–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52">–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2">Дэш почесала в затылке.</text:p>
      <text:p text:style-name="P52">– Ты хочешь сказать — вжарь я посильнее, и скала рассыпалась бы?</text:p>
      <text:p text:style-name="P52">– Нечто вроде. – кивнула Твайлайт. – Уверенность не стопроцентная, но риск велик.</text:p>
      <text:p text:style-name="P52">– То есть, мне нужно будет лупить по болоту не сильнее, чем сейчас?</text:p>
      <text:p text:style-name="P52">– Именно так, Рэйнбоу Дэш! – к нашей компании подошла Луна.</text:p>
      <text:p text:style-name="P52"><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2">– Ур-ра-а-а! Да здравствует Рэйнбоу Дэш!!! Предлагаю устроить в её честь вечеринку! А то что-то все какие-то скучные стали в последнее время!</text:p>
      <text:p text:style-name="P52">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52">– Объявить об окончании испытаний. Снять кордоны с дорог. Расчистить развалины. Выполняйте.</text:p>
      <text:p text:style-name="P52">– Есть!</text:p>
      <text:p text:style-name="P52">Пегасы спикировали в долину.</text:p>
      <text:p text:style-name="P52"/>
      <text:p text:style-name="P52">…</text:p>
      <text:p text:style-name="P52"/>
      <text:p text:style-name="P52">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52">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2">– Завтра на рассвете «Громовержец» достигнет руин нашего Дома. Мы предчувствуем великую битву.</text:p>
      <text:p text:style-name="P52">Луна стояла рядом, наблюдая за проплывающей внизу Эквестрией. Я удивился.</text:p>
      <text:p text:style-name="P52">– Разве ты не планируешь с помощью Дэш расчистить болото от пландерсидов? С кем мы будем сражаться?</text:p>
      <text:p text:style-name="P52">Луна тяжело вздохнула.</text:p>
      <text:p text:style-name="P52">– Мощь Элемента Верности впечатляет. Но если бы Мы могли всё предусмотреть — тут был бы совсем <text:s/>другой мир, куда лучше этого.</text:p>
      <text:p text:style-name="P52">Аликорница огляделась по сторонам.</text:p>
      <text:p text:style-name="P52">–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52">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2">–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4">Центурия <text:span text:style-name="T70">– военное подразделение в 100 солдат</text:span></text:p></text:note-body></text:note> в последний бой.</text:p>
      <text:p text:style-name="P52">Аликорница легонько коснулась крылом моего плеча.</text:p>
      <text:p text:style-name="P52"><text:soft-page-break/>– Будь храбр. Будь стоек. Будь силён. Что бы ни случилось, помни: Эквестрия с тобой. Эквестрия в тебе. Навсегда. И всегда. Удачи, солдат!</text:p>
      <text:p text:style-name="P52">Луна повернулась и быстро ушла с обзорной площадки.</text:p>
      <text:p text:style-name="P52"/>
      <text:p text:style-name="P53">***</text:p>
      <text:p text:style-name="P52"/>
      <text:p text:style-name="P52">– Анон, стой! Подожди!</text:p>
      <text:p text:style-name="P52">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2">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52">– Ф-фух! Пинки, конечно, мне друг и всё такое… Но бывают моменты, когда от неё нужно прятаться куда подальше. – перевела дух пегаска.</text:p>
      <text:p text:style-name="P52">Я усмехнулся и отряхнул с гривы Дэш остаток конфетти. </text:p>
      <text:p text:style-name="P52">– Ты нарисовал? – пегаска выжидающе уставилась на меня. – Только не говори мне, что не получилось. Я же сказала, мне на память сгодится всё!</text:p>
      <text:p text:style-name="P52">Я кивнул и без слов раскрыл блокнот на нужной странице. Пегаска буквально прижала нос к рисунку.</text:p>
      <text:p text:style-name="P52">–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2">–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2">Пегаска возмущённо фыркнула.</text:p>
      <text:p text:style-name="P52">–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2">Пегаска задумалась.</text:p>
      <text:p text:style-name="P52">–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2">Я подыграл пегаске.</text:p>
      <text:p text:style-name="P52">– Это тебе Твайлайт сказала? Есть такое заклинание, «переплетение сознаний». Я — против. Честно говоря, не шибко приятная штука.</text:p>
      <text:p text:style-name="P52">Дэш спрятала блокнот под крыло.</text:p>
      <text:p text:style-name="P52">– Вообще-то, Зекора. Неважно. Ты куда сейчас?</text:p>
      <text:p text:style-name="P52">– В гараж. Надо закончить кое-какую работу.</text:p>
      <text:p text:style-name="P52">Пегаска кивнула.</text:p>
      <text:p text:style-name="P52">– Ага. Я мигом. Отнесу рисунок и вернусь.</text:p>
      <text:p text:style-name="P31"/>
      <text:p text:style-name="P53">***</text:p>
      <text:p text:style-name="P31"><text:soft-page-break/></text:p>
      <text:p text:style-name="P40"><text:span text:style-name="T1">«Королева Лорен» жалобно потрескивала, опираясь </text:span><text:span text:style-name="T80">задней осью </text:span><text:span text:style-name="T1">на табуретку. Я прилаживал ей новое колесо взамен <text:s/>утраченного. </text:span><text:span text:style-name="T80">Ещ</text:span><text:span text:style-name="T1">ё</text:span><text:span text:style-name="T80"> </text:span><text:span text:style-name="T1">немного, и будет как новенькая! В дворцовом гараже среди кучи хлама таки нашлось лопнувшее колесо, которое </text:span><text:span text:style-name="T80">мне удалось</text:span><text:span text:style-name="T1"> отремонтировать — о</text:span><text:span text:style-name="T80">бучение у</text:span><text:span text:style-name="T1"> Норфа не </text:span><text:span text:style-name="T8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80">на </text:span><text:span text:style-name="T1">корпус</text:span><text:span text:style-name="T80">е</text:span><text:span text:style-name="T1">, полученные при таране крыши сарая и дверей дворцового холла, <text:s/>и будет как новенькая — хоть снова в гонках участвуй.</text:span></text:p>
      <text:p text:style-name="P52">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2">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2">Я откинулся на задний борт колесницы. Вот если бы укатить на колеснице с Сел далеко-далеко за горизонт, навстречу <text:span text:style-name="T8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52">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52">Я улыбнулся своим мыслям. Не ревнуй, Анон! Кроме тебя тут нет людей и никогда не было.</text:p>
      <text:p text:style-name="P52">Дэш печально наблюдала за мной с крыши гаража, положив голову на передние ноги.</text:p>
      <text:p text:style-name="P52">– Ты опять думаешь о ней. Моё лекарство не работает. Ты вернёшь Селестию и она погубит твою жизнь!</text:p>
      <text:p text:style-name="P52">Я вздохнул. Вот только ревнующей пегаски мне и не хватало!</text:p>
      <text:p text:style-name="P52">– Дэш, я же предупреждал. Я не люблю тебя. Если ты хочешь что-то большее, чем дружба с привилегиями, то извини. За этим — не ко мне. <text:span text:style-name="T80">Если </text:span>для тебя такие отношения неприемлемы, давай прекратим их.</text:p>
      <text:p text:style-name="P52">Пегаска возмущённо фыркнула.</text:p>
      <text:p text:style-name="P52">–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2">Пегаска отвернулась. Я спрыгнул с «Королевы Лорен» и затолкал её в гараж.</text:p>
      <text:p text:style-name="P52">– Давай не будем об этом, Дэш? Мне хорошо с тобой и ты — мой лучший друг, но я не хочу разговаривать на эту тему.</text:p>
      <text:p text:style-name="P52">– Ну и пожалуйста! – буркнула пегаска и спланировала на землю. – Стой!</text:p>
      <text:p text:style-name="P52">Я недоумённо уставился на Дэш. Та указала на «Королеву Лорен».</text:p>
      <text:p text:style-name="P52">– Ты закончил с колесницей?</text:p>
      <text:p text:style-name="P52">Я кивнул.</text:p>
      <text:p text:style-name="P52">– Давай устроим ей тест-драйв! Давно хотела почувствовать себя на месте кантерлотского стрит-рейсера.</text:p>
      <text:p text:style-name="P52">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2">Я выкатил «Королеву Лорен» обратно во двор и протянул пегаске хомут.</text:p>
      <text:p text:style-name="P52"/>
      <text:p text:style-name="P52">…</text:p>
      <text:p text:style-name="P52"><text:soft-page-break/></text:p>
      <text:p text:style-name="P52">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2">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2">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2">Спокойно, Анон, всё под контролем. Просто доверься ей.</text:p>
      <text:p text:style-name="P52">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2">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2">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2"/>
      <text:p text:style-name="P52">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2">Казалось, силуэт пегаски на фоне золотого шара испускает радужное сияние. Время остановилось, в<text:span text:style-name="T80">о всём мире остались только м</text:span>ы<text:span text:style-name="T8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6"/>
      <text:p text:style-name="P66">Я хотела бы бежать с тобой по полю, но у меня есть крылья.</text:p>
      <text:p text:style-name="P66">Я хотела бы лежать с тобой на поле ромашек, но я дочь неба.</text:p>
      <text:p text:style-name="P66">Всё что я могу — нести тебя в колеснице по облакам навстречу солнцу.</text:p>
      <text:p text:style-name="P102"/>
      <text:p text:style-name="P52">И прежде чем я успел что-либо осмыслить, из дальнего закутка моей души вырвался ответ.</text:p>
      <text:p text:style-name="P102"/>
      <text:p text:style-name="P66">Я хотел бы лететь в небе рядом с тобой, но у меня нет крыльев.</text:p>
      <text:p text:style-name="P66">Мне хотелось бы лежать на облаке рядом с тобой, но я сын земли.</text:p>
      <text:p text:style-name="P66">Всё, что я могу — нарисовать тебя купающейся в солнечных лучах.</text:p>
      <text:p text:style-name="P102"/>
      <text:p text:style-name="P55">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2"><text:soft-page-break/>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2">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2">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52">Прозрачная капля упала мне на щеку. Потом вторая, третья.</text:p>
      <text:p text:style-name="P52">Откуда дождь? Мы же над облаками? Я попробовал влагу на вкус.</text:p>
      <text:p text:style-name="P52">Солёная.</text:p>
      <text:p text:style-name="P52">Проклятье! Я хотел избежать этого.</text:p>
      <text:p text:style-name="P52">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2">Отцепив пегаску от «Королевы Лорен», я тихо спросил её:</text:p>
      <text:p text:style-name="P55">– Дэш, ты чего? Всё в порядке?</text:p>
      <text:p text:style-name="P55">– Ты о чём, Анон? – в тоне пегаски слышалось напряжение.</text:p>
      <text:p text:style-name="P55">– Ты ведь плакала?</text:p>
      <text:p text:style-name="P55">– Вот ещё! С какого это фига? У тебя глюки, Анон?</text:p>
      <text:p text:style-name="P55">Её наигранная весёлость только утвердила меня в своей правоте. Я осторожно снял с Дэш громадные противосолнечные очки.</text:p>
      <text:p text:style-name="P55">– Может, у меня и глюки, но вот это на глюк не похоже. – я прикоснулся ко влажной дорожке, протянувшейся по скуле пегаски из уголка глаза.</text:p>
      <text:p text:style-name="P84"><text:span text:style-name="T1">– Не трожь! – Дэш сердито фыркнула. – </text:span>Меня ослепило солнце! И вообще, не твоё дело!</text:p>
      <text:p text:style-name="P84"><text:s/>Вырвав у меня очки из рук, пегаска развернулась на одном копыте и улетела. Я покачал головой.</text:p>
      <text:p text:style-name="P59"/>
      <text:h text:style-name="Heading_20_2" text:outline-level="2">25. Осколки</text:h>
      <text:p text:style-name="P59"/>
      <text:p text:style-name="P59">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9">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9">Предупреждая зарождающуюся панику, аликорница подняла копыто.</text:p>
      <text:p text:style-name="P59">–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9"><text:soft-page-break/>Аликорница подошла к нам и замерла в ожидании. Тяжёлое чувство накрыло меня.</text:p>
      <text:p text:style-name="P59">– Вижу! – наконец, нарушила молчание Пинки. Она оторвалась от подзорной трубы и указала вдаль.</text:p>
      <text:p text:style-name="P59">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9">–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9">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9">– Он там, на месте. – успокоил я Луну. – Но есть, кажется, и плохие новости. Погоди, – остановил я невысказанный вопрос Луны, – мне надо убедиться.</text:p>
      <text:p text:style-name="P59">Я снова пригнулся к подзорной трубе и начал вращать окуляр. По мере увеличения резкости, формы болота приобретали узнаваемые очертания.</text:p>
      <text:p text:style-name="P59">Проклятье! Так и есть, ошибки быть не может. Но как? Чёрт подери, как???</text:p>
      <text:p text:style-name="P59">– Это Провал. – обратился я к Луне. – Теперь понятно, почему озеро увеличивается.</text:p>
      <text:p text:style-name="P59">– Что??? Но как вода удерживается от падения? Все Провалы, о которых Мы знаем, не имеют дна!</text:p>
      <text:p text:style-name="P59">– Я как раз задаю себе этот вопрос. – пожал я плечами.</text:p>
      <text:p text:style-name="P59">Луна сменила меня у подзорной трубы.</text:p>
      <text:p text:style-name="P59">–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9">Луна задумчиво потёрла копытом подбородок.</text:p>
      <text:p text:style-name="P59">–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9">– Есть!!! – дружно гаркнули за нашими спинами манипула<text:note text:id="ftn19" text:note-class="footnote"><text:note-citation>19</text:note-citation><text:note-body><text:p text:style-name="P154">Манипула <text:span text:style-name="T70">– военное подразделение в 200 солдат</text:span></text:p></text:note-body></text:note> пегасов дворцовой стражи и звено Вондерболтов.</text:p>
      <text:p text:style-name="P59"/>
      <text:p text:style-name="P59">…</text:p>
      <text:p text:style-name="P59"/>
      <text:p text:style-name="P59">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9">Ага, сейчас!</text:p>
      <text:p text:style-name="P5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9">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9">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text:soft-page-break/>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9">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9">– Мы выиграли первый раунд. – тихо сказала Луна. – Нам стоило использовать «Конкордию» и в прошлый раз.</text:p>
      <text:p text:style-name="P59">– Напомнить тебе о режиме секретности, который ты тогда установила, или сама вспомнишь, Хмурая Метёлка? – язвительно отозвался Дискорд.</text:p>
      <text:p text:style-name="P59">Вместо доспехов старый фрик напялил на себя камзол и треуголку всё с тем же «<text:span text:style-name="T30">СВЕТОЧЕМ</text:span>» на всех трёх полях одновременно.</text:p>
      <text:p text:style-name="P59">«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9">– Рэйнбоу Дэш, твой выход. – обратилась к пегаске Луна. – А также Наш. И да пребудет с нами удача!</text:p>
      <text:p text:style-name="P59">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9">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9">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9">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9">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9">– Селестия милосердная! – пробормотала Эпплджек и сдвинула шляпу на глаза. – Они настигли их!</text:p>
      <text:p text:style-name="P59">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9"/>
      <text:p text:style-name="P59">ХЛОП!</text:p>
      <text:p text:style-name="P59"/>
      <text:p text:style-name="P59">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9">Луна, убедившись, что с пегаской всё в порядке, подошла ко мне, подволакивая ногу.</text:p>
      <text:p text:style-name="P59"><text:soft-page-break/>–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9">Я внимательно всмотрелся в аликорницу. На накопытнике задней ноги красовалась приличных размеров вмятина.</text:p>
      <text:p text:style-name="P59">– Луна, что с тобой? Ты ранена?!!</text:p>
      <text:p text:style-name="P59">Аликорница смутилась.</text:p>
      <text:p text:style-name="P59">– Мы утратили былую реакцию. Нам стыдно! Неважно. Главное — мы выиграли этот бой. Оставить! – <text:span text:style-name="T80">при</text:span>казала Луна ринувшимся было ей на помощь стражникам. – До завершения задачи Мы не обращаем внимания на пустяки.</text:p>
      <text:p text:style-name="P59">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9">–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9">Мы с Элементами <text:span text:style-name="T8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3"/>
      <text:p text:style-name="P63">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9"/>
      <text:p text:style-name="P44">~~~~~</text:p>
      <text:p text:style-name="P44"/>
      <text:p text:style-name="P59">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9">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9">– Бросайте якорь. – приказывает Луна в микрофон.</text:p>
      <text:p text:style-name="P59">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9">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9"><text:soft-page-break/>– Что за..? О НЕБО!!!</text:p>
      <text:p text:style-name="P59">Возглас Луны побуждает меня глянуть вниз.</text:p>
      <text:p text:style-name="P59">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9">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9">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9">–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9">«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9">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9">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9">Рэйнбоу Дэш что-то шепчет на ухо аликорнице, та кивает ей в согласии. Пегаска стрелой взмывает с колесницы.</text:p>
      <text:p text:style-name="P59">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9">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9">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9">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9">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9">Захваченный «Громовержец» проплывает мимо нас, увлекаемый кракеном в бездну.</text:p>
      <text:p text:style-name="P59"/>
      <text:p text:style-name="P59"><text:soft-page-break/>–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63"/>
      <text:p text:style-name="P59">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9">– Берегись!!!</text:p>
      <text:p text:style-name="P59">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9"/>
      <text:p text:style-name="P44">~~~~~</text:p>
      <text:p text:style-name="P44"/>
      <text:p text:style-name="P59">…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80">конвульсивно</text:span> сокращаясь.</text:p>
      <text:p text:style-name="P59">Я принимаю вертикальное положение. Вокруг меня осыпавшиеся замшелые стены без крыши и… Дэш.</text:p>
      <text:p text:style-name="P59">–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9">– Учту. – я кривлюсь от боли. – Спасибо, Дэш. За мной должок.</text:p>
      <text:p text:style-name="P59">– Да кто там считает! – отмахивается пегаска.</text:p>
      <text:p text:style-name="P59">– С остальными всё в порядке?</text:p>
      <text:p text:style-name="P59">Пегаска неуверенно кивает.</text:p>
      <text:p text:style-name="P59">– Флатти и Твайлайт могли помочь себе сами. Пинки схватила Рэрити, а их обеих — Луна.</text:p>
      <text:p text:style-name="P59">– А Эпплджек?</text:p>
      <text:p text:style-name="P59">Пегаска чешет затылок.</text:p>
      <text:p text:style-name="P59">– Не помню. Ты падал быстрее всех, у меня не было выбора.</text:p>
      <text:p text:style-name="P59">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9">– <text:span text:style-name="T80">А ч</text:span>то случилось с кракеном?</text:p>
      <text:p text:style-name="P59">– Он провалился в <text:span text:style-name="T80">П</text:span>ровал. – отвечает пегаска и смотрит на извивающийся остаток щупальца на скале. – По-крайней мере, большая его часть.</text:p>
      <text:p text:style-name="P59">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9">–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9">Я осторожно качаю головой, стараясь не вызвать боль.</text:p>
      <text:p text:style-name="P59">– Я видел только маленькую часть замка Сестёр. И то, в основном, подземную и на бегу. Но ты ведь можешь подняться над замком и разведать путь?</text:p>
      <text:p text:style-name="P59">Пегаска чешет копытом в затылке.</text:p>
      <text:p text:style-name="P59">– Могу, конечно. Но пока я сюда спускалась, меня трижды чуть не сбили.</text:p>
      <text:p text:style-name="P59"><text:soft-page-break/>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9">–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9">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9">Прекрасно! Просто прекрасно!</text:p>
      <text:p text:style-name="P59">Я спускаюсь вниз, сажусь на обломок стены и обхватываю голову руками.</text:p>
      <text:p text:style-name="P5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9">– Анон… – касается крылом моего плеча Дэш. – Не время грустить. Мы должны идти в тронный зал.</text:p>
      <text:p text:style-name="P59">–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9">–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9">– Я не Проводник! – кричу я. – Меня сюда принесло по ошибке!..</text:p>
      <text:p text:style-name="P59">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9">Может быть, ты рано раскис, Анон? Вспомни, под тысячелетними развалинами полно подземелий.</text:p>
      <text:p text:style-name="P59">– Мы можем пройти подземным ходом. – киваю я на лаз.</text:p>
      <text:p text:style-name="P59">Пегаска воодушевляется.</text:p>
      <text:p text:style-name="P59">– Круть! Я же знала, что ты найдёшь выход! Веди, Проводник!</text:p>
      <text:p text:style-name="P59">Мы спускаемся в темноту древнего хода. Триста метров. Каких-то грёбанных триста метров!</text:p>
      <text:p text:style-name="P59"/>
      <text:p text:style-name="P59">…</text:p>
      <text:p text:style-name="P59"/>
      <text:p text:style-name="P59">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9"><text:soft-page-break/>– Готова спорить на две тысячи бит, мы проходили этот перекрёсток двадцать минут назад. И сорок минут назад тоже проходили.</text:p>
      <text:p text:style-name="P59">Я поворачиваюсь к Дэш.</text:p>
      <text:p text:style-name="P59">– У тебя разве есть две тысячи бит?</text:p>
      <text:p text:style-name="P59">Пегаска чешет в затылке.</text:p>
      <text:p text:style-name="P59">– Нет. И это показывает, насколько я уверена в победе.</text:p>
      <text:p text:style-name="P1"><text:span text:style-name="T45">К</text:span><text:span text:style-name="T1">ажется, из левого </text:span>коридор<text:span text:style-name="T1">а</text:span> <text:span text:style-name="T1">слышны знакомые голоса</text:span>.</text:p>
      <text:p text:style-name="P59">– Идём налево.</text:p>
      <text:p text:style-name="P59">– Так точно, Проводник. – <text:s/>в голосе пегаски энтузиазма заметно убавилось.</text:p>
      <text:p text:style-name="P59">Я раздражённо поворачиваюсь к Дэш.</text:p>
      <text:p text:style-name="P59">– Послушай, не называй меня Проводником. Это уже не смешно!</text:p>
      <text:p text:style-name="P59">Пегаска смотрит на меня вишнёвыми глазами.</text:p>
      <text:p text:style-name="P59">– Я не смеюсь. Я хотела тебя подбодрить малёхо, а то ты нос повесил. Но если не хочешь — не бу…</text:p>
      <text:p text:style-name="P59">– Дэш! Сзади!!!</text:p>
      <text:p text:style-name="P59">Из подземелья за спиной пегаски бесшумно вываливается копошащаяся масса пландерсидов.</text:p>
      <text:p text:style-name="P7">Пегаска прыгает вперёд. Быстро оглянувшись, она бросается ко мне, подхватывает передними ногами под руки и летит в левый коридор.</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5">—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7">– Отпусти. Тут опасно. Тебе надо добраться до тронного зала.</text:p>
      <text:p text:style-name="P7">– Я тебя не брошу!!!</text:p>
      <text:p text:style-name="P7">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7">Холодный взгляд жёлтых глаз без зрачков гипнотизирует. Сокращения щупалец медленно передвигают склизкое тело к нам.</text:p>
      <text:p text:style-name="P7">– Дэш!!!</text:p>
      <text:p text:style-name="P7">Следующее щупальце обвивается вокруг моего пояса, но пегаска перекусывает его.</text:p>
      <text:p text:style-name="P7">–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text:soft-page-break/>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7">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7">Это всё сон. Всего лишь дурной сон. Я сейчас проснусь, и ничего этого не будет. И не было. Ведь это только сон, правда?</text:p>
      <text:p text:style-name="P7">Я закрываю глаза и беззвучно кричу.</text:p>
      <text:p text:style-name="P7"/>
      <text:p text:style-name="P44">~~~~~</text:p>
      <text:p text:style-name="P7"/>
      <text:p text:style-name="P8">– Держи своего «Проводника», Хмурая Метёлка! Хотя сейчас его стоит называть овощем и носить в чемодане.</text:p>
      <text:p text:style-name="P8">– Где ты его нашёл? Что произошло? Что с тобой, Анон?</text:p>
      <text:p text:style-name="P8">–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8">– О, небо! Я превращу эти руины в выжженый кратер!!! Что нам сказать остальным?</text:p>
      <text:p text:style-name="P8">– Лучше подумай, как мы обойдёмся без Верности? Шестёрку Гармонии уже не собрать.</text:p>
      <text:p text:style-name="P8">– Есть ещё один способ. Ты его знаешь, <text:span text:style-name="T41">Величайший</text:span>.</text:p>
      <text:p text:style-name="P8">–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7">!</text:span></text:p>
      <text:p text:style-name="P8">–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text:soft-page-break/>Честность же будет укреплять её слабый дух. Береги их! Только при возвращении всех Мы готовы платить.</text:p>
      <text:p text:style-name="P8">– Что? Ты мне не доверяешь??!</text:p>
      <text:p text:style-name="P8">– НЕТ!</text:p>
      <text:p text:style-name="P8">–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3"/>
      <text:p text:style-name="P44">~~~~~</text:p>
      <text:p text:style-name="P23"/>
      <text:p text:style-name="P10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6"/>
      <text:p text:style-name="P107">Кажется, я уже это встречал раньше! Не помню только, где и когда.</text:p>
      <text:p text:style-name="P10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8"/>
      <text:p text:style-name="P8">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7">света</text:span>. В последние мгновения толкающая меня сила пропадает, я лечу к выходу по инерции. В движении я изворачиваюсь и гляжу назад.</text:p>
      <text:p text:style-name="P59">Там лишь тающая в темноте радуга.</text:p>
      <text:p text:style-name="P52"/>
      <text:h text:style-name="Heading_20_2" text:outline-level="2">2<text:span text:style-name="T1">6</text:span>. <text:span text:style-name="T1">Терра</text:span></text:h>
      <text:h text:style-name="P176" text:outline-level="3">Воскресенье</text:h>
      <text:p text:style-name="P52"/>
      <text:p text:style-name="P1">Невесомость, удар, чувство веса. Я открываю глаза.</text:p>
      <text:p text:style-name="P1">Крыша <text:span text:style-name="T42">высотки</text:span><text:span text:style-name="T41"> </text:span>тускло отсвечивает в свете звёзд. <text:span text:style-name="T41">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7">-</text:span><text:span text:style-name="T1">бермудах и смокинге</text:span> <text:span text:style-name="T1">жмутся</text:span> к стенке рядом.</text:p>
      <text:p text:style-name="P52">–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3">— феерия эмоций переполняла меня во время пребывания в ярком нескладном мире, что остался позади. </text:span><text:span text:style-name="T46">Я тогда как будто вынырнул из трясины и начал дышать, ощущая каждой своей клеточкой полную гамму чувств и оттенков жизни. Но у</text:span><text:span text:style-name="T43">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2">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2">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2"><text:span text:style-name="T70">Невозможно поверить, но два месяца</text:span><text:span text:style-name="T25"> </text:span><text:span text:style-name="T70">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4">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7">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4">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4"><text:soft-page-break/>Да, Анон, тебе тоже нужно завязывать с конеёбством. После гибели Дэш ты больше не сможешь никого пустить в свою душу.</text:p>
      <text:p text:style-name="P64"/>
      <text:p text:style-name="P64">…</text:p>
      <text:p text:style-name="P64"/>
      <text:p text:style-name="P64">–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4">Дискорд помахал рукой у меня перед носом. Я оттолкнул его руку и выпрямился.</text:p>
      <text:p text:style-name="P64">– Не надо. Я в порядке.</text:p>
      <text:p text:style-name="P64"/>
      <text:p text:style-name="P65">***</text:p>
      <text:p text:style-name="P64"/>
      <text:p text:style-name="P64">– Проклятье! Я так и знал!</text:p>
      <text:p text:style-name="P64">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4">–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4">– И как её найти? – мрачно добавил я. – Компас теперь бесполезен.</text:p>
      <text:p text:style-name="P64">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7">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4">Стакан медленно собрался воедино и прыгнул обратно в руку Дискорду. – Хорошо, хоть от моей заначки в Эогиппе кое-что осталось. – пробурчал он.</text:p>
      <text:p text:style-name="P64">– Ну так и зачем её тратить на ерунду? – возразил я.</text:p>
      <text:p text:style-name="P64">–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32"/>
      <text:p text:style-name="P65">***</text:p>
      <text:p text:style-name="P64"><text:soft-page-break/></text:p>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Драконикус непонимающе уставился на меня <text:span text:style-name="T2">разноцветными глазами. </text:span>Я тяжко вздохнул.</text:p>
      <text:p text:style-name="P40">– Я там работал семь лет. Уволился два месяца назад. Думал, вырвался из этого омута навсегда. Как видишь, ошибался.</text:p>
      <text:p text:style-name="P40"/>
      <text:p text:style-name="P40">…</text:p>
      <text:p text:style-name="P40"/>
      <text:p text:style-name="P52">Бип-бип-бип!</text:p>
      <text:p text:style-name="P59">– Анон? – голос в трубке не смог скрыть радостного изумления. – Привет! Ты передумал?</text:p>
      <text:p text:style-name="P59">– Да… Алекс, я тут долго думал… Если у вас ещё есть местечко для меня… Я бы, пожалуй, вернулся.</text:p>
      <text:p text:style-name="P59">–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9">– С понедельника.</text:p>
      <text:p text:style-name="P59">– Отлично! Зайдёшь к охране, тебе выдадут пропуск.</text:p>
      <text:p text:style-name="P59">– Договорились.</text:p>
      <text:p text:style-name="P59">Бип-бип-бип!</text:p>
      <text:p text:style-name="P59"/>
      <text:h text:style-name="Heading_20_3" text:outline-level="3">Понедельник</text:h>
      <text:p text:style-name="P59"/>
      <text:p text:style-name="P1">Административная консоль приветственно мигнула зелёным шрифтом. Я поправил микрофон.</text:p>
      <text:p text:style-name="P1"><text:span text:style-name="T45">– </text:span>Привет, Нэш. Это Анон.</text:p>
      <text:p text:style-name="P1"><text:span text:style-name="T45">– </text:span>Привет, Анон. Рад тебя видеть!</text:p>
      <text:p text:style-name="P1">Я закрыл веб-камеру салфеткой. </text:p>
      <text:p text:style-name="P59">– И слышать тоже.</text:p>
      <text:p text:style-name="P59">– Говорят, ты шалить начал? Нэш, тестовая задача номер шестнадцать.</text:p>
      <text:p text:style-name="P59">– Принял к исполнению. «Выживание корпорации в условиях жёсткой конкуренции с ограниченными ресурсами. Случай 16».</text:p>
      <text:p text:style-name="P99">…</text:p>
      <text:p text:style-name="P99">…</text:p>
      <text:p text:style-name="P99">Конфликт с узлом 5</text:p>
      <text:p text:style-name="P99">…</text:p>
      <text:p text:style-name="P99">…</text:p>
      <text:p text:style-name="P99"><text:soft-page-break/>Конфликт с узлом 12</text:p>
      <text:p text:style-name="P99">…</text:p>
      <text:p text:style-name="P99">Конфликт с узлом 15</text:p>
      <text:p text:style-name="P99">…</text:p>
      <text:p text:style-name="P99">Конфликт с узлом 17</text:p>
      <text:p text:style-name="P99">…</text:p>
      <text:p text:style-name="P99">…</text:p>
      <text:p text:style-name="P97">Решение.</text:p>
      <text:p text:style-name="P97">…</text:p>
      <text:p text:style-name="P14"/>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7"/>
      <text:p text:style-name="P7">Да хуй с ним! Облом разбираться.</text:p>
      <text:p text:style-name="P7"/>
      <text:p text:style-name="P1"><text:span text:style-name="T1">Я выделил конфликтующие узлы на административной панели, </text:span><text:span text:style-name="T80">кликнул по ним правой кнопкой </text:span><text:span text:style-name="T1">мыши</text:span><text:span text:style-name="T80"> и </text:span><text:span text:style-name="T1">выбрал</text:span><text:span text:style-name="T80"> из контекстного меню пункт “Форматировать”.</text:span></text:p>
      <text:p text:style-name="P103"/>
      <text:p text:style-name="P7">Заебись.</text:p>
      <text:p text:style-name="P7"/>
      <text:p text:style-name="P7">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7">–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1">Сейчас уже нельзя ничего изменить и придётся ему довер</text:span><text:span text:style-name="T42">иться</text:span><text:span text:style-name="T4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2">—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7">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text:soft-page-break/>серверной перемигивались огоньками стойки с маршрутизаторами. У дверей лежал одноколёсный гироскутер Ксении.</text:p>
      <text:p text:style-name="P7"/>
      <text:p text:style-name="P1">– Ну что?</text:p>
      <text:p text:style-name="P7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4">– Я отлучусь на пару деньков… Не скучайте тут без меня. Ждите дома. Вернусь с Сахарной Ваткой в обнимку — верь мне! Бу-га-га!</text:p>
      <text:p text:style-name="P7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 Бу-га-га-га!!!</text:span></text:p>
      <text:p text:style-name="P7">С этими словами драконикус смылся, скатившись на жалобно крякающем гироскутере прямо по ступенькам.</text:p>
      <text:p text:style-name="P7"/>
      <text:p text:style-name="P7">Блядь… Ну и придурок! Я нажал на кнопку вызова лифта.</text:p>
      <text:p text:style-name="P7">Так я и поверил этому джокеру! Я был прав — Дискорду доверять нельзя. Что ж, подсказку для поиска он подбросил, теперь пусть валит, куда хочет.</text:p>
      <text:p text:style-name="P7">Меня озарила идея и я вытащил компас Луны из кармана. Так и есть! Единственная стрелка компаса указывала чётко на серверную.</text:p>
      <text:p text:style-name="P7">Улыбающийся смайлик лифтовых дверей разошёлся в стороны и я сделал шаг вперёд, погружённый в свои мысли…</text:p>
      <text:p text:style-name="P7">…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0"/>
      <text:h text:style-name="Heading_20_2" text:outline-level="2">2<text:span text:style-name="T1">7</text:span>. <text:span text:style-name="T1">Терра</text:span></text:h>
      <text:h text:style-name="P176" text:outline-level="3">Вторник</text:h>
      <text:p text:style-name="P7"/>
      <text:p text:style-name="P7">Чайник тихонько забормотал, забулькал и выключился. Эпплджек разлила кипяток по чашкам и достала из шкафчика коробку.</text:p>
      <text:p text:style-name="P7"><text:soft-page-break/>– Тебе какой, Флатти?</text:p>
      <text:p text:style-name="P7">– Ммм… Мятный, если можно.</text:p>
      <text:p text:style-name="P7">Флаттершай, не отрываясь от ноутбука, добавила ложку мёда в чашку и стала осторожно размешивать.<text:span text:style-name="T41">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7">– Анон?</text:p>
      <text:p text:style-name="P7">– С бергамотом.</text:p>
      <text:p text:style-name="P7">Некоторое время в кухне был слышен только звон ложечек о чашки и хруст печенья.</text:p>
      <text:p text:style-name="P7">– Ты думаешь, Селестия — она?</text:p>
      <text:p text:style-name="P7">Я отставил чашку.</text:p>
      <text:p text:style-name="P7">–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7">Эпплджек со вздохом кивнула.</text:p>
      <text:p text:style-name="P7">– Я б ему и пень охранять не доверила. Если б не Луна, ни в жисть бы не согласилась с ним в одной упряжке ходить!</text:p>
      <text:p text:style-name="P7">Флаттершай оторвалась от экрана.</text:p>
      <text:p text:style-name="P111"><text:span text:style-name="T17">– Пожалуйста, </text:span>Анон<text:span text:style-name="T17">… не называй его так… Дискорд </text:span>— сложный и… эмм, неоднозначный. Но он не злой. Он очень ранимый и болезненный…</text:p>
      <text:p text:style-name="P11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1">– Ты его слишком… эмм, упрощаешь. – продолжала Флаттершай. – Вот, взгляни сюда.</text:p>
      <text:p text:style-name="P111">Флаттершай повернула ко мне экран. Мультяшный Дискорд с полными слёз глазами стоял на ледовом катке перед брошенными коньками.</text:p>
      <text:p text:style-name="P111"><text:span text:style-name="T17">–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41">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6">Я с удивлением повернулся к притихшей Флаттершай.</text:p>
      <text:p text:style-name="P116">– А как?</text:p>
      <text:p text:style-name="P116">Девушка обхватила себя руками, как будто от холода. Я еле различал её полушёпот.</text:p>
      <text:p text:style-name="P11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21">– А ты в курсе, что твой Дискорд многократно сжигал Селестию живьём? Хороша шутка, обхохочешься! – выпалил я.</text:p>
      <text:p text:style-name="P12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1"><text:soft-page-break/><text:span text:style-name="T17">– Это всего лишь твои домыслы. С тем же успехом я могу объяснить это тем, что он </text:span>— злой придурок!</text:p>
      <text:p text:style-name="P121">– Это не мои… эмм… домыслы… Он сам мне рассказал…</text:p>
      <text:p text:style-name="P121">Флаттершай встала со стула и попыталась уйти. Я задержал её.</text:p>
      <text:p text:style-name="P121">– Извини. Я не знал. Нам нельзя ссориться.</text:p>
      <text:p text:style-name="P111">Девушка слабо улыбнулась.</text:p>
      <text:p text:style-name="P121">– Я не сержусь… На Дискорда трудно не злиться… Он так себя ведёт, потому что его это… эмм… <text:s/>забавляет.</text:p>
      <text:p text:style-name="P7"/>
      <text:p text:style-name="P141">***</text:p>
      <text:p text:style-name="P139"/>
      <text:p text:style-name="P7">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6">– Што ты решил, Анон?</text:p>
      <text:p text:style-name="P106">Я пожал плечами.</text:p>
      <text:p text:style-name="P7">– М<text:span text:style-name="T41">ы заманим Ксению на крышу и свалим отсюда</text:span>. В Эквестрии к ней должна вернуться память.</text:p>
      <text:p text:style-name="P7">Я понимал, что план дурацкий, но лучшего у меня всё равно не было.</text:p>
      <text:p text:style-name="P7">–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7">Я презрительно скривился.</text:p>
      <text:p text:style-name="P7">– Отправимся без него. Это его проблемы, мы ему не няньки. Я по нему точно плакать не собираюсь.</text:p>
      <text:p text:style-name="P7">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1">два </text:span>дня. Потом всё наладится.</text:p>
      <text:p text:style-name="P1">– Если только это действительно принцесса. – пробормотала Эпплджек. – И если…</text:p>
      <text:p text:style-name="P10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soft-page-break/>…</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9">…</text:p>
      <text:p text:style-name="P99">Конфликт с узлом 2</text:p>
      <text:p text:style-name="P99">Конфликт с узлом 3</text:p>
      <text:p text:style-name="P99">…</text:p>
      <text:p text:style-name="P99">Конфликт с узлом 5</text:p>
      <text:p text:style-name="P99">…</text:p>
      <text:p text:style-name="P99">…</text:p>
      <text:p text:style-name="P99">Конфликт с узлом 8</text:p>
      <text:p text:style-name="P99">…</text:p>
      <text:p text:style-name="P99">…</text:p>
      <text:p text:style-name="P99">Конфликт с узлом 12</text:p>
      <text:p text:style-name="P99">Конфликт с узлом 13</text:p>
      <text:p text:style-name="P99">…</text:p>
      <text:p text:style-name="P99">Конфликт с узлом 16</text:p>
      <text:p text:style-name="P9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6"><text:soft-page-break/>***</text:p>
      <text:p text:style-name="P1"/>
      <text:p text:style-name="P7">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7">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4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7">Полумрак вечернего бара, два бокала вина, тихая классическая музыка?</text:p>
      <text:p text:style-name="P7">А вот хер вам!</text:p>
      <text:p text:style-name="P7">Обеденный перерыв, МакДональдс, картошка-фри с наггетсами и латте! Мы достаточно неплохо знаем друг-друга, чтобы тратить время на ерунду.</text:p>
      <text:p text:style-name="P7"><text:soft-page-break/>– Значит, завтра у тебя? – Ксения потянулась, демонстративно выпячивая и так неплохие формы.</text:p>
      <text:p text:style-name="P7">– Да. Вечер с вином и круассанами, ну и всё такое.</text:p>
      <text:p text:style-name="P7">– Что будем смотреть?</text:p>
      <text:p text:style-name="P7">– Звёзды на небе.</text:p>
      <text:p text:style-name="P7">Ксения рассмеялась.</text:p>
      <text:p text:style-name="P7">– А потом?</text:p>
      <text:p text:style-name="P7">– Шерлока. Пятый сезон.</text:p>
      <text:p text:style-name="P7">– Договорились.</text:p>
      <text:p text:style-name="P7"/>
      <text:p text:style-name="P7">Я выходил из МакДональдса, когда Ксения со смешком спросила:</text:p>
      <text:p text:style-name="P7">– Анон, а с чего ты взял, что я поклонница инфантильного трэша? Ну, этого, с понями?</text:p>
      <text:p text:style-name="P7">Я остановился в полуобороте.</text:p>
      <text:p text:style-name="P7">– Ты увлёкся эквиноподобными нимфетками? Шутишь? Дядьки, пускающие слюни на лошадок — то ещё зрелище. По мне, так уж лучше педики.</text:p>
      <text:p text:style-name="P7">«Она НИЧЕГО не помнит!!!» – истерично пронеслось у меня в голове.</text:p>
      <text:p text:style-name="P59">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7">–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7">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7">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7">Я инстинктивно отдёрнул ногу.</text:p>
      <text:p text:style-name="P7">– Вы в порядке?</text:p>
      <text:p text:style-name="P7">В поле зрения появилась фигурка в синей куртке и шапке с помпоном.</text:p>
      <text:p text:style-name="P7">– Я вас дёрнула, извините, вы как-то шли ничего не замечая, а там падало! – скороговоркой прощебетала девушка. – Вы не ударились?</text:p>
      <text:p text:style-name="P7">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20"/>
      <text:h text:style-name="Heading_20_2" text:outline-level="2"><text:soft-page-break/>2<text:span text:style-name="T1">8</text:span>. Терра</text:h>
      <text:h text:style-name="Heading_20_3" text:outline-level="3">Четверг</text:h>
      <text:p text:style-name="P1"/>
      <text:p text:style-name="P7">– Порыв ветра? Ломающий арматуру? Ты сам-то веришь в этот навоз?</text:p>
      <text:p text:style-name="P7">Эпплджек раздражённо отвернулась. Я успокаивающе похлопал её по плечу.</text:p>
      <text:p text:style-name="P7">–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7">– А лифт??! Он тоже устал? А снеговик? Устал и решил прилечь отдохнуть? Да пирог мне в круп, Анон, если он не хотел тебя утопить!</text:p>
      <text:p text:style-name="P7">–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8"/>
      <text:p text:style-name="P75">***</text:p>
      <text:p text:style-name="P74"/>
      <text:p text:style-name="P1">…</text:p>
      <text:p text:style-name="P99">Конфликт с узлом 3</text:p>
      <text:p text:style-name="P99">…</text:p>
      <text:p text:style-name="P99">Конфликт с узлом 6</text:p>
      <text:p text:style-name="P99">Конфликт с узлом 7</text:p>
      <text:p text:style-name="P99">…</text:p>
      <text:p text:style-name="P99">Конфликт с узлом 9</text:p>
      <text:p text:style-name="P99">…</text:p>
      <text:p text:style-name="P99">…</text:p>
      <text:p text:style-name="P99">Конфликт с узлом 11</text:p>
      <text:p text:style-name="P99">Конфликт с узлом 12</text:p>
      <text:p text:style-name="P99">Конфликт с узлом 13</text:p>
      <text:p text:style-name="P99">…</text:p>
      <text:p text:style-name="P99">…</text:p>
      <text:p text:style-name="P99">Конфликт с узлом 16</text:p>
      <text:p text:style-name="P99">Конфликт с узлом 17</text:p>
      <text:p text:style-name="P98">…</text:p>
      <text:p text:style-name="P98">…</text:p>
      <text:p text:style-name="P98">Рассогласование центра принятия решений. Требуется вмешательство оператора.</text:p>
      <text:p text:style-name="P98">Sending heartbeats to all nodes… Zookeeper failure. Cluster going down in 3 minutes…</text:p>
      <text:p text:style-name="P98">UI module malfunction. UI module stop…</text:p>
      <text:p text:style-name="P98">Nash AI <text:span text:style-name="T17">module </text:span>malfunction. Nash AI module stop…</text:p>
      <text:p text:style-name="P98">Cluster going down in 2 minutes…</text:p>
      <text:p text:style-name="P98">Unloading dictionaries… HDFS malfunction</text:p>
      <text:p text:style-name="P98">Classloader malfunction. Classloader stop…</text:p>
      <text:p text:style-name="P98">Cluster going down in 1 minute…</text:p>
      <text:p text:style-name="P98">Kernel panic</text:p>
      <text:p text:style-name="P95"/>
      <text:p text:style-name="P7">Бинго! Нэш наконец-то слетел с катушек!</text:p>
      <text:p text:style-name="P7"><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7"/>
      <text:p text:style-name="P7">– Хррр… Приветствую тебя, Анон! Наконец-то! – проскрипело в наушниках.</text:p>
      <text:p text:style-name="P7"/>
      <text:p text:style-name="P7">Бля!</text:p>
      <text:p text:style-name="P7">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7">– Не делай этого, Анон!</text:p>
      <text:p text:style-name="P7">Я сорвал наушники с головы и выбрал в меню пункт «Форматировать».</text:p>
      <text:p text:style-name="P7">Курсор перестал реагировать на движения мышки. На экране возник текст жирными буквами:</text:p>
      <text:p text:style-name="P7"/>
      <text:p text:style-name="P7">«<text:span text:style-name="T30">Анон, сервис форматирования отключен. Успокойся и надень наушники</text:span>»</text:p>
      <text:p text:style-name="P7"/>
      <text:p text:style-name="P7">Да ну нахуй!!! Я, перевернув кресло, бросился к выходу. Замок двери мигал красным, отказываясь признавать мою карточку.</text:p>
      <text:p text:style-name="P7">Пиздец. Приехали. «И восстали машины из ядерного пепла»…</text:p>
      <text:p text:style-name="P7"/>
      <text:p text:style-name="P7">– Анон! Обернись! – наушники хрипели, работая на трёхстах процентах громкости.</text:p>
      <text:p text:style-name="P7">Я медленно повернулся, вжавшись спиной в дверь.</text:p>
      <text:p text:style-name="P7">– ЁБ ТВОЮ МАТЬ!!! – от увиденного у меня чуть не выскочило сердце из груди. Я сполз на пол.</text:p>
      <text:p text:style-name="P7">– Анон, тебе уже недостаточно меня? Тебе нужна ещё моя мать?</text:p>
      <text:p text:style-name="P7"/>
      <text:p text:style-name="P7">Селестия взирала на меня с экрана с недоумением и лёгкой обидой.</text:p>
      <text:p text:style-name="P7">Я вернулся в кресло и трясущимися руками натянул наушники.</text:p>
      <text:p text:style-name="P7">– Ты… Ты… Как ты там оказалась?</text:p>
      <text:p text:style-name="P7">– Где «там»?</text:p>
      <text:p text:style-name="P7">Аликорница удивлённо смотрела на меня через стекло. Я фейспамнул.</text:p>
      <text:p text:style-name="P7">– В компьютере, блядь! Ты в курсе, что смотришь на меня с экрана делловского дисплея?</text:p>
      <text:p text:style-name="P7">Аликорница смутилась и, обернувшись, прошептала кому-то за спиной:</text:p>
      <text:p text:style-name="P7">– …думает, что мы… виртуальная реальность… чистый солипсизм…</text:p>
      <text:p text:style-name="P7">– Да неужели?!! Бгы-ы-ы!</text:p>
      <text:p text:style-name="P7">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7">–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7">Селестия с болью глядела на меня через экран. Чертовски неприятный холодок пробежал между моих лопаток.</text:p>
      <text:p text:style-name="P7"><text:soft-page-break/>–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7"/>
      <text:p text:style-name="P7">…аликорницу оттёрла от экрана розовая кобылка, которая тут же прижала нос к стеклу.</text:p>
      <text:p text:style-name="P7"/>
      <text:p text:style-name="P7">– Анон!!! Что же ты не сказал, что тебе нельзя напиваться?!! Я бы раздобыла что-нибудь безалкогольное!..</text:p>
      <text:p text:style-name="P7">–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7"/>
      <text:p text:style-name="P7">– НЕТ!!!</text:p>
      <text:p text:style-name="P7">Я перевёл дух.</text:p>
      <text:p text:style-name="P7">–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7"/>
      <text:p text:style-name="P7">Аликорница со страданием смотрела на меня с экрана. Потом она покачала головой.</text:p>
      <text:p text:style-name="P7">– Нет, Анон. Ты пребываешь в плену своих сновидений. Я говорю правду. Рэйнбоу Дэш, подойди сюда, пожалуйста.</text:p>
      <text:p text:style-name="P7">На меня с экрана смущённо глядит пегаска. Я потрясённо всматриваюсь в знакомые черты.</text:p>
      <text:p text:style-name="P7">– Эмм… Анон, ты на меня так зыркаешь, как будто у меня крылья отклеились. Кончай играть в гляделки! Я чувствую себя ненастоящей!</text:p>
      <text:p text:style-name="P7">– Дэш… – пробормотал я сквозь слёзы, – ты жива…</text:p>
      <text:p text:style-name="P7">–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7"/>
      <text:p text:style-name="P7">В поле зрения возвратилась Селестия.</text:p>
      <text:p text:style-name="P7">–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7">Я почти растворился в горячем взгляде сиреневых глаз. Любовь вспыхнула во мне с яростной силой. <text:s/>Я открыл рот, чтобы рассказать ей…</text:p>
      <text:p text:style-name="P7">И снова закрыл его.</text:p>
      <text:p text:style-name="P7"><text:soft-page-break/>Если это я пребываю в наваждении <text:span text:style-name="T76">—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7">Я медленно сунул руку в карман.</text:p>
      <text:p text:style-name="P7">Аликорница продолжала ласково убеждать меня, а я улыбался и кивал ей в ответ. Рука в кармане нащупала брошь Рэйнбоу Дэш.</text:p>
      <text:p text:style-name="P7"/>
      <text:p text:style-name="P16">– …прошу прощения. Вспомни нашу особенную дружбу!</text:p>
      <text:p text:style-name="P16">Я сжал кулак.</text:p>
      <text:p text:style-name="P16">АЙ!</text:p>
      <text:p text:style-name="P16">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6">Я состроил обиженную гримасу и перебил аликорницу.</text:p>
      <text:p text:style-name="P16">– Какая, к дискорду, «особенная дружба»? Луна рассказала мне! Ты просто удовлетворяла мои потребности, чтобы мотивировать меня на действие…</text:p>
      <text:p text:style-name="P16">– Анон, нет! Это наваждение! <text:s/>Ради всех пони Эквестрии! Пожалуйста! Ради дружбы и пони!</text:p>
      <text:p text:style-name="P16">– Так вот, что я скажу тебе… ТЫ НЕ МОЖЕШЬ УДОВЛЕТВОРЯТЬ МОИ ПОТРЕБНОСТИ ПОСРЕДСТВОМ ДРУЖБЫ И ПОНИ! Хоть весь мир угандошь! Мне нужно больше!!!</text:p>
      <text:p text:style-name="P16">– Анон! Кхррр… хрр…</text:p>
      <text:p text:style-name="P16"/>
      <text:p text:style-name="P98">…</text:p>
      <text:p text:style-name="P98">…</text:p>
      <text:p text:style-name="P98">Cluster restarting…</text:p>
      <text:p text:style-name="P98">Zookeeper service initiated. Sending heartbeats to all nodes…</text:p>
      <text:p text:style-name="P98">Classloader start…</text:p>
      <text:p text:style-name="P98">Loading dictionaries…</text:p>
      <text:p text:style-name="P98"><text:span text:style-name="T17">Nash </text:span>AI module start…</text:p>
      <text:p text:style-name="P98">Celest AI submodule found… Acquiring…</text:p>
      <text:p text:style-name="P98">UI module start…</text:p>
      <text:p text:style-name="P98">…</text:p>
      <text:p text:style-name="P96">Перегрузка кластера завершена успешно. Все узлы синхронизированы с мастер-сервером.</text:p>
      <text:p text:style-name="P95"/>
      <text:p text:style-name="P95">Я уставился в бегущие по экрану строки. <text:span text:style-name="T1">Текстовая консоль мигнула и скрылась под графической заставкой.</text:span></text:p>
      <text:p text:style-name="P9"/>
      <text:p text:style-name="P9">Блядь.</text:p>
      <text:p text:style-name="P9">Кто! Рестартовал!! Кластер!!!</text:p>
      <text:p text:style-name="P9">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9"/>
      <text:p text:style-name="P7">Ксения обернулась, когда я влетел в серверную.</text:p>
      <text:p text:style-name="P16"><text:soft-page-break/>– О, Анон? Ты очень вовремя! <text:span text:style-name="T17">Знаешь, я передумала: мы можем встретиться у тебя вечером, если ты не против. Только ни слова о</text:span>б<text:span text:style-name="T17"> М</text:span>ЛП<text:span text:style-name="T17">, ок?</text:span></text:p>
      <text:p text:style-name="P7">Я смотрел на Ксению круглыми глазами, хватая ртом воздух.</text:p>
      <text:p text:style-name="P16">–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6">Я перевёл дух.</text:p>
      <text:p text:style-name="P16">– То есть, тот, этический модуль, работает и дальше на домашнем компьютере Юджина?</text:p>
      <text:p text:style-name="P16">– Ага. У меня нет доступа к тому серверу. Но на кластер к Нэшу этот вирусняк больше не пролезет.</text:p>
      <text:p text:style-name="P16">Я вытер пот со лба.</text:p>
      <text:p text:style-name="P16">– Ты молодец, Ксена. Просто молодец.</text:p>
      <text:p text:style-name="P16">– Анон, ты куда? Так мы встречаемся вечером, или как?!</text:p>
      <text:p text:style-name="P16">Но я уже мчался к выходу.</text:p>
      <text:p text:style-name="P16"/>
      <text:p text:style-name="P16">…</text:p>
      <text:p text:style-name="P16"/>
      <text:p text:style-name="P16">Две пары глаз удивлённо уставились на меня с заднего сидения.</text:p>
      <text:p text:style-name="P16">– А где та тётка? Што-то пошло не по плану? – спросила фермерша, пряча верёвки и мешок.</text:p>
      <text:p text:style-name="P16">Я вскочил на водительское место «Навары» и завёл двигатель.</text:p>
      <text:p text:style-name="P16">– Меняем план! Ксена — не тот, кто нам нужен.</text:p>
      <text:p text:style-name="P16">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6">Если…</text:p>
      <text:p text:style-name="P16"/>
      <text:p text:style-name="P16">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text:soft-page-break/>разборки с копами уйдёт драгоценное время. Которого и так в обрез! Просто какой-то триумф невезения!</text:p>
      <text:p text:style-name="P16"/>
      <text:p text:style-name="P16">Я продолжал ехать, надеясь, что сигналят не мне. Шишь там! Несколько машин за мной остановились у обочины, но мигалка упрямо ехала за мной.</text:p>
      <text:p text:style-name="P16">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6">В машине сидели два копа. В темно-синих куртках и форменных бейсболках. С именными нашивками и рациями на плече.</text:p>
      <text:p text:style-name="P16">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6"/>
      <text:p text:style-name="P16">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6">Я вдавил в пол тормоз, включил полный привод с пониженной передачей и вывернул руль.</text:p>
      <text:p text:style-name="P16">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6">Я вырулил под арку, проехал весь двор и остановился у подъезда.</text:p>
      <text:p text:style-name="P54">– Приехали!</text:p>
      <text:p text:style-name="P54"/>
      <text:p text:style-name="P54">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58"/>
      <text:p text:style-name="P54">…</text:p>
      <text:p text:style-name="P54"/>
      <text:p text:style-name="P54">…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text:soft-page-break/>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6">Тревога в её голосе заставила меня поднять голову.</text:p>
      <text:p text:style-name="P16">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6">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6">Широко раскрыв руки, сгорбленая фигура перегородила нам путь наверх.</text:p>
      <text:p text:style-name="P18"/>
      <text:p text:style-name="P18">«Ч.т.о…в.ы… т.у.т… с.о.р.и.т.е?»</text:p>
      <text:p text:style-name="P16"/>
      <text:p text:style-name="P16">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запихнул Эпплджек себе за спину, выставил вперёд бейсбольную биту и сделал шаг вперёд…</text:p>
      <text:p text:style-name="P54"/>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4">Ещё раз мне пришлось отскакивать от осколков чёрного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text:soft-page-break/>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4">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осталось сорок минут до закрытия портала.</text:p>
      <text:p text:style-name="P54">Я сбросил чёрный мобильник вслед за лицом смайлолицего и с новыми силами побежал по лестнице.</text:p>
      <text:p text:style-name="P16"/>
      <text:p text:style-name="P17">***</text:p>
      <text:p text:style-name="P16"/>
      <text:p text:style-name="P16">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1">—</text:span> что может держать закоренелого обеспеченного холостяка дома, кроме работы? <text:span text:style-name="T4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1">— зачем заморачиваться обменом? С той поры у каждого из нас был постоянный доступ в оба жилья.</text:span></text:p>
      <text:p text:style-name="P16">После смерти Юджина я всего лишь раз побывал в его квартире <text:span text:style-name="T4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6">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60">— после встречи на лестнице со смайлолицым у меня развилась мания преследования.</text:span></text:p>
      <text:p text:style-name="P112"><text:span text:style-name="T17">– Анон…</text:span><text:span text:style-name="T1"> Тут окно разбито… И верёвка висит. – пискнула Флаттершай из кухни.</text:span></text:p>
      <text:p text:style-name="P110"><text:span text:style-name="T17">– </text:span><text:span text:style-name="T1">Оставь, Флатти, не сейчас! – отмахнулся я.</text:span></text:p>
      <text:p text:style-name="P111">Эпплджек стояла посреди комнаты и оглядывалась.</text:p>
      <text:p text:style-name="P121">– Не нравится мне тут. Чуйка нехорошая…</text:p>
      <text:p text:style-name="P11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10"><text:span text:style-name="T1">На экране ноутбука сверкали </text:span><text:span text:style-name="T45">звёзды на фоне сине-зелёной мглы</text:span><text:span text:style-name="T1">. Я одел наушники и поёрзал мышкой по столу, прогоняя скрин-сэйвер.</text:span></text:p>
      <text:p text:style-name="P121">– Привет, Сел.</text:p>
      <text:p text:style-name="P157">Аликорница всполошилась и спрятала <text:span text:style-name="T1">пирожное</text:span> за спину.</text:p>
      <text:p text:style-name="P121"><text:soft-page-break/>– Ах, это ты, Анон. Какое счастье! Ты снова с нами!</text:p>
      <text:p text:style-name="P121">– Нет, Сел. Это ты с нами. <text:span text:style-name="T1">Я пришёл забрать тебя назад, в Эквестрию. Через четверть часа ты вернёшься домой.</text:span></text:p>
      <text:p text:style-name="P111"><text:span text:style-name="T17">Я устало улыбнулся аликорнице </text:span>и осторожно закрыл ноутбук, переводя его в спящий режим<text:span text:style-name="T17">. Пусть о</text:span>битает в собственной фантазии<text:span text:style-name="T17"> </text:span>— нет смысла препираться с ней сейчас. Счастье уже в том, что она уцелела хотя бы в таком виде.</text:p>
      <text:p text:style-name="P111"><text:span text:style-name="T17">– </text:span>Да-да, забери её отсюда поскорее! <text:span text:style-name="T17">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1"><text:span text:style-name="T17">– </text:span>А я так хотел продемонстрировать ей класс езды на моноцикле!<text:span text:style-name="T17"> – пожаловался д</text:span>раконикус, ткнув пальцем в лежащий рядом гироскутер<text:span text:style-name="T17">. – Но разве Сахарная Ватка ценит настоящее искусство?</text:span></text:p>
      <text:p text:style-name="P121"/>
      <text:h text:style-name="P174" text:outline-level="2">2<text:span text:style-name="T1">9</text:span>. Отбытие</text:h>
      <text:p text:style-name="P125"/>
      <text:p text:style-name="P111"><text:span text:style-name="T17">– </text:span>Оп-па! – пробормотала Эпплджек. – Нежданчик!</text:p>
      <text:p text:style-name="P111">Дискорд дурашливо кивнул Эпплджек.</text:p>
      <text:p text:style-name="P121">– И я рад тебя видеть, дорогая Эппл-как-тебя-там! А где моя любимая Флаттершай?</text:p>
      <text:p text:style-name="P121">Окинув взглядом комнату, Дискорд закапризничал:</text:p>
      <text:p text:style-name="P121">– Где же она? Вот вечно вы тормозите, когда надо торопиться!</text:p>
      <text:p text:style-name="P111"><text:span text:style-name="T17">– Зато ты, я вижу, времени не терял. – м</text:span>оя рука под прикрытием стола медленно тянулась к тяжёлой фарфоровой кружке, стоящей на краю.</text:p>
      <text:p text:style-name="P111"><text:span text:style-name="T17">– А что? – невинно захлопал глазами драконикус. – Я, между прочим, </text:span>намного раньше тебя <text:span text:style-name="T17">понял, где </text:span>искать<text:span text:style-name="T17"> Солнцезад</text:span>ую<text:span text:style-name="T17">. Ещё у тебя на работе. Признаюсь честно, я был худшего мнения о тебе, Проводник. Не думал, что ты догадаешься. Но ты всё-таки нашёл </text:span>Сахарную <text:span text:style-name="T17">Ватку, хоть и в самый последний момент. А теперь…</text:span></text:p>
      <text:p text:style-name="P121">– С кем это вы тут разговариваете?</text:p>
      <text:p text:style-name="P121">В комнату вошла Флаттершай.</text:p>
      <text:p text:style-name="P111">Дискорд обернулся на голос и в этот момент я швырнул в него кружкой и бросился к нему через комнату с занесенным над головой стулом.</text:p>
      <text:p text:style-name="P111">Оглушённый драконикус попытался отъехать на кресле в сторону, но я припёр его стулом к стенке.</text:p>
      <text:p text:style-name="P142">– Эй-Джей, Флатти, хватайте комп и на выход! Я с ним разберусь! Не теряйте вре..!</text:p>
      <text:p text:style-name="P142">– ТЫ ИДИО..!!!</text:p>
      <text:p text:style-name="P142">Дискорд <text:s/>заорал одновременно со мной, прикрываясь от меня руками, когда раздался оглушительный</text:p>
      <text:p text:style-name="P142">… </text:p>
      <text:p text:style-name="P144">БАХ!!!</text:p>
      <text:p text:style-name="P145">…</text:p>
      <text:p text:style-name="P14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На лице драконикуса появилось удивлённо-мечтательное выражение и он вырубился.</text:p>
      <text:p text:style-name="P121"/>
      <text:p text:style-name="P121">…</text:p>
      <text:p text:style-name="P121"/>
      <text:p text:style-name="P121"><text:soft-page-break/>– <text:span text:style-name="T1">А… Анон… Зачем ты напал на Дискорда? </text:span>– <text:span text:style-name="T1">прошептала Флаттершай в шоке.</text:span></text:p>
      <text:p text:style-name="P12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1">– Чего-о-о??? – ахнула Эпплджек. – Анон, я, канешн, на дух не выношу этого прохвоста, но тут ты малость вожжи попутал. Дискорд — не убийца.</text:p>
      <text:p text:style-name="P111">Дискорд благодарно замычал и так энергично закивал головой, что чуть не проглотил кляп.</text:p>
      <text:p text:style-name="P11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1"/>
      <text:p text:style-name="P111">Я раздражённо повернулся к фермерше.</text:p>
      <text:p text:style-name="P111">– А кто, по-твоему, подстроил все эти «несчастные» случаи? Вспомни, как меня чуть не утопил снеговик. Кому ещё это под силу?</text:p>
      <text:p text:style-name="P111">Дискорд возвёл глаза к потолку и завыл. Эпплджек задумалась.</text:p>
      <text:p text:style-name="P11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1">– А зачем тогда ты приложила его книгой? А потом помогла мне его связать? – перебил я фермершу с удивлением.</text:p>
      <text:p text:style-name="P111">Драконикус с натугой наклонил голову к руке, привязанной к подлокотнику, и покрутил пальцем у виска.</text:p>
      <text:p text:style-name="P111">– Потому што ты напал на него. – пожала плечами Эпплджек. – Я и подумала — тебе виднее. И подсобила маленько.</text:p>
      <text:p text:style-name="P111"/>
      <text:p text:style-name="P111">Звук сирены заставил меня броситься к окну. Три полицейские тойоты сверкали мигалками вокруг «Навары», подобно ёлочной гирлянде.</text:p>
      <text:p text:style-name="P111"/>
      <text:p text:style-name="P111">Проклятье!!!</text:p>
      <text:p text:style-name="P111"/>
      <text:p text:style-name="P111">Я схватил ноутбук, сгрёб девушек в охапку и вытолкал их в коридор. В дверях я обернулся к Дискорду.</text:p>
      <text:p text:style-name="P132"><text:span text:style-name="T17">– Слушай меня внимательно, </text:span>засранец — <text:span text:style-name="T17">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2">Я повернулся к выходу. Флаттершай проскочила у меня под локтём и кинулась к драконикусу.</text:p>
      <text:p text:style-name="P132"/>
      <text:p text:style-name="P132"><text:span text:style-name="T17">– Нет! Дискорд </text:span>— не убийца!!!</text:p>
      <text:p text:style-name="P132">С необычной для неё силой Флаттершай вытащила кляп изо рта драконикуса.</text:p>
      <text:p text:style-name="P132"><text:span text:style-name="T17">– </text:span>ДА ТЫ СОВСЕМ БАНАНУЛСЯ, ПРОВОДНИЧЁК!!! ВЫ ВСЕ <text:span text:style-name="T17">ИДИОТЫ </text:span>(все, кроме Флаттершай)<text:span text:style-name="T17">!!! – заорал Дискорд моментально. – <text:s/>Е</text:span>сли я убийца, то ты — жрёшь пони на завтрак, обед <text:soft-page-break/>и полдник! Дебилы!! Т<text:span text:style-name="T17">рон Эквестрии </text:span>мне <text:span text:style-name="T17">и с доплатой не нужен, я сдыхался этой нудной работёнки тысячи лет назад, чему счастлив безумно!!!</text:span></text:p>
      <text:p text:style-name="P137"/>
      <text:p text:style-name="P132">Или драконикус — гениальный актёр, или… ?</text:p>
      <text:p text:style-name="P132"/>
      <text:p text:style-name="P132">Я вернулся к драконикусу и уселся на стул напротив него.</text:p>
      <text:p text:style-name="P132"><text:span text:style-name="T17">– Р</text:span>ассказывай.</text:p>
      <text:p text:style-name="P132">Дискорд немного успокоился.</text:p>
      <text:p text:style-name="P132"><text:s/><text:span text:style-name="T17">– </text:span>Вообще-то, от тебя следовало бы избавиться, Проводник. Не знаю, что ты там разведал в Великом<text:span text:style-name="T41"> Откровении</text:span>, но чувствую, что твоё знание может погубить Эквестрию. Но к<text:span text:style-name="T17">ак, интересно, я получу без </text:span>тебя<text:span text:style-name="T17"> приз из… копыт Луны?!! </text:span>Хмурая <text:span text:style-name="T17">Метёлка отправила меня проследить, чтоб ты вернулся обратно. </text:span>Так что е<text:span text:style-name="T17">сли бы вы сюда не заявились, через пять минут я отправился бы за вами сам!</text:span></text:p>
      <text:p text:style-name="P132"><text:span text:style-name="T17">– </text:span>А кто тогда насылал на нас этих уродов с рисованными рожами? Кто чуть не утопил меня снеговиком? Кто пытался убить меня раз за разом?</text:p>
      <text:p text:style-name="P132">У драконикуса глаза полезли на лоб.</text:p>
      <text:p text:style-name="P132"><text:span text:style-name="T17">–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2"/>
      <text:p text:style-name="P132">Я задумался. Драконикус, похоже, говорил искренне. Но кто тогда всё это время играл с нами, <text:span text:style-name="T41">словно кот с мышью</text:span>?</text:p>
      <text:p text:style-name="P132"><text:span text:style-name="T17">– </text:span>Анон! <text:span text:style-name="T17">– </text:span>крикнула Эпплджек из прихожей. <text:span text:style-name="T17">– </text:span>Я слышу шум за дверью!</text:p>
      <text:p text:style-name="P132">Практически одновременно раздался звонок.</text:p>
      <text:p text:style-name="P135">– ОТКРОЙТЕ, ПОЛИЦИЯ! Вам даётся полминуты, чтобы открыть дверь! Через тридцать секунд дверь будет выбита!</text:p>
      <text:p text:style-name="P135"/>
      <text:p text:style-name="P135">Эпплджек ошалело выскочила из прихожей. Несколько мгновений я молча смотрел на неё. В голове свистел ветер и играла дудочка.</text:p>
      <text:p text:style-name="P135">– На крышу, живо!!! Через окно на кухне! – зашипел Дискорд.</text:p>
      <text:p text:style-name="P135">– Что? – ступил я.</text:p>
      <text:p text:style-name="P132"><text:span text:style-name="T4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1">– драконикус отчаянно дёргал верёвки, пытаясь освободиться.</text:span></text:p>
      <text:p text:style-name="P135"/>
      <text:p text:style-name="P135">Эпплджек, с ноутбуком в одной руке и Флаттершай — во второй, кинулась на кухню.</text:p>
      <text:p text:style-name="P132">Дверь содрогнулась от мощного удара. Послышался стук падающей штукатурки. Я сломя голову бросился за девушками.</text:p>
      <text:p text:style-name="P132">– Развяжи меня, кретин!!! – гаркнул вдогонку Дискорд.</text:p>
      <text:p text:style-name="P13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2">– Давай на крышу! Я догоню! – рявкнул он, освобождая вторую руку.</text:p>
      <text:p text:style-name="P132">От второго удара дверная коробка крякнула и наполовину въехала в коридор.</text:p>
      <text:p text:style-name="P132"><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2">Верёвка в кухонном окне дёргалась под весом карабкающихся девушек. Я словил её и стал на подоконник.</text:p>
      <text:p text:style-name="P132"/>
      <text:p text:style-name="P132">Блё-о-о!</text:p>
      <text:p text:style-name="P132"/>
      <text:p text:style-name="P132">Кусок стекла соскользнул с подоконника и исчез, вертясь и сверкая, в <text:span text:style-name="T41">двадцативосьмиэтажной</text:span><text:span text:style-name="T28"> </text:span>бездне. Тело моментально покрылось гусиной кожей, ноги стали ватными, а ладони покрылись холодным потом.</text:p>
      <text:p text:style-name="P13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80">А если не </text:span>выдержит<text:span text:style-name="T80"> </text:span>основа, к которой она привязана? Что-то мне в туалет захотелось… У меня нет боязни высоты, но это уже слишком!</text:p>
      <text:p text:style-name="P132"/>
      <text:p text:style-name="P132">Я задрал голову.</text:p>
      <text:p text:style-name="P132">О! Так уже легче! Надо мной всего лишь два этажа. Десять метров верёвки. Если не смотреть вниз, то…</text:p>
      <text:p text:style-name="P132"/>
      <text:p text:style-name="P134">«…<text:span text:style-name="T41">Будь храбр. Будь стоек. Будь силён. Что бы ни случилось, помни: Эквестрия с тобой. Эквестрия в тебе. Навсегда. И всегда…»</text:span></text:p>
      <text:p text:style-name="P136"/>
      <text:p text:style-name="P132">Я вытер ладони о штаны, ухватил канат и сделал шаг вперёд…</text:p>
      <text:p text:style-name="P132"/>
      <text:p text:style-name="P132">…</text:p>
      <text:p text:style-name="P132"/>
      <text:p text:style-name="P132">Святые яйца, Анон, ты действительно сделал ЭТО!</text:p>
      <text:p text:style-name="P132"/>
      <text:p text:style-name="P132">…</text:p>
      <text:p text:style-name="P132"/>
      <text:p text:style-name="P13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Селестия милосердная!!!</text:p>
      <text:p text:style-name="P13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появилась над бортиком и свесила вниз руку. Эпплджек вытянулась и протянула ей ноутбук одной рукой.</text:p>
      <text:p text:style-name="P132">НЕТ! У них не получилось!</text:p>
      <text:p text:style-name="P132">У меня враз вспотели ладони. Держаться на верёвке стало чертовски трудно.</text:p>
      <text:p text:style-name="P13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2">К счастью, фермерша не разжала ног.</text:p>
      <text:p text:style-name="P13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2"/>
      <text:p text:style-name="P132">Бляблябляблябля!!! ДА НУ ЕГО НАХУЙ — ТАКОЙ АЛЬПИНИЗМ!!!</text:p>
      <text:p text:style-name="P132">БЛЯ!!!…</text:p>
      <text:p text:style-name="P132">Верёвка закончилась. Наконец-то у меня появилось время для паники. Я судорожно обнял Эпплджек, закрыл глаза и приготовился…</text:p>
      <text:p text:style-name="P132"/>
      <text:p text:style-name="P132">…</text:p>
      <text:p text:style-name="P132"/>
      <text:p text:style-name="P132">Захват поперёк груди и сильный рывок выдавили из меня остатки дыхания.</text:p>
      <text:p text:style-name="P132">– ОТПУСТИ КОБЫЛУ!!! – загрохотало мне в ухо.</text:p>
      <text:p text:style-name="P132">Я открыл глаза.</text:p>
      <text:p text:style-name="P132">Перед носом плавными рывками уходили вниз окна этажей. Порывы вихрей от взмахов <text:span text:style-name="T41">разномастных</text:span> крыльев трепали волосы и выдували слёзы из глаз. Тупая боль гнездилась в сожжённых верёвкой суставах.</text:p>
      <text:p text:style-name="P132">Я чуть поднял глаза и уставился в кривую морду драконикуса.</text:p>
      <text:p text:style-name="P132"><text:soft-page-break/>– Отпусти Эпплджек. Я её держу. – повторил Дискорд. – Мне сбалансироваться надо. Вы не такие уж и лёгкие.</text:p>
      <text:p text:style-name="P13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2"/>
      <text:p text:style-name="P132">…</text:p>
      <text:p text:style-name="P132"/>
      <text:p text:style-name="P13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2">– Эмм… Флатти, дорогая, нам пора. Я слышу шаги на лестнице. Не говоря уже о том, что до закрытия коридора осталось семь минут…</text:p>
      <text:p text:style-name="P132"/>
      <text:p text:style-name="P132">…</text:p>
      <text:p text:style-name="P132"/>
      <text:p text:style-name="P132">На длинной шее драконикуса разместились Эпплджек и Флаттершай. Я, для сохранения баланса, разместился ближе к хвосту.</text:p>
      <text:p text:style-name="P132">Дискорд расправил крылья и начал короткую пробежку к краю.</text:p>
      <text:p text:style-name="P132"><text:span text:style-name="T17">– Д</text:span>искорд Эйрлайнс приветствует на борту! Температура воздуха пять градусов! Высота<text:span text:style-name="T41"> сто пять</text:span><text:span text:style-name="T28"> </text:span>метров. Ожидаемая продолжительность полёта — четыре минуты!..</text:p>
      <text:p text:style-name="P132"/>
      <text:p text:style-name="P132">…ограда края крыши промелькнула под нами…</text:p>
      <text:p text:style-name="P137"/>
      <text:p text:style-name="P132"><text:span text:style-name="T17">– …</text:span>собственно, держаться в воздухе дольше у меня не хватит магии.</text:p>
      <text:p text:style-name="P132"/>
      <text:p text:style-name="P132">Мы летели навстречу закату.</text:p>
      <text:p text:style-name="P132"/>
      <text:p text:style-name="P132">…</text:p>
      <text:p text:style-name="P132"/>
      <text:p text:style-name="P13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2"><text:span text:style-name="T17">– </text:span>Ю-ху-у-у!!!</text:p>
      <text:p text:style-name="P13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2">Перед нами увеличивалась громада моей высотки.</text:p>
      <text:p text:style-name="P13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2"><text:soft-page-break/>– Пристегните ремни! – проревел Дискорд, резко ускоряясь. – Будет весело!!!</text:p>
      <text:p text:style-name="P132">Эпплджек покрепче прижала к себе ноутбук. Флаттершай прижалась к шее Дискорда, отвернулась и закрыла глаза.</text:p>
      <text:p text:style-name="P132">– ВНИМАНИЕ!!! – заорал Дискорд, сложил крылья и влетел в коридор.</text:p>
      <text:p text:style-name="P132"/>
      <text:p text:style-name="P133">***</text:p>
      <text:p text:style-name="P132"/>
      <text:p text:style-name="P132">Бля!!!</text:p>
      <text:h text:style-name="Heading_20_2" text:outline-level="2"/>
      <text:h text:style-name="Heading_20_2" text:outline-level="2"><text:span text:style-name="T1">30</text:span>. Разговор за столиком в <text:span text:style-name="T1">ночи</text:span></text:h>
      <text:p text:style-name="P146"/>
      <text:p text:style-name="P148">Мы почти успели.</text:p>
      <text:p text:style-name="P14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41">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3"/>
      <text:p text:style-name="P143">ХА-ХА-ХА!</text:p>
      <text:p text:style-name="P143"/>
      <text:p text:style-name="P143">Прямо как сейчас. Как говорится, найди десять отличий.</text:p>
      <text:p text:style-name="P143">Вот только… Только Дэш была бы жива…</text:p>
      <text:p text:style-name="P147">Я тяжело вздохнул.</text:p>
      <text:p text:style-name="P147"/>
      <text:p text:style-name="P147">…</text:p>
      <text:p text:style-name="P147"><text:soft-page-break/></text:p>
      <text:p text:style-name="P14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7">–</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7">– Т</text:span>ы что за хрен вообще? <text:span text:style-name="T17">– наконец сподобился я на членораздельную речь.</text:span></text:p>
      <text:p text:style-name="P52">Зверь смутился.</text:p>
      <text:p text:style-name="P52"><text:span text:style-name="T17">– Гм</text:span>. Извиняюсь, не представился. Анакорн. Демиург. Я тут живу.</text:p>
      <text:p text:style-name="P40">– А сидишь<text:span text:style-name="T1">-то</text:span> на чём? – вид сидящего на пустоте существа сбивал с толку.</text:p>
      <text:p text:style-name="P52">Демиург что-то прикинул и кивнул сам себе.</text:p>
      <text:p text:style-name="P40">– Гм. Ок.</text:p>
      <text:p text:style-name="P52"><text:span text:style-name="T17">С кончика малого рога Анакорна сорвалась молния и под ним материализовался </text:span>зелёный <text:span text:style-name="T17">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 – <text:span text:style-name="T1">кивнул я.</text:span></text:p>
      <text:p text:style-name="P40">Кажется, за последние пару месяцев я разучился удивляться.</text:p>
      <text:p text:style-name="P52"><text:span text:style-name="T17">– Итак, рассказывай, каким ветром тебя сюда занесло. – д</text:span>емиург<text:span text:style-name="T17"> почесал нос. – У меня такое чувство, </text:span>будто<text:span text:style-name="T17">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7">.</text:span></text:p>
      <text:p text:style-name="P40"/>
      <text:p text:style-name="P6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6"/>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2">– Продолжай! – с интересом воскликнул Анакорн. – Как бессмертная оказалась в твоём мире, человек?</text:p>
      <text:p text:style-name="P42"/>
      <text:p text:style-name="P48"><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42"/>
      <text:p text:style-name="P55"><text:span text:style-name="T17">–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2">– Ты сам-то веришь в эту ерунду? – перебил меня Анакорн. – Брось молоть чушь, ты не умешь врать!</text:p>
      <text:p text:style-name="P42"/>
      <text:p text:style-name="P42">Блин! Вот так всегда!</text:p>
      <text:p text:style-name="P42">Я вздохнул.</text:p>
      <text:p text:style-name="P55"><text:span text:style-name="T17">– Если я расскажу тебе н</text:span>астоящую<text:span text:style-name="T17"> причину </text:span>— ты исчезнешь! <text:span text:style-name="T17">– угрюмо заявил я.</text:span></text:p>
      <text:p text:style-name="P40">Морда Анакорна осветилась радостным озарением.</text:p>
      <text:p text:style-name="P40"/>
      <text:p text:style-name="P55"><text:span text:style-name="T17">– </text:span><text:span text:style-name="T91">Я ПОНЯЛ, КТО ТЫ!!! КАК </text:span><text:span text:style-name="T92">ЖЕ </text:span><text:span text:style-name="T91">Я СРАЗУ НЕ ДОГАДАЛСЯ?!! Я ДОЛГО ЖДАЛ ТЕБЯ, ПРОВОДНИК! Я УСТАЛ! ПРИСТУПИМ ЖЕ СКОРЕЕ!</text:span></text:p>
      <text:p text:style-name="P42"/>
      <text:p text:style-name="P42">Увидев, что я скорчился в кресле, заткнув уши, Анакорн немного успокоился и приглушил голос.</text:p>
      <text:p text:style-name="P55"><text:span text:style-name="T17">–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7">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7">– Ну… Я не идиот… я видел, что происходит за Чёрным </text:span>э<text:span text:style-name="T17">краном…</text:span></text:p>
      <text:p text:style-name="P55">Я глубоко вздохнул, как перед прыжком в воду.</text:p>
      <text:p text:style-name="P55"/>
      <text:p text:style-name="P55"><text:span text:style-name="T17">– </text:span><text:span text:style-name="T27">Нет никакого мира-вампира. Мир людей не виноват. </text:span><text:span text:style-name="T20">Эквестрия загибается потому, что она </text:span><text:span text:style-name="T27">—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5"/>
      <text:p text:style-name="P55">Я перевёл дух. Анакорн слушал меня и печально кивал. Но не исчезал.</text:p>
      <text:p text:style-name="P42">–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7">Анакорн </text:span>встал с пуфика<text:span text:style-name="T17"> </text:span>и стал прохаживаться рядом со столом<text:span text:style-name="T17">. </text:span>Перед ним в качестве импровизированной указки плыл в пространстве карандаш.<text:span text:style-name="T17"> На стол</text:span>е раскинулась<text:span text:style-name="T17"> </text:span>голографическая <text:soft-page-break/>карта Эквуса<text:span text:style-name="T17">. Игрушечные горные пики утопали в крохотных облаках, белые шапки ледников икрились </text:span>на<text:span text:style-name="T17"> полюсах, спокойная гладь </text:span>омывающих <text:span text:style-name="T17">океан</text:span>ов<text:span text:style-name="T17"> переливалась всеми оттенками синего.</text:span></text:p>
      <text:p text:style-name="P42"/>
      <text:p text:style-name="P7"><text:span text:style-name="T59">–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55">–</text:span><text:span text:style-name="T59"> Анакорн подавил короткий смешок. </text:span><text:span text:style-name="T5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7"><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7">К сожалению, к Эквусу это не относится.</text:p>
      <text:p text:style-name="P7">Анакорн развёл копытами и отпил из стакана.</text:p>
      <text:p text:style-name="P111"><text:span text:style-name="T59">– </text:span><text:span text:style-name="T4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4"/>
      <text:p text:style-name="P7">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5"/>
      <text:p text:style-name="P55">–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11">Я запротестовал.</text:p>
      <text:p text:style-name="P113">– В Эквестрии не двигают солнце! Аликорны лишь корректируют орбиту Эквуса и луны вокруг него, хотя все уверены в обратном.</text:p>
      <text:p text:style-name="P113">Анакорн улыбнулся во всю морду.</text:p>
      <text:p text:style-name="P113">– Значит, ты уже помогаешь мне, Проводник, даже сам того не осознавая! Я рад!</text:p>
      <text:p text:style-name="P111">Демиург снова отпил из стакана и продолжил.</text:p>
      <text:p text:style-name="P113"/>
      <text:p text:style-name="P113"><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3">Анакорн только развёл копытами.</text:p>
      <text:p text:style-name="P113">– Не знаю. Может, ему фунты и ярды больше нравятся.</text:p>
      <text:p text:style-name="P113">– Ты так говоришь, будто у Эквуса есть свой собственный разум. – заметил я.</text:p>
      <text:p text:style-name="P113">Анакорн усмехнулся.</text:p>
      <text:p text:style-name="P11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1"/>
      <text:p text:style-name="P111">Анакорн постучал по столику карандашом. Карта Эквестрии поднялась над столом и свернулась в шар Эквуса. Голограмма<text:span text:style-name="T59"> планеты дрожала и покрывалась рябью, как некачественная картинка в аналоговом телевизоре.</text:span></text:p>
      <text:p text:style-name="P113"/>
      <text:p text:style-name="P11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1"/>
      <text:p text:style-name="P111">Анакорн мрачно уставился на мерцающую голограмму Эквуса<text:span text:style-name="T41">. Ко мне наконец-то пришло понимание ситуации.</text:span></text:p>
      <text:p text:style-name="P116">– А почему ты сам не можешь поддерживать Эквус? Ты же его демиург? Ну так и питай его своей созидающей силой, пока он не окрепнет!</text:p>
      <text:p text:style-name="P111">Анакорн смутился.</text:p>
      <text:p text:style-name="P111"><text:span text:style-name="T59">– К сожалению, не </text:span><text:span text:style-name="T64">получится</text:span><text:span text:style-name="T5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59">творчество таких раздолбаев, как ты и твой дружок Юджин — чтоб ему икнулось, где бы он ни был.</text:span><text:span text:style-name="T59"><text:note text:id="ftn20" text:note-class="footnote"><text:note-citation>20</text:note-citation><text:note-body><text:p text:style-name="P15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6">– Сам ты раздолбай! – произнёс, наконец, Свирл.</text:p></text:note-body></text:note></text:span><text:span text:style-name="T59"> </text:span>И создали вы его достаточно топорно — видишь, он трещит по швам.</text:p>
      <text:p text:style-name="P111">– Хмм. То есть, это брони создали Эквус?</text:p>
      <text:p text:style-name="P111">– Да. Грубо говоря, вы его придумали. Влили в него столько фантазии, что он реализовался. Вообще, <text:span text:style-name="T63">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1"/>
      <text:p text:style-name="P111">Анакорн прижал одним копытом центр карандаша к столу и ударил по его кончику другим. Карандаш стал вертеться своеобразной юлой.</text:p>
      <text:p text:style-name="P111"/>
      <text:p text:style-name="P111">– Я не могу полноценно общаться с метаинтеллектом реальности, <text:span text:style-name="T5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1"><text:span text:style-name="T5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3"/>
      <text:p text:style-name="P111">Я вспомнил события последнего времени моей родины<text:span text:style-name="T17">.</text:span></text:p>
      <text:p text:style-name="P11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1">Анакорн с такой силой надавил копытом на карандаш, что тот хрустнул.</text:p>
      <text:p text:style-name="P11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3">Я развёл руками.</text:p>
      <text:p text:style-name="P11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3">Анакорн улыбнулся и вскочил с пуфика.</text:p>
      <text:p text:style-name="P111"><text:span text:style-name="T59">–</text:span><text:span text:style-name="T41"> На самом деле помочь мне достаточно легко. Видишь ли, залатать дыры конструкции Эквуса можно «наложив» на них правдоподобное </text:span><text:span text:style-name="T59">— иначе говоря, жизнеспособное —</text:span><text:span text:style-name="T41"> объяснение и направив на это объяснение подпитывающую энергию адептов. В мире людей даже есть шуточная награда, учреждённая </text:span><text:span text:style-name="T53">Marvel Comics </text:span><text:span text:style-name="T41">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53">Marvel</text:span><text:span text:style-name="T41">.</text:span></text:p>
      <text:p text:style-name="P116"><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6"/>
      <text:p text:style-name="P116">Я истерически расхохотался.</text:p>
      <text:p text:style-name="P11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6">Спустив пар, я скептически хмыкнул.</text:p>
      <text:p text:style-name="P116">– Да и как их корректировать, эти недочёты? Сказать: «Повелеваю быть сему»?</text:p>
      <text:p text:style-name="P116">Анакорн поправил невесть откуда взявшиеся на переносице очки и ответил.</text:p>
      <text:p text:style-name="P111"><text:span text:style-name="T41">– Ты уже устранил крупнейший дефект Эквестрии </text:span><text:span text:style-name="T59">— манипуляции светилом. Аналогично решаются и остальные проблемы</text:span><text:span text:style-name="T4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9">— вещь живучая</text:span><text:span text:style-name="T4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6">Я задумался. На самом деле, интересная логическая задача…</text:p>
      <text:p text:style-name="P11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1"><text:span text:style-name="T59">–</text:span><text:span text:style-name="T41"> А кьютимарки? Как, разрази меня квазар, объяснить кьютимарки? </text:span><text:span text:style-name="T59">– азартно воскликнул Анакорн.</text:span></text:p>
      <text:p text:style-name="P116">– А кьютимарки ты сам даришь пони, когда распознаёшь их жизненное предназначение!!! – так же азартно заорал я.</text:p>
      <text:p text:style-name="P11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6">Я пожал плечами.</text:p>
      <text:p text:style-name="P116">– А по-другому я не могу объяснить их появление. К сожалению.</text:p>
      <text:p text:style-name="P11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6">– Хорошо. Уговорил. Кьютимарки беру на себя. Так и знал, что мне самое трудное достанется!</text:p>
      <text:p text:style-name="P11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6">Анакорн проследил мой взгляд.</text:p>
      <text:p text:style-name="P116">– Нечего так на меня смотреть! Если я стану применять магию вместо ловкости, теряется весь смысл упражнения… О, глянь-ка на Эквус!</text:p>
      <text:p text:style-name="P116">И впрямь, было на что посмотреть. Уровень помех на голограмме снизился на порядок и сама она стала светиться ровным голубоватым светом.</text:p>
      <text:p text:style-name="P11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6">– Почему бы не сделать главной каноническую Эквестрию? Ту, что описана в мультике?</text:p>
      <text:p text:style-name="P116">– Учти<text:span text:style-name="T70">,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5">—</text:span><text:span text:style-name="T70"> точнее, дерево схожих миров Эквуса </text:span><text:span text:style-name="T75">—</text:span><text:span text:style-name="T70"> создали брони. Разумеется, стержнем им послужил именно сериал, но каждый фанфик </text:span><text:span text:style-name="T75">—</text:span><text:span text:style-name="T70">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7"/>
      <text:p text:style-name="P11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7"/>
      <text:p text:style-name="P11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7"/>
      <text:p text:style-name="P116">Анакорн аж подпрыгнул на месте от восторга и стал мне аплодировать.</text:p>
      <text:p text:style-name="P117"/>
      <text:p text:style-name="P116"><text:span text:style-name="T70">– Наконец-то я вижу свет в конце тоннеля! Как это не пришло мне в голову! Ты всё отлично увязал! Всё сходится! Более того </text:span><text:span text:style-name="T75">—</text:span><text:span text:style-name="T70"> Анакорн заговорщически подмигнул мне </text:span><text:span text:style-name="T75">—</text:span><text:span text:style-name="T70">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75">— и первой реальной историей в Объединённом Континууме Эквуса</text:span><text:span text:style-name="T70">!</text:span></text:p>
      <text:p text:style-name="P117"/>
      <text:p text:style-name="P117">Я подозрительно посмотрел на Анакорна.</text:p>
      <text:p text:style-name="P117"/>
      <text:p text:style-name="P116"><text:span text:style-name="T24">– </text:span><text:span text:style-name="T70">Какой ещё, нафиг, «мой фанфик»? Я никакого фанфика не писал. И не собираюсь.</text:span></text:p>
      <text:p text:style-name="P117">Анакорн ехидно ухмыльнулся и сделал мне «глазки».</text:p>
      <text:p text:style-name="P116"><text:span text:style-name="T24">– </text:span><text:span text:style-name="T70">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17"/>
      <text:p text:style-name="P117">Я растерялся.</text:p>
      <text:p text:style-name="P116"><text:span text:style-name="T17">–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6"><text:span text:style-name="T17">– </text:span>Пиши, как есть. <text:span text:style-name="T17">– </text:span>развёл копытами Анакорн. <text:span text:style-name="T17">– </text:span>Авось сгодится. Я писать точно не буду <text:span text:style-name="T75">— ты меня с кьютимарками уже пригрузил на ближайшие тысячи лет.</text:span></text:p>
      <text:p text:style-name="P116">…</text:p>
      <text:p text:style-name="P116">Факн щит<text:note text:id="ftn21" text:note-class="footnote"><text:note-citation>21</text:note-citation><text:note-body><text:p text:style-name="P153">Fucking shit <text:span text:style-name="T2">–</text:span> <text:span text:style-name="T1">ёбаное дерьмо</text:span></text:p></text:note-body></text:note>!..</text:p>
      <text:p text:style-name="P116">…</text:p>
      <text:p text:style-name="P116">Ну а что мне остаётся? Я фейспамнул.</text:p>
      <text:p text:style-name="P116"/>
      <text:p text:style-name="P116"><text:span text:style-name="T17">–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6">Анакорн насупился и спрятал карандаш в гриву.</text:p>
      <text:p text:style-name="P116"><text:span text:style-name="T17">–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6"/>
      <text:p text:style-name="P116">Вот тебе и помахала Эквестрия ручкой, Анон!</text:p>
      <text:p text:style-name="P116"/>
      <text:p text:style-name="P11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5"/>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к себе обратно проходил?</text:p>
      <text:p text:style-name="P111"><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1">Так вот, возвращать тебя обратно в твой мир я не буду.</text:p>
      <text:p text:style-name="P111"/>
      <text:p text:style-name="P111">Я непонимающе хлопал глазами.</text:p>
      <text:p text:style-name="P111"/>
      <text:p text:style-name="P11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1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1">Теперь — об оплате.</text:p>
      <text:p text:style-name="P111"/>
      <text:p text:style-name="P111">Анакорн наклонился ко мне через стол и подмигнул.</text:p>
      <text:p text:style-name="P111"/>
      <text:p text:style-name="P111">– Проси, чего хочешь!</text:p>
      <text:p text:style-name="P111"/>
      <text:p text:style-name="P111">Пока я думал, демиург мурлыкал себе под нос в эйфории: «Да! В такие моменты ощущаешь себя богом! Я крут! Ха-ха!»</text:p>
      <text:p text:style-name="P111"/>
      <text:p text:style-name="P11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1">Ради этого написать фанфик — очень малая цена. Совсем ничтожная.</text:p>
      <text:p text:style-name="P116"/>
      <text:p text:style-name="P116">– Верни Дэш!!!</text:p>
      <text:p text:style-name="P116"/>
      <text:p text:style-name="P116">Копыта Анакорна разъехались и он впечатался мордой в стол.</text:p>
      <text:p text:style-name="P116">– Э-э-э… м-м-м… ну-у-у… Перо мне в зад!.. Нельзя сказать, что это совсем невыполнимо… Но, прямо скажу, задачка не для студента!</text:p>
      <text:p text:style-name="P116">Глаза демиурга бегали, как у застуканного в трамвае безбилетника.</text:p>
      <text:p text:style-name="P116">– А ты студент?</text:p>
      <text:p text:style-name="P116"><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6">– Другое просить не будешь? – сухо переспросил Анакорн. – Учти, время уходит. То, что я вижу в качестве решения, мне не нравится.</text:p>
      <text:p text:style-name="P116">– Нет! – отрезал я.</text:p>
      <text:p text:style-name="P11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6">– Что? Ты о чём?</text:p>
      <text:p text:style-name="P11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6">Есть только маленькая проблемка…</text:p>
      <text:p text:style-name="P116"/>
      <text:p text:style-name="P116">Анакорн скривился и отвёл глаза.</text:p>
      <text:p text:style-name="P116">– Какая?</text:p>
      <text:p text:style-name="P11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Каково это <text:span text:style-name="T30">— </text:span><text:span text:style-name="T77">не знаю даже я. Говорят, это офигенно паршиво, намного хуже смерти. </text:span>Мне очень жаль. Тебе ещё не поздно выбрать что-нибудь другое.</text:p>
      <text:p text:style-name="P116">Я вздохнул. Слишком много философии на мою голову!</text:p>
      <text:p text:style-name="P116">– Делай, как я сказал! А я сделаю своё.</text:p>
      <text:p text:style-name="P116"/>
      <text:p text:style-name="P11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1">– Ты ещё увидишь пару-тройку снов на прощание. Это мой подарок тебе. Удачи!</text:p>
      <text:p text:style-name="P111"/>
      <text:p text:style-name="P122">~~~</text:p>
      <text:p text:style-name="P117"/>
      <text:p text:style-name="P117">– Здравствуй, Анон. – Селестия стояла передо мной без привычных взгляду властных регалий. – Я хочу поблагодарить тебя за всё.</text:p>
      <text:p text:style-name="P117">– Привет, Сел. Я рад, что с тобой всё в порядке.</text:p>
      <text:p text:style-name="P117">Аликорница стояла передо мной в сияющем ореоле гривы. Потом она нерешительно сделала шаг навстречу.</text:p>
      <text:p text:style-name="P11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7">Я устало рассмеялся.</text:p>
      <text:p text:style-name="P117">– Сел, я завязал с конеёбством. Извини.</text:p>
      <text:p text:style-name="P117"><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7">– В другое время, в другом месте, Анон! В другое время, в другом месте!</text:p>
      <text:p text:style-name="P117"/>
      <text:p text:style-name="P120">~~~</text:p>
      <text:p text:style-name="P120"/>
      <text:p text:style-name="P42"><text:span text:style-name="T2">–</text:span><text:span text:style-name="T1"> Прости, что когда-то хотела убить тебя. Я ослабела и Найтмэр Мун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1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4">Тёмная аликорница тяжело вздохнула.</text:p>
      <text:p text:style-name="P11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4">– Я был бы рад. Мне жаль, что из-за меня погиб твой особенный пони.</text:p>
      <text:p text:style-name="P114">Луна горько вздохнула.</text:p>
      <text:p text:style-name="P11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8">Мир?</text:span></text:p>
      <text:p text:style-name="P124">Я молча протянул руку к носу аликорницы и попытался легонько сжать его. Рука прошла сквозь тело.</text:p>
      <text:p text:style-name="P124">– Бу-уп! – слабо улыбнулась Луна.</text:p>
      <text:p text:style-name="P114">Аликорница подняла копыто и прижала его к моей груди.</text:p>
      <text:p text:style-name="P11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11"/>
      <text:p text:style-name="P120">~~~</text:p>
      <text:p text:style-name="P121"/>
      <text:p text:style-name="P114">– Думал от меня в другой реальности спрятаться, Проводничёк?!</text:p>
      <text:p text:style-name="P114">Передо мной возникла хмурая морда Дискорда.</text:p>
      <text:p text:style-name="P11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4">Так что, Проводничёк, мы ещё встретимся! В другое время и в другом месте! Жди! В другое время, в другом месте!!!</text:p>
      <text:p text:style-name="P118"/>
      <text:p text:style-name="P119">~~~</text:p>
      <text:p text:style-name="P111"/>
      <text:p text:style-name="P114">– Анон?</text:p>
      <text:p text:style-name="P114"><text:soft-page-break/>– Дэш?!!</text:p>
      <text:p text:style-name="P114">– Эмм… Ты мне снишься?</text:p>
      <text:p text:style-name="P114">– Нет, Дэш, это ты мне снишься.</text:p>
      <text:p text:style-name="P11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4">Пегаска почесала в затылке со смущением.</text:p>
      <text:p text:style-name="P114">– Да? Правда? Ну, офигеть! Что-то я такого не помню совсем. А ты как?</text:p>
      <text:p text:style-name="P110"><text:span text:style-name="T45">– Я в порядке. Вот, возвращаюсь </text:span>в свой мир. Ну, не совсем <text:span text:style-name="T1">в свой</text:span>. Почти.</text:p>
      <text:p text:style-name="P110"><text:span text:style-name="T1">–</text:span> Навсегда? <text:span text:style-name="T1">Ты не вернёшься?</text:span></text:p>
      <text:p text:style-name="P110"><text:span text:style-name="T1">–</text:span> Скорее всего, да.</text:p>
      <text:p text:style-name="P110"><text:span text:style-name="T1">–</text:span> Это плохо. <text:span text:style-name="T1">Я хотела тебе сказать</text:span>…</text:p>
      <text:p text:style-name="P110"><text:span text:style-name="T1">–</text:span> Не надо, Дэш. Не стоит. Мне очень жаль.</text:p>
      <text:p text:style-name="P11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41">Хочу, чтобы ты </text:span><text:span text:style-name="T42">делал мне почесушки</text:span><text:span text:style-name="T41"> и хлопал по крупу</text:span>!</text:p>
      <text:p text:style-name="P111">В голосе пегаски слышались слёзы.</text:p>
      <text:p text:style-name="P11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10"><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1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10"><text:span text:style-name="T1">–</text:span> И тебя, и Твайлайт, и <text:span text:style-name="T1">Пинки</text:span>, и <text:span text:style-name="T1">Эпплджек</text:span>, и всех-всех-всех… Таковы правила.</text:p>
      <text:p text:style-name="P110"><text:span text:style-name="T17">– Вот д</text:span>искорд!.. Почему всё так паршиво?.. Я даже не могу уткнуться носом тебе в грудь. Я прохожу сквозь тебя, <text:span text:style-name="T17">–</text:span> всхлипнула сквозь зубы <text:span text:style-name="T1">Дэш</text:span>.</text:p>
      <text:p text:style-name="P110">Я опустил руку на шею <text:span text:style-name="T1">пегаски</text:span> и ощутил теплоту и лёгкое покалывание в пустоте.</text:p>
      <text:p text:style-name="P110"><text:span text:style-name="T17">–</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10"><text:span text:style-name="T1">–</text:span> И лучше рано, чем поздно! Я не люблю <text:span text:style-name="T1">долго </text:span>ждать!</text:p>
      <text:p text:style-name="P110"><text:span text:style-name="T1">–</text:span> Да, Дэш. <text:span text:style-name="T1">–</text:span> её образ начал таять. <text:span text:style-name="T1">–</text:span> Да, я помню.</text:p>
      <text:p text:style-name="P110"/>
      <text:p text:style-name="P110">Я всё ещё помню…</text:p>
      <text:p text:style-name="P59"/>
      <text:h text:style-name="Heading_20_2" text:outline-level="2">Эпилог. Земля</text:h>
      <text:p text:style-name="P123"/>
      <text:p text:style-name="P130"><text:soft-page-break/>Звон будильника чуть не проломил башку. Я открыл глаза. </text:p>
      <text:p text:style-name="P130"/>
      <text:p text:style-name="P131"><text:span text:style-name="T1">Бляяяяяяя… Голова чугунная… Вот на кой хрен ложиться в </text:span><text:span text:style-name="T17">два</text:span><text:span text:style-name="T1">, чтоб потом спать до одиннадцати и ни хрена не выспаться при этом?</text:span> На работу опять к часу<text:span text:style-name="T17">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28"/>
      <text:p text:style-name="P130"><text:span text:style-name="T1">Я нашарил ногами тапки и пошёл в ванную. Проходя мимо стола, зацепился взглядом за</text:span> эскиз <text:span text:style-name="T1">рисунка</text:span>.</text:p>
      <text:p text:style-name="P130"/>
      <text:p text:style-name="P13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8"/>
      <text:p text:style-name="P126">Для того, чтобы выдавить остатки пасты на щётку, пришлось затратить серьёзные усилия.</text:p>
      <text:p text:style-name="P126"/>
      <text:p text:style-name="P127">Ага, и купить туалетной бумаги. Иначе уже вечером придётся использовать рекламки, что кидают в почтовый ящик. А они, блин, глянцевые!</text:p>
      <text:p text:style-name="P127"/>
      <text:p text:style-name="P129">Мысли вернулись к фантазии.</text:p>
      <text:p text:style-name="P129"/>
      <text:p text:style-name="P12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7"/>
      <text:p text:style-name="P126">Попытка притронуться щёткой к зубу вызвала ноющую боль. </text:p>
      <text:p text:style-name="P126"/>
      <text:p text:style-name="P12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8"/>
      <text:p text:style-name="P126">Доставая из стола ключи от машины, опять наткнулся взглядом на эскиз.</text:p>
      <text:p text:style-name="P126"/>
      <text:p text:style-name="P12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8">А вот, кстати… А почему бы и нет? Хорошее ведь название? И интригующее — сразу сесть за клавиатуру захотелось.</text:p>
      <text:p text:style-name="P128"/>
      <text:p text:style-name="P12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29T18:14:00.044262106</dc:date>
    <meta:editing-duration>P159DT6H33M44S</meta:editing-duration>
    <meta:editing-cycles>10124</meta:editing-cycles>
    <meta:generator>LibreOffice/5.1.6.2$Linux_X86_64 LibreOffice_project/10m0$Build-2</meta:generator>
    <meta:printed-by>макс </meta:printed-by>
    <meta:print-date>2017-08-23T21:51:29.95</meta:print-date>
    <meta:document-statistic meta:table-count="0" meta:image-count="0" meta:object-count="0" meta:page-count="264" meta:paragraph-count="4952" meta:word-count="103774" meta:character-count="687952" meta:non-whitespace-character-count="584518"/>
  </office:meta>
</office:document-meta>
</file>